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201000003810000049631146C236B4B1C9F.png" manifest:media-type="image/png"/>
  <manifest:file-entry manifest:full-path="Pictures/10000201000003810000049699FF924BAB355D45.png" manifest:media-type="image/png"/>
  <manifest:file-entry manifest:full-path="Pictures/100000000000012C000000F71024D8500059A721.jpg" manifest:media-type="image/jpeg"/>
  <manifest:file-entry manifest:full-path="Pictures/100000000000065E000002915513B97CAEE04D54.png" manifest:media-type="image/png"/>
  <manifest:file-entry manifest:full-path="Pictures/10000201000001500000016D62EDEABFE238EDE7.png" manifest:media-type="image/png"/>
  <manifest:file-entry manifest:full-path="Pictures/10000000000002FE0000023D5A1DB3FFADC78278.png" manifest:media-type="image/png"/>
  <manifest:file-entry manifest:full-path="Pictures/10000201000002C3000002C318D57986B5727061.png" manifest:media-type="image/png"/>
  <manifest:file-entry manifest:full-path="Pictures/10000201000000AC0000001FE6D228734A401731.png" manifest:media-type="image/png"/>
  <manifest:file-entry manifest:full-path="Pictures/100002010000012C000000F70740004202061047.png" manifest:media-type="image/png"/>
  <manifest:file-entry manifest:full-path="Pictures/10000000000001F3000000FB5EE9FEC672AED3CB.png" manifest:media-type="image/png"/>
  <manifest:file-entry manifest:full-path="Pictures/100002010000032000000236689138C3332E31BD.png" manifest:media-type="image/png"/>
  <manifest:file-entry manifest:full-path="Pictures/10000201000003810000049691DCAC12D76ECE23.png" manifest:media-type="image/png"/>
  <manifest:file-entry manifest:full-path="Pictures/100000000000012C000000F72E9A092560171FE7.jpg" manifest:media-type="image/jpeg"/>
  <manifest:file-entry manifest:full-path="Pictures/10000201000002C3000002C324F72DDAAD4F7DEE.png" manifest:media-type="image/png"/>
  <manifest:file-entry manifest:full-path="Pictures/100089A1000011C800000329122671283D495904.svg" manifest:media-type="image/svg+xml"/>
  <manifest:file-entry manifest:full-path="Pictures/100000000000027B00000098E9EADB3552CE68F8.png" manifest:media-type="image/png"/>
  <manifest:file-entry manifest:full-path="Pictures/10000201000000350000003578C6AF609A764C28.png" manifest:media-type="image/png"/>
  <manifest:file-entry manifest:full-path="Pictures/10000201000000590000003FBF3A9E0F609654BC.png" manifest:media-type="image/png"/>
  <manifest:file-entry manifest:full-path="Pictures/100013EC0000677500006775C02B8EC5F3BF7521.svg" manifest:media-type="image/svg+xml"/>
  <manifest:file-entry manifest:full-path="Pictures/100000000000031600000266D673B3E1BEAD1A9E.png" manifest:media-type="image/png"/>
  <manifest:file-entry manifest:full-path="Pictures/10000201000002580000012EA7FACD87E0767E4B.png" manifest:media-type="image/png"/>
  <manifest:file-entry manifest:full-path="Pictures/10001010000002870000014AB7817F9F18C8AD74.svg" manifest:media-type="image/svg+xml"/>
  <manifest:file-entry manifest:full-path="Pictures/10000201000000180000000CB97BBB96300FE3E9.png" manifest:media-type="image/png"/>
  <manifest:file-entry manifest:full-path="Pictures/100018CA0000656C0000656CEAC205D9437A8067.svg" manifest:media-type="image/svg+xml"/>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10"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11"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style>
    <style:style style:name="gr12"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13"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style>
    <style:style style:name="gr14"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5"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16"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7"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8"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19" style:family="graphic" style:parent-style-name="standard">
      <style:graphic-properties draw:stroke="none" draw:fill="none" fo:min-height="0.607cm"/>
    </style:style>
    <style:style style:name="gr20" style:family="graphic" style:parent-style-name="standard">
      <style:graphic-properties draw:stroke="none" draw:fill="none" fo:min-height="1.909cm"/>
    </style:style>
    <style:style style:name="gr21"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23" style:family="graphic" style:parent-style-name="standard">
      <style:graphic-properties draw:stroke="none" draw:fill="none" fo:min-height="1.285cm"/>
    </style:style>
    <style:style style:name="gr24" style:family="graphic" style:parent-style-name="standard">
      <style:graphic-properties draw:stroke="none" draw:fill="none" fo:min-height="1.02cm"/>
    </style:style>
    <style:style style:name="gr2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style>
    <style:style style:name="gr26"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27"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28" style:family="graphic" style:parent-style-name="standard">
      <style:graphic-properties draw:stroke="none" draw:fill="none" fo:min-height="0.319cm"/>
    </style:style>
    <style:style style:name="gr29"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30"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31" style:family="graphic" style:parent-style-name="standard">
      <style:graphic-properties draw:textarea-horizontal-align="justify" draw:textarea-vertical-align="middle" draw:auto-grow-height="false" fo:min-height="1.726cm" fo:min-width="1.476cm" draw:shadow="hidden"/>
    </style:style>
    <style:style style:name="gr32"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33"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34" style:family="graphic" style:parent-style-name="standard">
      <style:graphic-properties svg:stroke-color="#1b75bc" draw:fill="solid" draw:fill-color="#adc5e7" draw:textarea-vertical-align="middle" draw:auto-grow-height="false" fo:min-height="4.83cm" fo:min-width="4.58cm"/>
    </style:style>
    <style:style style:name="gr3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true" fo:min-height="0.789cm" fo:min-width="1.92cm"/>
    </style:style>
    <style:style style:name="gr38" style:family="graphic" style:parent-style-name="standard">
      <style:graphic-properties draw:stroke="none" svg:stroke-color="#000000" draw:fill="none" draw:fill-color="#ffffff" draw:textarea-horizontal-align="left" draw:auto-grow-height="true" draw:auto-grow-width="true" fo:min-height="0.789cm" fo:min-width="1.568cm"/>
    </style:style>
    <style:style style:name="gr39" style:family="graphic" style:parent-style-name="standard">
      <style:graphic-properties draw:stroke="none" svg:stroke-color="#000000" draw:fill="none" draw:fill-color="#ffffff" draw:textarea-horizontal-align="left" draw:auto-grow-height="true" draw:auto-grow-width="true" fo:min-height="0.789cm" fo:min-width="1.213cm"/>
    </style:style>
    <style:style style:name="gr40" style:family="graphic" style:parent-style-name="standard">
      <style:graphic-properties draw:textarea-horizontal-align="justify" draw:textarea-vertical-align="middle" draw:auto-grow-height="false" fo:min-height="0.703cm" fo:min-width="0.453cm"/>
    </style:style>
    <style:style style:name="gr41"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395cm" fo:min-width="0.472cm"/>
    </style:style>
    <style:style style:name="gr44" style:family="graphic" style:parent-style-name="standard">
      <style:graphic-properties draw:stroke="none" svg:stroke-color="#000000" draw:fill="none" draw:fill-color="#ffffff" draw:textarea-horizontal-align="left" draw:auto-grow-height="true" draw:auto-grow-width="true" fo:min-height="1.183cm" fo:min-width="3.38cm"/>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3.363cm"/>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style>
    <style:style style:name="gr54" style:family="graphic" style:parent-style-name="standard">
      <style:graphic-properties draw:stroke="none" svg:stroke-color="#000000" draw:fill="none" draw:fill-color="#ffffff" draw:textarea-horizontal-align="left" draw:auto-grow-height="true" draw:auto-grow-width="true" fo:min-height="0.949cm" fo:min-width="3.063cm"/>
    </style:style>
    <style:style style:name="gr55" style:family="graphic" style:parent-style-name="standard">
      <style:graphic-properties svg:stroke-color="#5c2d91" draw:fill="solid" draw:fill-color="#bcaed5" draw:textarea-horizontal-align="justify" draw:textarea-vertical-align="middle" draw:auto-grow-height="false" fo:min-height="0.893cm" fo:min-width="2.04cm"/>
    </style:style>
    <style:style style:name="gr56" style:family="graphic" style:parent-style-name="standard">
      <style:graphic-properties svg:stroke-color="#f58220" draw:fill="solid" draw:fill-color="#fedcc6" draw:textarea-horizontal-align="justify" draw:textarea-vertical-align="middle" draw:auto-grow-height="false" fo:min-height="1.401cm" fo:min-width="2.548cm"/>
    </style:style>
    <style:style style:name="gr57"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58"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59"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0"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1" style:family="graphic" style:parent-style-name="standard">
      <style:graphic-properties svg:stroke-color="#5c2d91" draw:fill="solid" draw:fill-color="#bcaed5" draw:textarea-horizontal-align="justify" draw:textarea-vertical-align="middle" draw:auto-grow-height="false" fo:min-height="1.401cm" fo:min-width="2.04cm"/>
    </style:style>
    <style:style style:name="gr62" style:family="graphic" style:parent-style-name="standard">
      <style:graphic-properties draw:stroke="none" svg:stroke-color="#000000" draw:fill="none" draw:fill-color="#ffffff" draw:textarea-horizontal-align="left" draw:auto-grow-height="true" draw:auto-grow-width="true" fo:min-height="1.577cm" fo:min-width="3.668cm"/>
    </style:style>
    <style:style style:name="gr63" style:family="graphic" style:parent-style-name="standard">
      <style:graphic-properties draw:stroke="none" svg:stroke-color="#000000" draw:fill="none" draw:fill-color="#ffffff" draw:textarea-horizontal-align="left" draw:auto-grow-height="true" draw:auto-grow-width="true" fo:min-height="2.365cm" fo:min-width="3.241cm"/>
    </style:style>
    <style:style style:name="gr64"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65" style:family="graphic" style:parent-style-name="standard">
      <style:graphic-properties draw:stroke="none" svg:stroke-color="#000000" draw:fill="none" draw:fill-color="#ffffff" draw:textarea-horizontal-align="left" draw:auto-grow-height="true" draw:auto-grow-width="true" fo:min-height="2.759cm" fo:min-width="3.787cm"/>
    </style:style>
    <style:style style:name="gr66" style:family="graphic" style:parent-style-name="standard">
      <style:graphic-properties svg:stroke-color="#f58220" draw:fill="solid" draw:fill-color="#fedcc6" draw:textarea-horizontal-align="justify" draw:textarea-vertical-align="middle" draw:auto-grow-height="false" fo:min-height="1.401cm" fo:min-width="2.929cm"/>
    </style:style>
    <style:style style:name="gr67" style:family="graphic" style:parent-style-name="objectwithoutfill">
      <style:graphic-properties svg:stroke-color="#ff4000" draw:marker-end="Arrow" draw:marker-end-width="0.3cm" draw:fill="none" draw:textarea-vertical-align="middle"/>
    </style:style>
    <style:style style:name="gr68" style:family="graphic" style:parent-style-name="standard">
      <style:graphic-properties draw:stroke="none" draw:fill="none" fo:min-height="0.789cm"/>
    </style:style>
    <style:style style:name="gr69" style:family="graphic" style:parent-style-name="standard">
      <style:graphic-properties svg:stroke-color="#f58220" draw:fill="solid" draw:fill-color="#fedcc6" draw:textarea-horizontal-align="justify" draw:textarea-vertical-align="middle" draw:auto-grow-height="false" fo:min-height="7.497cm" fo:min-width="2.929cm"/>
    </style:style>
    <style:style style:name="gr70" style:family="graphic" style:parent-style-name="Object_20_with_20_no_20_fill_20_and_20_no_20_line">
      <style:graphic-properties draw:fill="none" draw:fill-color="#729fcf" draw:textarea-vertical-align="middle" draw:ole-draw-aspect="1" style:protect="size"/>
    </style:style>
    <style:style style:name="gr71" style:family="graphic" style:parent-style-name="standard">
      <style:graphic-properties draw:stroke="none" draw:fill="none" fo:min-height="1.388cm"/>
    </style:style>
    <style:style style:name="gr72" style:family="graphic" style:parent-style-name="standard">
      <style:graphic-properties draw:fill="none" draw:textarea-vertical-align="middle" draw:auto-grow-height="false" fo:min-height="2.136cm" fo:min-width="0cm"/>
    </style:style>
    <style:style style:name="gr73" style:family="graphic" style:parent-style-name="standard">
      <style:graphic-properties draw:fill="none" draw:textarea-vertical-align="middle" draw:auto-grow-height="false" fo:min-height="0.264cm" fo:min-width="0cm"/>
    </style:style>
    <style:style style:name="gr74" style:family="graphic" style:parent-style-name="standard">
      <style:graphic-properties draw:fill="none" draw:textarea-vertical-align="middle" draw:auto-grow-height="false" fo:min-height="0.623cm" fo:min-width="0cm"/>
    </style:style>
    <style:style style:name="gr75" style:family="graphic" style:parent-style-name="standard">
      <style:graphic-properties draw:stroke="none" draw:fill="none" fo:min-height="0.768cm"/>
    </style:style>
    <style:style style:name="gr76" style:family="graphic" style:parent-style-name="standard">
      <style:graphic-properties draw:stroke="none" draw:fill="none" fo:min-height="0.957cm"/>
    </style:style>
    <style:style style:name="gr77" style:family="graphic" style:parent-style-name="standard">
      <style:graphic-properties draw:stroke="none" draw:fill="none" fo:min-height="0.767cm"/>
    </style:style>
    <style:style style:name="gr78"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79" style:family="graphic" style:parent-style-name="standard">
      <style:graphic-properties draw:stroke="none" svg:stroke-color="#000000" draw:fill="none" draw:fill-color="#ffffff" draw:textarea-horizontal-align="left" draw:auto-grow-height="true" draw:auto-grow-width="true" fo:min-height="0.395cm" fo:min-width="1.151cm"/>
    </style:style>
    <style:style style:name="gr80" style:family="graphic" style:parent-style-name="standard">
      <style:graphic-properties draw:stroke="none" draw:fill="none" fo:min-height="0.395cm"/>
    </style:style>
    <style:style style:name="gr81"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82"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83" style:family="graphic" style:parent-style-name="standard">
      <style:graphic-properties draw:stroke="none" draw:fill="none" fo:min-height="0.807cm"/>
    </style:style>
    <style:style style:name="gr84" style:family="graphic" style:parent-style-name="standard">
      <style:graphic-properties draw:stroke="none" draw:fill="none" fo:min-height="1.971cm"/>
    </style:style>
    <style:style style:name="gr85" style:family="graphic" style:parent-style-name="standard">
      <style:graphic-properties draw:stroke="none" draw:fill="none" fo:min-height="0.942cm"/>
    </style:style>
    <style:style style:name="gr86" style:family="graphic" style:parent-style-name="standard">
      <style:graphic-properties svg:stroke-color="#f58220" draw:fill="solid" draw:fill-color="#fedcc6" draw:textarea-horizontal-align="justify" draw:textarea-vertical-align="middle" draw:auto-grow-height="false" fo:min-height="5.524cm" fo:min-width="2.929cm"/>
    </style:style>
    <style:style style:name="gr87" style:family="graphic" style:parent-style-name="standard">
      <style:graphic-properties svg:stroke-color="#f58220" draw:fill="solid" draw:fill-color="#fedcc6" draw:textarea-horizontal-align="justify" draw:textarea-vertical-align="middle" draw:auto-grow-height="false" fo:min-height="2.417cm" fo:min-width="2.929cm"/>
    </style:style>
    <style:style style:name="gr88" style:family="graphic" style:parent-style-name="standard">
      <style:graphic-properties draw:stroke="none" svg:stroke-width="0.044cm" draw:stroke-linejoin="miter" draw:fill="solid" draw:fill-color="#ffffff"/>
    </style:style>
    <style:style style:name="gr89" style:family="graphic" style:parent-style-name="standard">
      <style:graphic-properties draw:stroke="none" svg:stroke-width="0.044cm" draw:stroke-linejoin="miter" draw:fill="solid" draw:fill-color="#000000"/>
    </style:style>
    <style:style style:name="gr90" style:family="graphic" style:parent-style-name="standard">
      <style:graphic-properties draw:stroke="none" draw:fill="none" fo:min-height="1.183cm"/>
    </style:style>
    <style:style style:name="gr91" style:family="graphic" style:parent-style-name="standard">
      <style:graphic-properties draw:stroke="none" draw:fill="none" fo:min-height="1.577cm"/>
    </style:style>
    <style:style style:name="gr92"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93"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9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96" style:family="graphic" style:parent-style-name="standard">
      <style:graphic-properties draw:stroke="none" draw:fill="none" fo:min-height="1.222cm"/>
    </style:style>
    <style:style style:name="gr97" style:family="graphic" style:parent-style-name="standard">
      <style:graphic-properties draw:stroke="none" draw:fill="none" fo:min-height="2.365cm"/>
    </style:style>
    <style:style style:name="gr98"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99"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0" style:family="graphic" style:parent-style-name="Object_20_with_20_no_20_fill_20_and_20_no_20_line">
      <style:graphic-properties draw:fill="bitmap" draw:fill-image-name="Bitmap_20_3" style:repeat="stretch" draw:textarea-horizontal-align="center" draw:textarea-vertical-align="middle"/>
    </style:style>
    <style:style style:name="gr101"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02"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03" style:family="graphic" style:parent-style-name="standard">
      <style:graphic-properties draw:stroke="none" draw:fill="none" fo:min-height="0.864cm"/>
    </style:style>
    <style:style style:name="gr104"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05"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06"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07" style:family="graphic" style:parent-style-name="standard">
      <style:graphic-properties draw:stroke="none" draw:fill="none" fo:min-height="0.488cm"/>
    </style:style>
    <style:style style:name="gr108" style:family="graphic" style:parent-style-name="Object_20_with_20_no_20_fill_20_and_20_no_20_line">
      <style:graphic-properties draw:fill="bitmap" draw:fill-image-name="Bitmap_20_4" style:repeat="stretch" draw:textarea-horizontal-align="center" draw:textarea-vertical-align="middle"/>
    </style:style>
    <style:style style:name="gr109" style:family="graphic" style:parent-style-name="objectwithoutfill">
      <style:graphic-properties draw:marker-end="Arrow" draw:marker-end-width="0.152cm" draw:fill="none" draw:textarea-vertical-align="middle"/>
    </style:style>
    <style:style style:name="gr110" style:family="graphic" style:parent-style-name="objectwithoutfill">
      <style:graphic-properties draw:marker-end="" draw:marker-end-width="0.3cm" draw:fill="none" draw:textarea-vertical-align="middle"/>
    </style:style>
    <style:style style:name="gr111"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12"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13" style:family="graphic" style:parent-style-name="standard">
      <style:graphic-properties draw:fill="solid" draw:fill-color="#3faf46" draw:textarea-horizontal-align="justify" draw:textarea-vertical-align="middle" draw:auto-grow-height="false" fo:min-height="0.828cm" fo:min-width="0.578cm"/>
    </style:style>
    <style:style style:name="gr114" style:family="graphic" style:parent-style-name="standard">
      <style:graphic-properties draw:textarea-horizontal-align="justify" draw:textarea-vertical-align="middle" draw:auto-grow-height="false" fo:min-height="0.089cm" fo:min-width="0.346cm"/>
    </style:style>
    <style:style style:name="gr115" style:family="graphic" style:parent-style-name="standard">
      <style:graphic-properties draw:textarea-horizontal-align="justify" draw:textarea-vertical-align="middle" draw:auto-grow-height="false" fo:min-height="0.739cm" fo:min-width="0.489cm"/>
    </style:style>
    <style:style style:name="gr116" style:family="graphic" style:parent-style-name="standard">
      <style:graphic-properties draw:textarea-horizontal-align="justify" draw:textarea-vertical-align="middle" draw:auto-grow-height="false" fo:min-height="1.021cm" fo:min-width="0.17cm"/>
    </style:style>
    <style:style style:name="gr117" style:family="graphic" style:parent-style-name="standard">
      <style:graphic-properties draw:textarea-horizontal-align="justify" draw:textarea-vertical-align="middle" draw:auto-grow-height="false" fo:min-height="0.353cm" fo:min-width="0.644cm"/>
    </style:style>
    <style:style style:name="gr118" style:family="graphic" style:parent-style-name="standard">
      <style:graphic-properties draw:textarea-horizontal-align="justify" draw:textarea-vertical-align="middle" draw:auto-grow-height="false" fo:min-height="0cm" fo:min-width="0cm"/>
    </style:style>
    <style:style style:name="gr119" style:family="graphic" style:parent-style-name="standard">
      <style:graphic-properties draw:textarea-horizontal-align="justify" draw:textarea-vertical-align="middle" draw:auto-grow-height="false" fo:min-height="0cm" fo:min-width="0.243cm"/>
    </style:style>
    <style:style style:name="gr120" style:family="graphic" style:parent-style-name="standard">
      <style:graphic-properties draw:textarea-horizontal-align="justify" draw:textarea-vertical-align="middle" draw:auto-grow-height="false" fo:min-height="0cm" fo:min-width="0.516cm"/>
    </style:style>
    <style:style style:name="gr121" style:family="graphic" style:parent-style-name="standard">
      <style:graphic-properties draw:textarea-horizontal-align="justify" draw:textarea-vertical-align="middle" draw:auto-grow-height="false" fo:min-height="0cm" fo:min-width="0.136cm" draw:shadow="hidden"/>
    </style:style>
    <style:style style:name="gr122"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23" style:family="graphic" style:parent-style-name="standard">
      <style:graphic-properties draw:textarea-horizontal-align="justify" draw:textarea-vertical-align="middle" draw:auto-grow-height="false" fo:min-height="0.385cm" fo:min-width="0.389cm"/>
    </style:style>
    <style:style style:name="gr124" style:family="graphic" style:parent-style-name="standard">
      <style:graphic-properties draw:textarea-horizontal-align="justify" draw:textarea-vertical-align="middle" draw:auto-grow-height="false" fo:min-height="0.771cm" fo:min-width="0.14cm"/>
    </style:style>
    <style:style style:name="gr125"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26"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27"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28" style:family="graphic" style:parent-style-name="standard">
      <style:graphic-properties draw:textarea-horizontal-align="justify" draw:textarea-vertical-align="middle" draw:auto-grow-height="false" fo:min-height="0cm" fo:min-width="0.019cm"/>
    </style:style>
    <style:style style:name="gr129" style:family="graphic" style:parent-style-name="standard">
      <style:graphic-properties draw:textarea-horizontal-align="justify" draw:textarea-vertical-align="middle" draw:auto-grow-height="false" fo:min-height="0cm" fo:min-width="0.021cm"/>
    </style:style>
    <style:style style:name="gr130" style:family="graphic" style:parent-style-name="standard">
      <style:graphic-properties draw:textarea-horizontal-align="justify" draw:textarea-vertical-align="middle" draw:auto-grow-height="false" fo:min-height="0cm" fo:min-width="0.211cm"/>
    </style:style>
    <style:style style:name="gr131" style:family="graphic" style:parent-style-name="standard">
      <style:graphic-properties draw:textarea-horizontal-align="justify" draw:textarea-vertical-align="middle" draw:auto-grow-height="false" fo:min-height="0cm" fo:min-width="0.21cm"/>
    </style:style>
    <style:style style:name="gr132" style:family="graphic" style:parent-style-name="standard">
      <style:graphic-properties draw:textarea-horizontal-align="justify" draw:textarea-vertical-align="middle" draw:auto-grow-height="false" fo:min-height="0cm" fo:min-width="0.015cm"/>
    </style:style>
    <style:style style:name="gr133" style:family="graphic" style:parent-style-name="standard">
      <style:graphic-properties draw:textarea-horizontal-align="justify" draw:textarea-vertical-align="middle" draw:auto-grow-height="false" fo:min-height="0cm" fo:min-width="0.016cm"/>
    </style:style>
    <style:style style:name="gr134"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35"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36"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37" style:family="graphic" style:parent-style-name="standard">
      <style:graphic-properties draw:stroke="none" svg:stroke-color="#000000" draw:fill="none" draw:fill-color="#ffffff" draw:textarea-horizontal-align="left" draw:auto-grow-height="true" draw:auto-grow-width="true" fo:min-height="0.864cm" fo:min-width="0.628cm"/>
    </style:style>
    <style:style style:name="gr138" style:family="graphic" style:parent-style-name="standard">
      <style:graphic-properties draw:fill="solid" draw:fill-color="#b4c7dc" draw:textarea-horizontal-align="justify" draw:textarea-vertical-align="middle" draw:auto-grow-height="false" fo:min-height="0cm" fo:min-width="1.102cm"/>
    </style:style>
    <style:style style:name="gr139" style:family="graphic" style:parent-style-name="standard">
      <style:graphic-properties draw:fill="solid" draw:fill-color="#b4c7dc" draw:textarea-horizontal-align="justify" draw:textarea-vertical-align="middle" draw:auto-grow-height="false" fo:min-height="6.92cm" fo:min-width="0.132cm"/>
    </style:style>
    <style:style style:name="gr140"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41" style:family="graphic" style:parent-style-name="standard">
      <style:graphic-properties draw:textarea-horizontal-align="justify" draw:textarea-vertical-align="middle" draw:auto-grow-height="false" fo:min-height="0cm" fo:min-width="0.017cm"/>
    </style:style>
    <style:style style:name="gr142" style:family="graphic" style:parent-style-name="standard">
      <style:graphic-properties svg:stroke-color="#ff8000" draw:fill-color="#ffbf00" draw:textarea-horizontal-align="justify" draw:textarea-vertical-align="middle" draw:auto-grow-height="false" fo:min-height="0.29cm" fo:min-width="0.04cm"/>
    </style:style>
    <style:style style:name="gr143" style:family="graphic" style:parent-style-name="standard" style:list-style-name="L1">
      <style:graphic-properties draw:stroke="none" svg:stroke-color="#f58220" draw:fill="solid" draw:fill-color="#77bc65" draw:textarea-horizontal-align="justify" draw:textarea-vertical-align="middle" draw:auto-grow-height="false" fo:min-height="2.754cm" fo:min-width="4.743cm"/>
    </style:style>
    <style:style style:name="gr144" style:family="graphic" style:parent-style-name="standard">
      <style:graphic-properties draw:stroke="none" svg:stroke-color="#f58220" draw:fill="solid" draw:fill-color="#77bc65" draw:textarea-horizontal-align="justify" draw:textarea-vertical-align="middle" draw:auto-grow-height="false" fo:min-height="1.401cm" fo:min-width="2.929cm"/>
    </style:style>
    <style:style style:name="gr145" style:family="graphic" style:parent-style-name="objectwithoutfill">
      <style:graphic-properties svg:stroke-color="#800080" draw:marker-end="Arrow" draw:marker-end-width="0.3cm" draw:fill="none" draw:textarea-vertical-align="middle"/>
    </style:style>
    <style:style style:name="gr146" style:family="graphic" style:parent-style-name="standard">
      <style:graphic-properties draw:textarea-horizontal-align="justify" draw:textarea-vertical-align="middle" draw:auto-grow-height="false" fo:min-height="0.959cm" fo:min-width="0.751cm"/>
    </style:style>
    <style:style style:name="gr147" style:family="graphic" style:parent-style-name="standard">
      <style:graphic-properties svg:stroke-color="#ff8000" draw:fill="solid" draw:fill-color="#ffaa95" draw:textarea-horizontal-align="justify" draw:textarea-vertical-align="middle" draw:auto-grow-height="false" fo:min-height="0.071cm" fo:min-width="0cm" draw:shadow-offset-x="0.203cm" draw:shadow-offset-y="0.203cm"/>
    </style:style>
    <style:style style:name="gr148" style:family="graphic" style:parent-style-name="objectwithoutfill">
      <style:graphic-properties svg:stroke-width="0.051cm" svg:stroke-color="#a1467e" draw:marker-start-width="0.279cm" draw:marker-end="Arrow" draw:marker-end-width="0.229cm" draw:fill="none" draw:textarea-vertical-align="middle" fo:padding-top="0.15cm" fo:padding-bottom="0.15cm" fo:padding-left="0.275cm" fo:padding-right="0.275cm"/>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3.393cm"/>
    </style:style>
    <style:style style:name="gr150" style:family="graphic" style:parent-style-name="standard">
      <style:graphic-properties draw:stroke="none" svg:stroke-color="#000000" draw:fill="none" draw:fill-color="#ffffff" draw:textarea-horizontal-align="left" draw:auto-grow-height="true" draw:auto-grow-width="true" fo:min-height="0.712cm" fo:min-width="3.181cm"/>
    </style:style>
    <style:style style:name="gr151" style:family="graphic" style:parent-style-name="standard">
      <style:graphic-properties svg:stroke-color="#50938a" draw:fill="solid" draw:fill-color="#afd095" draw:textarea-horizontal-align="justify" draw:textarea-vertical-align="middle" draw:auto-grow-height="false" fo:min-height="2.953cm" fo:min-width="2.048cm" draw:shadow-offset-x="0.203cm" draw:shadow-offset-y="0.203cm"/>
    </style:style>
    <style:style style:name="gr152" style:family="graphic" style:parent-style-name="standard">
      <style:graphic-properties draw:textarea-horizontal-align="justify" draw:textarea-vertical-align="middle" draw:auto-grow-height="false" fo:min-height="0.129cm" fo:min-width="0cm"/>
    </style:style>
    <style:style style:name="gr153" style:family="graphic" style:parent-style-name="standard">
      <style:graphic-properties draw:textarea-horizontal-align="justify" draw:textarea-vertical-align="middle" draw:auto-grow-height="false" fo:min-height="0.128cm" fo:min-width="0cm"/>
    </style:style>
    <style:style style:name="gr154" style:family="graphic" style:parent-style-name="standard">
      <style:graphic-properties svg:stroke-color="#ff8000" draw:fill="gradient" draw:fill-gradient-name="Gradient_20_1" draw:gradient-step-count="0" draw:textarea-horizontal-align="justify" draw:textarea-vertical-align="middle" draw:auto-grow-height="false" fo:min-height="0.412cm" fo:min-width="0.163cm"/>
    </style:style>
    <style:style style:name="gr155" style:family="graphic" style:parent-style-name="standard">
      <style:graphic-properties svg:stroke-color="#bf0041" draw:fill-color="#bf819e" draw:textarea-horizontal-align="justify" draw:textarea-vertical-align="middle" draw:auto-grow-height="false" fo:min-height="0.461cm" fo:min-width="0.211cm"/>
    </style:style>
    <style:style style:name="gr156" style:family="graphic" style:parent-style-name="standard">
      <style:graphic-properties draw:stroke="none" svg:stroke-color="#000000" draw:fill="none" draw:fill-color="#ffffff" fo:min-height="0.712cm"/>
    </style:style>
    <style:style style:name="gr157" style:family="graphic" style:parent-style-name="standard">
      <style:graphic-properties draw:stroke="none" draw:fill-color="#ff6d6d" draw:textarea-horizontal-align="justify" draw:textarea-vertical-align="middle" draw:auto-grow-height="false" fo:min-height="0.12cm" fo:min-width="3.354cm"/>
    </style:style>
    <style:style style:name="gr158" style:family="graphic" style:parent-style-name="standard">
      <style:graphic-properties draw:stroke="none" draw:fill-color="#ff6d6d" draw:textarea-horizontal-align="justify" draw:textarea-vertical-align="middle" draw:auto-grow-height="false" fo:min-height="0.12cm" fo:min-width="1.091cm"/>
    </style:style>
    <style:style style:name="gr159" style:family="graphic" style:parent-style-name="standard">
      <style:graphic-properties draw:textarea-horizontal-align="justify" draw:textarea-vertical-align="middle" draw:auto-grow-height="false" fo:min-height="0.204cm" fo:min-width="0cm"/>
    </style:style>
    <style:style style:name="gr160" style:family="graphic" style:parent-style-name="standard">
      <style:graphic-properties svg:stroke-color="#bf0041" draw:fill-color="#bf819e" draw:textarea-horizontal-align="justify" draw:textarea-vertical-align="middle" draw:auto-grow-height="false" fo:min-height="0.232cm" fo:min-width="0cm"/>
    </style:style>
    <style:style style:name="gr161" style:family="graphic" style:parent-style-name="standard">
      <style:graphic-properties svg:stroke-color="#ff4000" draw:fill="solid" draw:fill-color="#ff5429" draw:textarea-horizontal-align="justify" draw:textarea-vertical-align="middle" draw:auto-grow-height="false" fo:min-height="0cm" fo:min-width="0cm" draw:shadow="hidden"/>
    </style:style>
    <style:style style:name="gr162" style:family="graphic" style:parent-style-name="objectwithoutfill">
      <style:graphic-properties svg:stroke-width="0.053cm" svg:stroke-color="#3faf46" draw:marker-start-width="0.279cm" draw:marker-end="" draw:marker-end-width="0.379cm" draw:fill="none" draw:textarea-vertical-align="middle" fo:padding-top="0.151cm" fo:padding-bottom="0.151cm" fo:padding-left="0.276cm" fo:padding-right="0.276cm"/>
    </style:style>
    <style:style style:name="gr163"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64"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65"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66"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67" style:family="graphic" style:parent-style-name="objectwithoutfill">
      <style:graphic-properties svg:stroke-width="0.053cm" svg:stroke-color="#069a2e" draw:marker-start-width="0.279cm" draw:marker-end="" draw:marker-end-width="0.379cm" draw:fill="none" draw:textarea-vertical-align="middle" fo:padding-top="0.151cm" fo:padding-bottom="0.151cm" fo:padding-left="0.276cm" fo:padding-right="0.276cm"/>
    </style:style>
    <style:style style:name="gr168"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69"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70"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71"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72"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73"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74"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75" style:family="graphic" style:parent-style-name="standard">
      <style:graphic-properties draw:textarea-horizontal-align="justify" draw:textarea-vertical-align="middle" draw:auto-grow-height="false" fo:min-height="6.236cm" fo:min-width="0cm"/>
    </style:style>
    <style:style style:name="gr176" style:family="graphic" style:parent-style-name="standard">
      <style:graphic-properties draw:fill="solid" draw:fill-color="#b4c7dc" draw:textarea-horizontal-align="justify" draw:textarea-vertical-align="middle" draw:auto-grow-height="false" fo:min-height="1.743cm" fo:min-width="0.132cm"/>
    </style:style>
    <style:style style:name="gr177" style:family="graphic" style:parent-style-name="standard">
      <style:graphic-properties svg:stroke-color="#069a2e" draw:fill="solid" draw:fill-color="#81aca6" draw:opacity="50%" draw:textarea-horizontal-align="justify" draw:textarea-vertical-align="middle" draw:auto-grow-height="false" fo:min-height="0.385cm" fo:min-width="0.262cm" draw:shadow-opacity="50%"/>
    </style:style>
    <style:style style:name="gr178" style:family="graphic" style:parent-style-name="standard">
      <style:graphic-properties svg:stroke-width="0.025cm" svg:stroke-color="#069a2e" draw:marker-start-width="0.229cm" draw:marker-end-width="0.229cm" draw:fill="solid" draw:fill-color="#81aca6" draw:opacity="50%" draw:textarea-horizontal-align="justify" draw:textarea-vertical-align="middle" draw:auto-grow-height="false" fo:min-height="0.385cm" fo:min-width="0.262cm" fo:padding-top="0.137cm" fo:padding-bottom="0.137cm" fo:padding-left="0.262cm" fo:padding-right="0.262cm" draw:shadow-opacity="50%"/>
    </style:style>
    <style:style style:name="gr179" style:family="graphic" style:parent-style-name="standard">
      <style:graphic-properties svg:stroke-color="#168253" draw:marker-start="Circle" draw:marker-start-width="0.051cm" draw:marker-end="Circle" draw:marker-end-width="0.051cm" draw:textarea-vertical-align="middle"/>
    </style:style>
    <style:style style:name="gr180" style:family="graphic" style:parent-style-name="standard">
      <style:graphic-properties draw:textarea-horizontal-align="justify" draw:textarea-vertical-align="middle" draw:auto-grow-height="false" fo:min-height="0cm" fo:min-width="0.001cm"/>
    </style:style>
    <style:style style:name="gr181" style:family="graphic" style:parent-style-name="standard">
      <style:graphic-properties draw:textarea-horizontal-align="justify" draw:textarea-vertical-align="middle" draw:auto-grow-height="false" fo:min-height="0cm" fo:min-width="0.185cm"/>
    </style:style>
    <style:style style:name="gr182" style:family="graphic" style:parent-style-name="standard">
      <style:graphic-properties draw:textarea-horizontal-align="justify" draw:textarea-vertical-align="middle" draw:auto-grow-height="false" fo:min-height="0cm" fo:min-width="0.182cm"/>
    </style:style>
    <style:style style:name="gr183" style:family="graphic" style:parent-style-name="standard">
      <style:graphic-properties draw:textarea-horizontal-align="justify" draw:textarea-vertical-align="middle" draw:auto-grow-height="false" fo:min-height="0cm" fo:min-width="0.181cm"/>
    </style:style>
    <style:style style:name="gr184" style:family="graphic" style:parent-style-name="standard">
      <style:graphic-properties draw:textarea-horizontal-align="justify" draw:textarea-vertical-align="middle" draw:auto-grow-height="false" fo:min-height="0cm" fo:min-width="0.187cm"/>
    </style:style>
    <style:style style:name="gr185" style:family="graphic" style:parent-style-name="standard">
      <style:graphic-properties draw:textarea-horizontal-align="justify" draw:textarea-vertical-align="middle" draw:auto-grow-height="false" fo:min-height="0cm" fo:min-width="0.435cm"/>
    </style:style>
    <style:style style:name="gr186" style:family="graphic" style:parent-style-name="standard">
      <style:graphic-properties draw:textarea-horizontal-align="justify" draw:textarea-vertical-align="middle" draw:auto-grow-height="false" fo:min-height="0cm" fo:min-width="0.43cm"/>
    </style:style>
    <style:style style:name="gr187" style:family="graphic" style:parent-style-name="standard">
      <style:graphic-properties draw:textarea-horizontal-align="justify" draw:textarea-vertical-align="middle" draw:auto-grow-height="false" fo:min-height="0cm" fo:min-width="0.177cm"/>
    </style:style>
    <style:style style:name="gr188" style:family="graphic" style:parent-style-name="standard">
      <style:graphic-properties draw:textarea-horizontal-align="justify" draw:textarea-vertical-align="middle" draw:auto-grow-height="false" fo:min-height="0cm" fo:min-width="0.434cm"/>
    </style:style>
    <style:style style:name="gr189" style:family="graphic" style:parent-style-name="standard">
      <style:graphic-properties svg:stroke-width="0.025cm" svg:stroke-color="#5983b0" draw:marker-start-width="0.229cm" draw:marker-end-width="0.229cm" draw:fill="solid"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0" style:family="graphic" style:parent-style-name="standard">
      <style:graphic-properties draw:textarea-horizontal-align="justify" draw:textarea-vertical-align="middle" draw:auto-grow-height="false" fo:min-height="0cm" fo:min-width="0.049cm"/>
    </style:style>
    <style:style style:name="gr191" style:family="graphic" style:parent-style-name="standard">
      <style:graphic-properties draw:textarea-horizontal-align="justify" draw:textarea-vertical-align="middle" draw:auto-grow-height="false" fo:min-height="0cm" fo:min-width="0.05cm"/>
    </style:style>
    <style:style style:name="gr192" style:family="graphic" style:parent-style-name="standard">
      <style:graphic-properties draw:textarea-horizontal-align="justify" draw:textarea-vertical-align="middle" draw:auto-grow-height="false" fo:min-height="0cm" fo:min-width="0.075cm"/>
    </style:style>
    <style:style style:name="gr193" style:family="graphic" style:parent-style-name="standard">
      <style:graphic-properties draw:textarea-horizontal-align="justify" draw:textarea-vertical-align="middle" draw:auto-grow-height="false" fo:min-height="0cm" fo:min-width="0.073cm"/>
    </style:style>
    <style:style style:name="gr194" style:family="graphic" style:parent-style-name="standard">
      <style:graphic-properties draw:textarea-horizontal-align="justify" draw:textarea-vertical-align="middle" draw:auto-grow-height="false" fo:min-height="0cm" fo:min-width="0.071cm"/>
    </style:style>
    <style:style style:name="gr195" style:family="graphic" style:parent-style-name="standard">
      <style:graphic-properties svg:stroke-width="0.025cm" svg:stroke-color="#5983b0" draw:marker-start-width="0.229cm" draw:marker-end-width="0.229cm" draw:fill="solid" draw:fill-color="#b4c7dc" draw:opacity="49%" draw:textarea-horizontal-align="justify" draw:textarea-vertical-align="middle" draw:auto-grow-height="false" fo:min-height="0.385cm" fo:min-width="0.262cm" fo:padding-top="0.137cm" fo:padding-bottom="0.137cm" fo:padding-left="0.262cm" fo:padding-right="0.262cm" draw:shadow-opacity="50%"/>
    </style:style>
    <style:style style:name="gr196" style:family="graphic" style:parent-style-name="standard">
      <style:graphic-properties svg:stroke-width="0.025cm" svg:stroke-color="#5983b0" draw:marker-start-width="0.229cm" draw:marker-end-width="0.229cm" draw:fill="none"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7" style:family="graphic" style:parent-style-name="objectwithoutfill">
      <style:graphic-properties svg:stroke-width="0.106cm" svg:stroke-color="#a1467e" draw:marker-start-width="0.361cm" draw:marker-end-width="0.361cm" draw:fill="none" draw:textarea-vertical-align="middle" fo:padding-top="0.177cm" fo:padding-bottom="0.177cm" fo:padding-left="0.302cm" fo:padding-right="0.302cm"/>
    </style:style>
    <style:style style:name="gr198" style:family="graphic" style:parent-style-name="standard">
      <style:graphic-properties svg:stroke-color="#ff8000" draw:fill="solid" draw:fill-color="#ffaa95" draw:textarea-horizontal-align="justify" draw:textarea-vertical-align="middle" draw:auto-grow-height="false" fo:min-height="0.058cm" fo:min-width="0.215cm" draw:shadow-offset-x="0.203cm" draw:shadow-offset-y="0.203cm"/>
    </style:style>
    <style:style style:name="gr199" style:family="graphic" style:parent-style-name="standard">
      <style:graphic-properties svg:stroke-color="#ff8000" draw:fill="solid" draw:fill-color="#ffaa95" draw:textarea-horizontal-align="justify" draw:textarea-vertical-align="middle" draw:auto-grow-height="false" fo:min-height="0.001cm" fo:min-width="0cm" draw:shadow-offset-x="0.203cm" draw:shadow-offset-y="0.203cm"/>
    </style:style>
    <style:style style:name="gr200" style:family="graphic" style:parent-style-name="standard">
      <style:graphic-properties svg:stroke-width="0.152cm" svg:stroke-color="#77bc65" draw:marker-start-width="0.432cm" draw:marker-end-width="0.432cm" draw:fill="solid"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1" style:family="graphic" style:parent-style-name="standard">
      <style:graphic-properties svg:stroke-width="0.025cm" svg:stroke-color="#5983b0" draw:marker-start-width="0.229cm" draw:marker-end-width="0.229cm" draw:fill="solid" draw:fill-color="#b4c7dc" draw:opacity="35%" draw:textarea-horizontal-align="justify" draw:textarea-vertical-align="middle" draw:auto-grow-height="false" fo:min-height="0.385cm" fo:min-width="0.262cm" fo:padding-top="0.137cm" fo:padding-bottom="0.137cm" fo:padding-left="0.262cm" fo:padding-right="0.262cm" draw:shadow-opacity="50%"/>
    </style:style>
    <style:style style:name="gr202" style:family="graphic" style:parent-style-name="standard">
      <style:graphic-properties svg:stroke-color="#0084d1" draw:fill="solid" draw:fill-color="#83caff" draw:textarea-horizontal-align="justify" draw:textarea-vertical-align="middle" draw:auto-grow-height="false" fo:min-height="2.615cm" fo:min-width="2.492cm" draw:shadow="hidden"/>
    </style:style>
    <style:style style:name="gr203" style:family="graphic" style:parent-style-name="standard">
      <style:graphic-properties svg:stroke-width="0.152cm" svg:stroke-color="#77bc65" draw:marker-start-width="0.432cm" draw:marker-end-width="0.432cm" draw:fill="none"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4" style:family="graphic" style:parent-style-name="objectwithoutfill">
      <style:graphic-properties svg:stroke-width="0.102cm" svg:stroke-color="#bf819e" draw:marker-start-width="0.356cm" draw:marker-end-width="0.356cm" draw:fill="none" draw:textarea-vertical-align="middle" fo:padding-top="0.175cm" fo:padding-bottom="0.175cm" fo:padding-left="0.3cm" fo:padding-right="0.3cm"/>
    </style:style>
    <style:style style:name="gr20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743cm" fo:min-width="0.132cm" fo:padding-top="0.15cm" fo:padding-bottom="0.15cm" fo:padding-left="0.275cm" fo:padding-right="0.275cm"/>
    </style:style>
    <style:style style:name="gr206"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102cm" fo:padding-top="0.15cm" fo:padding-bottom="0.15cm" fo:padding-left="0.275cm" fo:padding-right="0.275cm"/>
    </style:style>
    <style:style style:name="gr207"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92cm" fo:min-width="0.132cm" fo:padding-top="0.15cm" fo:padding-bottom="0.15cm" fo:padding-left="0.275cm" fo:padding-right="0.275cm"/>
    </style:style>
    <style:style style:name="gr208" style:family="graphic" style:parent-style-name="objectwithoutfill">
      <style:graphic-properties draw:stroke="dash" draw:stroke-dash="Dashed_20__28_var_29_" svg:stroke-width="0.051cm" svg:stroke-color="#a1467e" draw:marker-start-width="0.279cm" draw:marker-end-width="0.279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draw:textarea-horizontal-align="left" draw:auto-grow-height="true" draw:auto-grow-width="true" fo:min-height="2.134cm" fo:min-width="5.006cm"/>
    </style:style>
    <style:style style:name="gr210"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2.906cm" fo:min-width="0.274cm" fo:padding-top="0.15cm" fo:padding-bottom="0.15cm" fo:padding-left="0.275cm" fo:padding-right="0.275cm"/>
    </style:style>
    <style:style style:name="gr211"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808cm" fo:min-width="0.359cm" fo:padding-top="0.15cm" fo:padding-bottom="0.15cm" fo:padding-left="0.275cm" fo:padding-right="0.275cm"/>
    </style:style>
    <style:style style:name="gr212"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057cm" fo:min-width="0.359cm" fo:padding-top="0.15cm" fo:padding-bottom="0.15cm" fo:padding-left="0.275cm" fo:padding-right="0.275cm"/>
    </style:style>
    <style:style style:name="gr213" style:family="graphic" style:parent-style-name="objectwithoutfill">
      <style:graphic-properties svg:stroke-width="0.106cm" svg:stroke-color="#3faf46" draw:marker-start-width="0.361cm" draw:marker-end-width="0.361cm" draw:fill="none" draw:textarea-vertical-align="middle" fo:padding-top="0.177cm" fo:padding-bottom="0.177cm" fo:padding-left="0.302cm" fo:padding-right="0.302cm"/>
    </style:style>
    <style:style style:name="gr214" style:family="graphic" style:parent-style-name="standard">
      <style:graphic-properties svg:stroke-color="#ff8000" draw:fill="solid" draw:fill-color="#ffaa95" draw:textarea-horizontal-align="justify" draw:textarea-vertical-align="middle" draw:auto-grow-height="false" fo:min-height="0cm" fo:min-width="0.215cm" draw:shadow-offset-x="0.203cm" draw:shadow-offset-y="0.203cm"/>
    </style:style>
    <style:style style:name="gr215" style:family="graphic" style:parent-style-name="standard">
      <style:graphic-properties svg:stroke-color="#069a2e" draw:fill="solid" draw:fill-color="#81aca6" draw:opacity="100%" draw:textarea-horizontal-align="justify" draw:textarea-vertical-align="middle" draw:auto-grow-height="false" fo:min-height="0.385cm" fo:min-width="0.262cm" draw:shadow-opacity="50%"/>
    </style:style>
    <style:style style:name="gr216" style:family="graphic" style:parent-style-name="standard">
      <style:graphic-properties svg:stroke-color="#468a1a" draw:fill="solid" draw:fill-color="#e8f2a1" draw:opacity="100%" draw:textarea-horizontal-align="justify" draw:textarea-vertical-align="middle" draw:auto-grow-height="false" fo:min-height="0cm" fo:min-width="0.136cm" draw:shadow="hidden" draw:shadow-offset-x="0.203cm" draw:shadow-offset-y="0.203cm" draw:shadow-opacity="50%"/>
    </style:style>
    <style:style style:name="gr217" style:family="graphic" style:parent-style-name="objectwithoutfill">
      <style:graphic-properties svg:stroke-width="0.028cm" svg:stroke-color="#ff4000" draw:marker-start-width="0.242cm" draw:marker-end-width="0.242cm" draw:fill="none" draw:textarea-vertical-align="middle" fo:padding-top="0.139cm" fo:padding-bottom="0.139cm" fo:padding-left="0.264cm" fo:padding-right="0.264cm"/>
    </style:style>
    <style:style style:name="gr218" style:family="graphic" style:parent-style-name="standard">
      <style:graphic-properties draw:stroke="none" draw:fill-color="#ff4000" draw:textarea-horizontal-align="justify" draw:textarea-vertical-align="middle" draw:auto-grow-height="false" fo:min-height="0cm" fo:min-width="0cm"/>
    </style:style>
    <style:style style:name="gr219" style:family="graphic" style:parent-style-name="standard">
      <style:graphic-properties svg:stroke-color="#069a2e" draw:fill="solid" draw:fill-color="#bbe33d" draw:opacity="100%" draw:textarea-horizontal-align="justify" draw:textarea-vertical-align="middle" draw:auto-grow-height="false" fo:min-height="0.385cm" fo:min-width="0.262cm" draw:shadow-opacity="50%"/>
    </style:style>
    <style:style style:name="gr220" style:family="graphic" style:parent-style-name="objectwithoutfill">
      <style:graphic-properties svg:stroke-width="0.018cm" svg:stroke-color="#ff4000" draw:marker-start-width="0.227cm" draw:marker-end-width="0.227cm" draw:fill="none" draw:textarea-vertical-align="middle" fo:padding-top="0.134cm" fo:padding-bottom="0.134cm" fo:padding-left="0.259cm" fo:padding-right="0.259cm"/>
    </style:style>
    <style:style style:name="gr221" style:family="graphic" style:parent-style-name="standard">
      <style:graphic-properties svg:stroke-width="0.106cm" svg:stroke-color="#5983b0" draw:marker-start-width="0.35cm" draw:marker-end-width="0.35cm" draw:fill="none" draw:fill-color="#b4c7dc" draw:opacity="50%" draw:textarea-horizontal-align="justify" draw:textarea-vertical-align="middle" draw:auto-grow-height="false" fo:min-height="0.385cm" fo:min-width="0.262cm" fo:padding-top="0.177cm" fo:padding-bottom="0.177cm" fo:padding-left="0.302cm" fo:padding-right="0.302cm" draw:shadow-opacity="50%"/>
    </style:style>
    <style:style style:name="gr222"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23"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5cm" dr3d:backface-culling="enabled" dr3d:close-front="true" dr3d:close-back="true" dr3d:normals-kind="object" dr3d:normals-direction="normal" dr3d:texture-generation-mode-x="parallel" dr3d:texture-generation-mode-y="parallel" dr3d:texture-filter="enabled" dr3d:diffuse-color="#00b8ff" dr3d:emissive-color="#000000" dr3d:specular-color="#ffffff" dr3d:shininess="15%" dr3d:shadow="hidden"/>
    </style:style>
    <style:style style:name="gr224"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498cm" fo:padding-top="0.137cm" fo:padding-bottom="0.137cm" fo:padding-left="0.262cm" fo:padding-right="0.262cm"/>
    </style:style>
    <style:style style:name="gr225" style:family="graphic" style:parent-style-name="standard">
      <style:graphic-properties draw:stroke="none" draw:fill="none" fo:min-height="1.273cm"/>
    </style:style>
    <style:style style:name="gr226" style:family="graphic" style:parent-style-name="standard">
      <style:graphic-properties draw:stroke="none" svg:stroke-color="#000000" draw:fill="none" draw:fill-color="#ffffff" draw:textarea-horizontal-align="left" draw:auto-grow-height="true" draw:auto-grow-width="true" fo:min-height="0.418cm" fo:min-width="1.213cm"/>
    </style:style>
    <style:style style:name="gr227"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228" style:family="graphic" style:parent-style-name="standard">
      <style:graphic-properties draw:stroke="none" svg:stroke-color="#000000" draw:fill="none" draw:fill-color="#ffffff" draw:textarea-horizontal-align="left" draw:auto-grow-height="true" draw:auto-grow-width="true" fo:min-height="1.183cm" fo:min-width="5.476cm"/>
    </style:style>
    <style:style style:name="gr229" style:family="graphic" style:parent-style-name="standard">
      <style:graphic-properties draw:stroke="none" svg:stroke-color="#000000" draw:fill="none" draw:fill-color="#ffffff" draw:textarea-horizontal-align="left" draw:auto-grow-height="true" draw:auto-grow-width="true" fo:min-height="0.789cm" fo:min-width="4.557cm"/>
    </style:style>
    <style:style style:name="gr230" style:family="graphic" style:parent-style-name="standard">
      <style:graphic-properties svg:stroke-color="#ff5429" draw:fill="solid" draw:fill-color="#ff6d6d" draw:opacity="50%" draw:textarea-vertical-align="middle" draw:auto-grow-height="false" fo:min-height="0.028cm" fo:min-width="0.044cm" draw:shadow-opacity="50%"/>
    </style:style>
    <style:style style:name="gr231" style:family="graphic" style:parent-style-name="standard">
      <style:graphic-properties svg:stroke-color="#ff8000" draw:fill="gradient" draw:fill-gradient-name="Gradient_20_1" draw:gradient-step-count="0" draw:textarea-horizontal-align="justify" draw:textarea-vertical-align="middle" draw:auto-grow-height="false" fo:min-height="0cm" fo:min-width="0cm"/>
    </style:style>
    <style:style style:name="gr232" style:family="graphic" style:parent-style-name="standard">
      <style:graphic-properties svg:stroke-color="#bf0041" draw:fill="solid" draw:fill-color="#ff6d6d" draw:textarea-horizontal-align="justify" draw:textarea-vertical-align="middle" draw:auto-grow-height="false" fo:min-height="0.165cm" fo:min-width="0cm" draw:shadow-offset-x="0.203cm" draw:shadow-offset-y="0.203cm"/>
    </style:style>
    <style:style style:name="gr233"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693cm" fo:min-width="0.082cm" fo:padding-top="0.15cm" fo:padding-bottom="0.15cm" fo:padding-left="0.275cm" fo:padding-right="0.275cm"/>
    </style:style>
    <style:style style:name="gr234"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052cm" fo:padding-top="0.15cm" fo:padding-bottom="0.15cm" fo:padding-left="0.275cm" fo:padding-right="0.275cm"/>
    </style:style>
    <style:style style:name="gr23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87cm" fo:min-width="0.082cm" fo:padding-top="0.15cm" fo:padding-bottom="0.15cm" fo:padding-left="0.275cm" fo:padding-right="0.275cm"/>
    </style:style>
    <style:style style:name="gr236" style:family="graphic" style:parent-style-name="standard">
      <style:graphic-properties svg:stroke-color="#407927" draw:fill-color="#65c295" draw:textarea-horizontal-align="justify" draw:textarea-vertical-align="middle" draw:auto-grow-height="false" fo:min-height="1.401cm" fo:min-width="3.818cm"/>
    </style:style>
    <style:style style:name="gr237" style:family="graphic" style:parent-style-name="objectwithoutfill">
      <style:graphic-properties svg:stroke-width="0.102cm" svg:stroke-color="#f3715a" draw:marker-start-width="0.432cm" draw:marker-end="Arrow" draw:marker-end-width="0.33cm" draw:fill="none" draw:textarea-vertical-align="middle" fo:padding-top="0.175cm" fo:padding-bottom="0.175cm" fo:padding-left="0.3cm" fo:padding-right="0.3cm"/>
    </style:style>
    <style:style style:name="gr238" style:family="graphic" style:parent-style-name="standard" style:list-style-name="L1">
      <style:graphic-properties svg:stroke-color="#407927" draw:fill-color="#65c295" draw:textarea-horizontal-align="justify" draw:textarea-vertical-align="middle" draw:auto-grow-height="false" fo:min-height="1.401cm" fo:min-width="3.818cm"/>
    </style:style>
    <style:style style:name="gr239" style:family="graphic" style:parent-style-name="objectwithoutfill">
      <style:graphic-properties svg:stroke-width="0.102cm" svg:stroke-color="#74489d" draw:marker-start-width="0.432cm" draw:marker-end="Arrow" draw:marker-end-width="0.533cm" draw:fill="none" draw:textarea-vertical-align="middle" fo:padding-top="0.175cm" fo:padding-bottom="0.175cm" fo:padding-left="0.3cm" fo:padding-right="0.3cm"/>
    </style:style>
    <style:style style:name="gr240" style:family="graphic" style:parent-style-name="objectwithoutfill">
      <style:graphic-properties svg:stroke-width="0.102cm" svg:stroke-color="#74489d" draw:marker-start-width="0.356cm" draw:marker-end="Arrow" draw:marker-end-width="0.457cm" draw:fill="none" draw:textarea-vertical-align="middle" fo:padding-top="0.175cm" fo:padding-bottom="0.175cm" fo:padding-left="0.3cm" fo:padding-right="0.3cm" draw:shadow-offset-x="0.203cm" draw:shadow-offset-y="0.203cm"/>
    </style:style>
    <style:style style:name="gr241" style:family="graphic" style:parent-style-name="standard">
      <style:graphic-properties draw:stroke="none" draw:fill="none" fo:min-height="0.694cm"/>
    </style:style>
    <style:style style:name="gr242" style:family="graphic" style:parent-style-name="standard">
      <style:graphic-properties draw:stroke="none" draw:fill="none" fo:min-height="0.509cm"/>
    </style:style>
    <style:style style:name="gr243" style:family="graphic" style:parent-style-name="standard">
      <style:graphic-properties draw:stroke="none" draw:fill="none" fo:min-height="0.476cm"/>
    </style:style>
    <style:style style:name="gr244" style:family="graphic" style:parent-style-name="standard">
      <style:graphic-properties draw:stroke="none" draw:fill="none" fo:min-height="0.475cm"/>
    </style:style>
    <style:style style:name="gr245" style:family="graphic" style:parent-style-name="standard">
      <style:graphic-properties svg:stroke-width="0.102cm" draw:marker-start-width="0.356cm" draw:marker-end-width="0.356cm" draw:fill="none" draw:textarea-vertical-align="middle" draw:auto-grow-height="false" fo:min-height="4.391cm" fo:min-width="0cm" fo:padding-top="0.175cm" fo:padding-bottom="0.175cm" fo:padding-left="0.3cm" fo:padding-right="0.3cm"/>
    </style:style>
    <style:style style:name="gr246" style:family="graphic" style:parent-style-name="standard">
      <style:graphic-properties svg:stroke-width="0.102cm" draw:marker-start-width="0.356cm" draw:marker-end-width="0.356cm" draw:fill="none" draw:textarea-vertical-align="middle" draw:auto-grow-height="false" fo:min-height="5cm" fo:min-width="0cm" fo:padding-top="0.175cm" fo:padding-bottom="0.175cm" fo:padding-left="0.3cm" fo:padding-right="0.3cm"/>
    </style:style>
    <style:style style:name="gr247" style:family="graphic" style:parent-style-name="standard" style:list-style-name="L1">
      <style:graphic-properties draw:textarea-horizontal-align="justify" draw:textarea-vertical-align="middle" draw:auto-grow-height="false" fo:min-height="2.06cm" fo:min-width="13.611cm"/>
    </style:style>
    <style:style style:name="gr248" style:family="graphic" style:parent-style-name="standard">
      <style:graphic-properties draw:stroke="none" svg:stroke-color="#000000" draw:fill="none" draw:fill-color="#ffffff" draw:textarea-horizontal-align="left" draw:auto-grow-height="true" draw:auto-grow-width="true" fo:min-height="1.577cm" fo:min-width="5.476cm"/>
    </style:style>
    <style:style style:name="gr249" style:family="graphic" style:parent-style-name="standard">
      <style:graphic-properties draw:stroke="none" svg:stroke-color="#000000" draw:fill="none" draw:fill-color="#ffffff" draw:textarea-horizontal-align="left" draw:auto-grow-height="true" draw:auto-grow-width="true" fo:min-height="0.789cm" fo:min-width="5.539cm"/>
    </style:style>
    <style:style style:name="gr250" style:family="graphic" style:parent-style-name="standard">
      <style:graphic-properties draw:textarea-horizontal-align="justify" draw:textarea-vertical-align="middle" draw:auto-grow-height="false" fo:min-height="0cm" fo:min-width="0.212cm"/>
    </style:style>
    <style:style style:name="gr251" style:family="graphic" style:parent-style-name="standard">
      <style:graphic-properties draw:textarea-horizontal-align="justify" draw:textarea-vertical-align="middle" draw:auto-grow-height="false" fo:min-height="0cm" fo:min-width="0.47cm"/>
    </style:style>
    <style:style style:name="gr252" style:family="graphic" style:parent-style-name="standard">
      <style:graphic-properties draw:textarea-horizontal-align="justify" draw:textarea-vertical-align="middle" draw:auto-grow-height="false" fo:min-height="0cm" fo:min-width="0.44cm"/>
    </style:style>
    <style:style style:name="gr253" style:family="graphic" style:parent-style-name="standard">
      <style:graphic-properties draw:textarea-horizontal-align="justify" draw:textarea-vertical-align="middle" draw:auto-grow-height="false" fo:min-height="0cm" fo:min-width="0.437cm"/>
    </style:style>
    <style:style style:name="gr254" style:family="graphic" style:parent-style-name="standard">
      <style:graphic-properties draw:textarea-horizontal-align="justify" draw:textarea-vertical-align="middle" draw:auto-grow-height="false" fo:min-height="0cm" fo:min-width="0.782cm"/>
    </style:style>
    <style:style style:name="gr255" style:family="graphic" style:parent-style-name="objectwithoutfill">
      <style:graphic-properties draw:stroke="dash" draw:stroke-dash="Dashed_20__28_var_29_" svg:stroke-width="0.102cm" svg:stroke-color="#bf819e" draw:marker-start-width="0.356cm" draw:marker-end-width="0.356cm" draw:fill="none" draw:textarea-vertical-align="middle" fo:padding-top="0.175cm" fo:padding-bottom="0.175cm" fo:padding-left="0.3cm" fo:padding-right="0.3cm"/>
    </style:style>
    <style:style style:name="gr256" style:family="graphic" style:parent-style-name="standard">
      <style:graphic-properties draw:stroke="none" draw:fill="solid" draw:fill-color="#3faf46" draw:textarea-horizontal-align="justify" draw:textarea-vertical-align="middle" draw:auto-grow-height="false" fo:min-height="0.037cm" fo:min-width="0.377cm" draw:shadow="hidden" draw:shadow-offset-x="0.203cm" draw:shadow-offset-y="0.203cm"/>
    </style:style>
    <style:style style:name="gr257" style:family="graphic" style:parent-style-name="standard">
      <style:graphic-properties draw:stroke="none" draw:fill="solid" draw:fill-color="#3faf46" draw:textarea-horizontal-align="justify" draw:textarea-vertical-align="middle" draw:auto-grow-height="false" fo:min-height="0.037cm" fo:min-width="0.377cm" draw:shadow="hidden"/>
    </style:style>
    <style:style style:name="gr258" style:family="graphic" style:parent-style-name="objectwithoutfill">
      <style:graphic-properties draw:stroke="dash" draw:stroke-dash="Dashed_20__28_var_29_" svg:stroke-width="0.106cm" svg:stroke-color="#3faf46" draw:marker-start-width="0.361cm" draw:marker-end-width="0.361cm" draw:fill="none" draw:textarea-vertical-align="middle" fo:padding-top="0.177cm" fo:padding-bottom="0.177cm" fo:padding-left="0.302cm" fo:padding-right="0.302cm"/>
    </style:style>
    <style:style style:name="gr259"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1.057cm" fo:min-width="0.359cm" fo:padding-top="0.15cm" fo:padding-bottom="0.15cm" fo:padding-left="0.275cm" fo:padding-right="0.275cm"/>
    </style:style>
    <style:style style:name="gr260"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2.753cm" fo:min-width="0cm" fo:padding-top="0.15cm" fo:padding-bottom="0.15cm" fo:padding-left="0.275cm" fo:padding-right="0.275cm"/>
    </style:style>
    <style:style style:name="gr261" style:family="graphic" style:parent-style-name="objectwithoutfill">
      <style:graphic-properties svg:stroke-width="0.028cm" svg:stroke-color="#ff4000" draw:marker-start-width="0.242cm" draw:marker-end="Circle" draw:marker-end-width="0.102cm" draw:fill="none" draw:textarea-vertical-align="middle" fo:padding-top="0.139cm" fo:padding-bottom="0.139cm" fo:padding-left="0.264cm" fo:padding-right="0.264cm"/>
    </style:style>
    <style:style style:name="gr262" style:family="graphic" style:parent-style-name="objectwithoutfill">
      <style:graphic-properties svg:stroke-width="0.018cm" svg:stroke-color="#ff4000" draw:marker-start-width="0.227cm" draw:marker-end="Circle" draw:marker-end-width="0.102cm" draw:fill="none" draw:textarea-vertical-align="middle" fo:padding-top="0.134cm" fo:padding-bottom="0.134cm" fo:padding-left="0.259cm" fo:padding-right="0.259cm"/>
    </style:style>
    <style:style style:name="gr263" style:family="graphic" style:parent-style-name="standard">
      <style:graphic-properties svg:stroke-color="#ff8000" draw:fill="gradient" draw:fill-gradient-name="Gradient_20_1" draw:gradient-step-count="0" draw:textarea-horizontal-align="justify" draw:textarea-vertical-align="middle" draw:auto-grow-height="false" fo:min-height="0.011cm" fo:min-width="0cm"/>
    </style:style>
    <style:style style:name="gr264" style:family="graphic" style:parent-style-name="standard">
      <style:graphic-properties svg:stroke-width="0.051cm" svg:stroke-color="#ef413d" draw:marker-start-width="0.344cm" draw:marker-end-width="0.344cm" draw:fill="hatch" draw:fill-hatch-name="Hatching_20_3" draw:fill-hatch-solid="false" draw:textarea-horizontal-align="justify" draw:textarea-vertical-align="middle" draw:auto-grow-height="false" fo:min-height="0.553cm" fo:min-width="0cm" fo:padding-top="0.15cm" fo:padding-bottom="0.15cm" fo:padding-left="0.275cm" fo:padding-right="0.275cm"/>
    </style:style>
    <style:style style:name="gr265" style:family="graphic" style:parent-style-name="standard">
      <style:graphic-properties svg:stroke-width="0.051cm" svg:stroke-color="#ef413d" draw:marker-start-width="0.344cm" draw:marker-end-width="0.344cm" draw:fill="hatch" draw:fill-color="#ffffff" draw:fill-hatch-name="Hatching_20_3" draw:fill-hatch-solid="true" draw:textarea-horizontal-align="justify" draw:textarea-vertical-align="middle" draw:auto-grow-height="false" fo:min-height="0.598cm" fo:min-width="0cm" fo:padding-top="0.15cm" fo:padding-bottom="0.15cm" fo:padding-left="0.275cm" fo:padding-right="0.275cm"/>
    </style:style>
    <style:style style:name="gr266"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3.374cm" fo:min-width="0.273cm" fo:padding-top="0.15cm" fo:padding-bottom="0.15cm" fo:padding-left="0.275cm" fo:padding-right="0.275cm"/>
    </style:style>
    <style:style style:name="gr267" style:family="graphic" style:parent-style-name="standard">
      <style:graphic-properties draw:textarea-horizontal-align="justify" draw:textarea-vertical-align="middle" draw:auto-grow-height="false" fo:min-height="0cm" fo:min-width="0.041cm"/>
    </style:style>
    <style:style style:name="gr268" style:family="graphic" style:parent-style-name="standard">
      <style:graphic-properties draw:textarea-horizontal-align="justify" draw:textarea-vertical-align="middle" draw:auto-grow-height="false" fo:min-height="0cm" fo:min-width="0.237cm"/>
    </style:style>
    <style:style style:name="gr269" style:family="graphic" style:parent-style-name="standard">
      <style:graphic-properties draw:stroke="none" svg:stroke-color="#000000" draw:fill="none" draw:fill-color="#ffffff" draw:textarea-horizontal-align="left" draw:auto-grow-height="true" draw:auto-grow-width="true" fo:min-height="0.996cm" fo:min-width="5.006cm"/>
    </style:style>
    <style:style style:name="gr270" style:family="graphic" style:parent-style-name="standard">
      <style:graphic-properties svg:stroke-color="#ef413d" draw:fill="hatch" draw:fill-color="#ffffff" draw:fill-hatch-name="Hatching_20_3" draw:fill-hatch-solid="true" draw:textarea-horizontal-align="justify" draw:textarea-vertical-align="middle" draw:auto-grow-height="false" fo:min-height="0.271cm" fo:min-width="0.021cm"/>
    </style:style>
    <style:style style:name="gr271" style:family="graphic" style:parent-style-name="objectwithoutfill">
      <style:graphic-properties svg:stroke-width="0.025cm" svg:stroke-color="#820f71" draw:marker-start-width="0.266cm" draw:marker-end="" draw:marker-end-width="0.152cm" draw:fill="none" draw:textarea-vertical-align="middle" fo:padding-top="0.137cm" fo:padding-bottom="0.137cm" fo:padding-left="0.262cm" fo:padding-right="0.262cm"/>
    </style:style>
    <style:style style:name="gr272" style:family="graphic" style:parent-style-name="standard">
      <style:graphic-properties svg:stroke-color="#adc5e7" draw:fill="solid" draw:fill-color="#bce4e5" draw:opacity="25%" draw:textarea-vertical-align="middle" draw:auto-grow-height="false" fo:min-height="2.219cm" fo:min-width="0.669cm" draw:shadow-opacity="25%"/>
    </style:style>
    <style:style style:name="gr273" style:family="graphic" style:parent-style-name="standard">
      <style:graphic-properties draw:textarea-horizontal-align="justify" draw:textarea-vertical-align="middle" draw:auto-grow-height="false" fo:min-height="0cm" fo:min-width="0.072cm"/>
    </style:style>
    <style:style style:name="gr274" style:family="graphic" style:parent-style-name="standard">
      <style:graphic-properties draw:textarea-horizontal-align="justify" draw:textarea-vertical-align="middle" draw:auto-grow-height="false" fo:min-height="0.019cm" fo:min-width="0cm"/>
    </style:style>
    <style:style style:name="gr275" style:family="graphic" style:parent-style-name="standard">
      <style:graphic-properties draw:textarea-horizontal-align="justify" draw:textarea-vertical-align="middle" draw:auto-grow-height="false" fo:min-height="0.355cm" fo:min-width="0.067cm"/>
    </style:style>
    <style:style style:name="gr276" style:family="graphic" style:parent-style-name="standard">
      <style:graphic-properties svg:stroke-color="#bf0041" draw:fill="solid" draw:fill-color="#ff6d6d" draw:textarea-horizontal-align="justify" draw:textarea-vertical-align="middle" draw:auto-grow-height="false" fo:min-height="0.049cm" fo:min-width="0cm" draw:shadow-offset-x="0.203cm" draw:shadow-offset-y="0.203cm"/>
    </style:style>
    <style:style style:name="gr277" style:family="graphic" style:parent-style-name="objectwithoutfill">
      <style:graphic-properties svg:stroke-width="0.051cm" svg:stroke-color="#ed1c24" draw:marker-start-width="0.344cm" draw:marker-end="Arrow" draw:marker-end-width="0.191cm" draw:fill="none" draw:textarea-vertical-align="middle" fo:padding-top="0.15cm" fo:padding-bottom="0.15cm" fo:padding-left="0.275cm" fo:padding-right="0.275cm"/>
    </style:style>
    <style:style style:name="gr278" style:family="graphic" style:parent-style-name="standard">
      <style:graphic-properties svg:stroke-width="0.051cm" svg:stroke-color="#ef413d" draw:marker-start-width="0.344cm" draw:marker-end-width="0.344cm" draw:fill="hatch" draw:fill-color="#ffffff" draw:fill-hatch-name="Hatching_20_3" draw:fill-hatch-solid="true" draw:textarea-horizontal-align="justify" draw:textarea-vertical-align="middle" draw:auto-grow-height="false" fo:min-height="0.599cm" fo:min-width="0cm" fo:padding-top="0.15cm" fo:padding-bottom="0.15cm" fo:padding-left="0.275cm" fo:padding-right="0.275cm"/>
    </style:style>
    <style:style style:name="gr279" style:family="graphic" style:parent-style-name="standard">
      <style:graphic-properties svg:stroke-color="#579835" draw:fill="solid" draw:fill-color="#72bf44" draw:textarea-horizontal-align="justify" draw:textarea-vertical-align="middle" draw:auto-grow-height="false" fo:min-height="0cm" fo:min-width="0cm" draw:shadow="hidden"/>
    </style:style>
    <style:style style:name="gr280" style:family="graphic" style:parent-style-name="objectwithoutfill">
      <style:graphic-properties draw:stroke="dash" draw:stroke-dash="Dashed_20__28_var_29_" svg:stroke-width="0.102cm" svg:stroke-color="#bf819e" draw:marker-start-width="0.356cm" draw:marker-end="Arrow" draw:marker-end-width="0.305cm" draw:fill="none" draw:textarea-vertical-align="middle" fo:padding-top="0.175cm" fo:padding-bottom="0.175cm" fo:padding-left="0.3cm" fo:padding-right="0.3cm"/>
    </style:style>
    <style:style style:name="gr281" style:family="graphic" style:parent-style-name="measure">
      <style:graphic-properties draw:textarea-vertical-align="middle"/>
    </style:style>
    <style:style style:name="gr282" style:family="graphic" style:parent-style-name="measure">
      <style:graphic-properties draw:textarea-vertical-align="middle" draw:line-distance="0.804cm"/>
    </style:style>
    <style:style style:name="gr283" style:family="graphic" style:parent-style-name="measure">
      <style:graphic-properties draw:textarea-vertical-align="middle" draw:end-guide="-0.016cm"/>
    </style:style>
    <style:style style:name="gr284" style:family="graphic" style:parent-style-name="objectwithoutfill">
      <style:graphic-properties draw:stroke="dash" draw:stroke-dash="Dashed_20__28_var_29_" svg:stroke-width="0.051cm" svg:stroke-color="#ef413d" draw:marker-start-width="0.203cm" draw:marker-end="" draw:marker-end-width="0.153cm" draw:fill="none" draw:textarea-vertical-align="middle" fo:padding-top="0.15cm" fo:padding-bottom="0.15cm" fo:padding-left="0.275cm" fo:padding-right="0.275cm"/>
    </style:style>
    <style:style style:name="gr285"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286" style:family="graphic" style:parent-style-name="standard">
      <style:graphic-properties svg:stroke-color="#94070a" draw:fill="hatch" draw:fill-hatch-name="Hatching_20_4" draw:fill-hatch-solid="false" draw:textarea-horizontal-align="justify" draw:textarea-vertical-align="middle" draw:auto-grow-height="false" fo:min-height="0.809cm" fo:min-width="0cm"/>
    </style:style>
    <style:style style:name="gr287" style:family="graphic" style:parent-style-name="standard">
      <style:graphic-properties draw:stroke="none" svg:stroke-color="#3465a4" draw:fill="solid" draw:fill-color="#454fa1" draw:textarea-horizontal-align="justify" draw:textarea-vertical-align="middle" draw:auto-grow-height="false" fo:min-height="0.113cm" fo:min-width="0cm"/>
    </style:style>
    <style:style style:name="gr288" style:family="graphic" style:parent-style-name="standard">
      <style:graphic-properties draw:stroke="none" svg:stroke-color="#3465a4" draw:fill="solid" draw:fill-color="#ed1c24" draw:textarea-horizontal-align="justify" draw:textarea-vertical-align="middle" draw:auto-grow-height="false" fo:min-height="0.113cm" fo:min-width="0cm"/>
    </style:style>
    <style:style style:name="gr289" style:family="graphic" style:parent-style-name="objectwithoutfill">
      <style:graphic-properties svg:stroke-width="0.051cm" svg:stroke-color="#f58220" draw:marker-start-width="0.355cm" draw:marker-end-width="0.355cm" draw:fill="none" draw:textarea-vertical-align="middle" fo:padding-top="0.15cm" fo:padding-bottom="0.15cm" fo:padding-left="0.275cm" fo:padding-right="0.275cm"/>
    </style:style>
    <style:style style:name="gr290" style:family="graphic" style:parent-style-name="standard">
      <style:graphic-properties draw:stroke="none" svg:stroke-color="#3465a4" draw:fill="solid" draw:fill-color="#f58220" draw:textarea-horizontal-align="justify" draw:textarea-vertical-align="middle" draw:auto-grow-height="false" fo:min-height="0.113cm" fo:min-width="0cm"/>
    </style:style>
    <style:style style:name="gr291" style:family="graphic" style:parent-style-name="measure">
      <style:graphic-properties draw:textarea-vertical-align="middle" draw:line-distance="0.385cm"/>
    </style:style>
    <style:style style:name="gr292" style:family="graphic" style:parent-style-name="measure">
      <style:graphic-properties draw:textarea-vertical-align="middle" draw:line-distance="0.637cm"/>
    </style:style>
    <style:style style:name="gr293" style:family="graphic" style:parent-style-name="standard">
      <style:graphic-properties svg:stroke-color="#adc5e7" draw:fill="solid" draw:fill-color="#bce4e5" draw:opacity="25%" draw:textarea-vertical-align="middle" draw:auto-grow-height="false" fo:min-height="2.215cm" fo:min-width="0.583cm" draw:shadow-opacity="25%"/>
    </style:style>
    <style:style style:name="gr294" style:family="graphic" style:parent-style-name="standard">
      <style:graphic-properties draw:textarea-horizontal-align="justify" draw:textarea-vertical-align="middle" draw:auto-grow-height="false" fo:min-height="0.018cm" fo:min-width="0cm"/>
    </style:style>
    <style:style style:name="gr295" style:family="graphic" style:parent-style-name="standard">
      <style:graphic-properties draw:stroke="none" svg:stroke-color="#3465a4" draw:fill="solid" draw:fill-color="#f58220" draw:textarea-horizontal-align="justify" draw:textarea-vertical-align="middle" draw:auto-grow-height="false" fo:min-height="0.112cm" fo:min-width="0cm"/>
    </style:style>
    <style:style style:name="gr296" style:family="graphic" style:parent-style-name="standard">
      <style:graphic-properties draw:stroke="none" svg:stroke-color="#3465a4" draw:fill="solid" draw:fill-color="#ed1c24" draw:textarea-horizontal-align="justify" draw:textarea-vertical-align="middle" draw:auto-grow-height="false" fo:min-height="0.112cm" fo:min-width="0cm"/>
    </style:style>
    <style:style style:name="gr297" style:family="graphic" style:parent-style-name="standard">
      <style:graphic-properties draw:textarea-horizontal-align="justify" draw:textarea-vertical-align="middle" draw:auto-grow-height="false" fo:min-height="3.885cm" fo:min-width="3.53cm"/>
    </style:style>
    <style:style style:name="gr298" style:family="graphic" style:parent-style-name="standard">
      <style:graphic-properties draw:stroke="none" svg:stroke-color="#e8f2a1" draw:fill="solid" draw:fill-color="#ffe994" draw:textarea-horizontal-align="justify" draw:textarea-vertical-align="middle" draw:auto-grow-height="false" fo:min-height="3.885cm" fo:min-width="3.53cm"/>
    </style:style>
    <style:style style:name="gr299" style:family="graphic" style:parent-style-name="objectwithoutfill">
      <style:graphic-properties draw:stroke="none" draw:fill="solid" draw:fill-color="#cccccc" draw:textarea-vertical-align="middle" draw:shadow-offset-x="0.203cm" draw:shadow-offset-y="0.203cm"/>
    </style:style>
    <style:style style:name="gr300" style:family="graphic" style:parent-style-name="standard">
      <style:graphic-properties draw:stroke="dash" draw:stroke-dash="Dashed_20__28_var_29_" svg:stroke-width="0.102cm" svg:stroke-color="#5983b0" draw:marker-start-width="0.356cm" draw:marker-end-width="0.356cm" draw:fill="none" draw:textarea-horizontal-align="justify" draw:textarea-vertical-align="middle" draw:auto-grow-height="false" fo:min-height="1.947cm" fo:min-width="0.555cm" fo:padding-top="0.176cm" fo:padding-bottom="0.176cm" fo:padding-left="0.301cm" fo:padding-right="0.301cm"/>
    </style:style>
    <style:style style:name="gr301" style:family="graphic" style:parent-style-name="standard">
      <style:graphic-properties draw:stroke="dash" draw:stroke-dash="Dashed_20__28_var_29_" svg:stroke-width="0.051cm" svg:stroke-color="#00a933" draw:marker-start-width="0.279cm" draw:marker-end-width="0.279cm" draw:fill="none" draw:textarea-horizontal-align="justify" draw:textarea-vertical-align="middle" draw:auto-grow-height="false" fo:min-height="4.438cm" fo:min-width="0.88cm" fo:padding-top="0.151cm" fo:padding-bottom="0.151cm" fo:padding-left="0.276cm" fo:padding-right="0.276cm"/>
    </style:style>
    <style:style style:name="gr302" style:family="graphic" style:parent-style-name="standard">
      <style:graphic-properties draw:stroke="none" draw:fill="solid" draw:fill-color="#00a933" draw:textarea-horizontal-align="justify" draw:textarea-vertical-align="middle" draw:auto-grow-height="false" fo:min-height="0.296cm" fo:min-width="0.046cm"/>
    </style:style>
    <style:style style:name="gr303" style:family="graphic" style:parent-style-name="standard">
      <style:graphic-properties draw:stroke="none" draw:fill="solid" draw:fill-color="#5983b0" draw:textarea-horizontal-align="justify" draw:textarea-vertical-align="middle" draw:auto-grow-height="false" fo:min-height="0.296cm" fo:min-width="0.046cm"/>
    </style:style>
    <style:style style:name="gr304" style:family="graphic" style:parent-style-name="standard">
      <style:graphic-properties draw:stroke="dash" draw:stroke-dash="Dashed_20__28_var_29_" svg:stroke-width="0.102cm" svg:stroke-color="#800080" draw:marker-start-width="0.356cm" draw:marker-end-width="0.356cm" draw:fill="none" draw:textarea-horizontal-align="justify" draw:textarea-vertical-align="middle" draw:auto-grow-height="false" fo:min-height="2.039cm" fo:min-width="0.83cm" fo:padding-top="0.176cm" fo:padding-bottom="0.176cm" fo:padding-left="0.301cm" fo:padding-right="0.301cm"/>
    </style:style>
    <style:style style:name="gr305"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2.906cm" fo:min-width="0.274cm" fo:padding-top="0.15cm" fo:padding-bottom="0.15cm" fo:padding-left="0.275cm" fo:padding-right="0.275cm"/>
    </style:style>
    <style:style style:name="gr306" style:family="graphic" style:parent-style-name="standard">
      <style:graphic-properties draw:stroke="dash" draw:stroke-dash="Dashed_20__28_var_29_" svg:stroke-width="0.102cm" svg:stroke-color="#5983b0" draw:marker-start-width="0.356cm" draw:marker-end-width="0.356cm" draw:fill="none" draw:textarea-horizontal-align="justify" draw:textarea-vertical-align="middle" draw:auto-grow-height="false" fo:min-height="2.039cm" fo:min-width="0.83cm" fo:padding-top="0.176cm" fo:padding-bottom="0.176cm" fo:padding-left="0.301cm" fo:padding-right="0.301cm"/>
    </style:style>
    <style:style style:name="gr307" style:family="graphic" style:parent-style-name="standard">
      <style:graphic-properties draw:stroke="dash" draw:stroke-dash="Dashed_20__28_var_29_" svg:stroke-width="0.051cm" svg:stroke-color="#00a933" draw:marker-start-width="0.279cm" draw:marker-end-width="0.279cm" draw:fill="none" draw:textarea-horizontal-align="justify" draw:textarea-vertical-align="middle" draw:auto-grow-height="false" fo:min-height="2.576cm" fo:min-width="0.683cm" fo:padding-top="0.151cm" fo:padding-bottom="0.151cm" fo:padding-left="0.276cm" fo:padding-right="0.276cm"/>
    </style:style>
    <style:style style:name="gr308" style:family="graphic" style:parent-style-name="standard">
      <style:graphic-properties draw:stroke="none" draw:fill="solid" draw:fill-color="#800080" draw:textarea-horizontal-align="justify" draw:textarea-vertical-align="middle" draw:auto-grow-height="false" fo:min-height="0.296cm" fo:min-width="0.046cm"/>
    </style:style>
    <style:style style:name="gr309" style:family="graphic" style:parent-style-name="standard">
      <style:graphic-properties draw:stroke="none" draw:fill="solid" draw:fill-color="#ffe994" draw:auto-grow-height="false" fo:min-height="3.557cm" fo:min-width="3.862cm" fo:wrap-option="no-wrap"/>
    </style:style>
    <style:style style:name="gr310" style:family="graphic" style:parent-style-name="standard">
      <style:graphic-properties draw:stroke="dash" draw:stroke-dash="Dashed_20__28_var_29_" svg:stroke-width="0.102cm" svg:stroke-color="#5983b0" draw:marker-start-width="0.356cm" draw:marker-end-width="0.356cm" draw:fill="none" draw:textarea-horizontal-align="justify" draw:textarea-vertical-align="middle" draw:auto-grow-height="false" fo:min-height="1.685cm" fo:min-width="2.916cm" fo:padding-top="0.176cm" fo:padding-bottom="0.176cm" fo:padding-left="0.301cm" fo:padding-right="0.301cm"/>
    </style:style>
    <style:style style:name="gr311" style:family="graphic" style:parent-style-name="standard">
      <style:graphic-properties draw:stroke="dash" draw:stroke-dash="Dashed_20__28_var_29_" svg:stroke-width="0.051cm" svg:stroke-color="#00a933" draw:marker-start-width="0.279cm" draw:marker-end-width="0.279cm" draw:fill="none" draw:textarea-horizontal-align="justify" draw:textarea-vertical-align="middle" draw:auto-grow-height="false" fo:min-height="2.032cm" fo:min-width="2.096cm" fo:padding-top="0.151cm" fo:padding-bottom="0.151cm" fo:padding-left="0.276cm" fo:padding-right="0.276cm"/>
    </style:style>
    <style:style style:name="gr312" style:family="graphic" style:parent-style-name="Object_20_with_20_no_20_fill_20_and_20_no_20_line">
      <style:graphic-properties draw:fill="bitmap" draw:fill-image-name="Bitmap_20_5" style:repeat="stretch" draw:textarea-horizontal-align="center" draw:textarea-vertical-align="middle"/>
    </style:style>
    <style:style style:name="gr313" style:family="graphic" style:parent-style-name="standard">
      <style:graphic-properties draw:stroke="solid" svg:stroke-width="0.051cm" svg:stroke-color="#ff0000" draw:marker-start-width="0.279cm" draw:marker-end-width="0.279cm" draw:fill="hatch" draw:fill-color="#ffffff" draw:fill-hatch-name="Hatching_20_6" draw:fill-hatch-solid="true" draw:textarea-horizontal-align="justify" draw:textarea-vertical-align="middle" draw:auto-grow-height="false" fo:min-height="2.843cm" fo:min-width="0.238cm" fo:padding-top="0.15cm" fo:padding-bottom="0.15cm" fo:padding-left="0.275cm" fo:padding-right="0.275cm"/>
    </style:style>
    <style:style style:name="gr314" style:family="graphic" style:parent-style-name="standard">
      <style:graphic-properties draw:fill="solid" draw:fill-color="#28a127" draw:textarea-horizontal-align="justify" draw:textarea-vertical-align="middle" draw:auto-grow-height="false" fo:min-height="0cm" fo:min-width="0.072cm"/>
    </style:style>
    <style:style style:name="gr315" style:family="graphic" style:parent-style-name="standard">
      <style:graphic-properties svg:stroke-color="#395511" draw:fill="solid" draw:fill-color="#28a127" draw:textarea-horizontal-align="justify" draw:textarea-vertical-align="middle" draw:auto-grow-height="false" fo:min-height="0cm" fo:min-width="0cm"/>
    </style:style>
    <style:style style:name="gr316" style:family="graphic" style:parent-style-name="standard">
      <style:graphic-properties draw:stroke="none" svg:stroke-color="#3465a4" draw:fill="solid" draw:fill-color="#f58220" draw:textarea-horizontal-align="justify" draw:textarea-vertical-align="middle" draw:auto-grow-height="false" fo:min-height="0cm" fo:min-width="0cm"/>
    </style:style>
    <style:style style:name="gr317" style:family="graphic" style:parent-style-name="standard">
      <style:graphic-properties draw:stroke="solid" svg:stroke-width="0.051cm" svg:stroke-color="#ff0000" draw:marker-start-width="0.279cm" draw:marker-end-width="0.279cm" draw:fill="hatch" draw:fill-color="#ffffff" draw:fill-hatch-name="Hatching_20_6" draw:fill-hatch-solid="true" draw:textarea-horizontal-align="justify" draw:textarea-vertical-align="middle" draw:auto-grow-height="false" fo:min-height="2.899cm" fo:min-width="0.141cm" fo:padding-top="0.15cm" fo:padding-bottom="0.15cm" fo:padding-left="0.275cm" fo:padding-right="0.275cm"/>
    </style:style>
    <style:style style:name="gr318" style:family="graphic" style:parent-style-name="standard">
      <style:graphic-properties draw:stroke="none" draw:fill="hatch" draw:fill-color="#ffffff" draw:fill-hatch-name="Hatching_20_6" draw:fill-hatch-solid="true" draw:textarea-horizontal-align="justify" draw:textarea-vertical-align="middle" draw:auto-grow-height="false" fo:min-height="1.601cm" fo:min-width="0.4cm"/>
    </style:style>
    <style:style style:name="gr319" style:family="graphic" style:parent-style-name="standard">
      <style:graphic-properties draw:stroke="dash" draw:stroke-dash="Dashed_20__28_var_29_" svg:stroke-width="0.102cm" svg:stroke-color="#800080" draw:marker-start-width="0.356cm" draw:marker-end-width="0.356cm" draw:fill="none" draw:textarea-horizontal-align="justify" draw:textarea-vertical-align="middle" draw:auto-grow-height="false" fo:min-height="2.565cm" fo:min-width="3.385cm" fo:padding-top="0.176cm" fo:padding-bottom="0.176cm" fo:padding-left="0.301cm" fo:padding-right="0.301cm"/>
    </style:style>
    <style:style style:name="gr3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21" style:family="graphic" style:parent-style-name="standard">
      <style:graphic-properties draw:textarea-horizontal-align="justify" draw:textarea-vertical-align="middle" draw:auto-grow-height="false" fo:min-height="0.145cm" fo:min-width="0cm"/>
    </style:style>
    <style:style style:name="gr322" style:family="graphic" style:parent-style-name="standard">
      <style:graphic-properties draw:textarea-horizontal-align="justify" draw:textarea-vertical-align="middle" draw:auto-grow-height="false" fo:min-height="0.144cm" fo:min-width="0cm"/>
    </style:style>
    <style:style style:name="gr323" style:family="graphic" style:parent-style-name="standard">
      <style:graphic-properties draw:stroke="dash" draw:stroke-dash="Dashed_20__28_var_29_" svg:stroke-width="0.102cm" svg:stroke-color="#5983b0" draw:marker-start-width="0.356cm" draw:marker-end-width="0.356cm" draw:fill="none" draw:textarea-horizontal-align="justify" draw:textarea-vertical-align="middle" draw:auto-grow-height="false" fo:min-height="2.091cm" fo:min-width="2.727cm" fo:padding-top="0.176cm" fo:padding-bottom="0.176cm" fo:padding-left="0.301cm" fo:padding-right="0.301cm"/>
    </style:style>
    <style:style style:name="gr324" style:family="graphic" style:parent-style-name="standard">
      <style:graphic-properties draw:stroke="dash" draw:stroke-dash="Dashed_20__28_var_29_" svg:stroke-width="0.051cm" svg:stroke-color="#00a933" draw:marker-start-width="0.279cm" draw:marker-end-width="0.279cm" draw:fill="none" draw:textarea-horizontal-align="justify" draw:textarea-vertical-align="middle" draw:auto-grow-height="false" fo:min-height="3.139cm" fo:min-width="1.735cm" fo:padding-top="0.151cm" fo:padding-bottom="0.151cm" fo:padding-left="0.276cm" fo:padding-right="0.276cm"/>
    </style:style>
    <style:style style:name="gr325" style:family="graphic" style:parent-style-name="standard">
      <style:graphic-properties draw:stroke="dash" draw:stroke-dash="Dashed_20__28_var_29_" svg:stroke-width="0.102cm" svg:stroke-color="#800080" draw:marker-start-width="0.356cm" draw:marker-end-width="0.356cm" draw:fill="none" draw:textarea-horizontal-align="justify" draw:textarea-vertical-align="middle" draw:auto-grow-height="false" fo:min-height="2.331cm" fo:min-width="1.224cm" fo:padding-top="0.176cm" fo:padding-bottom="0.176cm" fo:padding-left="0.301cm" fo:padding-right="0.301cm"/>
    </style:style>
    <style:style style:name="gr326" style:family="graphic" style:parent-style-name="standard">
      <style:graphic-properties svg:stroke-width="0.051cm" svg:stroke-color="#ff4000" draw:marker-start-width="0.279cm" draw:marker-end-width="0.279cm" draw:fill="hatch" draw:fill-color="#ffffff" draw:fill-hatch-name="Hatching_20_6" draw:fill-hatch-solid="true" draw:textarea-horizontal-align="justify" draw:textarea-vertical-align="middle" draw:auto-grow-height="false" fo:min-height="0.771cm" fo:min-width="0.521cm" fo:padding-top="0.15cm" fo:padding-bottom="0.15cm" fo:padding-left="0.275cm" fo:padding-right="0.275cm"/>
    </style:style>
    <style:style style:name="gr327" style:family="graphic" style:parent-style-name="standard">
      <style:graphic-properties draw:stroke="none" draw:fill="solid" draw:fill-color="#ffe994" draw:auto-grow-height="false" fo:min-height="2.824cm" fo:min-width="3.129cm" fo:wrap-option="no-wrap"/>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dddddd"/>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0"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729fcf"/>
      <style:paragraph-properties fo:text-align="center"/>
    </style:style>
    <style:style style:name="P12" style:family="paragraph">
      <style:paragraph-properties fo:text-align="center"/>
    </style:style>
    <style:style style:name="P13" style:family="paragraph">
      <loext:graphic-properties draw:fill="solid" draw:fill-color="#a3238e"/>
      <style:paragraph-properties fo:text-align="center"/>
    </style:style>
    <style:style style:name="P14" style:family="paragraph">
      <loext:graphic-properties draw:fill="solid" draw:fill-color="#add58a"/>
      <style:paragraph-properties fo:text-align="center"/>
    </style:style>
    <style:style style:name="P15" style:family="paragraph">
      <loext:graphic-properties draw:fill="solid" draw:fill-color="#f04e4d"/>
      <style:paragraph-properties fo:text-align="center"/>
    </style:style>
    <style:style style:name="P16" style:family="paragraph">
      <loext:graphic-properties draw:fill="none"/>
      <style:paragraph-properties style:writing-mode="lr-tb"/>
      <style:text-properties fo:font-size="12pt" style:font-size-asian="12pt" style:font-size-complex="12pt"/>
    </style:style>
    <style:style style:name="P17" style:family="paragraph">
      <loext:graphic-properties draw:fill="none"/>
      <style:paragraph-properties fo:text-align="center" style:writing-mode="lr-tb"/>
    </style:style>
    <style:style style:name="P18"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19" style:family="paragraph">
      <loext:graphic-properties draw:fill="none"/>
      <style:paragraph-properties fo:text-align="center" style:writing-mode="lr-tb"/>
      <style:text-properties fo:color="#a3238e"/>
    </style:style>
    <style:style style:name="P20"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1"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2"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3" style:family="paragraph">
      <loext:graphic-properties draw:fill="none"/>
      <style:paragraph-properties style:writing-mode="lr-tb"/>
      <style:text-properties fo:color="#0066b3" fo:font-size="8pt" style:font-size-asian="8pt" style:font-size-complex="8pt"/>
    </style:style>
    <style:style style:name="P24" style:family="paragraph">
      <loext:graphic-properties draw:fill="none"/>
      <style:paragraph-properties style:writing-mode="lr-tb"/>
      <style:text-properties fo:color="#00aaad" fo:font-size="8pt" style:font-size-asian="8pt" style:font-size-complex="8pt"/>
    </style:style>
    <style:style style:name="P25"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26" style:family="paragraph">
      <loext:graphic-properties draw:fill="none"/>
      <style:paragraph-properties style:writing-mode="lr-tb"/>
      <style:text-properties fo:color="#f04e4d" fo:font-size="8pt" style:font-size-asian="8pt" style:font-size-complex="8pt"/>
    </style:style>
    <style:style style:name="P27" style:family="paragraph">
      <loext:graphic-properties draw:fill="solid" draw:fill-color="#fcc79b"/>
      <style:paragraph-properties fo:text-align="center"/>
    </style:style>
    <style:style style:name="P28" style:family="paragraph">
      <loext:graphic-properties draw:fill="solid" draw:fill-color="#adc5e7"/>
      <style:paragraph-properties fo:text-align="center"/>
    </style:style>
    <style:style style:name="P29"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30"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31"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32"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33"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4" style:family="paragraph">
      <loext:graphic-properties draw:fill="solid" draw:fill-color="#fedcc6"/>
      <style:paragraph-properties fo:text-align="center"/>
    </style:style>
    <style:style style:name="P35" style:family="paragraph">
      <loext:graphic-properties draw:fill="bitmap" draw:fill-image-name="Bitmap_20_1" style:repeat="stretch"/>
      <style:paragraph-properties fo:text-align="center"/>
    </style:style>
    <style:style style:name="P36" style:family="paragraph">
      <loext:graphic-properties draw:fill="solid" draw:fill-color="#72bf44"/>
      <style:paragraph-properties fo:text-align="center"/>
    </style:style>
    <style:style style:name="P37" style:family="paragraph">
      <loext:graphic-properties draw:fill="none"/>
      <style:paragraph-properties style:writing-mode="lr-tb"/>
      <style:text-properties fo:font-weight="bold" style:font-weight-asian="bold" style:font-weight-complex="bold"/>
    </style:style>
    <style:style style:name="P38" style:family="paragraph">
      <style:paragraph-properties fo:text-align="center" style:writing-mode="lr-tb"/>
      <style:text-properties fo:color="#00a65d"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style:paragraph-properties fo:text-align="center" style:writing-mode="lr-tb"/>
      <style:text-properties fo:color="#ef413d" fo:font-weight="bold" style:font-weight-asian="bold" style:font-weight-complex="bold"/>
    </style:style>
    <style:style style:name="P41" style:family="paragraph">
      <loext:graphic-properties draw:fill="solid" draw:fill-color="#fdc578"/>
      <style:paragraph-properties fo:text-align="center" style:writing-mode="lr-tb"/>
      <style:text-properties fo:color="#ef413d" fo:font-weight="bold" style:font-weight-asian="bold" style:font-weight-complex="bold"/>
    </style:style>
    <style:style style:name="P42"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3" style:family="paragraph">
      <style:paragraph-properties fo:text-align="center" style:writing-mode="lr-tb"/>
      <style:text-properties fo:color="#ffffff" fo:font-weight="bold" style:font-weight-asian="bold" style:font-weight-complex="bold"/>
    </style:style>
    <style:style style:name="P44" style:family="paragraph">
      <loext:graphic-properties draw:fill="solid" draw:fill-color="#bcaed5"/>
      <style:paragraph-properties fo:text-align="center" style:writing-mode="lr-tb"/>
      <style:text-properties fo:color="#ffffff" fo:font-weight="bold" style:font-weight-asian="bold" style:font-weight-complex="bold"/>
    </style:style>
    <style:style style:name="P45" style:family="paragraph">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6"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7"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48"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49" style:family="paragraph">
      <loext:graphic-properties draw:fill="none"/>
      <style:paragraph-properties style:writing-mode="lr-tb"/>
      <style:text-properties fo:color="#bf0041"/>
    </style:style>
    <style:style style:name="P50" style:family="paragraph">
      <loext:graphic-properties draw:fill="none" draw:fill-color="#729fcf"/>
      <style:paragraph-properties fo:text-align="center"/>
    </style:style>
    <style:style style:name="P51"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52" style:family="paragraph">
      <loext:graphic-properties draw:fill="none"/>
      <style:paragraph-properties style:writing-mode="lr-tb"/>
      <style:text-properties fo:color="#bf0041" fo:font-size="12pt" style:font-size-asian="12pt" style:font-size-complex="12pt"/>
    </style:style>
    <style:style style:name="P53" style:family="paragraph">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4"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5" style:family="paragraph">
      <loext:graphic-properties draw:fill="solid" draw:fill-color="#ffde59"/>
      <style:paragraph-properties fo:text-align="center"/>
    </style:style>
    <style:style style:name="P56" style:family="paragraph">
      <loext:graphic-properties draw:fill="solid" draw:fill-color="#ff4000"/>
      <style:paragraph-properties fo:text-align="center"/>
    </style:style>
    <style:style style:name="P57" style:family="paragraph">
      <loext:graphic-properties draw:fill="none"/>
      <style:paragraph-properties style:writing-mode="lr-tb"/>
    </style:style>
    <style:style style:name="P58" style:family="paragraph">
      <loext:graphic-properties draw:fill="solid" draw:fill-color="#ffffff"/>
    </style:style>
    <style:style style:name="P59" style:family="paragraph">
      <loext:graphic-properties draw:fill="solid" draw:fill-color="#000000"/>
    </style:style>
    <style:style style:name="P60" style:family="paragraph">
      <loext:graphic-properties draw:fill="solid" draw:fill-color="#fcd4d1" draw:opacity="50%"/>
      <style:paragraph-properties fo:text-align="center"/>
    </style:style>
    <style:style style:name="P61" style:family="paragraph">
      <loext:graphic-properties draw:fill="none"/>
      <style:paragraph-properties fo:text-align="center" style:writing-mode="lr-tb"/>
      <style:text-properties fo:color="#bf0041"/>
    </style:style>
    <style:style style:name="P62" style:family="paragraph">
      <loext:graphic-properties draw:fill="none"/>
      <style:paragraph-properties style:writing-mode="lr-tb"/>
      <style:text-properties fo:color="#bf0041" fo:font-weight="bold" style:font-weight-asian="bold" style:font-weight-complex="bold"/>
    </style:style>
    <style:style style:name="P63" style:family="paragraph">
      <loext:graphic-properties draw:fill="solid" draw:fill-color="#f04e4d" draw:opacity="50%"/>
      <style:paragraph-properties fo:text-align="center"/>
    </style:style>
    <style:style style:name="P64" style:family="paragraph">
      <loext:graphic-properties draw:fill="bitmap" draw:fill-image-name="Bitmap_20_3" style:repeat="stretch"/>
      <style:paragraph-properties fo:text-align="center"/>
    </style:style>
    <style:style style:name="P65" style:family="paragraph">
      <loext:graphic-properties draw:fill="solid" draw:fill-color="#000000"/>
      <style:paragraph-properties fo:text-align="center"/>
    </style:style>
    <style:style style:name="P66" style:family="paragraph">
      <loext:graphic-properties draw:fill="solid" draw:fill-color="#fdc578"/>
      <style:paragraph-properties fo:text-align="center"/>
      <style:text-properties fo:color="#ef413d" fo:font-weight="bold" style:font-weight-asian="bold" style:font-weight-complex="bold"/>
    </style:style>
    <style:style style:name="P67" style:family="paragraph">
      <loext:graphic-properties draw:fill="bitmap" draw:fill-image-name="Bitmap_20_4" style:repeat="stretch"/>
      <style:paragraph-properties fo:text-align="center"/>
    </style:style>
    <style:style style:name="P68" style:family="paragraph">
      <loext:graphic-properties draw:fill="gradient" draw:fill-gradient-name="Gradient_20_2" draw:gradient-step-count="0"/>
      <style:paragraph-properties fo:text-align="center"/>
    </style:style>
    <style:style style:name="P69" style:family="paragraph">
      <loext:graphic-properties draw:fill="solid" draw:fill-color="#3faf46"/>
      <style:paragraph-properties fo:text-align="center"/>
    </style:style>
    <style:style style:name="P70" style:family="paragraph">
      <loext:graphic-properties draw:fill="solid" draw:fill-color="#5983b0"/>
      <style:paragraph-properties fo:text-align="center"/>
    </style:style>
    <style:style style:name="P71" style:family="paragraph">
      <loext:graphic-properties draw:fill="solid" draw:fill-color="#ff6d6d"/>
      <style:paragraph-properties fo:text-align="center"/>
    </style:style>
    <style:style style:name="P72" style:family="paragraph">
      <loext:graphic-properties draw:fill="none" draw:fill-color="#ff6d6d"/>
      <style:paragraph-properties fo:text-align="center"/>
    </style:style>
    <style:style style:name="P73" style:family="paragraph">
      <loext:graphic-properties draw:fill="solid" draw:fill-color="#81aca6" draw:opacity="50%"/>
      <style:paragraph-properties fo:text-align="center"/>
    </style:style>
    <style:style style:name="P74" style:family="paragraph">
      <loext:graphic-properties draw:fill="solid" draw:fill-color="#ffaa95"/>
      <style:paragraph-properties fo:text-align="center"/>
    </style:style>
    <style:style style:name="P75" style:family="paragraph">
      <loext:graphic-properties draw:fill="solid" draw:fill-color="#a1467e"/>
      <style:paragraph-properties fo:text-align="center"/>
    </style:style>
    <style:style style:name="P76" style:family="paragraph">
      <loext:graphic-properties draw:fill="none" draw:fill-color="#ffffff"/>
      <style:paragraph-properties style:writing-mode="lr-tb"/>
      <style:text-properties fo:color="#f58220" fo:font-weight="bold" style:font-weight-asian="bold" style:font-weight-complex="bold"/>
    </style:style>
    <style:style style:name="P77" style:family="paragraph">
      <loext:graphic-properties draw:fill="solid" draw:fill-color="#b4c7dc"/>
      <style:paragraph-properties fo:text-align="center"/>
    </style:style>
    <style:style style:name="P78" style:family="paragraph">
      <loext:graphic-properties draw:fill="gradient" draw:fill-gradient-name="Gradient_20_1" draw:gradient-step-count="0"/>
      <style:paragraph-properties fo:text-align="center"/>
    </style:style>
    <style:style style:name="P79" style:family="paragraph">
      <style:paragraph-properties fo:text-align="center" style:writing-mode="lr-tb"/>
      <style:text-properties fo:color="#ff4000" fo:font-weight="bold" style:font-weight-asian="bold" style:font-weight-complex="bold"/>
    </style:style>
    <style:style style:name="P80" style:family="paragraph">
      <loext:graphic-properties draw:fill-color="#ffbf00"/>
      <style:paragraph-properties fo:text-align="center" style:writing-mode="lr-tb"/>
      <style:text-properties fo:color="#ff4000" fo:font-weight="bold" style:font-weight-asian="bold" style:font-weight-complex="bold"/>
    </style:style>
    <style:style style:name="P81" style:family="paragraph">
      <loext:graphic-properties draw:fill="solid" draw:fill-color="#77bc6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82" style:family="paragraph">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83" style:family="paragraph">
      <loext:graphic-properties draw:fill="solid" draw:fill-color="#fedcc6"/>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84" style:family="paragraph">
      <loext:graphic-properties draw:fill="none" draw:fill-color="#ffffff"/>
      <style:paragraph-properties style:writing-mode="lr-tb"/>
      <style:text-properties fo:color="#ff8000" fo:font-weight="bold" style:font-weight-asian="bold" style:font-weight-complex="bold"/>
    </style:style>
    <style:style style:name="P85" style:family="paragraph">
      <loext:graphic-properties draw:fill="solid" draw:fill-color="#afd095"/>
      <style:paragraph-properties fo:text-align="center"/>
    </style:style>
    <style:style style:name="P86" style:family="paragraph">
      <style:paragraph-properties fo:text-align="center" style:writing-mode="lr-tb"/>
      <style:text-properties fo:color="#ffffff" fo:font-size="12pt" fo:font-weight="bold" style:font-size-asian="12pt" style:font-weight-asian="bold" style:font-size-complex="12pt" style:font-weight-complex="bold"/>
    </style:style>
    <style:style style:name="P87" style:family="paragraph">
      <loext:graphic-properties draw:fill-color="#bf819e"/>
      <style:paragraph-properties fo:text-align="center" style:writing-mode="lr-tb"/>
      <style:text-properties fo:color="#ffffff" fo:font-size="12pt" fo:font-weight="bold" style:font-size-asian="12pt" style:font-weight-asian="bold" style:font-size-complex="12pt" style:font-weight-complex="bold"/>
    </style:style>
    <style:style style:name="P88" style:family="paragraph">
      <loext:graphic-properties draw:fill="none" draw:fill-color="#ffffff"/>
      <style:paragraph-properties style:writing-mode="lr-tb"/>
      <style:text-properties fo:color="#3465a4" fo:font-weight="bold" style:font-weight-asian="bold" style:font-weight-complex="bold"/>
    </style:style>
    <style:style style:name="P89" style:family="paragraph">
      <loext:graphic-properties draw:fill-color="#ff6d6d"/>
      <style:paragraph-properties fo:text-align="center"/>
    </style:style>
    <style:style style:name="P90" style:family="paragraph">
      <loext:graphic-properties draw:fill="solid" draw:fill-color="#ff5429"/>
      <style:paragraph-properties fo:text-align="center"/>
    </style:style>
    <style:style style:name="P91" style:family="paragraph">
      <loext:graphic-properties draw:fill="solid" draw:fill-color="#ff6d6d" draw:opacity="50%"/>
      <style:paragraph-properties fo:text-align="center"/>
    </style:style>
    <style:style style:name="P92" style:family="paragraph">
      <loext:graphic-properties draw:fill="solid" draw:fill-color="#b4c7dc" draw:opacity="50%"/>
      <style:paragraph-properties fo:text-align="center"/>
    </style:style>
    <style:style style:name="P93" style:family="paragraph">
      <loext:graphic-properties draw:fill="solid" draw:fill-color="#b4c7dc" draw:opacity="49%"/>
      <style:paragraph-properties fo:text-align="center"/>
    </style:style>
    <style:style style:name="P94" style:family="paragraph">
      <loext:graphic-properties draw:fill="none" draw:fill-color="#b4c7dc" draw:opacity="50%"/>
      <style:paragraph-properties fo:text-align="center"/>
    </style:style>
    <style:style style:name="P95" style:family="paragraph">
      <loext:graphic-properties draw:fill="solid" draw:fill-color="#b4c7dc" draw:opacity="35%"/>
      <style:paragraph-properties fo:text-align="center"/>
    </style:style>
    <style:style style:name="P96" style:family="paragraph">
      <loext:graphic-properties draw:fill="solid" draw:fill-color="#83caff"/>
      <style:paragraph-properties fo:text-align="center"/>
    </style:style>
    <style:style style:name="P97" style:family="paragraph">
      <loext:graphic-properties draw:fill="none" draw:fill-color="#81aca6" draw:opacity="50%"/>
      <style:paragraph-properties fo:text-align="center"/>
    </style:style>
    <style:style style:name="P98" style:family="paragraph">
      <loext:graphic-properties draw:fill="none" draw:fill-color="#ffffff"/>
      <style:paragraph-properties style:writing-mode="lr-tb"/>
      <style:text-properties fo:color="#ff420e"/>
    </style:style>
    <style:style style:name="P99" style:family="paragraph">
      <loext:graphic-properties draw:fill="solid" draw:fill-color="#81aca6" draw:opacity="100%"/>
      <style:paragraph-properties fo:text-align="center"/>
    </style:style>
    <style:style style:name="P100" style:family="paragraph">
      <loext:graphic-properties draw:fill="solid" draw:fill-color="#e8f2a1" draw:opacity="100%"/>
      <style:paragraph-properties fo:text-align="center"/>
    </style:style>
    <style:style style:name="P101" style:family="paragraph">
      <loext:graphic-properties draw:fill-color="#ff4000"/>
      <style:paragraph-properties fo:text-align="center"/>
    </style:style>
    <style:style style:name="P102" style:family="paragraph">
      <loext:graphic-properties draw:fill="solid" draw:fill-color="#bbe33d" draw:opacity="100%"/>
      <style:paragraph-properties fo:text-align="center"/>
    </style:style>
    <style:style style:name="P103" style:family="paragraph">
      <style:paragraph-properties fo:text-align="center" style:writing-mode="lr-tb"/>
      <style:text-properties fo:color="#ffffff" fo:font-size="11pt" fo:font-weight="bold" style:font-size-asian="11pt" style:font-weight-asian="bold" style:font-size-complex="11pt" style:font-weight-complex="bold"/>
    </style:style>
    <style:style style:name="P104" style:family="paragraph">
      <loext:graphic-properties draw:fill="solid" draw:fill-color="#ff6d6d"/>
      <style:paragraph-properties fo:text-align="center" style:writing-mode="lr-tb"/>
      <style:text-properties fo:color="#ffffff" fo:font-size="11pt" fo:font-weight="bold" style:font-size-asian="11pt" style:font-weight-asian="bold" style:font-size-complex="11pt" style:font-weight-complex="bold"/>
    </style:style>
    <style:style style:name="P105" style:family="paragraph">
      <loext:graphic-properties draw:fill-color="#65c295"/>
      <style:paragraph-properties fo:text-align="center" style:writing-mode="lr-tb"/>
      <style:text-properties fo:color="#ffffff" fo:font-weight="bold" style:font-weight-asian="bold" style:font-weight-complex="bold"/>
    </style:style>
    <style:style style:name="P106"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107" style:family="paragraph">
      <style:paragraph-properties fo:margin-left="0cm" fo:margin-right="0cm" fo:margin-top="0cm" fo:margin-bottom="0cm" fo:line-height="100%" fo:text-align="center" fo:text-indent="0cm" style:writing-mode="lr-tb"/>
      <style:text-properties fo:font-size="12pt" style:font-size-asian="18pt" style:font-size-complex="18pt"/>
    </style:style>
    <style:style style:name="P108" style:family="paragraph">
      <loext:graphic-properties draw:fill="hatch" draw:fill-color="#ffffff" draw:fill-hatch-name="Hatching_20_3" draw:fill-hatch-solid="true"/>
      <style:paragraph-properties fo:text-align="center"/>
    </style:style>
    <style:style style:name="P109" style:family="paragraph">
      <loext:graphic-properties draw:fill="hatch" draw:fill-hatch-name="Hatching_20_3" draw:fill-hatch-solid="false"/>
      <style:paragraph-properties fo:text-align="center"/>
    </style:style>
    <style:style style:name="P110" style:family="paragraph">
      <loext:graphic-properties draw:fill="solid" draw:fill-color="#bce4e5" draw:opacity="25%"/>
      <style:paragraph-properties fo:text-align="center"/>
    </style:style>
    <style:style style:name="P111" style:family="paragraph">
      <loext:graphic-properties draw:fill="solid" draw:fill-color="#ff6d6d"/>
      <style:paragraph-properties fo:text-align="center" style:writing-mode="lr-tb"/>
      <style:text-properties fo:color="#ffffff" fo:font-size="8pt" fo:font-weight="bold" style:font-size-asian="8pt" style:font-weight-asian="bold" style:font-size-complex="8pt" style:font-weight-complex="bold"/>
    </style:style>
    <style:style style:name="P112" style:family="paragraph">
      <style:paragraph-properties fo:text-align="center" style:writing-mode="lr-tb"/>
    </style:style>
    <style:style style:name="P113" style:family="paragraph">
      <loext:graphic-properties draw:fill="none" draw:fill-color="#ffffff"/>
      <style:paragraph-properties style:writing-mode="lr-tb"/>
      <style:text-properties fo:font-size="12pt" fo:font-weight="bold" style:font-weight-asian="bold" style:font-weight-complex="bold"/>
    </style:style>
    <style:style style:name="P114"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115" style:family="paragraph">
      <loext:graphic-properties draw:fill="hatch" draw:fill-hatch-name="Hatching_20_4" draw:fill-hatch-solid="false"/>
      <style:paragraph-properties fo:text-align="center"/>
    </style:style>
    <style:style style:name="P116" style:family="paragraph">
      <style:paragraph-properties fo:text-align="center" style:writing-mode="lr-tb"/>
      <style:text-properties fo:color="#ffffff" fo:font-size="10pt" fo:font-weight="bold" style:font-size-asian="10pt" style:font-weight-asian="bold" style:font-size-complex="10pt" style:font-weight-complex="bold"/>
    </style:style>
    <style:style style:name="P117" style:family="paragraph">
      <loext:graphic-properties draw:fill="solid" draw:fill-color="#454fa1"/>
      <style:paragraph-properties fo:text-align="center" style:writing-mode="lr-tb"/>
      <style:text-properties fo:color="#ffffff" fo:font-size="10pt" fo:font-weight="bold" style:font-size-asian="10pt" style:font-weight-asian="bold" style:font-size-complex="10pt" style:font-weight-complex="bold"/>
    </style:style>
    <style:style style:name="P118" style:family="paragraph">
      <loext:graphic-properties draw:fill="solid" draw:fill-color="#ed1c24"/>
      <style:paragraph-properties fo:text-align="center" style:writing-mode="lr-tb"/>
      <style:text-properties fo:color="#ffffff" fo:font-size="12pt" fo:font-weight="bold" style:font-size-asian="12pt" style:font-weight-asian="bold" style:font-size-complex="12pt" style:font-weight-complex="bold"/>
    </style:style>
    <style:style style:name="P119" style:family="paragraph">
      <loext:graphic-properties draw:fill="solid" draw:fill-color="#f58220"/>
      <style:paragraph-properties fo:text-align="center"/>
    </style:style>
    <style:style style:name="P120" style:family="paragraph">
      <loext:graphic-properties draw:fill="solid" draw:fill-color="#454fa1"/>
      <style:paragraph-properties fo:text-align="center" style:writing-mode="lr-tb"/>
      <style:text-properties fo:color="#ffffff" fo:font-size="12pt" fo:font-weight="bold" style:font-size-asian="12pt" style:font-weight-asian="bold" style:font-size-complex="12pt" style:font-weight-complex="bold"/>
    </style:style>
    <style:style style:name="P121" style:family="paragraph">
      <loext:graphic-properties draw:fill="solid" draw:fill-color="#ffe994"/>
      <style:paragraph-properties fo:text-align="center"/>
    </style:style>
    <style:style style:name="P122" style:family="paragraph">
      <loext:graphic-properties draw:fill="solid" draw:fill-color="#cccccc"/>
      <style:paragraph-properties fo:text-align="center"/>
    </style:style>
    <style:style style:name="P123" style:family="paragraph">
      <loext:graphic-properties draw:fill="solid" draw:fill-color="#00a933"/>
      <style:paragraph-properties fo:text-align="center" style:writing-mode="lr-tb"/>
      <style:text-properties fo:color="#ffffff" fo:font-weight="bold" style:font-weight-asian="bold" style:font-weight-complex="bold"/>
    </style:style>
    <style:style style:name="P124" style:family="paragraph">
      <loext:graphic-properties draw:fill="solid" draw:fill-color="#5983b0"/>
      <style:paragraph-properties fo:text-align="center" style:writing-mode="lr-tb"/>
      <style:text-properties fo:color="#ffffff" fo:font-weight="bold" style:font-weight-asian="bold" style:font-weight-complex="bold"/>
    </style:style>
    <style:style style:name="P125" style:family="paragraph">
      <loext:graphic-properties draw:fill="solid" draw:fill-color="#800080"/>
      <style:paragraph-properties fo:text-align="center" style:writing-mode="lr-tb"/>
      <style:text-properties fo:color="#ffffff" fo:font-weight="bold" style:font-weight-asian="bold" style:font-weight-complex="bold"/>
    </style:style>
    <style:style style:name="P126" style:family="paragraph">
      <loext:graphic-properties draw:fill="solid" draw:fill-color="#ffe994"/>
    </style:style>
    <style:style style:name="P127" style:family="paragraph">
      <loext:graphic-properties draw:fill="bitmap" draw:fill-image-name="Bitmap_20_5" style:repeat="stretch"/>
      <style:paragraph-properties fo:text-align="center"/>
    </style:style>
    <style:style style:name="P128" style:family="paragraph">
      <loext:graphic-properties draw:fill="hatch" draw:fill-color="#ffffff" draw:fill-hatch-name="Hatching_20_6" draw:fill-hatch-solid="true"/>
      <style:paragraph-properties fo:text-align="center"/>
    </style:style>
    <style:style style:name="P129" style:family="paragraph">
      <loext:graphic-properties draw:fill="solid" draw:fill-color="#28a127"/>
      <style:paragraph-properties fo:text-align="center"/>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f04e4d" fo:font-size="12pt" fo:font-weight="bold" style:font-size-asian="12pt" style:font-weight-asian="bold" style:font-size-complex="12pt" style:font-weight-complex="bold"/>
    </style:style>
    <style:style style:name="T3" style:family="text">
      <style:text-properties fo:color="#f04e4d" fo:font-size="8pt" fo:font-weight="bold" style:font-size-asian="8pt" style:font-weight-asian="bold" style:font-size-complex="8pt" style:font-weight-complex="bold"/>
    </style:style>
    <style:style style:name="T4" style:family="text">
      <style:text-properties fo:color="#a3238e" fo:font-size="10pt" fo:font-weight="bold" style:font-size-asian="10pt" style:font-weight-asian="bold" style:font-size-complex="10pt" style:font-weight-complex="bold"/>
    </style:style>
    <style:style style:name="T5" style:family="text">
      <style:text-properties fo:color="#f58220" fo:font-size="8pt" fo:font-weight="bold" style:font-size-asian="8pt" style:font-weight-asian="bold" style:font-size-complex="8pt" style:font-weight-complex="bold"/>
    </style:style>
    <style:style style:name="T6" style:family="text">
      <style:text-properties fo:color="#0066b3" fo:font-size="8pt" fo:font-weight="bold" style:font-size-asian="8pt" style:font-weight-asian="bold" style:font-size-complex="8pt" style:font-weight-complex="bold"/>
    </style:style>
    <style:style style:name="T7" style:family="text">
      <style:text-properties fo:color="#00aaad" fo:font-size="8pt" fo:font-weight="bold" style:font-size-asian="8pt" style:font-weight-asian="bold" style:font-size-complex="8pt" style:font-weight-complex="bold"/>
    </style:style>
    <style:style style:name="T8" style:family="text">
      <style:text-properties fo:color="#ef413d" fo:font-size="10pt" fo:font-weight="bold" style:font-size-asian="10pt" style:font-weight-asian="bold" style:font-size-complex="10pt" style:font-weight-complex="bold"/>
    </style:style>
    <style:style style:name="T9" style:family="text">
      <style:text-properties fo:color="#ffffff" fo:font-size="8pt" fo:font-weight="bold" style:font-size-asian="8pt" style:font-weight-asian="bold" style:font-size-complex="8pt" style:font-weight-complex="bold"/>
    </style:style>
    <style:style style:name="T10" style:family="text">
      <style:text-properties fo:color="#f58220" fo:font-size="10pt" fo:font-weight="bold" style:font-size-asian="10pt" style:font-weight-asian="bold" style:font-size-complex="10pt" style:font-weight-complex="bold"/>
    </style:style>
    <style:style style:name="T11" style:family="text">
      <style:text-properties fo:color="#f3715a" fo:font-size="10pt" fo:font-weight="bold" style:font-size-asian="10pt" style:font-weight-asian="bold" style:font-size-complex="10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a3238e" fo:font-size="12pt" fo:font-weight="bold" style:font-size-asian="12pt" style:font-weight-asian="bold" style:font-size-complex="12pt" style:font-weight-complex="bold"/>
    </style:style>
    <style:style style:name="T17" style:family="text">
      <style:text-properties fo:color="#a3238e" fo:font-size="10pt" fo:font-weight="normal" style:font-size-asian="10pt" style:font-weight-asian="normal" style:font-size-complex="10pt" style:font-weight-complex="normal"/>
    </style:style>
    <style:style style:name="T18" style:family="text">
      <style:text-properties fo:color="#bf0041" fo:font-size="10pt" fo:font-weight="normal" style:font-size-asian="10pt" style:font-weight-asian="normal" style:font-size-complex="10pt" style:font-weight-complex="normal"/>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bf0041" fo:font-size="12pt" fo:font-weight="normal" style:font-size-asian="12pt" style:font-weight-asian="normal" style:font-size-complex="12pt" style:font-weight-complex="normal"/>
    </style:style>
    <style:style style:name="T21" style:family="text">
      <style:text-properties fo:color="#a3238e" fo:font-size="14pt" fo:font-weight="bold" style:font-size-asian="14pt" style:font-weight-asian="bold" style:font-size-complex="14pt" style:font-weight-complex="bold"/>
    </style:style>
    <style:style style:name="T22" style:family="text">
      <style:text-properties fo:color="#ef413d" style:text-position="-33% 58%" fo:font-weight="bold" style:font-weight-asian="bold" style:font-weight-complex="bold"/>
    </style:style>
    <style:style style:name="T23" style:family="text">
      <style:text-properties fo:color="#f58220" fo:font-weight="bold" style:font-weight-asian="bold" style:font-weight-complex="bold"/>
    </style:style>
    <style:style style:name="T24" style:family="text">
      <style:text-properties fo:color="#f58220" style:text-position="-33% 58%" fo:font-weight="bold" style:font-weight-asian="bold" style:font-weight-complex="bold"/>
    </style:style>
    <style:style style:name="T25" style:family="text">
      <style:text-properties fo:color="#ff4000" fo:font-weight="bold" style:font-weight-asian="bold" style:font-weight-complex="bold"/>
    </style:style>
    <style:style style:name="T26" style:family="text">
      <style:text-properties fo:color="#ffffff" fo:font-size="12pt" fo:font-weight="bold" style:font-size-asian="12pt" style:font-weight-asian="bold" style:font-size-complex="12pt" style:font-weight-complex="bold"/>
    </style:style>
    <style:style style:name="T27" style:family="text">
      <style:text-properties fo:color="#800080" fo:font-size="12pt" fo:font-weight="bold" style:font-size-asian="12pt" style:font-weight-asian="bold" style:font-size-complex="12pt" style:font-weight-complex="bold"/>
    </style:style>
    <style:style style:name="T28" style:family="text">
      <style:text-properties fo:color="#ff8000" fo:font-weight="bold" style:font-weight-asian="bold" style:font-weight-complex="bold"/>
    </style:style>
    <style:style style:name="T29" style:family="text">
      <style:text-properties fo:color="#3465a4" fo:font-weight="bold" style:font-weight-asian="bold" style:font-weight-complex="bold"/>
    </style:style>
    <style:style style:name="T30" style:family="text">
      <style:text-properties fo:color="#ff420e" fo:font-weight="bold" style:font-weight-asian="bold" style:font-weight-complex="bold"/>
    </style:style>
    <style:style style:name="T31" style:family="text">
      <style:text-properties fo:color="#ff420e"/>
    </style:style>
    <style:style style:name="T32" style:family="text">
      <style:text-properties fo:color="#ffffff" fo:font-size="11pt" fo:font-weight="bold" style:font-size-asian="11pt" style:font-weight-asian="bold" style:font-size-complex="11pt" style:font-weight-complex="bold"/>
    </style:style>
    <style:style style:name="T33" style:family="text">
      <style:text-properties fo:color="#ffffff" fo:font-weight="bold" style:font-weight-asian="bold" style:font-weight-complex="bold"/>
    </style:style>
    <style:style style:name="T34" style:family="text">
      <style:text-properties fo:color="#ffffff" style:text-position="-33% 58%" fo:font-weight="bold" style:font-weight-asian="bold" style:font-weight-complex="bold"/>
    </style:style>
    <style:style style:name="T35"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36" style:family="text">
      <style:text-properties fo:color="#ffffff" fo:font-size="12pt" fo:font-weight="bold" style:font-size-asian="18pt" style:font-weight-asian="bold" style:font-size-complex="18pt" style:font-weight-complex="bold"/>
    </style:style>
    <style:style style:name="T37" style:family="text">
      <style:text-properties style:text-position="-33% 58%"/>
    </style:style>
    <style:style style:name="T38" style:family="text">
      <style:text-properties fo:font-size="12pt" fo:font-weight="bold" style:font-weight-asian="bold" style:font-weight-complex="bold"/>
    </style:style>
    <style:style style:name="T39" style:family="text">
      <style:text-properties fo:font-size="12pt" fo:font-weight="bold" style:font-size-asian="12pt" style:font-weight-asian="bold" style:font-size-complex="12pt" style:font-weight-complex="bold"/>
    </style:style>
    <style:style style:name="T40" style:family="text">
      <style:text-properties fo:color="#ffffff" fo:font-size="10pt" fo:font-weight="bold" style:font-size-asian="10pt" style:font-weight-asian="bold" style:font-size-complex="10pt" style:font-weight-complex="bold"/>
    </style:style>
    <style:style style:name="T41" style:family="text">
      <style:text-properties fo:color="#ffffff" style:text-position="-33% 58%" fo:font-size="10pt" fo:font-weight="bold" style:font-size-asian="10pt" style:font-weight-asian="bold" style:font-size-complex="10pt" style:font-weight-complex="bold"/>
    </style:style>
    <style:style style:name="T42" style:family="text">
      <style:text-properties fo:color="#ffffff" style:text-position="0% 100%"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58.417cm" svg:y="71.086cm" svg:viewBox="0 0 1016 2159" draw:points="635,0 1016,2159 0,635">
          <text:p/>
        </draw:polygon>
        <draw:custom-shape draw:style-name="gr2" draw:text-style-name="P2" draw:layer="layout" svg:width="20.193cm" svg:height="3.134cm" svg:x="40.393cm" svg:y="37.045cm">
          <text:p/>
          <draw:enhanced-geometry svg:viewBox="0 0 21600 21600" draw:type="rectangle" draw:enhanced-path="M 0 0 L 21600 0 21600 21600 0 21600 0 0 Z N"/>
        </draw:custom-shape>
        <draw:custom-shape draw:style-name="gr3" draw:text-style-name="P3" draw:layer="layout" svg:width="6.577cm" svg:height="2.413cm" svg:x="46.77cm" svg:y="31.797cm">
          <text:p/>
          <draw:enhanced-geometry svg:viewBox="0 0 21600 21600" draw:type="rectangle" draw:enhanced-path="M 0 0 L 21600 0 21600 21600 0 21600 0 0 Z N"/>
        </draw:custom-shape>
        <draw:custom-shape draw:style-name="gr4" draw:text-style-name="P4" draw:layer="layout" svg:width="10.287cm" svg:height="2.413cm" svg:x="50.299cm" svg:y="31.797cm">
          <text:p/>
          <draw:enhanced-geometry svg:viewBox="0 0 21600 21600" draw:type="rectangle" draw:enhanced-path="M 0 0 L 21600 0 21600 21600 0 21600 0 0 Z N"/>
        </draw:custom-shape>
        <draw:polygon draw:style-name="gr5" draw:text-style-name="P5" draw:layer="layout" svg:width="2.031cm" svg:height="1.65cm" svg:x="26.275cm" svg:y="10.264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28.561cm" svg:y="10.264cm" svg:viewBox="0 0 2032 1651" svg:d="M317 508c22 0 43 2 64 6v-514h1651v1651h-1651v-514c-21 4-42 6-64 6-180 0-317-138-317-318s137-317 317-317z">
          <text:p/>
        </draw:path>
        <draw:g>
          <draw:path draw:style-name="gr5" draw:text-style-name="P5" draw:layer="layout" svg:width="0.634cm" svg:height="0.634cm" svg:x="30.92cm" svg:y="10.772cm" svg:viewBox="0 0 635 635" svg:d="M317 0c180 0 318 137 318 317s-138 318-318 318-317-138-317-318 137-317 317-317z">
            <text:p/>
          </draw:path>
          <draw:polygon draw:style-name="gr5" draw:text-style-name="P5" draw:layer="layout" svg:width="0cm" svg:height="0cm" svg:x="30.72cm" svg:y="10.772cm" svg:viewBox="0 0 0 0" draw:points="0,0">
            <text:p/>
          </draw:polygon>
          <draw:polygon draw:style-name="gr5" draw:text-style-name="P5" draw:layer="layout" svg:width="0cm" svg:height="0cm" svg:x="31.356cm" svg:y="11.408cm" svg:viewBox="0 0 0 0" draw:points="0,0">
            <text:p/>
          </draw:polygon>
          <draw:rect draw:style-name="gr6" draw:text-style-name="P5" draw:layer="layout" svg:width="1.651cm" svg:height="1.651cm" svg:x="31.101cm" svg:y="10.264cm">
            <text:p/>
          </draw:rect>
        </draw:g>
        <draw:g>
          <draw:custom-shape draw:style-name="gr7" draw:text-style-name="P5" draw:layer="layout" svg:width="0.635cm" svg:height="0.635cm" svg:x="35.546cm" svg:y="10.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35.927cm" svg:y="10.264cm">
            <text:p/>
            <draw:enhanced-geometry svg:viewBox="0 0 21600 21600" draw:type="rectangle" draw:enhanced-path="M 0 0 L 21600 0 21600 21600 0 21600 0 0 Z N"/>
          </draw:custom-shape>
        </draw:g>
        <draw:path draw:style-name="gr5" draw:text-style-name="P5" draw:layer="layout" svg:width="2.029cm" svg:height="1.65cm" svg:x="24.526cm" svg:y="10.264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33.135cm" svg:y="10.264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g xml:id="id1" draw:id="id1">
              <draw:glue-point draw:id="4" svg:x="-3.305cm" svg:y="3.092cm"/>
              <draw:glue-point draw:id="5" svg:x="-2.458cm" svg:y="-0.239cm"/>
              <draw:glue-point draw:id="6" svg:x="-2.289cm" svg:y="0.236cm"/>
              <draw:path draw:style-name="gr9" draw:text-style-name="P7" draw:layer="layout" svg:width="1.131cm" svg:height="1.129cm" svg:x="32.603cm" svg:y="16.638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9" draw:text-style-name="P7" draw:layer="layout" svg:width="1.131cm" svg:height="1.129cm" svg:x="37.299cm" svg:y="16.638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9" draw:text-style-name="P7" draw:layer="layout" svg:width="7.495cm" svg:height="2.281cm" svg:x="31.86cm" svg:y="15.101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10" draw:text-style-name="P8" draw:layer="layout" svg:x1="35.608cm" svg:y1="15.101cm" svg:x2="31.168cm" svg:y2="13.629cm" draw:start-shape="id1" draw:start-glue-point="0" draw:end-shape="id2" draw:end-glue-point="1" svg:d="M35608 15101v-1472h-4440" svg:viewBox="0 0 4441 1473">
              <text:p/>
            </draw:connector>
            <draw:custom-shape draw:style-name="gr11" draw:text-style-name="P9" xml:id="id2" draw:id="id2" draw:layer="layout" svg:width="1.905cm" svg:height="0.635cm" svg:x="29.263cm" svg:y="13.312cm">
              <text:p text:style-name="P9"><text:span text:style-name="T1">C</text:span><text:span text:style-name="T1">a</text:span><text:span text:style-name="T1">m</text:span><text:span text:style-name="T1">e</text:span><text:span text:style-name="T1">r</text:span><text:span text:style-name="T1">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8" draw:layer="layout" svg:x1="33.131cm" svg:y1="17.258cm" svg:x2="31.409cm" svg:y2="18.939cm" draw:start-shape="id1" draw:start-glue-point="4" draw:end-shape="id3" draw:end-glue-point="1" svg:d="M33131 17258v1681h-1722" svg:viewBox="0 0 1723 1682">
              <text:p/>
            </draw:connector>
            <draw:custom-shape draw:style-name="gr13" draw:text-style-name="P10" xml:id="id3" draw:id="id3" draw:layer="layout" svg:width="2.216cm" svg:height="0.635cm" svg:x="29.193cm" svg:y="18.622cm">
              <text:p text:style-name="P9"><text:span text:style-name="T1">S</text:span><text:span text:style-name="T1">p</text:span><text:span text:style-name="T1">e</text:span><text:span text:style-name="T1">e</text:span><text:span text:style-name="T1">d </text:span><text:span text:style-name="T1">m</text:span><text:span text:style-name="T1">et</text:span><text:span text:style-name="T1">e</text:span><text:span text:style-name="T1">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1" draw:layer="layout" svg:width="0.531cm" svg:height="0.431cm" svg:x="30.017cm" svg:y="15.9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30.45cm" svg:y="15.9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29.585cm" svg:y="15.99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30.45cm" svg:y="16.42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30.018cm" svg:y="16.422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29.586cm" svg:y="16.422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2" draw:layer="layout" svg:x1="31.101cm" svg:y1="16.432cm" svg:x2="33.006cm" svg:y2="16.432cm">
              <text:p/>
            </draw:line>
            <draw:g>
              <draw:path draw:style-name="gr16" draw:text-style-name="P13" draw:layer="layout" svg:width="0.069cm" svg:height="0.069cm" svg:x="27.909cm" svg:y="16.041cm" svg:viewBox="0 0 70 70" svg:d="M35 0c-9 0-18 4-24 11-7 6-11 15-11 24 0 10 4 18 10 25 7 7 15 10 25 10 9 0 18-4 25-10 6-7 10-15 10-25 0-9-4-18-11-24-6-7-15-11-24-11z">
                <text:p/>
              </draw:path>
              <draw:path draw:style-name="gr16" draw:text-style-name="P13" draw:layer="layout" svg:width="0.069cm" svg:height="0.068cm" svg:x="27.909cm" svg:y="16.32cm" svg:viewBox="0 0 70 69" svg:d="M35 0c-9 0-18 3-24 10-7 7-11 15-11 25 0 9 4 17 10 24 7 7 15 10 25 10 9 0 18-3 25-10 6-7 10-15 10-24 0-10-4-18-11-25-6-7-15-10-24-10z">
                <text:p/>
              </draw:path>
              <draw:path draw:style-name="gr16" draw:text-style-name="P13" draw:layer="layout" svg:width="0.138cm" svg:height="0.138cm" svg:x="27.632cm" svg:y="16.146cm" svg:viewBox="0 0 139 139" svg:d="M70 0c-20 0-36 7-50 20-13 14-20 30-20 49 0 20 7 36 20 50 14 13 30 20 50 20 19 0 35-7 49-20 13-14 20-30 20-50 0-19-7-35-20-49-14-13-30-20-49-20z">
                <text:p/>
              </draw:path>
              <draw:path draw:style-name="gr16" draw:text-style-name="P13" draw:layer="layout" svg:width="1.013cm" svg:height="1.288cm" svg:x="27.243cm" svg:y="15.842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4" draw:layer="layout" svg:width="0.254cm" svg:height="0.51cm" svg:x="28.88cm" svg:y="16.241cm" svg:viewBox="0 0 255 511" svg:d="M0 257c85-86 169-171 254-257 0 170 1 339 1 509-85-84-170-168-255-252zM1 511zM254 0z">
              <text:p/>
            </draw:path>
            <draw:g>
              <draw:g>
                <draw:path draw:style-name="gr18" draw:text-style-name="P15" draw:layer="layout" svg:width="1.334cm" svg:height="1.142cm" svg:x="33.768cm" svg:y="16.117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18" draw:text-style-name="P15" draw:layer="layout" svg:width="0.118cm" svg:height="0.116cm" svg:x="34.168cm" svg:y="16.916cm" svg:viewBox="0 0 119 117" svg:d="M60 0c-33 0-60 26-60 59s27 58 60 58c32 0 59-25 59-58s-27-59-59-59zM39 59c0-11 9-20 21-20 11 0 20 9 20 20 0 10-9 19-20 19-12 0-21-9-21-19z">
                  <text:p/>
                </draw:path>
                <draw:path draw:style-name="gr18" draw:text-style-name="P15" draw:layer="layout" svg:width="0.118cm" svg:height="0.116cm" svg:x="34.621cm" svg:y="16.848cm" svg:viewBox="0 0 119 117" svg:d="M0 59c0 33 27 58 60 58 32 0 59-25 59-58s-27-59-59-59c-33 0-60 26-60 59zM60 78c-12 0-19-9-19-19 0-11 7-20 19-20 11 0 20 9 20 20 0 10-9 19-20 19z">
                  <text:p/>
                </draw:path>
              </draw:g>
              <draw:frame draw:style-name="gr19" draw:text-style-name="P16" draw:layer="layout" svg:width="2.736cm" svg:height="0.857cm" svg:x="34.911cm" svg:y="16.498cm">
                <draw:text-box>
                  <text:p><text:span text:style-name="T2">Engine</text:span></text:p>
                </draw:text-box>
              </draw:frame>
            </draw:g>
            <draw:path draw:style-name="gr17" draw:text-style-name="P14" draw:layer="layout" svg:width="0.254cm" svg:height="0.51cm" svg:x="26.252cm" svg:y="16.242cm" svg:viewBox="0 0 255 511" svg:d="M0 257c85-86 169-171 254-257 0 170 1 339 1 509-85-84-170-168-255-252zM1 511zM254 0z">
              <text:p/>
            </draw:path>
            <draw:frame draw:style-name="gr20" draw:text-style-name="P17" draw:layer="layout" svg:width="1.819cm" svg:height="2.159cm" svg:x="24.421cm" svg:y="15.482cm">
              <draw:text-box>
                <text:p text:style-name="P12"><text:span text:style-name="T3">Engine</text:span></text:p>
                <text:p text:style-name="P12"><text:span text:style-name="T3">should</text:span></text:p>
                <text:p text:style-name="P12"><text:span text:style-name="T3">increase </text:span></text:p>
                <text:p text:style-name="P12"><text:span text:style-name="T3">or</text:span></text:p>
                <text:p text:style-name="P12"><text:span text:style-name="T3">decrease</text:span></text:p>
                <text:p text:style-name="P12"><text:span text:style-name="T3">power</text:span></text:p>
              </draw:text-box>
            </draw:frame>
            <draw:line draw:style-name="gr21" draw:text-style-name="P8" draw:layer="layout" svg:x1="31.209cm" svg:y1="17.006cm" svg:x2="29.431cm" svg:y2="17.006cm">
              <text:p/>
            </draw:line>
            <draw:frame draw:style-name="gr22" draw:text-style-name="P18" draw:layer="layout" svg:width="1.226cm" svg:height="0.645cm" svg:x="29.856cm" svg:y="16.869cm">
              <draw:text-box>
                <text:p><text:span text:style-name="T4">time</text:span></text:p>
              </draw:text-box>
            </draw:frame>
            <draw:frame draw:style-name="gr23" draw:text-style-name="P19" draw:layer="layout" svg:width="3.175cm" svg:height="1.535cm" svg:x="28.688cm" svg:y="14.654cm">
              <draw:text-box>
                <text:p text:style-name="P12"><text:span text:style-name="T4">Contextualized <text:s/>Ext and Prop Data</text:span></text:p>
              </draw:text-box>
            </draw:frame>
            <draw:frame draw:style-name="gr24" draw:text-style-name="P17" draw:layer="layout" svg:width="3.556cm" svg:height="1.27cm" svg:x="26.002cm" svg:y="17.194cm">
              <draw:text-box>
                <text:p text:style-name="P12"><text:span text:style-name="T5">Anomaly detection and model creation</text:span></text:p>
              </draw:text-box>
            </draw:frame>
            <draw:custom-shape draw:style-name="gr25" draw:text-style-name="P20" draw:layer="layout" svg:width="1.905cm" svg:height="0.635cm" svg:x="24.497cm" svg:y="14.908cm">
              <text:p text:style-name="P9"><text:span text:style-name="T1">D</text:span><text:span text:style-name="T1">e</text:span><text:span text:style-name="T1">ci</text:span><text:span text:style-name="T1">si</text:span><text:span text:style-name="T1">o</text:span><text:span text:style-name="T1">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21" draw:layer="layout" svg:width="0.889cm" svg:height="0.254cm" svg:x="37.449cm" svg:y="17.926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2" draw:layer="layout" svg:width="0.889cm" svg:height="0.254cm" svg:x="37.449cm" svg:y="18.377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3" draw:layer="layout" svg:width="3.683cm" svg:height="0.569cm" svg:x="33.912cm" svg:y="17.769cm">
              <draw:text-box>
                <text:p><text:span text:style-name="T6">Exteroceptive sensors</text:span></text:p>
              </draw:text-box>
            </draw:frame>
            <draw:frame draw:style-name="gr28" draw:text-style-name="P24" draw:layer="layout" svg:width="3.683cm" svg:height="0.569cm" svg:x="33.92cm" svg:y="18.216cm">
              <draw:text-box>
                <text:p><text:span text:style-name="T7">Proprioceptive sensors</text:span></text:p>
              </draw:text-box>
            </draw:frame>
            <draw:custom-shape draw:style-name="gr29" draw:text-style-name="P25" draw:layer="layout" svg:width="0.889cm" svg:height="0.254cm" svg:x="37.449cm" svg:y="18.81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6" draw:layer="layout" svg:width="3.683cm" svg:height="0.569cm" svg:x="33.921cm" svg:y="18.658cm">
              <draw:text-box>
                <text:p><text:span text:style-name="T3">Actuators</text:span></text:p>
              </draw:text-box>
            </draw:frame>
          </draw:g>
        </draw:g>
        <draw:g>
          <draw:path draw:style-name="gr30" draw:text-style-name="P27" draw:layer="layout" svg:width="2.793cm" svg:height="2.793cm" svg:x="82.097cm" svg:y="2.991cm" svg:viewBox="0 0 2794 2794" svg:d="M1397 0c792 0 1397 605 1397 1397s-605 1397-1397 1397-1397-605-1397-1397 605-1397 1397-1397z">
            <text:p/>
          </draw:path>
          <draw:polygon draw:style-name="gr31" draw:text-style-name="P12" draw:layer="layout" svg:width="0cm" svg:height="0cm" svg:x="80.319cm" svg:y="2.737cm" svg:viewBox="0 0 0 0" draw:points="0,0">
            <text:p/>
          </draw:polygon>
          <draw:polygon draw:style-name="gr31" draw:text-style-name="P12" draw:layer="layout" svg:width="0cm" svg:height="0cm" svg:x="83.494cm" svg:y="4.388cm" svg:viewBox="0 0 0 0" draw:points="0,0">
            <text:p/>
          </draw:polygon>
          <draw:custom-shape draw:style-name="gr32" draw:text-style-name="P14" draw:layer="layout" svg:width="1.46cm" svg:height="1.355cm" svg:x="82.764cm" svg:y="3.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5" draw:layer="layout" svg:width="1.574cm" svg:height="0.293cm" draw:transform="rotate (0.319046187264563) translate (81.84cm 5.649cm)">
            <text:p/>
            <draw:enhanced-geometry svg:viewBox="0 0 21600 21600" draw:type="rectangle" draw:enhanced-path="M 0 0 L 21600 0 21600 21600 0 21600 0 0 Z N"/>
          </draw:custom-shape>
          <draw:path draw:style-name="gr33" draw:text-style-name="P15" draw:layer="layout" svg:width="1.6cm" svg:height="0.586cm" svg:x="81.765cm" svg:y="2.968cm" svg:viewBox="0 0 1601 587" svg:d="M0 288c19-96 37-192 56-288 515 100 1030 199 1545 299-18 96-37 192-55 288-515-100-1031-199-1546-299z">
            <text:p/>
          </draw:path>
          <draw:custom-shape draw:style-name="gr34" draw:text-style-name="P28" draw:layer="layout" svg:width="5.08cm" svg:height="5.08cm" draw:transform="rotate (1.16465820985582) translate (79.577cm 5.667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g>
            <draw:g>
              <draw:path draw:style-name="gr14" draw:text-style-name="P11" draw:layer="layout" svg:width="1.063cm" svg:height="0.863cm" svg:x="36.969cm" svg:y="23.36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7.834cm" svg:y="23.36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6.105cm" svg:y="23.36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37.834cm" svg:y="24.23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6.971cm" svg:y="24.23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36.107cm" svg:y="24.23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6" draw:text-style-name="P13" draw:layer="layout" svg:width="0.138cm" svg:height="0.138cm" svg:x="33.487cm" svg:y="23.47cm" svg:viewBox="0 0 139 139" svg:d="M69 0c-18 0-35 7-48 21-14 14-21 30-21 49s7 36 20 49c14 14 30 20 49 20s36-6 49-20c14-13 21-30 21-49s-7-35-21-49c-13-13-30-21-49-21z">
              <text:p/>
            </draw:path>
            <draw:path draw:style-name="gr16" draw:text-style-name="P13" draw:layer="layout" svg:width="0.138cm" svg:height="0.138cm" svg:x="33.487cm" svg:y="24.027cm" svg:viewBox="0 0 139 139" svg:d="M69 0c-18 0-35 7-48 21-14 14-21 30-21 49s7 35 20 49c14 14 30 20 49 20s36-7 49-20c14-14 21-30 21-49s-7-35-21-49c-13-14-30-21-49-21z">
              <text:p/>
            </draw:path>
            <draw:path draw:style-name="gr16" draw:text-style-name="P13" draw:layer="layout" svg:width="0.278cm" svg:height="0.278cm" svg:x="32.931cm" svg:y="23.679cm" svg:viewBox="0 0 279 279" svg:d="M140 0c-39 0-71 14-99 41-27 27-41 60-41 99 0 38 14 71 41 98s60 41 99 41c38 0 71-14 98-41s41-60 41-98c0-39-14-72-41-99s-60-41-98-41z">
              <text:p/>
            </draw:path>
            <draw:path draw:style-name="gr16" draw:text-style-name="P13" draw:layer="layout" svg:width="2.028cm" svg:height="2.579cm" svg:x="32.153cm" svg:y="23.071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35" draw:text-style-name="P20" draw:layer="layout" svg:width="3.429cm" svg:height="0.762cm" svg:x="26.317cm" svg:y="27.557cm">
              <text:p text:style-name="P9"><text:span text:style-name="T1">De</text:span><text:span text:style-name="T1">ci</text:span><text:span text:style-name="T1">si</text:span><text:span text:style-name="T1">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7" draw:text-style-name="P14" draw:layer="layout" svg:width="0.509cm" svg:height="1.021cm" svg:x="34.795cm" svg:y="23.868cm" svg:viewBox="0 0 510 1022" svg:d="M0 514c169-171 339-343 508-514 0 339 1 678 2 1018-170-168-340-336-510-504zM1 1022zM508 0z">
            <text:p/>
          </draw:path>
          <draw:frame draw:style-name="gr36" draw:text-style-name="P8" xml:id="id6" draw:id="id6" draw:layer="layout" svg:width="1.642cm" svg:height="1.642cm" svg:x="25.682cm" svg:y="23.746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37" draw:text-style-name="P29" draw:layer="layout" svg:width="2.42cm" svg:height="1.039cm" svg:x="36.323cm" svg:y="25.568cm">
            <draw:text-box>
              <text:p text:style-name="P12"><text:span text:style-name="T8">Contextual </text:span></text:p>
              <text:p text:style-name="P12"><text:span text:style-name="T8">data</text:span></text:p>
            </draw:text-box>
          </draw:frame>
          <draw:frame draw:style-name="gr38" draw:text-style-name="P29" draw:layer="layout" svg:width="2.068cm" svg:height="1.039cm" svg:x="32.127cm" svg:y="25.568cm">
            <draw:text-box>
              <text:p text:style-name="P12"><text:span text:style-name="T8">Anomaly</text:span></text:p>
              <text:p text:style-name="P12"><text:span text:style-name="T8">detection</text:span></text:p>
            </draw:text-box>
          </draw:frame>
          <draw:frame draw:style-name="gr39" draw:text-style-name="P29" xml:id="id5" draw:id="id5" draw:layer="layout" svg:width="1.713cm" svg:height="1.039cm" svg:x="25.676cm" svg:y="25.441cm">
            <draw:text-box>
              <text:p text:style-name="P12"><text:span text:style-name="T8">Models</text:span></text:p>
              <text:p text:style-name="P12"><text:span text:style-name="T8">book</text:span></text:p>
            </draw:text-box>
          </draw:frame>
          <draw:path draw:style-name="gr17" draw:text-style-name="P14" draw:layer="layout" svg:width="0.509cm" svg:height="1.021cm" svg:x="30.706cm" svg:y="23.873cm" svg:viewBox="0 0 510 1022" svg:d="M0 514c169-171 339-343 508-514 0 339 1 678 2 1018-170-168-340-336-510-504zM1 1022zM508 0z">
            <text:p/>
          </draw:path>
          <draw:custom-shape draw:style-name="gr40" draw:text-style-name="P30" xml:id="id4" draw:id="id4" draw:layer="layout" svg:width="1.905cm" svg:height="1.905cm" svg:x="28.519cm" svg:y="23.492cm">
            <text:p text:style-name="P30"><text:span text:style-name="T9">Huge</text:span></text:p>
            <text:p text:style-name="P30"><text:span text:style-name="T9">Anomaly</text:span></text:p>
            <text:p text:style-name="P30"><text:span text:style-name="T9">?</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29.472cm" svg:y1="25.397cm" svg:x2="26.532cm" svg:y2="26.48cm" draw:start-shape="id4" draw:start-glue-point="6" draw:end-shape="id5" draw:end-glue-point="2" svg:d="M29472 25397v2032h-2940v-949" svg:viewBox="0 0 2941 2033">
            <text:p/>
          </draw:connector>
          <draw:connector draw:style-name="gr41" draw:text-style-name="P8" draw:layer="layout" draw:line-skew="-0.895cm" svg:x1="29.472cm" svg:y1="23.492cm" svg:x2="26.503cm" svg:y2="23.746cm" draw:start-shape="id4" draw:start-glue-point="4" draw:end-shape="id6" draw:end-glue-point="0" svg:d="M29472 23492v-1397h-2969v1651" svg:viewBox="0 0 2970 1652">
            <text:p/>
          </draw:connector>
          <draw:frame draw:style-name="gr42" draw:text-style-name="P31" draw:layer="layout" svg:width="1.986cm" svg:height="1.827cm" svg:x="27.887cm" svg:y="25.094cm">
            <draw:text-box>
              <text:p><text:span text:style-name="T10">Yes</text:span></text:p>
              <text:p><text:span text:style-name="T10">(Huge speed</text:span></text:p>
              <text:p><text:span text:style-name="T10">loss)</text:span></text:p>
            </draw:text-box>
          </draw:frame>
          <draw:frame draw:style-name="gr43" draw:text-style-name="P31" draw:layer="layout" svg:width="0.972cm" svg:height="0.645cm" svg:x="28.636cm" svg:y="22.857cm">
            <draw:text-box>
              <text:p><text:span text:style-name="T10">No</text:span></text:p>
            </draw:text-box>
          </draw:frame>
          <draw:frame draw:style-name="gr44" draw:text-style-name="P32" draw:layer="layout" svg:width="3.88cm" svg:height="1.433cm" svg:x="26.19cm" svg:y="28.318cm">
            <draw:text-box>
              <text:p text:style-name="P12"><text:span text:style-name="T11">Create a new Model </text:span></text:p>
              <text:p text:style-name="P12"><text:span text:style-name="T11">(Always increase </text:span></text:p>
              <text:p text:style-name="P12"><text:span text:style-name="T11">power in uphills)</text:span></text:p>
            </draw:text-box>
          </draw:frame>
          <draw:frame draw:style-name="gr45" draw:text-style-name="P32" draw:layer="layout" svg:width="3.863cm" svg:height="0.645cm" svg:x="25.809cm" svg:y="21.323cm">
            <draw:text-box>
              <text:p text:style-name="P12"><text:span text:style-name="T11">use existing models</text:span></text:p>
            </draw:text-box>
          </draw:frame>
          <draw:path draw:style-name="gr17" draw:text-style-name="P14" draw:layer="layout" svg:width="0.509cm" svg:height="1.021cm" draw:transform="rotate (-3.14159265358979) translate (31.7777305717491cm 24.8943254602492cm)" svg:viewBox="0 0 510 1022" svg:d="M0 514c169-171 339-343 508-514 0 339 1 678 2 1018-170-168-340-336-510-504zM1 1022zM508 0z">
            <text:p/>
          </draw:path>
          <draw:line draw:style-name="gr46" draw:text-style-name="P8" draw:layer="layout" svg:x1="38.395cm" svg:y1="26.668cm" svg:x2="36.617cm" svg:y2="26.668cm">
            <text:p/>
          </draw:line>
          <draw:frame draw:style-name="gr22" draw:text-style-name="P33" draw:layer="layout" svg:width="1.226cm" svg:height="0.645cm" svg:x="37.042cm" svg:y="26.531cm">
            <draw:text-box>
              <text:p><text:span text:style-name="T12">time</text:span></text:p>
            </draw:text-box>
          </draw:frame>
        </draw:g>
        <draw:g>
          <draw:custom-shape draw:style-name="gr47" draw:text-style-name="P34" draw:layer="layout" svg:width="11.43cm" svg:height="0.889cm" svg:x="26.677cm" svg:y="60.372cm">
            <text:p/>
            <draw:enhanced-geometry svg:viewBox="0 0 21600 21600" draw:type="rectangle" draw:enhanced-path="M 0 0 L 21600 0 21600 21600 0 21600 0 0 Z N"/>
          </draw:custom-shape>
          <draw:custom-shape draw:style-name="gr48" draw:text-style-name="P12" draw:layer="layout" svg:width="1.27cm" svg:height="0.254cm" svg:x="33.916cm" svg:y="65.198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29.725cm" svg:y="65.198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7.058cm 64.39cm)">
            <draw:image xlink:href="Pictures/10000201000002580000012EA7FACD87E0767E4B.png" xlink:type="simple" xlink:show="embed" xlink:actuate="onLoad">
              <text:p/>
            </draw:image>
          </draw:frame>
          <draw:polygon draw:style-name="gr49" draw:text-style-name="P35" draw:layer="layout" svg:width="2.646cm" svg:height="1.331cm" svg:x="31.187cm" svg:y="64.628cm" svg:viewBox="0 0 2647 1332" draw:points="0,1332 0,0 2647,0 2647,1332">
            <text:p/>
          </draw:polygon>
          <draw:frame draw:style-name="gr36" draw:text-style-name="P8" draw:layer="layout" svg:width="2.647cm" svg:height="1.332cm" draw:transform="rotate (-0.156730566829091) translate (35.14cm 63.977cm)">
            <draw:image xlink:href="Pictures/10000201000002580000012EA7FACD87E0767E4B.png" xlink:type="simple" xlink:show="embed" xlink:actuate="onLoad">
              <text:p/>
            </draw:image>
          </draw:frame>
          <draw:path draw:style-name="gr33" draw:text-style-name="P15" draw:layer="layout" svg:width="0.516cm" svg:height="0.577cm" draw:transform="skewX (0.169646003293849) rotate (0.408930643742271) translate (31.9674936295375cm 65.081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7.9304936295375cm 64.697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5.8044936295375cm 64.572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31.27cm 62.658cm)">
              <draw:image xlink:href="Pictures/10000201000002580000012EA7FACD87E0767E4B.png" xlink:type="simple" xlink:show="embed" xlink:actuate="onLoad">
                <text:p/>
              </draw:image>
            </draw:frame>
            <draw:path draw:style-name="gr50" draw:text-style-name="P36" draw:layer="layout" svg:width="0.516cm" svg:height="0.577cm" draw:transform="skewX (0.169646003293849) rotate (0.550127780228612) translate (32.0180891496449cm 63.2033562776485cm)" svg:viewBox="0 0 517 578" svg:d="M0 283c6-94 12-189 18-283 166 98 333 196 499 294-6 95-12 189-18 284-166-99-333-196-499-295z">
              <text:p/>
            </draw:path>
          </draw:g>
          <draw:frame draw:style-name="gr51" draw:text-style-name="P37" draw:layer="layout" svg:width="2.032cm" svg:height="0.762cm" svg:x="31.376cm" svg:y="60.499cm">
            <draw:text-box>
              <text:p><text:span text:style-name="T13">overtake</text:span></text:p>
            </draw:text-box>
          </draw:frame>
          <draw:line draw:style-name="gr52" draw:text-style-name="P8" draw:layer="layout" svg:x1="29.979cm" svg:y1="64.309cm" svg:x2="30.995cm" svg:y2="63.674cm">
            <text:p/>
          </draw:line>
          <draw:line draw:style-name="gr52" draw:text-style-name="P8" draw:layer="layout" svg:x1="34.043cm" svg:y1="63.42cm" svg:x2="35.059cm" svg:y2="64.055cm">
            <text:p/>
          </draw:line>
          <draw:custom-shape draw:style-name="gr53" draw:text-style-name="P39" draw:layer="layout" svg:width="3.81cm" svg:height="0.889cm" svg:x="26.677cm" svg:y="61.261cm">
            <text:p text:style-name="P38"><text:span text:style-name="T14">T</text:span><text:span text:style-name="T14">u</text:span><text:span text:style-name="T14">r</text:span><text:span text:style-name="T14">n </text:span><text:span text:style-name="T14">l</text:span><text:span text:style-name="T14">e</text:span><text:span text:style-name="T14">ft</text:span></text:p>
            <draw:enhanced-geometry svg:viewBox="0 0 21600 21600" draw:type="rectangle" draw:enhanced-path="M 0 0 L 21600 0 21600 21600 0 21600 0 0 Z N"/>
          </draw:custom-shape>
          <draw:custom-shape draw:style-name="gr53" draw:text-style-name="P39" draw:layer="layout" svg:width="3.81cm" svg:height="0.889cm" svg:x="34.297cm" svg:y="61.261cm">
            <text:p text:style-name="P38"><text:span text:style-name="T14">T</text:span><text:span text:style-name="T14">u</text:span><text:span text:style-name="T14">r</text:span><text:span text:style-name="T14">n </text:span><text:span text:style-name="T14">ri</text:span><text:span text:style-name="T14">g</text:span><text:span text:style-name="T14">h</text:span><text:span text:style-name="T14">t</text:span></text:p>
            <draw:enhanced-geometry svg:viewBox="0 0 21600 21600" draw:type="rectangle" draw:enhanced-path="M 0 0 L 21600 0 21600 21600 0 21600 0 0 Z N"/>
          </draw:custom-shape>
          <draw:custom-shape draw:style-name="gr53" draw:text-style-name="P41" draw:layer="layout" svg:width="3.81cm" svg:height="0.889cm" svg:x="30.487cm" svg:y="66.341cm">
            <text:p text:style-name="P40"><text:span text:style-name="T15">dec speed</text:span></text:p>
            <draw:enhanced-geometry svg:viewBox="0 0 21600 21600" draw:type="rectangle" draw:enhanced-path="M 0 0 L 21600 0 21600 21600 0 21600 0 0 Z N"/>
          </draw:custom-shape>
          <draw:custom-shape draw:style-name="gr53" draw:text-style-name="P39" draw:layer="layout" svg:width="3.81cm" svg:height="0.889cm" svg:x="30.487cm" svg:y="61.261cm">
            <text:p text:style-name="P38"><text:span text:style-name="T14">I</text:span><text:span text:style-name="T14">n</text:span><text:span text:style-name="T14">c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g>
        <draw:frame draw:style-name="gr54" draw:text-style-name="P42" draw:layer="layout" svg:width="3.563cm" svg:height="1.199cm" svg:x="56.395cm" svg:y="30.4cm">
          <draw:text-box>
            <text:p text:style-name="P12"><text:span text:style-name="T16">Compositional </text:span></text:p>
            <text:p text:style-name="P12"><text:span text:style-name="T16">semantics</text:span></text:p>
          </draw:text-box>
        </draw:frame>
        <draw:custom-shape draw:style-name="gr55" draw:text-style-name="P44" draw:layer="layout" svg:width="2.54cm" svg:height="1.143cm" svg:x="37.98cm" svg:y="30.019cm">
          <text:p text:style-name="P43"><text:span text:style-name="T16">fo</text:span><text:span text:style-name="T16">ll</text:span><text:span text:style-name="T16">o</text:span><text:span text:style-name="T16">w</text:span><text:span text:style-name="T16">er</text:span></text:p>
          <draw:enhanced-geometry svg:viewBox="0 0 21600 21600" draw:type="rectangle" draw:enhanced-path="M 0 0 L 21600 0 21600 21600 0 21600 0 0 Z N"/>
        </draw:custom-shape>
        <draw:custom-shape draw:style-name="gr56" draw:text-style-name="P46" draw:layer="layout" svg:width="3.048cm" svg:height="1.651cm" svg:x="26.804cm" svg:y="37.893cm">
          <text:p text:style-name="P45"><text:span text:style-name="T16">Smart homes</text:span></text:p>
          <draw:enhanced-geometry svg:viewBox="0 0 21600 21600" draw:type="rectangle" draw:enhanced-path="M 0 0 L 21600 0 21600 21600 0 21600 0 0 Z N"/>
        </draw:custom-shape>
        <draw:custom-shape draw:style-name="gr57" draw:text-style-name="P46" draw:layer="layout" svg:width="2.717cm" svg:height="1.651cm" svg:x="47.101cm" svg:y="32.178cm">
          <text:p text:style-name="P45"><text:span text:style-name="T16">Di</text:span><text:span text:style-name="T16">s</text:span><text:span text:style-name="T16">cr</text:span><text:span text:style-name="T16">e</text:span><text:span text:style-name="T16">et</text:span></text:p>
          <text:p text:style-name="P45"><text:span text:style-name="T16">S</text:span><text:span text:style-name="T16">p</text:span><text:span text:style-name="T16">a</text:span><text:span text:style-name="T16">c</text:span><text:span text:style-name="T16">e </text:span><text:span text:style-name="T16">st</text:span><text:span text:style-name="T16">at</text:span><text:span text:style-name="T16">e</text:span></text:p>
          <text:p text:style-name="P45"><text:span text:style-name="T16">(s</text:span><text:span text:style-name="T16">u</text:span><text:span text:style-name="T16">p</text:span><text:span text:style-name="T16">er </text:span><text:span text:style-name="T16">st</text:span><text:span text:style-name="T16">at</text:span><text:span text:style-name="T16">e)</text:span></text:p>
          <draw:enhanced-geometry svg:viewBox="0 0 21600 21600" draw:type="rectangle" draw:enhanced-path="M 0 0 L 21600 0 21600 21600 0 21600 0 0 Z N"/>
        </draw:custom-shape>
        <draw:custom-shape draw:style-name="gr58" draw:text-style-name="P46" draw:layer="layout" svg:width="2.54cm" svg:height="1.651cm" svg:x="50.553cm" svg:y="32.178cm">
          <text:p text:style-name="P45"><text:span text:style-name="T16">Al</text:span><text:span text:style-name="T16">p</text:span><text:span text:style-name="T16">h</text:span><text:span text:style-name="T16">a</text:span><text:span text:style-name="T16">b</text:span><text:span text:style-name="T16">et</text:span></text:p>
          <draw:enhanced-geometry svg:viewBox="0 0 21600 21600" draw:type="rectangle" draw:enhanced-path="M 0 0 L 21600 0 21600 21600 0 21600 0 0 Z N"/>
        </draw:custom-shape>
        <draw:custom-shape draw:style-name="gr59" draw:text-style-name="P46" draw:layer="layout" svg:width="2.54cm" svg:height="1.651cm" svg:x="53.805cm" svg:y="32.178cm">
          <text:p text:style-name="P45"><text:span text:style-name="T16">W</text:span><text:span text:style-name="T16">o</text:span><text:span text:style-name="T16">r</text:span><text:span text:style-name="T16">d</text:span><text:span text:style-name="T16">s</text:span></text:p>
          <draw:enhanced-geometry svg:viewBox="0 0 21600 21600" draw:type="rectangle" draw:enhanced-path="M 0 0 L 21600 0 21600 21600 0 21600 0 0 Z N"/>
        </draw:custom-shape>
        <draw:custom-shape draw:style-name="gr60" draw:text-style-name="P46" draw:layer="layout" svg:width="2.54cm" svg:height="1.651cm" svg:x="57.157cm" svg:y="32.178cm">
          <text:p text:style-name="P45"><text:span text:style-name="T16">s</text:span><text:span text:style-name="T16">e</text:span><text:span text:style-name="T16">n</text:span><text:span text:style-name="T16">t</text:span><text:span text:style-name="T16">e</text:span><text:span text:style-name="T16">n</text:span><text:span text:style-name="T16">c</text:span><text:span text:style-name="T16">e</text:span></text:p>
          <draw:enhanced-geometry svg:viewBox="0 0 21600 21600" draw:type="rectangle" draw:enhanced-path="M 0 0 L 21600 0 21600 21600 0 21600 0 0 Z N"/>
        </draw:custom-shape>
        <draw:custom-shape draw:style-name="gr61" draw:text-style-name="P44" draw:layer="layout" svg:width="2.54cm" svg:height="1.651cm" svg:x="40.397cm" svg:y="32.175cm">
          <text:p text:style-name="P43"><text:span text:style-name="T16">T</text:span><text:span text:style-name="T16">r</text:span><text:span text:style-name="T16">a</text:span><text:span text:style-name="T16">i</text:span><text:span text:style-name="T16">n</text:span><text:span text:style-name="T16">i</text:span><text:span text:style-name="T16">n</text:span><text:span text:style-name="T16">g</text:span></text:p>
          <text:p text:style-name="P43"><text:span text:style-name="T16">(</text:span><text:span text:style-name="T16">L</text:span><text:span text:style-name="T16">e</text:span><text:span text:style-name="T16">a</text:span><text:span text:style-name="T16">r</text:span><text:span text:style-name="T16">n</text:span><text:span text:style-name="T16">i</text:span><text:span text:style-name="T16">n</text:span><text:span text:style-name="T16">g</text:span><text:span text:style-name="T16"> </text:span></text:p>
          <text:p text:style-name="P43"><text:span text:style-name="T16">i</text:span><text:span text:style-name="T16">n</text:span><text:span text:style-name="T16">t</text:span><text:span text:style-name="T16">e</text:span><text:span text:style-name="T16">r</text:span><text:span text:style-name="T16">a</text:span><text:span text:style-name="T16">c</text:span><text:span text:style-name="T16">t</text:span><text:span text:style-name="T16">i</text:span><text:span text:style-name="T16">o</text:span><text:span text:style-name="T16">n</text:span><text:span text:style-name="T16">)</text:span></text:p>
          <draw:enhanced-geometry svg:viewBox="0 0 21600 21600" draw:type="rectangle" draw:enhanced-path="M 0 0 L 21600 0 21600 21600 0 21600 0 0 Z N"/>
        </draw:custom-shape>
        <draw:frame draw:style-name="gr62" draw:text-style-name="P47" draw:layer="layout" svg:width="4.168cm" svg:height="1.827cm" svg:x="53.093cm" svg:y="37.072cm">
          <draw:text-box>
            <text:p text:style-name="P12"><text:span text:style-name="T17">Two almost </text:span></text:p>
            <text:p text:style-name="P12"><text:span text:style-name="T17">simultaneous activated </text:span></text:p>
            <text:p text:style-name="P12"><text:span text:style-name="T17">region between </text:span></text:p>
            <text:p text:style-name="P12"><text:span text:style-name="T17">two objects</text:span></text:p>
          </draw:text-box>
        </draw:frame>
        <draw:frame draw:style-name="gr63" draw:text-style-name="P47" draw:layer="layout" svg:width="3.741cm" svg:height="2.615cm" svg:x="57.053cm" svg:y="37.073cm">
          <draw:text-box>
            <text:p text:style-name="P12"><text:span text:style-name="T17">Describes a whole</text:span></text:p>
            <text:p text:style-name="P12"><text:span text:style-name="T17">Normal interaction</text:span></text:p>
            <text:p text:style-name="P12"><text:span text:style-name="T17">According to trained </text:span></text:p>
            <text:p text:style-name="P12"><text:span text:style-name="T17">DBN on word </text:span></text:p>
            <text:p text:style-name="P12"><text:span text:style-name="T17">Transition in training </text:span></text:p>
            <text:p text:style-name="P12"><text:span text:style-name="T17">phase</text:span></text:p>
          </draw:text-box>
        </draw:frame>
        <draw:custom-shape draw:style-name="gr64" draw:text-style-name="P48" draw:layer="layout" svg:width="6.577cm" svg:height="3.103cm" svg:x="46.743cm" svg:y="37.076cm">
          <text:p/>
          <draw:enhanced-geometry svg:viewBox="0 0 21600 21600" draw:mirror-horizontal="false" draw:mirror-vertical="false" draw:type="rectangle" draw:enhanced-path="M 0 0 L 21600 0 21600 21600 0 21600 0 0 Z N"/>
        </draw:custom-shape>
        <draw:frame draw:style-name="gr65" draw:text-style-name="P47" draw:layer="layout" svg:width="4.287cm" svg:height="3.009cm" svg:x="48.163cm" svg:y="37.073cm">
          <draw:text-box>
            <text:p text:style-name="P12"><text:span text:style-name="T17">Alphabets are the </text:span></text:p>
            <text:p text:style-name="P12"><text:span text:style-name="T17">state zones</text:span></text:p>
            <text:p text:style-name="P12"><text:span text:style-name="T17">where motion</text:span></text:p>
            <text:p text:style-name="P12"><text:span text:style-name="T17">Space remains </text:span></text:p>
            <text:p text:style-name="P12"><text:span text:style-name="T17">constant (zones</text:span></text:p>
            <text:p text:style-name="P12"><text:span text:style-name="T17">from SOM, GNG</text:span></text:p>
            <text:p text:style-name="P12"><text:span text:style-name="T17">Gaussian process) </text:span></text:p>
          </draw:text-box>
        </draw:frame>
        <draw:custom-shape draw:style-name="gr66" draw:text-style-name="P46" xml:id="id7" draw:id="id7" draw:layer="layout" svg:width="3.429cm" svg:height="1.651cm" svg:x="37.825cm" svg:y="45.259cm">
          <text:p text:style-name="P45"><text:span text:style-name="T16">in</text:span><text:span text:style-name="T16">iti</text:span><text:span text:style-name="T16">al</text:span><text:span text:style-name="T16">iz</text:span><text:span text:style-name="T16">at</text:span><text:span text:style-name="T16">io</text:span><text:span text:style-name="T16">n</text:span></text:p>
          <draw:enhanced-geometry svg:viewBox="0 0 21600 21600" draw:type="rectangle" draw:enhanced-path="M 0 0 L 21600 0 21600 21600 0 21600 0 0 Z N"/>
        </draw:custom-shape>
        <draw:custom-shape draw:style-name="gr56" draw:text-style-name="P46" xml:id="id8" draw:id="id8" draw:layer="layout" svg:width="3.048cm" svg:height="1.651cm" svg:x="42.301cm" svg:y="45.259cm">
          <text:p text:style-name="P45"><text:span text:style-name="T16">M</text:span><text:span text:style-name="T16">e</text:span><text:span text:style-name="T16">m</text:span><text:span text:style-name="T16">or</text:span><text:span text:style-name="T16">iz</text:span><text:span text:style-name="T16">at</text:span><text:span text:style-name="T16">i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6" xml:id="id9" draw:id="id9" draw:layer="layout" svg:width="3.048cm" svg:height="1.651cm" svg:x="46.586cm" svg:y="45.259cm">
          <text:p text:style-name="P45"><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text:span></text:p>
          <text:p text:style-name="P45"><text:span text:style-name="T16">(</text:span><text:span text:style-name="T16">p</text:span><text:span text:style-name="T16">r</text:span><text:span text:style-name="T16">e</text:span><text:span text:style-name="T16">d</text:span><text:span text:style-name="T16">i</text:span><text:span text:style-name="T16">c</text:span><text:span text:style-name="T16">t</text:span><text:span text:style-name="T16">i</text:span><text:span text:style-name="T16">o</text:span><text:span text:style-name="T16">n</text:span><text:span text:style-name="T16">)</text:span></text:p>
          <draw:enhanced-geometry svg:viewBox="0 0 21600 21600" draw:mirror-horizontal="false" draw:mirror-vertical="false" draw:type="rectangle" draw:enhanced-path="M 0 0 L 21600 0 21600 21600 0 21600 0 0 Z N"/>
        </draw:custom-shape>
        <draw:custom-shape draw:style-name="gr56" draw:text-style-name="P46" xml:id="id10" draw:id="id10" draw:layer="layout" svg:width="3.048cm" svg:height="1.651cm" svg:x="50.872cm" svg:y="45.259cm">
          <text:p text:style-name="P45"><text:span text:style-name="T16">A</text:span><text:span text:style-name="T16">n</text:span><text:span text:style-name="T16">o</text:span><text:span text:style-name="T16">m</text:span><text:span text:style-name="T16">a</text:span><text:span text:style-name="T16">l</text:span><text:span text:style-name="T16">y</text:span></text:p>
          <text:p text:style-name="P45"><text:span text:style-name="T16">d</text:span><text:span text:style-name="T16">e</text:span><text:span text:style-name="T16">t</text:span><text:span text:style-name="T16">e</text:span><text:span text:style-name="T16">c</text:span><text:span text:style-name="T16">t</text:span><text:span text:style-name="T16">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6" xml:id="id11" draw:id="id11" draw:layer="layout" svg:width="3.048cm" svg:height="1.651cm" svg:x="55.157cm" svg:y="45.259cm">
          <text:p text:style-name="P45"><text:span text:style-name="T16">M</text:span><text:span text:style-name="T16">o</text:span><text:span text:style-name="T16">d</text:span><text:span text:style-name="T16">e</text:span><text:span text:style-name="T16">l </text:span></text:p>
          <text:p text:style-name="P45"><text:span text:style-name="T16">c</text:span><text:span text:style-name="T16">r</text:span><text:span text:style-name="T16">e</text:span><text:span text:style-name="T16">a</text:span><text:span text:style-name="T16">t</text:span><text:span text:style-name="T16">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6" xml:id="id12" draw:id="id12" draw:layer="layout" svg:width="3.048cm" svg:height="1.651cm" svg:x="59.443cm" svg:y="45.259cm">
          <text:p text:style-name="P45"><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text:span><text:span text:style-name="T16"> </text:span><text:span text:style-name="T16">w</text:span><text:span text:style-name="T16">i</text:span><text:span text:style-name="T16">t</text:span><text:span text:style-name="T16">h</text:span></text:p>
          <text:p text:style-name="P45"><text:span text:style-name="T16">c</text:span><text:span text:style-name="T16">o</text:span><text:span text:style-name="T16">n</text:span><text:span text:style-name="T16">t</text:span><text:span text:style-name="T16">r</text:span><text:span text:style-name="T16">o</text:span><text:span text:style-name="T16">l</text:span></text:p>
          <draw:enhanced-geometry svg:viewBox="0 0 21600 21600" draw:type="rectangle" draw:enhanced-path="M 0 0 L 21600 0 21600 21600 0 21600 0 0 Z N"/>
        </draw:custom-shape>
        <draw:connector draw:style-name="gr67" draw:text-style-name="P8" draw:layer="layout" draw:type="curve" svg:x1="41.254cm" svg:y1="46.084cm" svg:x2="42.301cm" svg:y2="46.084cm" draw:start-shape="id7" draw:start-glue-point="1" draw:end-shape="id8" draw:end-glue-point="3" svg:d="M41254 46084h1047" svg:viewBox="0 0 1048 1">
          <text:p/>
        </draw:connector>
        <draw:connector draw:style-name="gr67" draw:text-style-name="P8" draw:layer="layout" draw:type="curve" svg:x1="45.349cm" svg:y1="46.084cm" svg:x2="46.586cm" svg:y2="46.084cm" draw:start-shape="id8" draw:start-glue-point="1" draw:end-shape="id9" draw:end-glue-point="3" svg:d="M45349 46084h1237" svg:viewBox="0 0 1238 1">
          <text:p/>
        </draw:connector>
        <draw:connector draw:style-name="gr67" draw:text-style-name="P8" draw:layer="layout" draw:type="curve" svg:x1="49.634cm" svg:y1="46.084cm" svg:x2="50.872cm" svg:y2="46.084cm" draw:start-shape="id9" draw:end-shape="id10" draw:end-glue-point="3" svg:d="M49634 46084h1238" svg:viewBox="0 0 1239 1">
          <text:p/>
        </draw:connector>
        <draw:connector draw:style-name="gr67" draw:text-style-name="P8" draw:layer="layout" draw:type="curve" svg:x1="53.92cm" svg:y1="46.084cm" svg:x2="55.157cm" svg:y2="46.084cm" draw:start-shape="id10" draw:start-glue-point="1" draw:end-shape="id11" draw:end-glue-point="3" svg:d="M53920 46084h1237" svg:viewBox="0 0 1238 1">
          <text:p/>
        </draw:connector>
        <draw:connector draw:style-name="gr67" draw:text-style-name="P8" draw:layer="layout" draw:type="curve" svg:x1="58.205cm" svg:y1="46.084cm" svg:x2="59.443cm" svg:y2="46.084cm" draw:start-shape="id11" draw:start-glue-point="1" draw:end-shape="id12" draw:end-glue-point="3" svg:d="M58205 46084h1238" svg:viewBox="0 0 1239 1">
          <text:p/>
        </draw:connector>
        <draw:frame draw:style-name="gr68" draw:text-style-name="P49" xml:id="id19" draw:id="id19" draw:layer="layout" svg:width="2.763cm" svg:height="1.039cm" svg:x="36.71cm" svg:y="49.435cm">
          <draw:text-box>
            <text:p><text:span text:style-name="T18">Force field formulation</text:span></text:p>
          </draw:text-box>
        </draw:frame>
        <draw:custom-shape draw:style-name="gr69" draw:text-style-name="P46" draw:layer="layout" svg:width="3.429cm" svg:height="7.747cm" svg:x="33.154cm" svg:y="32.051cm">
          <text:p text:style-name="P45"><text:span text:style-name="T16">Inference</text:span></text:p>
          <text:p text:style-name="P45"><text:span text:style-name="T16">(prediction)</text:span></text:p>
          <draw:enhanced-geometry svg:viewBox="0 0 21600 21600" draw:mirror-horizontal="false" draw:mirror-vertical="false" draw:type="rectangle" draw:enhanced-path="M 0 0 L 21600 0 21600 21600 0 21600 0 0 Z N"/>
        </draw:custom-shape>
        <draw:frame draw:style-name="gr68" draw:text-style-name="P49" draw:layer="layout" svg:width="2.763cm" svg:height="1.039cm" svg:x="50.838cm" svg:y="47.242cm">
          <draw:text-box>
            <text:p><text:span text:style-name="T18">Feature selection</text:span></text:p>
          </draw:text-box>
        </draw:frame>
        <draw:g>
          <draw:frame draw:style-name="gr70" draw:text-style-name="P50" draw:layer="layout" svg:width="6.548cm" svg:height="1.086cm" svg:x="46.286cm" svg:y="25.774cm">
            <draw:object xlink:href="./Object 1" xlink:type="simple" xlink:show="embed" xlink:actuate="onLoad">
              <loext:p/>
            </draw:object>
            <draw:image xlink:href="./ObjectReplacements/Object 1" xlink:type="simple" xlink:show="embed" xlink:actuate="onLoad"/>
          </draw:frame>
          <draw:frame draw:style-name="gr71" draw:text-style-name="P51" draw:layer="layout" svg:width="3.175cm" svg:height="1.638cm" svg:x="42.933cm" svg:y="25.968cm">
            <draw:text-box>
              <text:p><text:span text:style-name="T19">Generalized state space</text:span></text:p>
            </draw:text-box>
          </draw:frame>
          <draw:custom-shape draw:style-name="gr72" draw:text-style-name="P8" draw:layer="layout" svg:width="0.4cm" svg:height="2.828cm" draw:transform="skewX (0.074176493209759) rotate (-1.48754412147477) translate (52.021cm 26.944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3" draw:text-style-name="P8" draw:layer="layout" svg:width="0.197cm" svg:height="0.567cm" draw:transform="skewX (0.0809832772925369) rotate (-1.63484991034309) translate (48.375cm 27.0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4" draw:text-style-name="P8" draw:layer="layout" svg:width="0.358cm" svg:height="1.033cm" draw:transform="skewX (0.0773180858633488) rotate (-3.09377063208515) translate (46.385cm 27.01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5" draw:text-style-name="P52" draw:layer="layout" svg:width="3.003cm" svg:height="1.018cm" svg:x="46.628cm" svg:y="28.177cm">
            <draw:text-box>
              <text:p><text:span text:style-name="T20">position</text:span></text:p>
            </draw:text-box>
          </draw:frame>
          <draw:frame draw:style-name="gr76" draw:text-style-name="P51" draw:layer="layout" svg:width="4.204cm" svg:height="1.207cm" svg:x="49.431cm" svg:y="28.177cm">
            <draw:text-box>
              <text:p><text:span text:style-name="T20">such as Velocity, <text:s/>acceleration</text:span></text:p>
            </draw:text-box>
          </draw:frame>
          <draw:frame draw:style-name="gr77" draw:text-style-name="P51" draw:layer="layout" svg:width="2.275cm" svg:height="1.017cm" svg:x="47.156cm" svg:y="27.376cm">
            <draw:text-box>
              <text:p><text:span text:style-name="T19">state</text:span></text:p>
            </draw:text-box>
          </draw:frame>
          <draw:frame draw:style-name="gr77" draw:text-style-name="P51" draw:layer="layout" svg:width="4.805cm" svg:height="1.017cm" svg:x="49.431cm" svg:y="27.376cm">
            <draw:text-box>
              <text:p><text:span text:style-name="T19">Motion (action)</text:span></text:p>
            </draw:text-box>
          </draw:frame>
        </draw:g>
        <draw:custom-shape draw:style-name="gr55" draw:text-style-name="P44" draw:layer="layout" svg:width="2.54cm" svg:height="1.143cm" svg:x="41.409cm" svg:y="30.019cm">
          <text:p text:style-name="P43"><text:span text:style-name="T16">attractor</text:span></text:p>
          <draw:enhanced-geometry svg:viewBox="0 0 21600 21600" draw:type="rectangle" draw:enhanced-path="M 0 0 L 21600 0 21600 21600 0 21600 0 0 Z N"/>
        </draw:custom-shape>
        <draw:custom-shape draw:style-name="gr56" draw:text-style-name="P46" draw:layer="layout" svg:width="3.048cm" svg:height="1.651cm" svg:x="27.804cm" svg:y="39.714cm">
          <text:p text:style-name="P45"><text:span text:style-name="T16">In</text:span><text:span text:style-name="T16">d</text:span><text:span text:style-name="T16">u</text:span><text:span text:style-name="T16">st</text:span><text:span text:style-name="T16">ry </text:span><text:span text:style-name="T16">4.</text:span><text:span text:style-name="T16">0</text:span></text:p>
          <draw:enhanced-geometry svg:viewBox="0 0 21600 21600" draw:type="rectangle" draw:enhanced-path="M 0 0 L 21600 0 21600 21600 0 21600 0 0 Z N"/>
        </draw:custom-shape>
        <draw:custom-shape draw:style-name="gr56" draw:text-style-name="P46" draw:layer="layout" svg:width="3.048cm" svg:height="1.651cm" svg:x="27.804cm" svg:y="41.535cm">
          <text:p text:style-name="P45"><text:span text:style-name="T16">C</text:span><text:span text:style-name="T16">y</text:span><text:span text:style-name="T16">b</text:span><text:span text:style-name="T16">er </text:span></text:p>
          <text:p text:style-name="P45"><text:span text:style-name="T16">P</text:span><text:span text:style-name="T16">h</text:span><text:span text:style-name="T16">y</text:span><text:span text:style-name="T16">si</text:span><text:span text:style-name="T16">c</text:span><text:span text:style-name="T16">al</text:span></text:p>
          <text:p text:style-name="P45"><text:span text:style-name="T16">s</text:span><text:span text:style-name="T16">y</text:span><text:span text:style-name="T16">st</text:span><text:span text:style-name="T16">e</text:span><text:span text:style-name="T16">m</text:span><text:span text:style-name="T16">s</text:span></text:p>
          <draw:enhanced-geometry svg:viewBox="0 0 21600 21600" draw:type="rectangle" draw:enhanced-path="M 0 0 L 21600 0 21600 21600 0 21600 0 0 Z N"/>
        </draw:custom-shape>
        <draw:custom-shape draw:style-name="gr56" draw:text-style-name="P46" draw:layer="layout" svg:width="3.048cm" svg:height="1.651cm" svg:x="26.804cm" svg:y="43.354cm">
          <text:p text:style-name="P45"><text:span text:style-name="T16">Swarms</text:span></text:p>
          <draw:enhanced-geometry svg:viewBox="0 0 21600 21600" draw:type="rectangle" draw:enhanced-path="M 0 0 L 21600 0 21600 21600 0 21600 0 0 Z N"/>
        </draw:custom-shape>
        <draw:custom-shape draw:style-name="gr78" draw:text-style-name="P46" draw:layer="layout" svg:width="2.717cm" svg:height="1.651cm" svg:x="43.518cm" svg:y="32.178cm">
          <text:p text:style-name="P45"><text:span text:style-name="T16">Continuous</text:span></text:p>
          <text:p text:style-name="P45"><text:span text:style-name="T16">State space</text:span></text:p>
          <draw:enhanced-geometry svg:viewBox="0 0 21600 21600" draw:type="rectangle" draw:enhanced-path="M 0 0 L 21600 0 21600 21600 0 21600 0 0 Z N"/>
        </draw:custom-shape>
        <draw:custom-shape draw:style-name="gr56" draw:text-style-name="P46" draw:layer="layout" svg:width="3.048cm" svg:height="1.651cm" svg:x="26.804cm" svg:y="45.259cm">
          <text:p text:style-name="P45"><text:span text:style-name="T16">IOT</text:span></text:p>
          <draw:enhanced-geometry svg:viewBox="0 0 21600 21600" draw:type="rectangle" draw:enhanced-path="M 0 0 L 21600 0 21600 21600 0 21600 0 0 Z N"/>
        </draw:custom-shape>
        <draw:g>
          <draw:frame draw:style-name="gr68" draw:text-style-name="P49" xml:id="id14" draw:id="id14" draw:layer="layout" svg:width="2.763cm" svg:height="1.039cm" svg:x="40.997cm" svg:y="52.802cm">
            <draw:text-box>
              <text:p><text:span text:style-name="T18">Random </text:span></text:p>
              <text:p><text:span text:style-name="T18">walk</text:span></text:p>
            </draw:text-box>
          </draw:frame>
          <draw:frame draw:style-name="gr68" draw:text-style-name="P49" xml:id="id13" draw:id="id13" draw:layer="layout" svg:width="2.128cm" svg:height="1.039cm" svg:x="37.091cm" svg:y="52.775cm">
            <draw:text-box>
              <text:p><text:span text:style-name="T18">Self </text:span></text:p>
              <text:p><text:span text:style-name="T18">modeling</text:span></text:p>
            </draw:text-box>
          </draw:frame>
          <draw:connector draw:style-name="gr67" draw:text-style-name="P8" draw:layer="layout" draw:type="curve" svg:x1="39.219cm" svg:y1="53.294cm" svg:x2="40.997cm" svg:y2="53.321cm" draw:start-shape="id13" draw:end-shape="id14" draw:end-glue-point="3" svg:d="M39219 53294c1333 0 445 27 1778 27" svg:viewBox="0 0 1779 28">
            <text:p/>
          </draw:connector>
        </draw:g>
        <draw:custom-shape draw:style-name="gr56" draw:text-style-name="P54" draw:layer="layout" svg:width="3.048cm" svg:height="1.651cm" svg:x="25.661cm" svg:y="35.988cm">
          <text:p text:style-name="P53"><text:span text:style-name="T21">Application</text:span></text:p>
          <draw:enhanced-geometry svg:viewBox="0 0 21600 21600" draw:type="rectangle" draw:enhanced-path="M 0 0 L 21600 0 21600 21600 0 21600 0 0 Z N"/>
        </draw:custom-shape>
        <draw:g>
          <draw:frame draw:style-name="gr79" draw:text-style-name="P47" xml:id="id16" draw:id="id16" draw:layer="layout" svg:width="1.651cm" svg:height="0.645cm" svg:x="41.155cm" svg:y="42.953cm">
            <draw:text-box>
              <text:p text:style-name="P12"><text:span text:style-name="T17">LSTM</text:span></text:p>
            </draw:text-box>
          </draw:frame>
          <draw:frame draw:style-name="gr80" draw:text-style-name="P49" xml:id="id15" draw:id="id15" draw:layer="layout" svg:width="2.128cm" svg:height="0.645cm" svg:x="37.218cm" svg:y="42.963cm">
            <draw:text-box>
              <text:p><text:span text:style-name="T18">Prediction</text:span></text:p>
            </draw:text-box>
          </draw:frame>
          <draw:connector draw:style-name="gr67" draw:text-style-name="P8" draw:layer="layout" draw:type="curve" svg:x1="39.346cm" svg:y1="43.285cm" svg:x2="41.155cm" svg:y2="43.275cm" draw:start-shape="id15" draw:end-shape="id16" draw:end-glue-point="3" svg:d="M39346 43285c1357 0 453-10 1809-10" svg:viewBox="0 0 1810 11">
            <text:p/>
          </draw:connector>
        </draw:g>
        <draw:g>
          <draw:path draw:style-name="gr81" draw:text-style-name="P55" draw:layer="layout" svg:width="3.302cm" svg:height="3.175cm" svg:x="26.93cm" svg:y="48.307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68" draw:text-style-name="P49" draw:layer="layout" svg:width="2.636cm" svg:height="1.039cm" svg:x="27.089cm" svg:y="47.164cm">
            <draw:text-box>
              <text:p><text:span text:style-name="T18">Perimeter</text:span></text:p>
              <text:p><text:span text:style-name="T18">monitoring</text:span></text:p>
            </draw:text-box>
          </draw:frame>
        </draw:g>
        <draw:g>
          <draw:path draw:style-name="gr81" draw:text-style-name="P55" draw:layer="layout" svg:width="7.579cm" svg:height="7.288cm" svg:x="26.677cm" svg:y="52.325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82" draw:text-style-name="P56" xml:id="id18" draw:id="id18" draw:layer="layout" svg:width="1.31cm" svg:height="1.749cm" svg:x="33.237cm" svg:y="54.365cm">
            <text:p/>
            <draw:enhanced-geometry svg:viewBox="0 0 21600 21600" draw:type="rectangle" draw:enhanced-path="M 0 0 L 21600 0 21600 21600 0 21600 0 0 Z N"/>
          </draw:custom-shape>
          <draw:frame draw:style-name="gr83" draw:text-style-name="P49" xml:id="id17" draw:id="id17" draw:layer="layout" svg:width="2.868cm" svg:height="1.057cm" svg:x="36.382cm" svg:y="54.694cm">
            <draw:text-box>
              <text:p><text:span text:style-name="T18">obstacle</text:span></text:p>
            </draw:text-box>
          </draw:frame>
          <draw:connector draw:style-name="gr67" draw:text-style-name="P8" draw:layer="layout" draw:type="curve" svg:x1="36.382cm" svg:y1="55.222cm" svg:x2="34.547cm" svg:y2="55.239cm" draw:start-shape="id17" draw:start-glue-point="3" draw:end-shape="id18" draw:end-glue-point="1" svg:d="M36382 55222c-1375 0-458 17-1835 17" svg:viewBox="0 0 1836 18">
            <text:p/>
          </draw:connector>
          <draw:polygon draw:style-name="gr49" draw:text-style-name="P35" draw:layer="layout" svg:width="3.283cm" svg:height="1.652cm" svg:x="27.953cm" svg:y="58.338cm" svg:viewBox="0 0 3284 1653" draw:points="0,1653 0,0 3284,0 3284,1653">
            <text:p/>
          </draw:polygon>
        </draw:g>
        <draw:custom-shape draw:style-name="gr56" draw:text-style-name="P46" draw:layer="layout" svg:width="3.048cm" svg:height="1.651cm" svg:x="30.614cm" svg:y="48.943cm">
          <text:p text:style-name="P45"><text:span text:style-name="T16">P</text:span><text:span text:style-name="T16">yt</text:span><text:span text:style-name="T16">h</text:span><text:span text:style-name="T16">o</text:span><text:span text:style-name="T16">n</text:span></text:p>
          <text:p text:style-name="P45"><text:span text:style-name="T16">Li</text:span><text:span text:style-name="T16">br</text:span><text:span text:style-name="T16">ar</text:span><text:span text:style-name="T16">y</text:span></text:p>
          <text:p text:style-name="P45"><text:span text:style-name="T16">F</text:span><text:span text:style-name="T16">or </text:span><text:span text:style-name="T16">D</text:span><text:span text:style-name="T16">B</text:span><text:span text:style-name="T16">N</text:span></text:p>
          <draw:enhanced-geometry svg:viewBox="0 0 21600 21600" draw:type="rectangle" draw:enhanced-path="M 0 0 L 21600 0 21600 21600 0 21600 0 0 Z N"/>
        </draw:custom-shape>
        <draw:frame draw:style-name="gr84" draw:text-style-name="P49" xml:id="id20" draw:id="id20" draw:layer="layout" svg:width="2.763cm" svg:height="2.221cm" svg:x="41.313cm" svg:y="48.88cm">
          <draw:text-box>
            <text:p><text:span text:style-name="T18">Sensors and intentions </text:span></text:p>
            <text:p><text:span text:style-name="T18">Reinforcement utility and costs</text:span></text:p>
          </draw:text-box>
        </draw:frame>
        <draw:connector draw:style-name="gr67" draw:text-style-name="P8" draw:layer="layout" draw:type="curve" svg:x1="39.473cm" svg:y1="49.954cm" svg:x2="41.313cm" svg:y2="49.99cm" draw:start-shape="id19" draw:start-glue-point="1" draw:end-shape="id20" svg:d="M39473 49954c1380 0 460 36 1840 36" svg:viewBox="0 0 1841 37">
          <text:p/>
        </draw:connector>
        <draw:g>
          <draw:frame draw:style-name="gr68" draw:text-style-name="P49" xml:id="id21" draw:id="id21" draw:layer="layout" svg:width="1.874cm" svg:height="1.039cm" svg:x="37.249cm" svg:y="51.101cm">
            <draw:text-box>
              <text:p><text:span text:style-name="T18">Human training</text:span></text:p>
            </draw:text-box>
          </draw:frame>
          <draw:frame draw:style-name="gr85" draw:text-style-name="P49" xml:id="id22" draw:id="id22" draw:layer="layout" svg:width="3.556cm" svg:height="1.192cm" svg:x="40.393cm" svg:y="50.997cm">
            <draw:text-box>
              <text:p><text:span text:style-name="T18">Guiding through</text:span></text:p>
              <text:p><text:span text:style-name="T18">A reference task</text:span></text:p>
            </draw:text-box>
          </draw:frame>
          <draw:connector draw:style-name="gr67" draw:text-style-name="P8" draw:layer="layout" draw:type="curve" svg:x1="39.123cm" svg:y1="51.62cm" svg:x2="40.393cm" svg:y2="51.593cm" draw:start-shape="id21" draw:start-glue-point="1" draw:end-shape="id22" draw:end-glue-point="3" svg:d="M39123 51620c952 0 318-27 1270-27" svg:viewBox="0 0 1271 28">
            <text:p/>
          </draw:connector>
        </draw:g>
        <draw:custom-shape draw:style-name="gr86" draw:text-style-name="P46" draw:layer="layout" svg:width="3.429cm" svg:height="5.774cm" svg:x="36.837cm" svg:y="37.072cm">
          <text:p text:style-name="P45"><text:span text:style-name="T16">Co</text:span><text:span text:style-name="T16">lle</text:span><text:span text:style-name="T16">cti</text:span><text:span text:style-name="T16">ve</text:span></text:p>
          <draw:enhanced-geometry svg:viewBox="0 0 21600 21600" draw:mirror-horizontal="false" draw:mirror-vertical="false" draw:type="rectangle" draw:enhanced-path="M 0 0 L 21600 0 21600 21600 0 21600 0 0 Z N"/>
        </draw:custom-shape>
        <draw:custom-shape draw:style-name="gr87" draw:text-style-name="P46" draw:layer="layout" svg:width="3.429cm" svg:height="2.667cm" svg:x="36.837cm" svg:y="34.251cm">
          <text:p text:style-name="P45"><text:span text:style-name="T16">Singl</text:span><text:span text:style-name="T16">e</text:span></text:p>
          <draw:enhanced-geometry svg:viewBox="0 0 21600 21600" draw:mirror-horizontal="false" draw:mirror-vertical="false" draw:type="rectangle" draw:enhanced-path="M 0 0 L 21600 0 21600 21600 0 21600 0 0 Z N"/>
        </draw:custom-shape>
        <draw:frame draw:style-name="gr68" draw:text-style-name="P57" draw:layer="layout" svg:width="2.032cm" svg:height="1.039cm" svg:x="40.52cm" svg:y="54.53cm">
          <draw:text-box>
            <text:p><text:span text:style-name="T18">Hellinger </text:span></text:p>
            <text:p><text:span text:style-name="T18">distance</text:span></text:p>
          </draw:text-box>
        </draw:frame>
        <draw:g>
          <draw:g>
            <svg:title>TexMaths</svg:title>
            <svg:desc>14§latex§w=\{A^{(0)},...,A^{(l)}\}§svg§600§FALSE§</svg:desc>
            <draw:polygon draw:style-name="gr88" draw:text-style-name="P58" draw:layer="layout" svg:width="3.718cm" svg:height="0.511cm" svg:x="58.318cm" svg:y="55.011cm" svg:viewBox="0 0 3719 512" draw:points="1859,512 0,512 0,0 3719,0 3719,512">
              <text:p/>
            </draw:polygon>
            <draw:path draw:style-name="gr89" draw:text-style-name="P59" draw:layer="layout" svg:width="0.337cm" svg:height="0.217cm" svg:x="58.302cm" svg:y="55.211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9" draw:layer="layout" svg:width="0.327cm" svg:height="0.115cm" svg:x="58.676cm" svg:y="55.242cm" svg:viewBox="0 0 328 116" svg:d="M311 20c8 0 17 0 17-10s-9-10-15-10h-296c-8 0-17 0-17 10s9 10 17 10zM313 116c6 0 15 0 15-10s-9-10-17-10h-294c-8 0-17 0-17 10s9 10 17 10z">
              <text:p/>
            </draw:path>
            <draw:path draw:style-name="gr89" draw:text-style-name="P59" draw:layer="layout" svg:width="0.175cm" svg:height="0.492cm" svg:x="59.067cm" svg:y="55.054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9" draw:layer="layout" svg:width="0.337cm" svg:height="0.353cm" svg:x="59.293cm" svg:y="55.071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9" draw:layer="layout" svg:width="0.09cm" svg:height="0.344cm" svg:x="59.686cm" svg:y="54.986cm" svg:viewBox="0 0 91 345" svg:d="M84 0c-66 46-84 120-84 172 0 49 15 125 84 173 2 0 7 0 7-3s-1-4-4-6c-47-42-63-101-63-164 0-92 35-138 64-164 2-1 3-2 3-4 0-4-5-4-7-4z">
              <text:p/>
            </draw:path>
            <draw:path draw:style-name="gr89" draw:text-style-name="P59" draw:layer="layout" svg:width="0.16cm" svg:height="0.235cm" svg:x="59.817cm" svg:y="55.015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9" draw:layer="layout" svg:width="0.09cm" svg:height="0.344cm" svg:x="60.02cm" svg:y="54.986cm" svg:viewBox="0 0 91 345" svg:d="M7 0c-3 0-7 0-7 4 0 2 1 3 3 5 31 28 63 74 63 163 0 72-22 127-59 161-7 6-7 6-7 9 0 1 1 3 4 3 5 0 37-23 61-66 16-28 26-66 26-107 0-48-15-124-84-172z">
              <text:p/>
            </draw:path>
            <draw:path draw:style-name="gr89" draw:text-style-name="P59" draw:layer="layout" svg:width="0.057cm" svg:height="0.147cm" svg:x="60.217cm" svg:y="55.371cm" svg:viewBox="0 0 58 148" svg:d="M58 52c0-33-12-52-31-52-17 0-27 12-27 26 0 13 10 27 27 27 5 0 12-3 17-7 2-1 2-1 3-1 0 0 1 0 1 7 0 36-18 67-35 82-5 6-5 7-5 8 0 5 2 6 5 6 6 0 45-38 45-96z">
              <text:p/>
            </draw:path>
            <draw:path draw:style-name="gr89" draw:text-style-name="P59" draw:layer="layout" svg:width="0.053cm" svg:height="0.053cm" svg:x="60.436cm" svg:y="55.371cm" svg:viewBox="0 0 54 54" svg:d="M54 27c0-15-13-27-27-27-15 0-27 12-27 27 0 14 12 27 27 27 14 0 27-13 27-27z">
              <text:p/>
            </draw:path>
            <draw:path draw:style-name="gr89" draw:text-style-name="P59" draw:layer="layout" svg:width="0.053cm" svg:height="0.053cm" svg:x="60.572cm" svg:y="55.371cm" svg:viewBox="0 0 54 54" svg:d="M54 27c0-15-13-27-27-27-15 0-27 12-27 27 0 14 12 27 27 27 14 0 27-13 27-27z">
              <text:p/>
            </draw:path>
            <draw:path draw:style-name="gr89" draw:text-style-name="P59" draw:layer="layout" svg:width="0.053cm" svg:height="0.053cm" svg:x="60.709cm" svg:y="55.371cm" svg:viewBox="0 0 54 54" svg:d="M54 27c0-15-13-27-27-27-15 0-27 12-27 27 0 14 12 27 27 27 14 0 27-13 27-27z">
              <text:p/>
            </draw:path>
            <draw:path draw:style-name="gr89" draw:text-style-name="P59" draw:layer="layout" svg:width="0.057cm" svg:height="0.147cm" svg:x="60.846cm" svg:y="55.371cm" svg:viewBox="0 0 58 148" svg:d="M58 52c0-33-12-52-31-52-17 0-27 12-27 26 0 13 10 27 27 27 5 0 12-3 17-7 2-1 2-1 3-1 0 0 1 0 1 7 0 36-18 67-35 82-5 6-5 7-5 8 0 5 2 6 5 6 6 0 45-38 45-96z">
              <text:p/>
            </draw:path>
            <draw:path draw:style-name="gr89" draw:text-style-name="P59" draw:layer="layout" svg:width="0.337cm" svg:height="0.353cm" svg:x="61.039cm" svg:y="55.071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9" draw:layer="layout" svg:width="0.09cm" svg:height="0.344cm" svg:x="61.43cm" svg:y="54.986cm" svg:viewBox="0 0 91 345" svg:d="M84 0c-66 46-84 120-84 172 0 49 15 125 84 173 2 0 7 0 7-3s-1-4-4-6c-47-42-63-101-63-164 0-92 35-138 64-164 2-1 3-2 3-4 0-4-5-4-7-4z">
              <text:p/>
            </draw:path>
            <draw:path draw:style-name="gr89" draw:text-style-name="P59" draw:layer="layout" svg:width="0.077cm" svg:height="0.243cm" svg:x="61.566cm" svg:y="55.005cm" svg:viewBox="0 0 78 244" svg:d="M77 10c0 0 1-4 1-6 0-1-1-4-5-4-7 0-36 2-45 3-2 0-8 1-8 8 0 6 6 6 9 6 17 0 17 2 17 4 0 3 0 5-1 8l-44 171c-1 4-1 7-1 11 0 22 20 33 37 33 8 0 19-3 28-19 7-12 12-34 12-35 0-4-4-4-5-4-6 0-6 2-8 9-5 17-11 39-26 39-9 0-12-9-12-17 0-4 1-11 2-14z">
              <text:p/>
            </draw:path>
            <draw:path draw:style-name="gr89" draw:text-style-name="P59" draw:layer="layout" svg:width="0.09cm" svg:height="0.344cm" svg:x="61.696cm" svg:y="54.986cm" svg:viewBox="0 0 91 345" svg:d="M7 0c-3 0-7 0-7 4 0 2 1 3 3 5 31 28 63 74 63 163 0 72-22 127-59 161-7 6-7 6-7 9 0 1 1 3 4 3 5 0 37-23 61-66 16-28 26-66 26-107 0-48-15-124-84-172z">
              <text:p/>
            </draw:path>
            <draw:path draw:style-name="gr89" draw:text-style-name="P59" draw:layer="layout" svg:width="0.175cm" svg:height="0.492cm" svg:x="61.885cm" svg:y="55.054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7" draw:layer="layout" svg:width="2.413cm" svg:height="0.762cm" svg:x="55.887cm" svg:y="54.91cm">
            <draw:text-box>
              <text:p><text:span text:style-name="T18">Turning left: </text:span></text:p>
            </draw:text-box>
          </draw:frame>
          <draw:g>
            <svg:title>TexMaths</svg:title>
            <svg:desc>14§latex§w=\{A^{(0)},...,A^{(2)}\}§svg§600§FALSE§</svg:desc>
            <draw:polygon draw:style-name="gr88" draw:text-style-name="P58" draw:layer="layout" svg:width="3.787cm" svg:height="0.511cm" svg:x="58.443cm" svg:y="56.661cm" svg:viewBox="0 0 3788 512" draw:points="1894,512 0,512 0,0 3788,0 3788,512">
              <text:p/>
            </draw:polygon>
            <draw:path draw:style-name="gr89" draw:text-style-name="P59" draw:layer="layout" svg:width="0.337cm" svg:height="0.217cm" svg:x="58.427cm" svg:y="56.861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9" draw:layer="layout" svg:width="0.327cm" svg:height="0.115cm" svg:x="58.801cm" svg:y="56.892cm" svg:viewBox="0 0 328 116" svg:d="M311 20c8 0 17 0 17-10s-9-10-16-10h-295c-8 0-17 0-17 10s9 10 17 10zM312 116c7 0 16 0 16-10s-9-10-17-10h-294c-8 0-17 0-17 10s9 10 17 10z">
              <text:p/>
            </draw:path>
            <draw:path draw:style-name="gr89" draw:text-style-name="P59" draw:layer="layout" svg:width="0.175cm" svg:height="0.492cm" svg:x="59.192cm" svg:y="56.704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9" draw:layer="layout" svg:width="0.337cm" svg:height="0.353cm" svg:x="59.418cm" svg:y="56.721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9" draw:layer="layout" svg:width="0.09cm" svg:height="0.344cm" svg:x="59.811cm" svg:y="56.636cm" svg:viewBox="0 0 91 345" svg:d="M84 0c-66 46-84 120-84 172 0 49 15 125 84 173 2 0 7 0 7-3s-1-4-4-6c-47-42-63-101-63-164 0-92 35-138 64-164 2-1 3-2 3-4 0-4-5-4-7-4z">
              <text:p/>
            </draw:path>
            <draw:path draw:style-name="gr89" draw:text-style-name="P59" draw:layer="layout" svg:width="0.16cm" svg:height="0.235cm" svg:x="59.942cm" svg:y="56.665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9" draw:layer="layout" svg:width="0.09cm" svg:height="0.344cm" svg:x="60.145cm" svg:y="56.636cm" svg:viewBox="0 0 91 345" svg:d="M7 0c-3 0-7 0-7 4 0 2 1 3 3 5 31 28 63 74 63 163 0 72-22 127-59 161-7 6-7 6-7 9 0 1 1 3 4 3 5 0 37-23 61-66 16-28 26-66 26-107 0-48-15-124-84-172z">
              <text:p/>
            </draw:path>
            <draw:path draw:style-name="gr89" draw:text-style-name="P59" draw:layer="layout" svg:width="0.057cm" svg:height="0.147cm" svg:x="60.342cm" svg:y="57.021cm" svg:viewBox="0 0 58 148" svg:d="M58 52c0-33-12-52-31-52-17 0-27 12-27 26 0 13 10 27 27 27 5 0 12-3 17-7 2-1 2-1 3-1 0 0 1 0 1 7 0 36-18 67-35 82-5 6-5 7-5 8 0 5 2 6 5 6 6 0 45-38 45-96z">
              <text:p/>
            </draw:path>
            <draw:path draw:style-name="gr89" draw:text-style-name="P59" draw:layer="layout" svg:width="0.053cm" svg:height="0.053cm" svg:x="60.561cm" svg:y="57.021cm" svg:viewBox="0 0 54 54" svg:d="M54 27c0-15-13-27-27-27-15 0-27 12-27 27 0 14 12 27 27 27 14 0 27-13 27-27z">
              <text:p/>
            </draw:path>
            <draw:path draw:style-name="gr89" draw:text-style-name="P59" draw:layer="layout" svg:width="0.053cm" svg:height="0.053cm" svg:x="60.697cm" svg:y="57.021cm" svg:viewBox="0 0 54 54" svg:d="M54 27c0-15-13-27-27-27-15 0-27 12-27 27 0 14 12 27 27 27 14 0 27-13 27-27z">
              <text:p/>
            </draw:path>
            <draw:path draw:style-name="gr89" draw:text-style-name="P59" draw:layer="layout" svg:width="0.053cm" svg:height="0.053cm" svg:x="60.834cm" svg:y="57.021cm" svg:viewBox="0 0 54 54" svg:d="M54 27c0-15-13-27-27-27-15 0-27 12-27 27 0 14 12 27 27 27 14 0 27-13 27-27z">
              <text:p/>
            </draw:path>
            <draw:path draw:style-name="gr89" draw:text-style-name="P59" draw:layer="layout" svg:width="0.057cm" svg:height="0.147cm" svg:x="60.97cm" svg:y="57.021cm" svg:viewBox="0 0 58 148" svg:d="M58 52c0-33-12-52-31-52-17 0-27 12-27 26 0 13 10 27 27 27 5 0 12-3 17-7 2-1 2-1 3-1 0 0 1 0 1 7 0 36-18 67-35 82-5 6-5 7-5 8 0 5 2 6 5 6 6 0 45-38 45-96z">
              <text:p/>
            </draw:path>
            <draw:path draw:style-name="gr89" draw:text-style-name="P59" draw:layer="layout" svg:width="0.337cm" svg:height="0.353cm" svg:x="61.164cm" svg:y="56.721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9" draw:layer="layout" svg:width="0.09cm" svg:height="0.344cm" svg:x="61.555cm" svg:y="56.636cm" svg:viewBox="0 0 91 345" svg:d="M84 0c-66 46-84 120-84 172 0 49 15 125 84 173 2 0 7 0 7-3s-1-4-4-6c-47-42-63-101-63-164 0-92 35-138 64-164 2-1 3-2 3-4 0-4-5-4-7-4z">
              <text:p/>
            </draw:path>
            <draw:path draw:style-name="gr89" draw:text-style-name="P59" draw:layer="layout" svg:width="0.152cm" svg:height="0.229cm" svg:x="61.692cm" svg:y="56.665cm" svg:viewBox="0 0 153 230" svg:d="M153 167h-12c-1 8-4 28-9 31-2 2-29 2-33 2h-64c36-32 48-41 69-58 26-20 49-41 49-75 0-41-37-67-81-67-43 0-72 30-72 62 0 18 15 20 18 20 9 0 19-7 19-19 0-6-2-18-20-18 10-25 33-33 50-33 35 0 53 27 53 55 0 30-21 54-33 67l-84 82c-3 3-3 5-3 14h143z">
              <text:p/>
            </draw:path>
            <draw:path draw:style-name="gr89" draw:text-style-name="P59" draw:layer="layout" svg:width="0.09cm" svg:height="0.344cm" svg:x="61.89cm" svg:y="56.636cm" svg:viewBox="0 0 91 345" svg:d="M7 0c-3 0-7 0-7 4 0 2 1 3 3 5 31 28 63 74 63 163 0 72-22 127-59 161-7 6-7 6-7 9 0 1 1 3 4 3 5 0 37-23 61-66 16-28 26-66 26-107 0-48-15-124-84-172z">
              <text:p/>
            </draw:path>
            <draw:path draw:style-name="gr89" draw:text-style-name="P59" draw:layer="layout" svg:width="0.175cm" svg:height="0.492cm" svg:x="62.079cm" svg:y="56.704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88" draw:text-style-name="P58" draw:layer="layout" svg:width="0.783cm" svg:height="0.412cm" svg:x="60.665cm" svg:y="50.963cm" svg:viewBox="0 0 784 413" draw:points="392,413 0,413 0,0 784,0 784,413">
                <text:p/>
              </draw:polygon>
              <draw:path draw:style-name="gr89" draw:text-style-name="P59" draw:layer="layout" svg:width="0.337cm" svg:height="0.352cm" svg:x="60.657cm" svg:y="51.047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9" draw:layer="layout" svg:width="0.09cm" svg:height="0.344cm" svg:x="61.049cm" svg:y="50.938cm" svg:viewBox="0 0 91 345" svg:d="M84 0c-66 46-84 120-84 172 0 48 15 124 84 173 2 0 7 0 7-4 0-2-1-3-4-5-47-42-63-101-63-164 0-93 35-138 65-164 1-1 2-2 2-4 0-4-5-4-7-4z">
                <text:p/>
              </draw:path>
              <draw:path draw:style-name="gr89" draw:text-style-name="P59" draw:layer="layout" svg:width="0.16cm" svg:height="0.235cm" svg:x="61.181cm" svg:y="50.967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9" draw:layer="layout" svg:width="0.09cm" svg:height="0.344cm" svg:x="61.384cm" svg:y="50.938cm" svg:viewBox="0 0 91 345" svg:d="M7 0c-3 0-7 0-7 4 0 2 1 3 3 5 31 28 63 74 63 163 0 72-22 127-59 160-7 7-7 7-7 9 0 1 1 4 4 4 5 0 37-23 61-66 16-28 26-66 26-107 0-48-15-124-84-172z">
                <text:p/>
              </draw:path>
            </draw:g>
            <draw:frame draw:style-name="gr90" draw:text-style-name="P57" draw:layer="layout" svg:width="2.413cm" svg:height="1.433cm" svg:x="57.99cm" svg:y="50.43cm">
              <draw:text-box>
                <text:p><text:span text:style-name="T18">captures</text:span></text:p>
                <text:p><text:span text:style-name="T18">Position change</text:span></text:p>
              </draw:text-box>
            </draw:frame>
          </draw:g>
          <draw:g>
            <draw:g>
              <svg:title>TexMaths</svg:title>
              <svg:desc>14§display§A^{(1)}§svg§600§FALSE§</svg:desc>
              <draw:polygon draw:style-name="gr88" draw:text-style-name="P58" draw:layer="layout" svg:width="0.783cm" svg:height="0.412cm" svg:x="60.467cm" svg:y="49.037cm" svg:viewBox="0 0 784 413" draw:points="392,413 0,413 0,0 784,0 784,413">
                <text:p/>
              </draw:polygon>
              <draw:path draw:style-name="gr89" draw:text-style-name="P59" draw:layer="layout" svg:width="0.337cm" svg:height="0.352cm" svg:x="60.459cm" svg:y="49.121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9" draw:layer="layout" svg:width="0.09cm" svg:height="0.344cm" svg:x="60.851cm" svg:y="49.012cm" svg:viewBox="0 0 91 345" svg:d="M84 0c-66 46-84 120-84 172 0 48 15 124 84 173 2 0 7 0 7-4 0-2-1-3-4-5-47-42-63-101-63-164 0-93 35-138 65-164 1-1 2-2 2-4 0-4-5-4-7-4z">
                <text:p/>
              </draw:path>
              <draw:path draw:style-name="gr89" draw:text-style-name="P59" draw:layer="layout" svg:width="0.126cm" svg:height="0.228cm" svg:x="61.002cm" svg:y="49.041cm" svg:viewBox="0 0 127 229" svg:d="M78 10c0-10 0-10-10-10-22 21-53 22-68 22v13c8 0 31 0 50-10v176c0 12 0 16-34 16h-14v12c7 0 50-1 62-1 11 0 55 1 63 1v-12h-14c-35 0-35-4-35-16z">
                <text:p/>
              </draw:path>
              <draw:path draw:style-name="gr89" draw:text-style-name="P59" draw:layer="layout" svg:width="0.09cm" svg:height="0.344cm" svg:x="61.186cm" svg:y="49.012cm" svg:viewBox="0 0 91 345" svg:d="M7 0c-3 0-7 0-7 4 0 2 1 3 3 5 31 28 63 74 63 163 0 72-22 127-59 160-7 7-7 7-7 9 0 1 1 4 4 4 5 0 37-23 61-66 16-28 26-66 26-107 0-48-15-124-84-172z">
                <text:p/>
              </draw:path>
            </draw:g>
            <draw:frame draw:style-name="gr91" draw:text-style-name="P57" draw:layer="layout" svg:width="1.979cm" svg:height="1.827cm" svg:x="57.919cm" svg:y="48.307cm">
              <draw:text-box>
                <text:p><text:span text:style-name="T18">captures</text:span></text:p>
                <text:p><text:span text:style-name="T18">velocity change change</text:span></text:p>
              </draw:text-box>
            </draw:frame>
          </draw:g>
          <draw:g>
            <draw:g>
              <svg:title>TexMaths</svg:title>
              <svg:desc>14§display§A^{(1)}§svg§600§FALSE§</svg:desc>
              <draw:polygon draw:style-name="gr88" draw:text-style-name="P58" draw:layer="layout" svg:width="0.783cm" svg:height="0.339cm" svg:x="60.721cm" svg:y="52.922cm" svg:viewBox="0 0 784 340" draw:points="392,340 0,340 0,0 784,0 784,340">
                <text:p/>
              </draw:polygon>
              <draw:path draw:style-name="gr89" draw:text-style-name="P59" draw:layer="layout" svg:width="0.337cm" svg:height="0.29cm" svg:x="60.713cm" svg:y="52.991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89" draw:text-style-name="P59" draw:layer="layout" svg:width="0.09cm" svg:height="0.282cm" svg:x="61.105cm" svg:y="52.902cm" svg:viewBox="0 0 91 283" svg:d="M84 0c-66 38-84 98-84 142 0 39 15 102 84 141 2 0 7 0 7-2s-1-3-4-5c-47-34-63-83-63-134 0-77 35-114 65-136 1 0 2-1 2-2 0-4-5-4-7-4z">
                <text:p/>
              </draw:path>
              <draw:path draw:style-name="gr89" draw:text-style-name="P59" draw:layer="layout" svg:width="0.126cm" svg:height="0.188cm" svg:x="61.256cm" svg:y="52.926cm" svg:viewBox="0 0 127 189" svg:d="M78 8c0-8 0-8-10-8-22 17-53 18-68 18v11c8 0 31 0 50-9v146c0 9 0 13-34 13h-14v10c7 0 50-1 62-1 11 0 55 1 63 1v-10h-14c-35 0-35-4-35-13z">
                <text:p/>
              </draw:path>
              <draw:path draw:style-name="gr89" draw:text-style-name="P59" draw:layer="layout" svg:width="0.09cm" svg:height="0.282cm" svg:x="61.44cm" svg:y="52.902cm" svg:viewBox="0 0 91 283" svg:d="M7 0c-3 0-7 0-7 4 0 1 1 2 3 3 31 23 63 61 63 135 0 59-22 104-59 131-7 6-7 6-7 8 0 1 1 2 4 2 5 0 37-18 61-54 16-23 26-54 26-87 0-40-15-102-84-142z">
                <text:p/>
              </draw:path>
            </draw:g>
            <draw:frame draw:style-name="gr91" draw:text-style-name="P57" draw:layer="layout" svg:width="2.413cm" svg:height="1.827cm" svg:x="58.173cm" svg:y="52.322cm">
              <draw:text-box>
                <text:p><text:span text:style-name="T18">captures</text:span></text:p>
                <text:p><text:span text:style-name="T18">acceleration change change</text:span></text:p>
              </draw:text-box>
            </draw:frame>
          </draw:g>
          <draw:g>
            <svg:title>TexMaths</svg:title>
            <svg:desc>14§display§A^{(1)}§svg§600§FALSE§</svg:desc>
            <draw:polygon draw:style-name="gr88" draw:text-style-name="P58" draw:layer="layout" svg:width="0.783cm" svg:height="0.412cm" svg:x="60.467cm" svg:y="49.037cm" svg:viewBox="0 0 784 413" draw:points="392,413 0,413 0,0 784,0 784,413">
              <text:p/>
            </draw:polygon>
            <draw:path draw:style-name="gr89" draw:text-style-name="P59" draw:layer="layout" svg:width="0.337cm" svg:height="0.352cm" svg:x="60.459cm" svg:y="49.121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9" draw:layer="layout" svg:width="0.09cm" svg:height="0.344cm" svg:x="60.851cm" svg:y="49.012cm" svg:viewBox="0 0 91 345" svg:d="M84 0c-66 46-84 120-84 172 0 48 15 124 84 173 2 0 7 0 7-4 0-2-1-3-4-5-47-42-63-101-63-164 0-93 35-138 65-164 1-1 2-2 2-4 0-4-5-4-7-4z">
              <text:p/>
            </draw:path>
            <draw:path draw:style-name="gr89" draw:text-style-name="P59" draw:layer="layout" svg:width="0.126cm" svg:height="0.228cm" svg:x="61.002cm" svg:y="49.041cm" svg:viewBox="0 0 127 229" svg:d="M78 10c0-10 0-10-10-10-22 21-53 22-68 22v13c8 0 31 0 50-10v176c0 12 0 16-34 16h-14v12c7 0 50-1 62-1 11 0 55 1 63 1v-12h-14c-35 0-35-4-35-16z">
              <text:p/>
            </draw:path>
            <draw:path draw:style-name="gr89" draw:text-style-name="P59" draw:layer="layout" svg:width="0.09cm" svg:height="0.344cm" svg:x="61.186cm" svg:y="49.012cm" svg:viewBox="0 0 91 345" svg:d="M7 0c-3 0-7 0-7 4 0 2 1 3 3 5 31 28 63 74 63 163 0 72-22 127-59 160-7 7-7 7-7 9 0 1 1 4 4 4 5 0 37-23 61-66 16-28 26-66 26-107 0-48-15-124-84-172z">
              <text:p/>
            </draw:path>
          </draw:g>
        </draw:g>
        <draw:g>
          <draw:custom-shape draw:style-name="gr92" draw:text-style-name="P60" draw:layer="layout" svg:width="4.318cm" svg:height="5.461cm" svg:x="48.521cm" svg:y="4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60" draw:layer="layout" svg:width="1.397cm" svg:height="1.826cm" svg:x="48.902cm" svg:y="48.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88" draw:text-style-name="P58" draw:layer="layout" svg:width="4.547cm" svg:height="0.597cm" svg:x="48.139cm" svg:y="53.527cm" svg:viewBox="0 0 4548 598" draw:points="2275,598 0,598 0,0 4548,0 4548,598">
              <text:p/>
            </draw:polygon>
            <draw:path draw:style-name="gr89" draw:text-style-name="P59" draw:layer="layout" svg:width="0.337cm" svg:height="0.353cm" svg:x="48.13cm" svg:y="53.663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89" draw:text-style-name="P59" draw:layer="layout" svg:width="0.09cm" svg:height="0.344cm" svg:x="48.523cm" svg:y="53.579cm" svg:viewBox="0 0 91 345" svg:d="M84 0c-66 46-84 120-84 173 0 48 15 124 84 172 2 0 7 0 7-3 0-2-1-3-4-6-47-41-63-101-63-163 0-93 35-139 64-165 2-1 3-2 3-4 0-4-5-4-7-4z">
              <text:p/>
            </draw:path>
            <draw:path draw:style-name="gr89" draw:text-style-name="P59" draw:layer="layout" svg:width="0.077cm" svg:height="0.243cm" svg:x="48.659cm" svg:y="53.598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9" draw:layer="layout" svg:width="0.09cm" svg:height="0.344cm" svg:x="48.789cm" svg:y="53.579cm" svg:viewBox="0 0 91 345" svg:d="M7 0c-3 0-7 0-7 4 0 2 1 3 3 5 31 28 63 74 63 164 0 71-22 126-59 160-7 7-7 7-7 9 0 1 1 3 4 3 5 0 37-22 61-66 16-28 26-66 26-106 0-49-15-125-84-173z">
              <text:p/>
            </draw:path>
            <draw:path draw:style-name="gr89" draw:text-style-name="P59" draw:layer="layout" svg:width="0.327cm" svg:height="0.116cm" svg:x="49.107cm" svg:y="53.836cm" svg:viewBox="0 0 328 117" svg:d="M311 20c8 0 17 0 17-10s-9-10-16-10h-295c-8 0-17 0-17 10s9 10 17 10zM312 117c7 0 16 0 16-10 0-11-9-11-17-11h-294c-8 0-17 0-17 11 0 10 9 10 17 10z">
              <text:p/>
            </draw:path>
            <draw:path draw:style-name="gr89" draw:text-style-name="P59" draw:layer="layout" svg:width="0.175cm" svg:height="0.492cm" svg:x="49.633cm" svg:y="53.647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89" draw:text-style-name="P59" draw:layer="layout" svg:width="0.178cm" svg:height="0.016cm" svg:x="50.019cm" svg:y="53.602cm" svg:viewBox="0 0 179 17" draw:points="179,17 179,0 0,0 0,17">
              <text:p/>
            </draw:polygon>
            <draw:path draw:style-name="gr89" draw:text-style-name="P59" draw:layer="layout" svg:width="0.406cm" svg:height="0.337cm" svg:x="49.857cm" svg:y="53.68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9" draw:layer="layout" svg:width="0.09cm" svg:height="0.344cm" svg:x="50.33cm" svg:y="53.502cm" svg:viewBox="0 0 91 345" svg:d="M84 0c-66 46-84 120-84 173 0 48 15 124 84 172 2 0 7 0 7-3 0-2-1-3-4-6-47-41-63-101-63-163 0-93 35-139 64-165 2-1 3-2 3-4 0-4-5-4-7-4z">
              <text:p/>
            </draw:path>
            <draw:path draw:style-name="gr89" draw:text-style-name="P59" draw:layer="layout" svg:width="0.077cm" svg:height="0.243cm" svg:x="50.465cm" svg:y="53.521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9" draw:layer="layout" svg:width="0.09cm" svg:height="0.344cm" svg:x="50.595cm" svg:y="53.502cm" svg:viewBox="0 0 91 345" svg:d="M7 0c-3 0-7 0-7 4 0 2 1 3 3 5 31 28 63 74 63 164 0 71-22 126-59 160-7 7-7 7-7 9 0 1 1 3 4 3 5 0 37-22 61-66 16-28 26-66 26-106 0-49-15-125-84-173z">
              <text:p/>
            </draw:path>
            <draw:path draw:style-name="gr89" draw:text-style-name="P59" draw:layer="layout" svg:width="0.126cm" svg:height="0.229cm" svg:x="50.289cm" svg:y="53.919cm" svg:viewBox="0 0 127 230" svg:d="M78 10c0-10-1-10-10-10-22 21-53 22-68 22v13c8 0 31 0 50-10v177c0 11 0 16-34 16h-14v12c7 0 50-1 62-1 11 0 55 1 63 1v-12h-14c-35 0-35-5-35-16z">
              <text:p/>
            </draw:path>
            <draw:path draw:style-name="gr89" draw:text-style-name="P59" draw:layer="layout" svg:width="0.057cm" svg:height="0.147cm" svg:x="50.791cm" svg:y="53.964cm" svg:viewBox="0 0 58 148" svg:d="M58 52c0-33-12-52-31-52-17 0-27 12-27 26 0 13 10 27 27 27 5 0 12-3 17-7 2-1 2-1 3-1 0 0 1 0 1 7 0 37-18 67-35 83-5 5-5 6-5 7 0 5 2 6 5 6 6 0 45-38 45-96z">
              <text:p/>
            </draw:path>
            <draw:path draw:style-name="gr89" draw:text-style-name="P59" draw:layer="layout" svg:width="0.053cm" svg:height="0.053cm" svg:x="51.01cm" svg:y="53.964cm" svg:viewBox="0 0 54 54" svg:d="M54 27c0-15-13-27-27-27-15 0-27 12-27 27 0 14 12 27 27 27 14 0 27-13 27-27z">
              <text:p/>
            </draw:path>
            <draw:path draw:style-name="gr89" draw:text-style-name="P59" draw:layer="layout" svg:width="0.053cm" svg:height="0.053cm" svg:x="51.146cm" svg:y="53.964cm" svg:viewBox="0 0 54 54" svg:d="M54 27c0-15-13-27-27-27-15 0-27 12-27 27 0 14 12 27 27 27 14 0 27-13 27-27z">
              <text:p/>
            </draw:path>
            <draw:path draw:style-name="gr89" draw:text-style-name="P59" draw:layer="layout" svg:width="0.053cm" svg:height="0.053cm" svg:x="51.283cm" svg:y="53.964cm" svg:viewBox="0 0 54 54" svg:d="M54 27c0-15-13-27-27-27-15 0-27 12-27 27 0 14 12 27 27 27 14 0 27-13 27-27z">
              <text:p/>
            </draw:path>
            <draw:path draw:style-name="gr89" draw:text-style-name="P59" draw:layer="layout" svg:width="0.057cm" svg:height="0.147cm" svg:x="51.419cm" svg:y="53.964cm" svg:viewBox="0 0 58 148" svg:d="M58 52c0-33-12-52-31-52-17 0-27 12-27 26 0 13 10 27 27 27 5 0 12-3 17-7 2-1 2-1 3-1 0 0 1 0 1 7 0 37-18 67-35 83-5 5-5 6-5 7 0 5 2 6 5 6 6 0 45-38 45-96z">
              <text:p/>
            </draw:path>
            <draw:polygon draw:style-name="gr89" draw:text-style-name="P59" draw:layer="layout" svg:width="0.178cm" svg:height="0.016cm" svg:x="51.771cm" svg:y="53.602cm" svg:viewBox="0 0 179 17" draw:points="179,17 179,0 0,0 0,17">
              <text:p/>
            </draw:polygon>
            <draw:path draw:style-name="gr89" draw:text-style-name="P59" draw:layer="layout" svg:width="0.406cm" svg:height="0.337cm" svg:x="51.61cm" svg:y="53.68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9" draw:layer="layout" svg:width="0.09cm" svg:height="0.344cm" svg:x="52.083cm" svg:y="53.502cm" svg:viewBox="0 0 91 345" svg:d="M84 0c-66 46-84 120-84 173 0 48 15 124 84 172 2 0 7 0 7-3 0-2-1-3-4-6-47-41-63-101-63-163 0-93 35-139 64-165 2-1 3-2 3-4 0-4-5-4-7-4z">
              <text:p/>
            </draw:path>
            <draw:path draw:style-name="gr89" draw:text-style-name="P59" draw:layer="layout" svg:width="0.077cm" svg:height="0.243cm" svg:x="52.218cm" svg:y="53.521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9" draw:layer="layout" svg:width="0.09cm" svg:height="0.344cm" svg:x="52.347cm" svg:y="53.502cm" svg:viewBox="0 0 91 345" svg:d="M7 0c-3 0-7 0-7 4 0 2 1 3 3 5 31 28 63 74 63 164 0 71-22 126-59 160-7 7-7 7-7 9 0 1 1 3 4 3 5 0 37-22 61-66 16-28 26-66 26-106 0-49-15-125-84-173z">
              <text:p/>
            </draw:path>
            <draw:path draw:style-name="gr89" draw:text-style-name="P59" draw:layer="layout" svg:width="0.211cm" svg:height="0.156cm" svg:x="52.02cm" svg:y="53.922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89" draw:text-style-name="P59" draw:layer="layout" svg:width="0.175cm" svg:height="0.492cm" svg:x="52.536cm" svg:y="53.647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93" draw:text-style-name="P60" draw:layer="layout" svg:width="1.397cm" svg:height="1.826cm" svg:x="50.426cm" svg:y="48.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60" draw:layer="layout" svg:width="1.397cm" svg:height="1.826cm" svg:x="50.553cm" svg:y="5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57" draw:layer="layout" svg:width="1.92cm" svg:height="1.039cm" svg:x="46.347cm" svg:y="50.339cm">
            <draw:text-box>
              <text:p><text:span text:style-name="T18">GNG clusters</text:span></text:p>
            </draw:text-box>
          </draw:frame>
          <draw:g>
            <svg:title>TexMaths</svg:title>
            <svg:desc>14§display§A^{(0)}§svg§600§FALSE§</svg:desc>
            <draw:polygon draw:style-name="gr88" draw:text-style-name="P58" draw:layer="layout" svg:width="0.783cm" svg:height="0.412cm" svg:x="49.164cm" svg:y="49.267cm" svg:viewBox="0 0 784 413" draw:points="392,413 0,413 0,0 784,0 784,413">
              <text:p/>
            </draw:polygon>
            <draw:path draw:style-name="gr89" draw:text-style-name="P59" draw:layer="layout" svg:width="0.337cm" svg:height="0.352cm" svg:x="49.156cm" svg:y="49.351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9" draw:layer="layout" svg:width="0.09cm" svg:height="0.344cm" svg:x="49.548cm" svg:y="49.242cm" svg:viewBox="0 0 91 345" svg:d="M84 0c-66 46-84 120-84 172 0 48 15 124 84 173 2 0 7 0 7-4 0-2-1-3-4-5-47-42-63-101-63-164 0-93 35-138 65-164 1-1 2-2 2-4 0-4-5-4-7-4z">
              <text:p/>
            </draw:path>
            <draw:path draw:style-name="gr89" draw:text-style-name="P59" draw:layer="layout" svg:width="0.16cm" svg:height="0.235cm" svg:x="49.68cm" svg:y="49.271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9" draw:layer="layout" svg:width="0.09cm" svg:height="0.344cm" svg:x="49.883cm" svg:y="49.242cm" svg:viewBox="0 0 91 345" svg:d="M7 0c-3 0-7 0-7 4 0 2 1 3 3 5 31 28 63 74 63 163 0 72-22 127-59 160-7 7-7 7-7 9 0 1 1 4 4 4 5 0 37-23 61-66 16-28 26-66 26-107 0-48-15-124-84-172z">
              <text:p/>
            </draw:path>
          </draw:g>
          <draw:g>
            <svg:title>TexMaths</svg:title>
            <svg:desc>14§display§A^{(1)}§svg§600§FALSE§</svg:desc>
            <draw:polygon draw:style-name="gr88" draw:text-style-name="P58" draw:layer="layout" svg:width="0.783cm" svg:height="0.412cm" svg:x="50.688cm" svg:y="48.886cm" svg:viewBox="0 0 784 413" draw:points="392,413 0,413 0,0 784,0 784,413">
              <text:p/>
            </draw:polygon>
            <draw:path draw:style-name="gr89" draw:text-style-name="P59" draw:layer="layout" svg:width="0.337cm" svg:height="0.352cm" svg:x="50.68cm" svg:y="48.97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9" draw:layer="layout" svg:width="0.09cm" svg:height="0.344cm" svg:x="51.072cm" svg:y="48.861cm" svg:viewBox="0 0 91 345" svg:d="M84 0c-66 46-84 120-84 172 0 48 15 124 84 173 2 0 7 0 7-4 0-2-1-3-4-5-47-42-63-101-63-164 0-93 35-138 65-164 1-1 2-2 2-4 0-4-5-4-7-4z">
              <text:p/>
            </draw:path>
            <draw:path draw:style-name="gr89" draw:text-style-name="P59" draw:layer="layout" svg:width="0.126cm" svg:height="0.228cm" svg:x="51.223cm" svg:y="48.89cm" svg:viewBox="0 0 127 229" svg:d="M78 10c0-10 0-10-10-10-22 21-53 22-68 22v13c8 0 31 0 50-10v176c0 12 0 16-34 16h-14v12c7 0 50-1 62-1 11 0 55 1 63 1v-12h-14c-35 0-35-4-35-16z">
              <text:p/>
            </draw:path>
            <draw:path draw:style-name="gr89" draw:text-style-name="P59" draw:layer="layout" svg:width="0.09cm" svg:height="0.344cm" svg:x="51.407cm" svg:y="48.861cm" svg:viewBox="0 0 91 345" svg:d="M7 0c-3 0-7 0-7 4 0 2 1 3 3 5 31 28 63 74 63 163 0 72-22 127-59 160-7 7-7 7-7 9 0 1 1 4 4 4 5 0 37-23 61-66 16-28 26-66 26-107 0-48-15-124-84-172z">
              <text:p/>
            </draw:path>
          </draw:g>
          <draw:g>
            <svg:title>TexMaths</svg:title>
            <svg:desc>14§display§A^{(L)}§svg§600§FALSE§</svg:desc>
            <draw:frame draw:style-name="gr94" draw:text-style-name="P8" draw:layer="layout" svg:width="0.904cm" svg:height="0.461cm" svg:x="50.879cm" svg:y="51.865cm">
              <draw:image xlink:href="Pictures/10001010000002870000014AB7817F9F18C8AD74.svg" xlink:type="simple" xlink:show="embed" xlink:actuate="onLoad">
                <text:p/>
              </draw:image>
              <draw:image xlink:href="Pictures/10000201000000180000000CB97BBB96300FE3E9.png" xlink:type="simple" xlink:show="embed" xlink:actuate="onLoad"/>
            </draw:frame>
          </draw:g>
          <draw:custom-shape draw:style-name="gr95" draw:text-style-name="P60" draw:layer="layout" svg:width="0.254cm" svg:height="0.254cm" svg:x="49.537cm" svg:y="49.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0" draw:layer="layout" svg:width="0.254cm" svg:height="0.254cm" svg:x="49.156cm" svg:y="49.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0" draw:layer="layout" svg:width="0.254cm" svg:height="0.254cm" svg:x="49.537cm" svg:y="48.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0" draw:layer="layout" svg:width="0.254cm" svg:height="0.254cm" svg:x="49.918cm" svg:y="4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0" draw:layer="layout" svg:width="0.254cm" svg:height="0.254cm" svg:x="50.934cm" svg:y="4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0" draw:layer="layout" svg:width="0.254cm" svg:height="0.254cm" svg:x="51.315cm" svg:y="4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0" draw:layer="layout" svg:width="0.254cm" svg:height="0.254cm" svg:x="50.934cm" svg:y="49.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0" draw:layer="layout" svg:width="0.254cm" svg:height="0.254cm" svg:x="50.934cm" svg:y="48.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0" draw:layer="layout" svg:width="0.254cm" svg:height="0.254cm" svg:x="51.188cm" svg:y="51.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0" draw:layer="layout" svg:width="0.254cm" svg:height="0.254cm" svg:x="50.807cm" svg:y="51.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0" draw:layer="layout" svg:width="0.254cm" svg:height="0.254cm" svg:x="51.188cm" svg:y="52.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96" draw:text-style-name="P61" draw:layer="layout" svg:width="3.683cm" svg:height="1.472cm" svg:x="44.584cm" svg:y="42.009cm">
            <draw:text-box>
              <text:p text:style-name="P12"><text:span text:style-name="T18">Image processing semantic segmentation</text:span></text:p>
            </draw:text-box>
          </draw:frame>
        </draw:g>
        <draw:g>
          <draw:custom-shape draw:style-name="gr93" draw:text-style-name="P60" draw:layer="layout" svg:width="1.397cm" svg:height="1.826cm" svg:x="50.268cm" svg:y="59.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60" draw:layer="layout" svg:width="1.397cm" svg:height="1.826cm" svg:x="51.157cm" svg:y="59.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60" draw:layer="layout" svg:width="1.397cm" svg:height="1.826cm" svg:x="52.173cm" svg:y="59.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62" draw:layer="layout" svg:width="3.556cm" svg:height="2.615cm" svg:x="45.854cm" svg:y="59.61cm">
            <draw:text-box>
              <text:p><text:span text:style-name="T13">Words are</text:span></text:p>
              <text:p><text:span text:style-name="T13">synchronously </text:span></text:p>
              <text:p><text:span text:style-name="T13">activated </text:span></text:p>
              <text:p><text:span text:style-name="T13">zones in the absence of repulsive forces</text:span></text:p>
            </draw:text-box>
          </draw:frame>
          <draw:custom-shape draw:style-name="gr98" draw:text-style-name="P63" draw:layer="layout" svg:width="0.254cm" svg:height="0.338cm" svg:x="53.728cm" svg:y="60.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3" draw:layer="layout" svg:width="0.254cm" svg:height="0.338cm" svg:x="54.029cm" svg:y="60.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3" draw:layer="layout" svg:width="0.254cm" svg:height="0.338cm" svg:x="54.33cm" svg:y="60.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60" draw:layer="layout" svg:width="1.397cm" svg:height="1.826cm" svg:x="54.673cm" svg:y="59.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60" draw:layer="layout" svg:width="1.397cm" svg:height="1.826cm" svg:x="55.673cm" svg:y="59.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88" draw:text-style-name="P58" draw:layer="layout" svg:width="0.264cm" svg:height="0.21cm" svg:x="50.561cm" svg:y="60.736cm" svg:viewBox="0 0 265 211" draw:points="133,211 0,211 0,0 265,0 265,211">
              <text:p/>
            </draw:polygon>
            <draw:path draw:style-name="gr89" draw:text-style-name="P59" draw:layer="layout" svg:width="0.138cm" svg:height="0.194cm" svg:x="50.553cm" svg:y="60.715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89" draw:text-style-name="P59" draw:layer="layout" svg:width="0.108cm" svg:height="0.195cm" svg:x="50.738cm" svg:y="60.772cm" svg:viewBox="0 0 109 196" svg:d="M67 9c0-9-1-9-8-9-20 18-47 19-59 19v11c7 0 27 0 43-9v152c0 9 0 13-30 13h-11v10c6 0 42 0 53 0 9 0 47 0 54 0v-10h-12c-30 0-30-4-30-13z">
              <text:p/>
            </draw:path>
          </draw:g>
          <draw:g>
            <svg:title>TexMaths</svg:title>
            <svg:desc>12§latex§s_2§svg§600§FALSE§</svg:desc>
            <draw:polygon draw:style-name="gr88" draw:text-style-name="P58" draw:layer="layout" svg:width="0.273cm" svg:height="0.21cm" svg:x="51.704cm" svg:y="60.736cm" svg:viewBox="0 0 274 211" draw:points="138,211 0,211 0,0 274,0 274,211">
              <text:p/>
            </draw:polygon>
            <draw:path draw:style-name="gr89" draw:text-style-name="P59" draw:layer="layout" svg:width="0.138cm" svg:height="0.194cm" svg:x="51.696cm" svg:y="60.715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89" draw:text-style-name="P59" draw:layer="layout" svg:width="0.131cm" svg:height="0.195cm" svg:x="51.868cm" svg:y="60.772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88" draw:text-style-name="P58" draw:layer="layout" svg:width="0.275cm" svg:height="0.216cm" svg:x="52.804cm" svg:y="60.736cm" svg:viewBox="0 0 276 217" draw:points="138,217 0,217 0,0 276,0 276,217">
              <text:p/>
            </draw:polygon>
            <draw:path draw:style-name="gr89" draw:text-style-name="P59" draw:layer="layout" svg:width="0.138cm" svg:height="0.194cm" svg:x="52.796cm" svg:y="60.715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89" draw:text-style-name="P59" draw:layer="layout" svg:width="0.135cm" svg:height="0.201cm" svg:x="52.965cm" svg:y="60.772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88" draw:text-style-name="P58" draw:layer="layout" svg:width="0.735cm" svg:height="0.214cm" svg:x="54.752cm" svg:y="60.736cm" svg:viewBox="0 0 736 215" draw:points="369,215 0,215 0,0 736,0 736,215">
              <text:p/>
            </draw:polygon>
            <draw:path draw:style-name="gr89" draw:text-style-name="P59" draw:layer="layout" svg:width="0.138cm" svg:height="0.194cm" svg:x="54.744cm" svg:y="60.715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89" draw:text-style-name="P59" draw:layer="layout" svg:width="0.18cm" svg:height="0.134cm" svg:x="54.911cm" svg:y="60.837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89" draw:text-style-name="P59" draw:layer="layout" svg:width="0.2cm" svg:height="0.014cm" svg:x="55.138cm" svg:y="60.886cm" svg:viewBox="0 0 201 15" svg:d="M189 15c4 0 12 0 12-7 0-8-7-8-12-8h-177c-5 0-12 0-12 8 0 7 7 7 12 7z">
              <text:p/>
            </draw:path>
            <draw:path draw:style-name="gr89" draw:text-style-name="P59" draw:layer="layout" svg:width="0.107cm" svg:height="0.196cm" svg:x="55.402cm" svg:y="60.772cm" svg:viewBox="0 0 108 197" svg:d="M67 9c0-9 0-9-8-9-20 18-47 19-59 19v11c7 0 27 0 43-9v152c0 10 0 14-30 14h-11v10c6 0 42-1 53-1 9 0 47 1 53 1v-10h-11c-30 0-30-4-30-14z">
              <text:p/>
            </draw:path>
          </draw:g>
          <draw:g>
            <svg:title>TexMaths</svg:title>
            <svg:desc>12§latex§s_{n}§svg§600§FALSE§</svg:desc>
            <draw:polygon draw:style-name="gr88" draw:text-style-name="P58" draw:layer="layout" svg:width="0.318cm" svg:height="0.214cm" svg:x="56.276cm" svg:y="60.736cm" svg:viewBox="0 0 319 215" draw:points="159,215 0,215 0,0 319,0 319,215">
              <text:p/>
            </draw:polygon>
            <draw:path draw:style-name="gr89" draw:text-style-name="P59" draw:layer="layout" svg:width="0.138cm" svg:height="0.194cm" svg:x="56.268cm" svg:y="60.715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89" draw:text-style-name="P59" draw:layer="layout" svg:width="0.18cm" svg:height="0.134cm" svg:x="56.435cm" svg:y="60.837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99" draw:text-style-name="P8" draw:layer="layout" svg:width="0.254cm" svg:height="1.794cm" draw:transform="skewX (0.0750491578357562) rotate (-3.07177948351002) translate (50.044cm 61.663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4" draw:layer="layout" svg:width="11.43cm" svg:height="0.889cm" svg:x="26.804cm" svg:y="67.992cm">
            <text:p/>
            <draw:enhanced-geometry svg:viewBox="0 0 21600 21600" draw:type="rectangle" draw:enhanced-path="M 0 0 L 21600 0 21600 21600 0 21600 0 0 Z N"/>
          </draw:custom-shape>
          <draw:custom-shape draw:style-name="gr48" draw:text-style-name="P12" draw:layer="layout" svg:width="1.27cm" svg:height="0.254cm" svg:x="34.043cm" svg:y="72.818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29.852cm" svg:y="72.818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7.185cm 72.01cm)">
            <draw:image xlink:href="Pictures/10000201000002580000012EA7FACD87E0767E4B.png" xlink:type="simple" xlink:show="embed" xlink:actuate="onLoad">
              <text:p/>
            </draw:image>
          </draw:frame>
          <draw:polygon draw:style-name="gr49" draw:text-style-name="P35" draw:layer="layout" svg:width="2.646cm" svg:height="1.331cm" svg:x="31.314cm" svg:y="72.248cm" svg:viewBox="0 0 2647 1332" draw:points="0,1332 0,0 2647,0 2647,1332">
            <text:p/>
          </draw:polygon>
          <draw:path draw:style-name="gr33" draw:text-style-name="P15" draw:layer="layout" svg:width="0.516cm" svg:height="0.577cm" draw:transform="skewX (0.169646003293849) rotate (0.408930643742271) translate (32.0944936295375cm 72.701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8.0574936295375cm 72.317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31.397cm 70.278cm)">
              <draw:image xlink:href="Pictures/10000201000002580000012EA7FACD87E0767E4B.png" xlink:type="simple" xlink:show="embed" xlink:actuate="onLoad">
                <text:p/>
              </draw:image>
            </draw:frame>
            <draw:path draw:style-name="gr50" draw:text-style-name="P36" draw:layer="layout" svg:width="0.516cm" svg:height="0.577cm" draw:transform="skewX (0.169646003293849) rotate (0.550127780228612) translate (32.1450891496449cm 70.8233562776485cm)" svg:viewBox="0 0 517 578" svg:d="M0 283c6-94 12-189 18-283 166 98 333 196 499 294-6 95-12 189-18 284-166-99-333-196-499-295z">
              <text:p/>
            </draw:path>
          </draw:g>
          <draw:frame draw:style-name="gr51" draw:text-style-name="P37" draw:layer="layout" svg:width="2.032cm" svg:height="0.762cm" svg:x="31.503cm" svg:y="68.119cm">
            <draw:text-box>
              <text:p><text:span text:style-name="T13">Park out</text:span></text:p>
            </draw:text-box>
          </draw:frame>
          <draw:line draw:style-name="gr52" draw:text-style-name="P8" draw:layer="layout" svg:x1="30.106cm" svg:y1="71.929cm" svg:x2="31.122cm" svg:y2="71.294cm">
            <text:p/>
          </draw:line>
          <draw:custom-shape draw:style-name="gr53" draw:text-style-name="P39" draw:layer="layout" svg:width="3.81cm" svg:height="0.889cm" svg:x="26.804cm" svg:y="68.881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30.614cm" svg:y="68.881cm">
            <text:p text:style-name="P38"><text:span text:style-name="T14">I</text:span><text:span text:style-name="T14">n</text:span><text:span text:style-name="T14">c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1" draw:layer="layout" svg:width="3.81cm" svg:height="0.889cm" svg:x="30.741cm" svg:y="74.088cm">
            <text:p text:style-name="P40"><text:span text:style-name="T15">G</text:span><text:span text:style-name="T15">o </text:span><text:span text:style-name="T15">f</text:span><text:span text:style-name="T15">w</text:span><text:span text:style-name="T15">d</text:span></text:p>
            <draw:enhanced-geometry svg:viewBox="0 0 21600 21600" draw:type="rectangle" draw:enhanced-path="M 0 0 L 21600 0 21600 21600 0 21600 0 0 Z N"/>
          </draw:custom-shape>
        </draw:g>
        <draw:path draw:style-name="gr100" draw:text-style-name="P64" xml:id="id26" draw:id="id26" draw:layer="layout" svg:width="1.129cm" svg:height="0.798cm" svg:x="50.426cm" svg:y="67.955cm" svg:viewBox="0 0 1130 799" svg:d="M0 799c0-266 0-533 0-799 377 0 753 0 1130 0 0 266 0 533 0 799-377 0-753 0-1130 0z">
          <draw:glue-point draw:id="4" svg:x="0.152cm" svg:y="3.479cm"/>
          <text:p/>
        </draw:path>
        <draw:g>
          <draw:path draw:style-name="gr101" draw:text-style-name="P65" draw:layer="layout" svg:width="1.184cm" svg:height="1.365cm" svg:x="47.527cm" svg:y="63.039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1" draw:text-style-name="P65" draw:layer="layout" svg:width="1.35cm" svg:height="1.184cm" svg:x="47.064cm" svg:y="64.201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1" draw:text-style-name="P65" draw:layer="layout" svg:width="0.304cm" svg:height="0.484cm" svg:x="47.101cm" svg:y="64.471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1" draw:text-style-name="P65" draw:layer="layout" svg:width="0.593cm" svg:height="0.35cm" svg:x="47.75cm" svg:y="64.609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1" draw:text-style-name="P65" draw:layer="layout" svg:width="0.736cm" svg:height="0.815cm" svg:x="48.419cm" svg:y="64.39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1" draw:text-style-name="P65" draw:layer="layout" svg:width="0.305cm" svg:height="0.485cm" svg:x="48.454cm" svg:y="64.658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1" draw:text-style-name="P65" draw:layer="layout" svg:width="0.304cm" svg:height="0.484cm" svg:x="47.714cm" svg:y="64.838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1" draw:text-style-name="P65" draw:layer="layout" svg:width="0.593cm" svg:height="0.349cm" svg:x="47.136cm" svg:y="64.243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1" draw:text-style-name="P65" draw:layer="layout" svg:width="0.304cm" svg:height="0.484cm" svg:x="48.074cm" svg:y="64.838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1" draw:text-style-name="P65" draw:layer="layout" svg:width="0.593cm" svg:height="0.348cm" svg:x="48.49cm" svg:y="64.431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1" draw:text-style-name="P65" draw:layer="layout" svg:width="0.305cm" svg:height="0.485cm" svg:x="48.815cm" svg:y="64.658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4" draw:layer="layout" svg:width="11.43cm" svg:height="0.889cm" svg:x="27.158cm" svg:y="108.377cm">
            <text:p/>
            <draw:enhanced-geometry svg:viewBox="0 0 21600 21600" draw:type="rectangle" draw:enhanced-path="M 0 0 L 21600 0 21600 21600 0 21600 0 0 Z N"/>
          </draw:custom-shape>
          <draw:custom-shape draw:style-name="gr48" draw:text-style-name="P12" draw:layer="layout" svg:width="1.27cm" svg:height="0.254cm" svg:x="34.397cm" svg:y="113.203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30.206cm" svg:y="113.203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7.539cm 112.395cm)">
            <draw:image xlink:href="Pictures/10000201000002580000012EA7FACD87E0767E4B.png" xlink:type="simple" xlink:show="embed" xlink:actuate="onLoad">
              <text:p/>
            </draw:image>
          </draw:frame>
          <draw:polygon draw:style-name="gr49" draw:text-style-name="P35" draw:layer="layout" svg:width="2.646cm" svg:height="1.331cm" svg:x="31.668cm" svg:y="112.633cm" svg:viewBox="0 0 2647 1332" draw:points="0,1332 0,0 2647,0 2647,1332">
            <text:p/>
          </draw:polygon>
          <draw:path draw:style-name="gr33" draw:text-style-name="P15" draw:layer="layout" svg:width="0.516cm" svg:height="0.577cm" draw:transform="skewX (0.169646003293849) rotate (0.408930643742271) translate (32.4484936295375cm 113.086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8.4114936295375cm 112.702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31.751cm 110.663cm)">
              <draw:image xlink:href="Pictures/10000201000002580000012EA7FACD87E0767E4B.png" xlink:type="simple" xlink:show="embed" xlink:actuate="onLoad">
                <text:p/>
              </draw:image>
            </draw:frame>
            <draw:path draw:style-name="gr50" draw:text-style-name="P36" draw:layer="layout" svg:width="0.516cm" svg:height="0.577cm" draw:transform="skewX (0.169646003293849) rotate (0.550127780228613) translate (32.4990891496449cm 111.208356277649cm)" svg:viewBox="0 0 517 578" svg:d="M0 283c6-94 12-189 18-283 166 98 333 196 499 294-6 95-12 189-18 284-166-99-333-196-499-295z">
              <text:p/>
            </draw:path>
          </draw:g>
          <draw:frame draw:style-name="gr51" draw:text-style-name="P37" draw:layer="layout" svg:width="2.032cm" svg:height="0.762cm" svg:x="31.857cm" svg:y="108.504cm">
            <draw:text-box>
              <text:p><text:span text:style-name="T13">Park out</text:span></text:p>
            </draw:text-box>
          </draw:frame>
          <draw:line draw:style-name="gr52" draw:text-style-name="P8" draw:layer="layout" svg:x1="30.46cm" svg:y1="112.314cm" svg:x2="31.476cm" svg:y2="111.679cm">
            <text:p/>
          </draw:line>
          <draw:custom-shape draw:style-name="gr53" draw:text-style-name="P39" draw:layer="layout" svg:width="3.81cm" svg:height="0.889cm" svg:x="27.158cm" svg:y="109.266cm">
            <text:p text:style-name="P38"><text:span text:style-name="T14">T</text:span><text:span text:style-name="T14">u</text:span><text:span text:style-name="T14">r</text:span><text:span text:style-name="T14">n</text:span><text:span text:style-name="T14"> </text:span><text:span text:style-name="T14">l</text:span><text:span text:style-name="T14">e</text:span><text:span text:style-name="T14">f</text:span><text:span text:style-name="T14">t</text:span></text:p>
            <draw:enhanced-geometry svg:viewBox="0 0 21600 21600" draw:type="rectangle" draw:enhanced-path="M 0 0 L 21600 0 21600 21600 0 21600 0 0 Z N"/>
          </draw:custom-shape>
          <draw:custom-shape draw:style-name="gr53" draw:text-style-name="P39" draw:layer="layout" svg:width="3.81cm" svg:height="0.889cm" svg:x="30.968cm" svg:y="109.266cm">
            <text:p text:style-name="P38"><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1" draw:layer="layout" svg:width="3.81cm" svg:height="0.889cm" svg:x="31.095cm" svg:y="114.473cm">
            <text:p text:style-name="P40"><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g>
          <draw:custom-shape draw:style-name="gr47" draw:text-style-name="P34" draw:layer="layout" svg:width="11.43cm" svg:height="0.889cm" svg:x="27.025cm" svg:y="97.264cm">
            <text:p/>
            <draw:enhanced-geometry svg:viewBox="0 0 21600 21600" draw:type="rectangle" draw:enhanced-path="M 0 0 L 21600 0 21600 21600 0 21600 0 0 Z N"/>
          </draw:custom-shape>
          <draw:custom-shape draw:style-name="gr48" draw:text-style-name="P12" draw:layer="layout" svg:width="1.27cm" svg:height="0.254cm" svg:x="34.264cm" svg:y="102.09cm">
            <text:p/>
            <draw:enhanced-geometry svg:viewBox="0 0 21600 21600" draw:mirror-horizontal="false" draw:mirror-vertical="false" draw:type="rectangle" draw:enhanced-path="M 0 0 L 21600 0 21600 21600 0 21600 0 0 Z N"/>
          </draw:custom-shape>
          <draw:custom-shape draw:style-name="gr48" draw:text-style-name="P12" draw:layer="layout" svg:width="1.27cm" svg:height="0.254cm" svg:x="30.073cm" svg:y="102.09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7.406cm 101.282cm)">
            <draw:image xlink:href="Pictures/10000201000002580000012EA7FACD87E0767E4B.png" xlink:type="simple" xlink:show="embed" xlink:actuate="onLoad">
              <text:p/>
            </draw:image>
          </draw:frame>
          <draw:polygon draw:style-name="gr49" draw:text-style-name="P35" draw:layer="layout" svg:width="2.646cm" svg:height="1.331cm" svg:x="31.535cm" svg:y="101.52cm" svg:viewBox="0 0 2647 1332" draw:points="0,1332 0,0 2647,0 2647,1332">
            <text:p/>
          </draw:polygon>
          <draw:path draw:style-name="gr33" draw:text-style-name="P15" draw:layer="layout" svg:width="0.516cm" svg:height="0.577cm" draw:transform="skewX (0.169646003293849) rotate (0.408930643742271) translate (32.3154936295375cm 101.973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8.2784936295375cm 101.589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31.618cm 99.55cm)">
              <draw:image xlink:href="Pictures/10000201000002580000012EA7FACD87E0767E4B.png" xlink:type="simple" xlink:show="embed" xlink:actuate="onLoad">
                <text:p/>
              </draw:image>
            </draw:frame>
            <draw:path draw:style-name="gr50" draw:text-style-name="P36" draw:layer="layout" svg:width="0.516cm" svg:height="0.577cm" draw:transform="skewX (0.169646003293849) rotate (0.550127780228613) translate (32.3660891496449cm 100.095356277649cm)" svg:viewBox="0 0 517 578" svg:d="M0 283c6-94 12-189 18-283 166 98 333 196 499 294-6 95-12 189-18 284-166-99-333-196-499-295z">
              <text:p/>
            </draw:path>
          </draw:g>
          <draw:frame draw:style-name="gr51" draw:text-style-name="P37" draw:layer="layout" svg:width="2.032cm" svg:height="0.762cm" svg:x="31.724cm" svg:y="97.391cm">
            <draw:text-box>
              <text:p><text:span text:style-name="T13">Park out</text:span></text:p>
            </draw:text-box>
          </draw:frame>
          <draw:line draw:style-name="gr52" draw:text-style-name="P8" draw:layer="layout" svg:x1="30.327cm" svg:y1="101.201cm" svg:x2="31.343cm" svg:y2="100.566cm">
            <text:p/>
          </draw:line>
          <draw:custom-shape draw:style-name="gr53" draw:text-style-name="P39" draw:layer="layout" svg:width="3.81cm" svg:height="0.889cm" svg:x="27.025cm" svg:y="98.153cm">
            <text:p text:style-name="P38"><text:span text:style-name="T14">T</text:span><text:span text:style-name="T14">ur</text:span><text:span text:style-name="T14">n </text:span><text:span text:style-name="T14">le</text:span><text:span text:style-name="T14">ft</text:span></text:p>
            <draw:enhanced-geometry svg:viewBox="0 0 21600 21600" draw:type="rectangle" draw:enhanced-path="M 0 0 L 21600 0 21600 21600 0 21600 0 0 Z N"/>
          </draw:custom-shape>
          <draw:custom-shape draw:style-name="gr53" draw:text-style-name="P39" draw:layer="layout" svg:width="3.81cm" svg:height="0.889cm" svg:x="30.835cm" svg:y="98.153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30.962cm" svg:y="103.36cm">
            <text:p text:style-name="P40"><text:span text:style-name="T15">Go </text:span><text:span text:style-name="T15">fwd</text:span></text:p>
            <draw:enhanced-geometry svg:viewBox="0 0 21600 21600" draw:type="rectangle" draw:enhanced-path="M 0 0 L 21600 0 21600 21600 0 21600 0 0 Z N"/>
          </draw:custom-shape>
        </draw:g>
        <draw:frame draw:style-name="gr97" draw:text-style-name="P57" draw:layer="layout" svg:width="4.318cm" svg:height="2.615cm" svg:x="58.409cm" svg:y="67.85cm">
          <draw:text-box>
            <text:p><text:span text:style-name="T18">Understanding the first turn left and the second one helps with better decision</text:span></text:p>
            <text:p><text:span text:style-name="T18">(understanding semantic in context)</text:span></text:p>
          </draw:text-box>
        </draw:frame>
        <draw:g>
          <draw:custom-shape draw:style-name="gr102" draw:text-style-name="P66" draw:layer="layout" svg:width="1.778cm" svg:height="0.254cm" svg:x="49.029cm" svg:y="66.085cm">
            <text:p/>
            <draw:enhanced-geometry svg:viewBox="0 0 21600 21600" draw:type="rectangle" draw:enhanced-path="M 0 0 L 21600 0 21600 21600 0 21600 0 0 Z N"/>
          </draw:custom-shape>
          <draw:frame draw:style-name="gr103" draw:text-style-name="P57" draw:layer="layout" svg:width="1.598cm" svg:height="1.114cm" svg:x="49.156cm" svg:y="64.942cm">
            <draw:text-box>
              <text:p><text:span text:style-name="T15">W</text:span><text:span text:style-name="T22">1</text:span></text:p>
            </draw:text-box>
          </draw:frame>
        </draw:g>
        <draw:g>
          <draw:custom-shape draw:style-name="gr102" draw:text-style-name="P66" draw:layer="layout" svg:width="1.778cm" svg:height="0.254cm" svg:x="51.061cm" svg:y="66.086cm">
            <text:p/>
            <draw:enhanced-geometry svg:viewBox="0 0 21600 21600" draw:type="rectangle" draw:enhanced-path="M 0 0 L 21600 0 21600 21600 0 21600 0 0 Z N"/>
          </draw:custom-shape>
          <draw:frame draw:style-name="gr103" draw:text-style-name="P57" draw:layer="layout" svg:width="1.598cm" svg:height="1.114cm" svg:x="51.188cm" svg:y="64.943cm">
            <draw:text-box>
              <text:p><text:span text:style-name="T15">W</text:span><text:span text:style-name="T22">2</text:span></text:p>
            </draw:text-box>
          </draw:frame>
        </draw:g>
        <draw:g>
          <draw:custom-shape draw:style-name="gr102" draw:text-style-name="P66" draw:layer="layout" svg:width="1.778cm" svg:height="0.254cm" svg:x="55.379cm" svg:y="66.087cm">
            <text:p/>
            <draw:enhanced-geometry svg:viewBox="0 0 21600 21600" draw:type="rectangle" draw:enhanced-path="M 0 0 L 21600 0 21600 21600 0 21600 0 0 Z N"/>
          </draw:custom-shape>
          <draw:frame draw:style-name="gr103" draw:text-style-name="P57" draw:layer="layout" svg:width="1.598cm" svg:height="1.114cm" svg:x="55.506cm" svg:y="64.944cm">
            <draw:text-box>
              <text:p><text:span text:style-name="T15">W</text:span><text:span text:style-name="T22">k</text:span></text:p>
            </draw:text-box>
          </draw:frame>
        </draw:g>
        <draw:custom-shape draw:style-name="gr104" draw:text-style-name="P66" draw:layer="layout" svg:width="0.286cm" svg:height="0.254cm" svg:x="53.061cm" svg:y="66.086cm">
          <text:p/>
          <draw:enhanced-geometry svg:viewBox="0 0 21600 21600" draw:type="rectangle" draw:enhanced-path="M 0 0 L 21600 0 21600 21600 0 21600 0 0 Z N"/>
        </draw:custom-shape>
        <draw:custom-shape draw:style-name="gr104" draw:text-style-name="P66" draw:layer="layout" svg:width="0.286cm" svg:height="0.254cm" svg:x="53.461cm" svg:y="66.086cm">
          <text:p/>
          <draw:enhanced-geometry svg:viewBox="0 0 21600 21600" draw:type="rectangle" draw:enhanced-path="M 0 0 L 21600 0 21600 21600 0 21600 0 0 Z N"/>
        </draw:custom-shape>
        <draw:custom-shape draw:style-name="gr104" draw:text-style-name="P66" draw:layer="layout" svg:width="0.286cm" svg:height="0.254cm" svg:x="53.855cm" svg:y="66.085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94" draw:text-style-name="P8" draw:layer="layout" svg:width="6.371cm" svg:height="1.131cm" svg:x="56.501cm" svg:y="23.778cm">
              <draw:image xlink:href="Pictures/100089A1000011C800000329122671283D495904.svg" xlink:type="simple" xlink:show="embed" xlink:actuate="onLoad">
                <text:p/>
              </draw:image>
              <draw:image xlink:href="Pictures/10000201000000AC0000001FE6D228734A401731.png" xlink:type="simple" xlink:show="embed" xlink:actuate="onLoad"/>
            </draw:frame>
          </draw:g>
          <draw:frame draw:style-name="gr71" draw:text-style-name="P51" draw:layer="layout" svg:width="3.175cm" svg:height="1.638cm" svg:x="53.474cm" svg:y="23.778cm">
            <draw:text-box>
              <text:p><text:span text:style-name="T19">Generalized state space</text:span></text:p>
            </draw:text-box>
          </draw:frame>
          <draw:custom-shape draw:style-name="gr105" draw:text-style-name="P8" draw:layer="layout" svg:width="0.4cm" svg:height="3.754cm" draw:transform="skewX (0.074176493209759) rotate (-1.48754412147477) translate (62.435cm 24.948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6" draw:text-style-name="P8" draw:layer="layout" svg:width="0.197cm" svg:height="0.567cm" draw:transform="skewX (0.0809832772925369) rotate (-1.63484991034309) translate (58.364cm 24.79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5" draw:text-style-name="P52" draw:layer="layout" svg:width="2.147cm" svg:height="1.018cm" svg:x="56.776cm" svg:y="25.556cm">
            <draw:text-box>
              <text:p><text:span text:style-name="T20">position</text:span></text:p>
            </draw:text-box>
          </draw:frame>
          <draw:frame draw:style-name="gr107" draw:text-style-name="P51" draw:layer="layout" svg:width="1.619cm" svg:height="0.738cm" svg:x="57.157cm" svg:y="25.048cm">
            <draw:text-box>
              <text:p><text:span text:style-name="T19">state</text:span></text:p>
            </draw:text-box>
          </draw:frame>
          <draw:g>
            <draw:frame draw:style-name="gr76" draw:text-style-name="P51" draw:layer="layout" svg:width="4.204cm" svg:height="1.207cm" svg:x="58.989cm" svg:y="25.891cm">
              <draw:text-box>
                <text:p><text:span text:style-name="T20">such as Velocity, <text:s/>acceleration</text:span></text:p>
              </draw:text-box>
            </draw:frame>
            <draw:frame draw:style-name="gr77" draw:text-style-name="P51" draw:layer="layout" svg:width="4.805cm" svg:height="1.017cm" svg:x="58.989cm" svg:y="25.255cm">
              <draw:text-box>
                <text:p><text:span text:style-name="T19">Motion (action)</text:span></text:p>
              </draw:text-box>
            </draw:frame>
          </draw:g>
          <draw:custom-shape draw:style-name="gr106" draw:text-style-name="P8" draw:layer="layout" svg:width="0.197cm" svg:height="0.567cm" draw:transform="skewX (0.0809832772925369) rotate (-0.0640535835481926) translate (56.221cm 24.0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36" draw:text-style-name="P8" xml:id="id24" draw:id="id24" draw:layer="layout" svg:width="2.357cm" svg:height="1.667cm" svg:x="41.284cm" svg:y="71.245cm">
          <draw:image xlink:href="Pictures/100002010000032000000236689138C3332E31BD.png" xlink:type="simple" xlink:show="embed" xlink:actuate="onLoad">
            <text:p/>
          </draw:image>
        </draw:frame>
        <draw:frame draw:style-name="gr36" draw:text-style-name="P8" xml:id="id23" draw:id="id23" draw:layer="layout" svg:width="1.975cm" svg:height="1.397cm" svg:x="39.417cm" svg:y="72.277cm">
          <draw:image xlink:href="Pictures/100002010000032000000236689138C3332E31BD.png" xlink:type="simple" xlink:show="embed" xlink:actuate="onLoad">
            <text:p/>
          </draw:image>
        </draw:frame>
        <draw:frame draw:style-name="gr94" draw:text-style-name="P8" draw:layer="layout" svg:width="4.245cm" svg:height="1.016cm" svg:x="46.054cm" svg:y="67.738cm">
          <draw:image xlink:href="Pictures/100000000000027B00000098E9EADB3552CE68F8.png" xlink:type="simple" xlink:show="embed" xlink:actuate="onLoad">
            <text:p/>
          </draw:image>
        </draw:frame>
        <draw:frame draw:style-name="gr94" draw:text-style-name="P8" draw:layer="layout" svg:width="2.865cm" svg:height="0.716cm" svg:x="42.61cm" svg:y="69.402cm">
          <draw:image xlink:href="Pictures/100018CA0000656C0000656CEAC205D9437A8067.svg" xlink:type="simple" xlink:show="embed" xlink:actuate="onLoad">
            <text:p/>
          </draw:image>
          <draw:image xlink:href="Pictures/10000201000002C3000002C324F72DDAAD4F7DEE.png" xlink:type="simple" xlink:show="embed" xlink:actuate="onLoad"/>
        </draw:frame>
        <draw:frame draw:style-name="gr36" draw:text-style-name="P8" xml:id="id25" draw:id="id25" draw:layer="layout" svg:width="1.975cm" svg:height="1.397cm" svg:x="43.881cm" svg:y="72.277cm">
          <draw:image xlink:href="Pictures/100002010000032000000236689138C3332E31BD.png" xlink:type="simple" xlink:show="embed" xlink:actuate="onLoad">
            <text:p/>
          </draw:image>
        </draw:frame>
        <draw:path draw:style-name="gr108" draw:text-style-name="P67" xml:id="id27" draw:id="id27" draw:layer="layout" svg:width="0.761cm" svg:height="0.761cm" svg:x="50.92cm" svg:y="70.024cm" svg:viewBox="0 0 762 762" svg:d="M0 762c0-254 0-508 0-762 254 0 508 0 762 0 0 254 0 508 0 762-254 0-508 0-762 0z">
          <draw:glue-point draw:id="4" svg:x="0.458cm" svg:y="-4.087cm"/>
          <text:p/>
        </draw:path>
        <draw:connector draw:style-name="gr109" draw:text-style-name="P8" draw:layer="layout" draw:type="line" svg:x1="40.404cm" svg:y1="73.674cm" svg:x2="42.617cm" svg:y2="74.563cm" draw:start-shape="id23" draw:start-glue-point="2" svg:d="M40404 73674l2213 889" svg:viewBox="0 0 2214 890">
          <text:p/>
        </draw:connector>
        <draw:connector draw:style-name="gr109" draw:text-style-name="P8" draw:layer="layout" draw:type="line" svg:x1="42.462cm" svg:y1="72.912cm" svg:x2="42.617cm" svg:y2="74.563cm" draw:start-shape="id24" draw:start-glue-point="2" svg:d="M42462 72912l155 1651" svg:viewBox="0 0 156 1652">
          <text:p/>
        </draw:connector>
        <draw:connector draw:style-name="gr109" draw:text-style-name="P8" draw:layer="layout" draw:type="line" svg:x1="44.868cm" svg:y1="73.674cm" svg:x2="42.617cm" svg:y2="74.563cm" draw:start-shape="id25" draw:start-glue-point="2" svg:d="M44868 73674l-2251 889" svg:viewBox="0 0 2252 890">
          <text:p/>
        </draw:connector>
        <draw:connector draw:style-name="gr110" draw:text-style-name="P8" draw:layer="layout" draw:type="line" svg:x1="51.008cm" svg:y1="68.631cm" svg:x2="51.335cm" svg:y2="70.094cm" draw:start-shape="id26" draw:start-glue-point="4" draw:end-shape="id27" draw:end-glue-point="4" svg:d="M51008 68631l327 1463" svg:viewBox="0 0 328 1464">
          <text:p/>
        </draw:connector>
        <draw:connector draw:style-name="gr110" draw:text-style-name="P8" draw:layer="layout" draw:type="line" svg:x1="51.248cm" svg:y1="69.266cm" svg:x2="51.335cm" svg:y2="70.094cm" draw:start-shape="id28" draw:start-glue-point="4" draw:end-shape="id27" draw:end-glue-point="4" svg:d="M51248 69266l87 828" svg:viewBox="0 0 88 829">
          <text:p/>
        </draw:connector>
        <draw:connector draw:style-name="gr110" draw:text-style-name="P8" draw:layer="layout" draw:type="line" svg:x1="50.754cm" svg:y1="67.996cm" svg:x2="51.335cm" svg:y2="70.094cm" draw:start-shape="id29" draw:start-glue-point="4" draw:end-shape="id27" draw:end-glue-point="4" svg:d="M50754 67996l581 2098" svg:viewBox="0 0 582 2099">
          <text:p/>
        </draw:connector>
        <draw:path draw:style-name="gr100" draw:text-style-name="P64" xml:id="id29" draw:id="id29" draw:layer="layout" svg:width="1.129cm" svg:height="0.798cm" svg:x="50.172cm" svg:y="67.32cm" svg:viewBox="0 0 1130 799" svg:d="M0 799c0-266 0-533 0-799 377 0 753 0 1130 0 0 266 0 533 0 799-377 0-753 0-1130 0z">
          <draw:glue-point draw:id="4" svg:x="0.152cm" svg:y="3.479cm"/>
          <text:p/>
        </draw:path>
        <draw:path draw:style-name="gr100" draw:text-style-name="P64" xml:id="id28" draw:id="id28" draw:layer="layout" svg:width="1.129cm" svg:height="0.798cm" svg:x="50.666cm" svg:y="68.59cm" svg:viewBox="0 0 1130 799" svg:d="M0 799c0-266 0-533 0-799 377 0 753 0 1130 0 0 266 0 533 0 799-377 0-753 0-1130 0z">
          <draw:glue-point draw:id="4" svg:x="0.152cm" svg:y="3.479cm"/>
          <text:p/>
        </draw:path>
        <draw:g>
          <draw:custom-shape draw:style-name="gr111" draw:text-style-name="P8" draw:layer="layout" svg:width="2.54cm" svg:height="4.318cm" svg:x="59.905cm" svg:y="60.731cm">
            <text:p/>
            <draw:enhanced-geometry svg:viewBox="0 0 21600 21600" draw:type="rectangle" draw:enhanced-path="M 0 0 L 21600 0 21600 21600 0 21600 0 0 Z N"/>
          </draw:custom-shape>
          <draw:custom-shape draw:style-name="gr111" draw:text-style-name="P8" draw:layer="layout" svg:width="2.54cm" svg:height="4.318cm" draw:transform="rotate (-0.261799387799149) translate (60.507cm 60.476cm)">
            <text:p/>
            <draw:enhanced-geometry svg:viewBox="0 0 21600 21600" draw:type="rectangle" draw:enhanced-path="M 0 0 L 21600 0 21600 21600 0 21600 0 0 Z N"/>
          </draw:custom-shape>
          <draw:custom-shape draw:style-name="gr111" draw:text-style-name="P8" draw:layer="layout" svg:width="2.54cm" svg:height="4.318cm" draw:transform="rotate (-0.523598775598299) translate (61.155cm 60.385cm)">
            <text:p/>
            <draw:enhanced-geometry svg:viewBox="0 0 21600 21600" draw:type="rectangle" draw:enhanced-path="M 0 0 L 21600 0 21600 21600 0 21600 0 0 Z N"/>
          </draw:custom-shape>
          <draw:custom-shape draw:style-name="gr111" draw:text-style-name="P8" draw:layer="layout" svg:width="2.54cm" svg:height="4.318cm" draw:transform="rotate (-1.26431651014469) translate (62.851cm 61.027cm)">
            <text:p/>
            <draw:enhanced-geometry svg:viewBox="0 0 21600 21600" draw:type="rectangle" draw:enhanced-path="M 0 0 L 21600 0 21600 21600 0 21600 0 0 Z N"/>
          </draw:custom-shape>
        </draw:g>
        <draw:frame draw:style-name="gr36" draw:text-style-name="P8" draw:layer="layout" svg:width="2.357cm" svg:height="1.667cm" svg:x="45.063cm" svg:y="70.455cm">
          <draw:image xlink:href="Pictures/100002010000032000000236689138C3332E31BD.png" xlink:type="simple" xlink:show="embed" xlink:actuate="onLoad">
            <text:p/>
          </draw:image>
        </draw:frame>
        <draw:custom-shape draw:style-name="gr112" draw:text-style-name="P68" draw:layer="layout" svg:width="0.683cm" svg:height="0.635cm" svg:x="47.33cm" svg:y="65.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9" draw:layer="layout" svg:width="1.524cm" svg:height="1.524cm" svg:x="69.533cm" svg:y="6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2" draw:layer="layout" svg:width="1.651cm" svg:height="1.143cm" svg:x="68.39cm" svg:y="65.211cm">
          <text:p/>
          <draw:enhanced-geometry svg:viewBox="0 0 21600 21600" draw:glue-points="?f7 0 ?f6 ?f1 0 ?f10 ?f6 21600 ?f4 ?f10 21600 ?f9" draw:path-stretchpoint-x="10800" draw:path-stretchpoint-y="10800" draw:text-areas="0 ?f1 ?f4 ?f12" draw:type="cube" draw:modifiers="11800.699300699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5" draw:text-style-name="P12" draw:layer="layout" svg:width="1.397cm" svg:height="1.397cm" svg:x="70.676cm" svg:y="64.068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6" draw:text-style-name="P12" draw:layer="layout" svg:width="1.27cm" svg:height="1.27cm" svg:x="72.327cm" svg:y="63.687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17" draw:text-style-name="P12" draw:layer="layout" svg:width="1.143cm" svg:height="1.143cm" svg:x="69.814cm" svg:y="66.52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18" draw:text-style-name="P12" draw:layer="layout" svg:width="0.274cm" svg:height="0.11cm" svg:x="66.19cm" svg:y="63.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74cm" svg:height="0.11cm" svg:x="66.471cm" svg:y="63.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5cm" svg:height="0.15cm" svg:x="66.499cm" svg:y="63.6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5cm" svg:height="0.15cm" svg:x="66.104cm" svg:y="63.6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74cm" svg:height="0.11cm" svg:x="67.46cm" svg:y="63.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74cm" svg:height="0.11cm" svg:x="67.741cm" svg:y="63.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5cm" svg:height="0.15cm" svg:x="67.769cm" svg:y="63.6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5cm" svg:height="0.15cm" svg:x="67.374cm" svg:y="63.6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2" draw:layer="layout" svg:width="0.742cm" svg:height="0.298cm" svg:x="67.681cm" svg:y="63.9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2" draw:layer="layout" svg:width="0.742cm" svg:height="0.298cm" svg:x="68.442cm" svg:y="63.9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2" draw:layer="layout" svg:width="1.015cm" svg:height="0.406cm" svg:x="68.518cm" svg:y="64.1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2" draw:layer="layout" svg:width="1.015cm" svg:height="0.406cm" svg:x="67.449cm" svg:y="64.1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58.417cm" svg:y="71.721cm" svg:viewBox="0 0 1016 1524" draw:points="0,0 1016,1524 889,635">
          <text:p/>
        </draw:polygon>
        <draw:g>
          <draw:custom-shape draw:style-name="gr118" draw:text-style-name="P12" draw:layer="layout" svg:width="0.161cm" svg:height="0.065cm" svg:x="64.141cm" svg:y="65.3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62cm" svg:height="0.065cm" svg:x="64.307cm" svg:y="65.3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1cm" svg:height="0.088cm" svg:x="64.302cm" svg:y="65.3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2cm" svg:height="0.088cm" svg:x="64.068cm" svg:y="65.3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21" draw:text-style-name="P12" draw:layer="layout" svg:width="1.142cm" svg:height="0.634cm" svg:x="62.925cm" svg:y="66.1cm" svg:viewBox="0 0 1143 635" draw:points="381,0 1143,254 0,635">
          <text:p/>
        </draw:polygon>
        <draw:polygon draw:style-name="gr122" draw:text-style-name="P70" draw:layer="layout" svg:width="1.142cm" svg:height="0.761cm" svg:x="62.925cm" svg:y="66.354cm" svg:viewBox="0 0 1143 762" draw:points="1143,0 635,762 0,381">
          <text:p/>
        </draw:polygon>
        <draw:custom-shape draw:style-name="gr123" draw:text-style-name="P12" draw:layer="layout" svg:width="0.889cm" svg:height="0.635cm" svg:x="67.497cm" svg:y="66.735cm">
          <text:p/>
          <draw:enhanced-geometry svg:viewBox="0 0 21600 21600" draw:type="rectangle" draw:enhanced-path="M 0 0 L 21600 0 21600 21600 0 21600 0 0 Z N"/>
        </draw:custom-shape>
        <draw:polygon draw:style-name="gr123" draw:text-style-name="P12" draw:layer="layout" svg:width="0.381cm" svg:height="0.887cm" svg:x="67.75cm" svg:y="66.101cm" svg:viewBox="0 0 382 888" draw:points="0,888 0,253 382,0 382,508">
          <text:p/>
        </draw:polygon>
        <draw:polygon draw:style-name="gr1" draw:text-style-name="P1" draw:layer="layout" svg:width="1.269cm" svg:height="1.269cm" svg:x="59.306cm" svg:y="71.975cm" svg:viewBox="0 0 1270 1270" draw:points="1270,0 127,1270 0,384">
          <text:p/>
        </draw:polygon>
        <draw:g>
          <draw:custom-shape draw:style-name="gr118" draw:text-style-name="P12" draw:layer="layout" svg:width="0.289cm" svg:height="0.116cm" svg:x="62.678cm" svg:y="71.5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cm" svg:height="0.116cm" svg:x="62.975cm" svg:y="71.5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96cm" svg:height="0.158cm" svg:x="62.966cm" svg:y="71.6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96cm" svg:height="0.158cm" svg:x="62.548cm" svg:y="71.6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89cm" svg:height="0.116cm" svg:x="57.669cm" svg:y="64.1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cm" svg:height="0.116cm" svg:x="57.966cm" svg:y="64.1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96cm" svg:height="0.158cm" svg:x="57.957cm" svg:y="64.2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96cm" svg:height="0.158cm" svg:x="57.539cm" svg:y="64.2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89cm" svg:height="0.116cm" svg:x="61.154cm" svg:y="72.3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cm" svg:height="0.116cm" svg:x="61.451cm" svg:y="72.3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96cm" svg:height="0.158cm" svg:x="61.442cm" svg:y="72.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96cm" svg:height="0.158cm" svg:x="61.024cm" svg:y="72.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24" draw:text-style-name="P12" draw:layer="layout" svg:width="1.016cm" svg:height="1.621cm" svg:x="65.472cm" svg:y="64.736cm">
          <text:p/>
          <draw:enhanced-geometry svg:viewBox="0 0 21600 21600" draw:mirror-vertical="true"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25" draw:text-style-name="P71" draw:layer="layout" svg:width="4.137cm" svg:height="3.181cm" draw:transform="rotate (-3.14159265358979) translate (68.804cm 63.241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26" draw:text-style-name="P72" draw:layer="layout" svg:width="4.137cm" svg:height="3.181cm" draw:transform="rotate (-3.14159265358979) translate (68.804cm 63.241cm)" svg:viewBox="0 0 4138 3182" draw:points="0,2393 64,2240 144,2062 224,1909 320,1756 431,1604 543,1476 671,1324 799,1196 959,1069 1102,942 1262,815 1438,713 1614,611 1805,509 1997,433 2189,356 2397,280 2604,204 2828,153 3036,102 3259,76 3483,25 3707,25 3930,0 4138,3182">
            <text:p/>
          </draw:polygon>
        </draw:g>
        <draw:g>
          <draw:g>
            <draw:polygon draw:style-name="gr1" draw:text-style-name="P1" draw:layer="layout" svg:width="2.009cm" svg:height="3.529cm" svg:x="68.881cm" svg:y="34.402cm" svg:viewBox="0 0 2010 3530" draw:points="0,13 589,3530 2010,0">
              <text:p/>
            </draw:polygon>
            <draw:polygon draw:style-name="gr1" draw:text-style-name="P1" draw:layer="layout" svg:width="1.709cm" svg:height="2.846cm" svg:x="67.741cm" svg:y="35.118cm" svg:viewBox="0 0 1710 2847" draw:points="1669,1000 1710,2847 0,0">
              <text:p/>
            </draw:polygon>
            <draw:polygon draw:style-name="gr127" draw:text-style-name="P73" draw:layer="layout" svg:width="3.908cm" svg:height="2.967cm" svg:x="67.741cm" svg:y="33.152cm" svg:viewBox="0 0 3909 2968" draw:points="0,1954 1141,1276 3117,1248 3909,0 3596,1792 1669,2968">
              <text:p/>
            </draw:polygon>
            <draw:polygon draw:style-name="gr1" draw:text-style-name="P1" draw:layer="layout" svg:width="2.239cm" svg:height="4.803cm" svg:x="69.41cm" svg:y="33.161cm" svg:viewBox="0 0 2240 4804" draw:points="0,2957 42,4804 1926,1783 2240,0 1925,1785">
              <text:p/>
            </draw:polygon>
            <draw:g>
              <draw:custom-shape draw:style-name="gr118" draw:text-style-name="P12" draw:layer="layout" svg:width="0.28cm" svg:height="0.112cm" svg:x="68.581cm" svg:y="34.1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68.869cm" svg:y="34.1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68.861cm" svg:y="34.2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68.456cm" svg:y="34.2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2" draw:layer="layout" svg:width="0.518cm" svg:height="0.208cm" svg:x="68.892cm" svg:y="36.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2" draw:layer="layout" svg:width="0.52cm" svg:height="0.208cm" svg:x="69.424cm" svg:y="36.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2" draw:layer="layout" svg:width="0.71cm" svg:height="0.283cm" svg:x="69.408cm" svg:y="36.2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2" draw:layer="layout" svg:width="0.709cm" svg:height="0.283cm" svg:x="68.659cm" svg:y="36.2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76cm" svg:height="0.152cm" svg:x="67.2cm" svg:y="35.0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6cm" svg:height="0.152cm" svg:x="67.587cm" svg:y="35.0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2" draw:layer="layout" svg:width="0.514cm" svg:height="0.205cm" svg:x="67.575cm" svg:y="35.1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2" draw:layer="layout" svg:width="0.515cm" svg:height="0.205cm" svg:x="67.031cm" svg:y="35.1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4" draw:text-style-name="P8" draw:layer="layout" svg:x1="72.881cm" svg:y1="36.217cm" svg:x2="66.306cm" svg:y2="40.158cm">
              <text:p/>
            </draw:line>
            <draw:custom-shape draw:style-name="gr135" draw:text-style-name="P74" draw:layer="layout" svg:width="0.612cm" svg:height="0.265cm" svg:x="65.248cm" svg:y="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4" draw:layer="layout" svg:width="0.419cm" svg:height="0.215cm" svg:x="72.775cm" svg:y="36.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5" draw:layer="layout" svg:width="0.662cm" svg:height="0.41cm" svg:x="65.799cm" svg:y="40.028cm" svg:viewBox="0 0 663 411" draw:points="418,0 663,252 0,411">
              <text:p/>
            </draw:polygon>
            <draw:frame draw:style-name="gr137" draw:text-style-name="P76" draw:layer="layout" svg:width="1.128cm" svg:height="1.114cm" svg:x="73.004cm" svg:y="35.673cm">
              <draw:text-box>
                <text:p><text:span text:style-name="T23">P</text:span><text:span text:style-name="T24">1</text:span></text:p>
              </draw:text-box>
            </draw:frame>
            <draw:frame draw:style-name="gr137" draw:text-style-name="P76" draw:layer="layout" svg:width="1.128cm" svg:height="1.114cm" svg:x="65.784cm" svg:y="40.371cm">
              <draw:text-box>
                <text:p><text:span text:style-name="T23">P</text:span><text:span text:style-name="T24">2</text:span></text:p>
              </draw:text-box>
            </draw:frame>
            <draw:line draw:style-name="gr134" draw:text-style-name="P8" draw:layer="layout" svg:x1="72.894cm" svg:y1="36.204cm" svg:x2="66.319cm" svg:y2="40.145cm">
              <text:p/>
            </draw:line>
            <draw:custom-shape draw:style-name="gr135" draw:text-style-name="P74" draw:layer="layout" svg:width="0.612cm" svg:height="0.265cm" svg:x="65.261cm" svg:y="40.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65.797cm" svg:y="40.358cm">
              <draw:text-box>
                <text:p><text:span text:style-name="T23">P</text:span><text:span text:style-name="T24">2</text:span></text:p>
              </draw:text-box>
            </draw:frame>
            <draw:g>
              <draw:custom-shape draw:style-name="gr138" draw:text-style-name="P77" draw:layer="layout" svg:width="1.601cm" svg:height="0.804cm" svg:x="71.752cm" svg:y="38.9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7" draw:layer="layout" svg:width="0.631cm" svg:height="7.63cm" svg:x="72.217cm" svg:y="31.49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8" draw:layer="layout" svg:width="0.468cm" svg:height="0.468cm" svg:x="69.228cm" svg:y="37.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377cm" svg:height="0.152cm" svg:x="71.268cm" svg:y="32.8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7cm" svg:height="0.152cm" svg:x="71.656cm" svg:y="32.8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71.644cm" svg:y="32.9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71.098cm" svg:y="32.9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8cm" svg:height="0.112cm" svg:x="70.633cm" svg:y="34.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70.92cm" svg:y="34.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70.911cm" svg:y="34.32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70.507cm" svg:y="34.3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polygon draw:style-name="gr1" draw:text-style-name="P1" draw:layer="layout" svg:width="1.964cm" svg:height="3.516cm" svg:x="79.603cm" svg:y="77.015cm" svg:viewBox="0 0 1965 3517" draw:points="0,0 589,3517 1965,14">
              <text:p/>
            </draw:polygon>
            <draw:polygon draw:style-name="gr1" draw:text-style-name="P1" draw:layer="layout" svg:width="1.583cm" svg:height="4.408cm" svg:x="78.589cm" svg:y="76.156cm" svg:viewBox="0 0 1584 4409" draw:points="1543,2562 1584,4409 0,0 510,1441">
              <text:p/>
            </draw:polygon>
            <draw:polygon draw:style-name="gr127" draw:text-style-name="P73" draw:layer="layout" svg:width="3.723cm" svg:height="2.577cm" svg:x="78.575cm" svg:y="76.142cm" svg:viewBox="0 0 3724 2578" draw:points="0,0 1029,886 2964,886 3724,2009 1557,2578 564,1495">
              <text:p/>
            </draw:polygon>
            <draw:polygon draw:style-name="gr1" draw:text-style-name="P1" draw:layer="layout" svg:width="2.165cm" svg:height="2.41cm" svg:x="80.132cm" svg:y="78.154cm" svg:viewBox="0 0 2166 2411" draw:points="0,564 42,2411 2166,0">
              <text:p/>
            </draw:polygon>
            <draw:g>
              <draw:custom-shape draw:style-name="gr118" draw:text-style-name="P12" draw:layer="layout" svg:width="0.28cm" svg:height="0.112cm" svg:x="79.303cm" svg:y="76.7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79.591cm" svg:y="76.7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79.583cm" svg:y="76.8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79.178cm" svg:y="76.8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8cm" svg:height="0.112cm" svg:x="81.301cm" svg:y="76.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81.588cm" svg:y="76.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81.579cm" svg:y="76.8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81.175cm" svg:y="76.8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77cm" svg:height="0.152cm" svg:x="82.405cm" svg:y="78.0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7cm" svg:height="0.152cm" svg:x="82.793cm" svg:y="78.0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82.781cm" svg:y="78.1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82.235cm" svg:y="78.1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2" draw:layer="layout" svg:width="0.518cm" svg:height="0.208cm" svg:x="79.614cm" svg:y="7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2" draw:layer="layout" svg:width="0.52cm" svg:height="0.208cm" svg:x="80.146cm" svg:y="7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2" draw:layer="layout" svg:width="0.71cm" svg:height="0.283cm" svg:x="80.13cm" svg:y="78.8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2" draw:layer="layout" svg:width="0.709cm" svg:height="0.283cm" svg:x="79.381cm" svg:y="78.8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76cm" svg:height="0.152cm" svg:x="78.259cm" svg:y="75.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6cm" svg:height="0.152cm" svg:x="78.646cm" svg:y="75.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2" draw:layer="layout" svg:width="0.514cm" svg:height="0.205cm" svg:x="78.634cm" svg:y="75.9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2" draw:layer="layout" svg:width="0.515cm" svg:height="0.205cm" svg:x="78.09cm" svg:y="75.9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4" draw:text-style-name="P8" draw:layer="layout" svg:x1="83.603cm" svg:y1="78.817cm" svg:x2="77.028cm" svg:y2="82.758cm">
              <text:p/>
            </draw:line>
            <draw:custom-shape draw:style-name="gr135" draw:text-style-name="P74" draw:layer="layout" svg:width="0.612cm" svg:height="0.265cm" svg:x="75.97cm" svg:y="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4" draw:layer="layout" svg:width="0.419cm" svg:height="0.215cm" svg:x="83.497cm" svg:y="78.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5" draw:layer="layout" svg:width="0.662cm" svg:height="0.41cm" svg:x="76.521cm" svg:y="82.628cm" svg:viewBox="0 0 663 411" draw:points="418,0 663,252 0,411">
              <text:p/>
            </draw:polygon>
            <draw:frame draw:style-name="gr137" draw:text-style-name="P76" draw:layer="layout" svg:width="1.128cm" svg:height="1.114cm" svg:x="83.726cm" svg:y="78.273cm">
              <draw:text-box>
                <text:p><text:span text:style-name="T23">P</text:span><text:span text:style-name="T24">1</text:span></text:p>
              </draw:text-box>
            </draw:frame>
            <draw:frame draw:style-name="gr137" draw:text-style-name="P76" draw:layer="layout" svg:width="1.128cm" svg:height="1.114cm" svg:x="76.506cm" svg:y="82.971cm">
              <draw:text-box>
                <text:p><text:span text:style-name="T23">P</text:span><text:span text:style-name="T24">2</text:span></text:p>
              </draw:text-box>
            </draw:frame>
            <draw:line draw:style-name="gr134" draw:text-style-name="P8" draw:layer="layout" svg:x1="83.616cm" svg:y1="78.804cm" svg:x2="77.041cm" svg:y2="82.745cm">
              <text:p/>
            </draw:line>
            <draw:custom-shape draw:style-name="gr135" draw:text-style-name="P74" draw:layer="layout" svg:width="0.612cm" svg:height="0.265cm" svg:x="75.983cm" svg:y="82.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76.519cm" svg:y="82.958cm">
              <draw:text-box>
                <text:p><text:span text:style-name="T23">P</text:span><text:span text:style-name="T24">2</text:span></text:p>
              </draw:text-box>
            </draw:frame>
            <draw:g>
              <draw:custom-shape draw:style-name="gr138" draw:text-style-name="P77" draw:layer="layout" svg:width="1.601cm" svg:height="0.804cm" svg:x="76.898cm" svg:y="81.9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7" draw:layer="layout" svg:width="0.631cm" svg:height="7.63cm" svg:x="77.363cm" svg:y="74.439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8" draw:layer="layout" svg:width="0.468cm" svg:height="0.468cm" svg:x="79.95cm" svg:y="80.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2" draw:text-style-name="P80" draw:layer="layout" svg:width="0.762cm" svg:height="0.762cm" svg:x="74.56cm" svg:y="75.261cm">
            <text:p text:style-name="P7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4" draw:text-style-name="P8" draw:layer="layout" svg:width="9.3cm" svg:height="7.227cm" svg:x="65.338cm" svg:y="11.266cm">
          <draw:image xlink:href="Pictures/100000000000031600000266D673B3E1BEAD1A9E.png" xlink:type="simple" xlink:show="embed" xlink:actuate="onLoad">
            <text:p/>
          </draw:image>
        </draw:frame>
        <draw:frame draw:style-name="gr94" draw:text-style-name="P8" draw:layer="layout" svg:width="7.497cm" svg:height="3.77cm" svg:x="66.479cm" svg:y="18.698cm">
          <draw:image xlink:href="Pictures/10000000000001F3000000FB5EE9FEC672AED3CB.png" xlink:type="simple" xlink:show="embed" xlink:actuate="onLoad">
            <text:p/>
          </draw:image>
        </draw:frame>
        <draw:frame draw:style-name="gr94" draw:text-style-name="P8" draw:layer="layout" svg:width="8.808cm" svg:height="6.589cm" svg:x="66.288cm" svg:y="23.287cm">
          <draw:image xlink:href="Pictures/10000000000002FE0000023D5A1DB3FFADC78278.png" xlink:type="simple" xlink:show="embed" xlink:actuate="onLoad">
            <text:p/>
          </draw:image>
        </draw:frame>
        <draw:custom-shape draw:style-name="gr66" draw:text-style-name="P46" xml:id="id30" draw:id="id30" draw:layer="layout" svg:width="3.429cm" svg:height="1.651cm" svg:x="55.521cm" svg:y="97.936cm">
          <text:p text:style-name="P45"><text:span text:style-name="T16">Individ</text:span><text:span text:style-name="T16">ual</text:span></text:p>
          <text:p text:style-name="P45"><text:span text:style-name="T16">enviro</text:span><text:span text:style-name="T16">nment</text:span><text:span text:style-name="T16">al</text:span></text:p>
          <text:p text:style-name="P45"><text:span text:style-name="T16">obser</text:span><text:span text:style-name="T16">vation</text:span></text:p>
          <draw:enhanced-geometry svg:viewBox="0 0 21600 21600" draw:type="rectangle" draw:enhanced-path="M 0 0 L 21600 0 21600 21600 0 21600 0 0 Z N"/>
        </draw:custom-shape>
        <draw:custom-shape draw:style-name="gr66" draw:text-style-name="P46" xml:id="id33" draw:id="id33" draw:layer="layout" svg:width="3.429cm" svg:height="1.651cm" svg:x="64.78cm" svg:y="97.936cm">
          <text:p text:style-name="P45"><text:span text:style-name="T16">Neighborin</text:span><text:span text:style-name="T16">g</text:span></text:p>
          <text:p text:style-name="P45"><text:span text:style-name="T16">communic</text:span><text:span text:style-name="T16">ation </text:span></text:p>
          <draw:enhanced-geometry svg:viewBox="0 0 21600 21600" draw:type="rectangle" draw:enhanced-path="M 0 0 L 21600 0 21600 21600 0 21600 0 0 Z N"/>
        </draw:custom-shape>
        <draw:custom-shape draw:style-name="gr66" draw:text-style-name="P46" xml:id="id32" draw:id="id32" draw:layer="layout" svg:width="3.429cm" svg:height="1.651cm" svg:x="60.049cm" svg:y="97.935cm">
          <text:p text:style-name="P45"><text:span text:style-name="T16">Emergence </text:span><text:span text:style-name="T16">of</text:span></text:p>
          <text:p text:style-name="P45"><text:span text:style-name="T16">Individual</text:span></text:p>
          <text:p text:style-name="P45"><text:span text:style-name="T16">Semantic </text:span><text:span text:style-name="T16">words</text:span></text:p>
          <draw:enhanced-geometry svg:viewBox="0 0 21600 21600" draw:type="rectangle" draw:enhanced-path="M 0 0 L 21600 0 21600 21600 0 21600 0 0 Z N"/>
        </draw:custom-shape>
        <draw:custom-shape draw:style-name="gr143" draw:text-style-name="P81" draw:layer="layout" svg:width="5.243cm" svg:height="3.004cm" svg:x="43.758cm" svg:y="101.304cm">
          <text:p text:style-name="P45"><text:span text:style-name="T26">The </text:span><text:span text:style-name="T26">generative </text:span><text:span text:style-name="T26">model </text:span></text:p>
          <text:p text:style-name="P45"><text:span text:style-name="T26">that an </text:span><text:span text:style-name="T26">agent has </text:span></text:p>
          <text:p text:style-name="P45"><text:span text:style-name="T26">decides to </text:span><text:span text:style-name="T26">practice</text:span></text:p>
          <draw:enhanced-geometry svg:viewBox="0 0 21600 21600" draw:type="rectangle" draw:enhanced-path="M 0 0 L 21600 0 21600 21600 0 21600 0 0 Z N"/>
        </draw:custom-shape>
        <draw:custom-shape draw:style-name="gr66" draw:text-style-name="P46" xml:id="id34" draw:id="id34" draw:layer="layout" svg:width="3.429cm" svg:height="1.651cm" svg:x="69.511cm" svg:y="97.909cm">
          <text:p text:style-name="P45"><text:span text:style-name="T16">Emergenc</text:span><text:span text:style-name="T16">e of</text:span></text:p>
          <text:p text:style-name="P45"><text:span text:style-name="T16">collective</text:span></text:p>
          <text:p text:style-name="P45"><text:span text:style-name="T16">Semantic </text:span><text:span text:style-name="T16">words</text:span></text:p>
          <draw:enhanced-geometry svg:viewBox="0 0 21600 21600" draw:type="rectangle" draw:enhanced-path="M 0 0 L 21600 0 21600 21600 0 21600 0 0 Z N"/>
        </draw:custom-shape>
        <draw:custom-shape draw:style-name="gr144" draw:text-style-name="P81" draw:layer="layout" svg:width="3.429cm" svg:height="1.651cm" svg:x="47.166cm" svg:y="97.88cm">
          <text:p text:style-name="P45"><text:span text:style-name="T26">Tempor</text:span><text:span text:style-name="T26">al</text:span></text:p>
          <text:p text:style-name="P45"><text:span text:style-name="T26">modelin</text:span><text:span text:style-name="T26">g</text:span></text:p>
          <draw:enhanced-geometry svg:viewBox="0 0 21600 21600" draw:type="rectangle" draw:enhanced-path="M 0 0 L 21600 0 21600 21600 0 21600 0 0 Z N"/>
        </draw:custom-shape>
        <draw:custom-shape draw:style-name="gr144" draw:text-style-name="P81" draw:layer="layout" svg:width="3.429cm" svg:height="1.651cm" svg:x="43.409cm" svg:y="97.906cm">
          <text:p text:style-name="P45"><text:span text:style-name="T26">Sem</text:span><text:span text:style-name="T26">anti</text:span><text:span text:style-name="T26">c</text:span></text:p>
          <draw:enhanced-geometry svg:viewBox="0 0 21600 21600" draw:type="rectangle" draw:enhanced-path="M 0 0 L 21600 0 21600 21600 0 21600 0 0 Z N"/>
        </draw:custom-shape>
        <draw:custom-shape draw:style-name="gr66" draw:text-style-name="P83" xml:id="id31" draw:id="id31" draw:layer="layout" svg:width="3.429cm" svg:height="1.651cm" svg:x="60.049cm" svg:y="101.76cm">
          <text:p text:style-name="P82"><text:span text:style-name="T27">Discretizing </text:span></text:p>
          <text:p text:style-name="P82"><text:span text:style-name="T27">generalized</text:span></text:p>
          <text:p text:style-name="P82"><text:span text:style-name="T27">state space <text:s/></text:span></text:p>
          <draw:enhanced-geometry svg:viewBox="0 0 21600 21600" draw:type="rectangle" draw:enhanced-path="M 0 0 L 21600 0 21600 21600 0 21600 0 0 Z N"/>
        </draw:custom-shape>
        <draw:connector draw:style-name="gr145" draw:text-style-name="P8" draw:layer="layout" svg:x1="57.235cm" svg:y1="99.587cm" svg:x2="60.049cm" svg:y2="102.585cm" draw:start-shape="id30" draw:start-glue-point="2" draw:end-shape="id31" draw:end-glue-point="3" svg:d="M57235 99587v2998h2814" svg:viewBox="0 0 2815 2999">
          <text:p/>
        </draw:connector>
        <draw:connector draw:style-name="gr145" draw:text-style-name="P8" draw:layer="layout" draw:type="line" svg:x1="61.763cm" svg:y1="101.76cm" svg:x2="61.763cm" svg:y2="99.586cm" draw:start-shape="id31" draw:start-glue-point="0" draw:end-shape="id32" draw:end-glue-point="2" svg:d="M61763 101760v-2174" svg:viewBox="0 0 1 2175">
          <text:p/>
        </draw:connector>
        <draw:connector draw:style-name="gr145" draw:text-style-name="P8" draw:layer="layout" draw:type="line" svg:x1="63.478cm" svg:y1="98.76cm" svg:x2="64.78cm" svg:y2="98.761cm" draw:start-shape="id32" draw:start-glue-point="1" draw:end-shape="id33" draw:end-glue-point="3" svg:d="M63478 98760l1302 1" svg:viewBox="0 0 1303 2">
          <text:p/>
        </draw:connector>
        <draw:connector draw:style-name="gr145" draw:text-style-name="P8" draw:layer="layout" draw:type="line" svg:x1="68.209cm" svg:y1="98.761cm" svg:x2="69.511cm" svg:y2="98.734cm" draw:start-shape="id33" draw:start-glue-point="1" draw:end-shape="id34" draw:end-glue-point="3" svg:d="M68209 98761l1302-27" svg:viewBox="0 0 1303 28">
          <text:p/>
        </draw:connector>
        <draw:custom-shape draw:style-name="gr146" draw:text-style-name="P12" draw:layer="layout" svg:width="1.653cm" svg:height="1.61cm" svg:x="55.709cm" svg:y="72.124cm">
          <text:p/>
          <draw:enhanced-geometry svg:viewBox="0 0 21600 21600" draw:glue-points="?f7 0 ?f6 ?f1 0 ?f10 ?f6 21600 ?f4 ?f10 21600 ?f9" draw:path-stretchpoint-x="10800" draw:path-stretchpoint-y="10800" draw:text-areas="0 ?f1 ?f4 ?f12" draw:type="cube" draw:modifiers="18931.8435754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4" draw:text-style-name="P81" draw:layer="layout" svg:width="3.429cm" svg:height="1.651cm" svg:x="50.79cm" svg:y="97.909cm">
          <text:p text:style-name="P45"><text:span text:style-name="T26">Causal</text:span></text:p>
          <text:p text:style-name="P45"><text:span text:style-name="T26">modeling</text:span></text:p>
          <draw:enhanced-geometry svg:viewBox="0 0 21600 21600" draw:type="rectangle" draw:enhanced-path="M 0 0 L 21600 0 21600 21600 0 21600 0 0 Z N"/>
        </draw:custom-shape>
        <draw:g>
          <draw:custom-shape draw:style-name="gr147" draw:text-style-name="P74" draw:layer="layout" svg:width="0.445cm" svg:height="0.453cm" svg:x="73.601cm" svg:y="4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74" draw:layer="layout" svg:width="0.445cm" svg:height="0.453cm" svg:x="66.098cm" svg:y="5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66.402cm" svg:y="53.347cm">
            <draw:text-box>
              <text:p><text:span text:style-name="T23">P</text:span><text:span text:style-name="T24">2</text:span></text:p>
            </draw:text-box>
          </draw:frame>
          <draw:frame draw:style-name="gr137" draw:text-style-name="P76" draw:layer="layout" svg:width="1.128cm" svg:height="1.114cm" svg:x="73.811cm" svg:y="45.463cm">
            <draw:text-box>
              <text:p><text:span text:style-name="T23">P</text:span><text:span text:style-name="T24">1</text:span></text:p>
            </draw:text-box>
          </draw:frame>
          <draw:connector draw:style-name="gr148" draw:text-style-name="P8" draw:layer="layout" draw:type="line" svg:x1="73.863cm" svg:y1="45.601cm" svg:x2="66.361cm" svg:y2="53.538cm" svg:d="M73863 45601l-7502 7937" svg:viewBox="0 0 7503 7938">
            <text:p/>
          </draw:connector>
          <draw:frame draw:style-name="gr149" draw:text-style-name="P84" draw:layer="layout" svg:width="3.893cm" svg:height="0.962cm" svg:x="62.085cm" svg:y="52.921cm">
            <draw:text-box>
              <text:p><text:span text:style-name="T28">destination</text:span></text:p>
            </draw:text-box>
          </draw:frame>
          <draw:frame draw:style-name="gr150" draw:text-style-name="P84" draw:layer="layout" svg:width="3.681cm" svg:height="0.962cm" svg:x="71.664cm" svg:y="44.349cm">
            <draw:text-box>
              <text:p><text:span text:style-name="T28">Start point</text:span></text:p>
            </draw:text-box>
          </draw:frame>
          <draw:g>
            <draw:custom-shape draw:style-name="gr151" draw:text-style-name="P85" draw:layer="layout" svg:width="4.186cm" svg:height="4.186cm" svg:x="68.64cm" svg:y="46.397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52" draw:text-style-name="P12" draw:layer="layout" svg:width="0.52cm" svg:height="0.535cm" svg:x="70.442cm" svg:y="46.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12" draw:layer="layout" svg:width="0.52cm" svg:height="0.534cm" svg:x="68.411cm" svg:y="4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2" draw:layer="layout" svg:width="0.52cm" svg:height="0.535cm" svg:x="69.216cm" svg:y="50.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2" draw:layer="layout" svg:width="0.52cm" svg:height="0.535cm" svg:x="71.664cm" svg:y="50.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2" draw:layer="layout" svg:width="0.52cm" svg:height="0.535cm" svg:x="72.528cm" svg:y="47.7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78" draw:layer="layout" svg:width="0.937cm" svg:height="0.936cm" svg:x="70.308cm" svg:y="4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7" draw:layer="layout" svg:width="1.005cm" svg:height="1.005cm" svg:x="67.703cm" svg:y="49.804cm">
              <text:p text:style-name="P86"><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7" draw:layer="layout" svg:width="1.005cm" svg:height="1.005cm" svg:x="72.135cm" svg:y="51.166cm">
              <text:p text:style-name="P86"><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7" draw:layer="layout" svg:width="1.005cm" svg:height="1.005cm" svg:x="67.077cm" svg:y="47.086cm">
              <text:p text:style-name="P86"><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7" draw:layer="layout" svg:width="1.005cm" svg:height="1.005cm" svg:x="73.567cm" svg:y="47.471cm">
              <text:p text:style-name="P86"><text:span text:style-name="T2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7" draw:layer="layout" svg:width="1.005cm" svg:height="1.005cm" svg:x="69.801cm" svg:y="44.925cm">
              <text:p text:style-name="P86"><text:span text:style-name="T2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6" draw:text-style-name="P88" draw:layer="layout" svg:width="4.181cm" svg:height="0.962cm" svg:x="65.735cm" svg:y="54.904cm">
            <draw:text-box>
              <text:p><text:span text:style-name="T29">Obstacles</text:span></text:p>
            </draw:text-box>
          </draw:frame>
          <draw:custom-shape draw:style-name="gr157" draw:text-style-name="P89" draw:layer="layout" svg:width="3.854cm" svg:height="0.37cm" draw:transform="rotate (-0.785398163397449) translate (66.707cm 50.344cm)">
            <text:p/>
            <draw:enhanced-geometry svg:viewBox="0 0 21600 21600" draw:mirror-horizontal="false" draw:mirror-vertical="false" draw:type="rectangle" draw:enhanced-path="M 0 0 L 21600 0 21600 21600 0 21600 0 0 Z N"/>
          </draw:custom-shape>
          <draw:custom-shape draw:style-name="gr158" draw:text-style-name="P89" draw:layer="layout" svg:width="1.591cm" svg:height="0.37cm" svg:x="64.001cm" svg:y="55.225cm">
            <text:p/>
            <draw:enhanced-geometry svg:viewBox="0 0 21600 21600" draw:mirror-horizontal="false" draw:mirror-vertical="false" draw:type="rectangle" draw:enhanced-path="M 0 0 L 21600 0 21600 21600 0 21600 0 0 Z N"/>
          </draw:custom-shape>
          <draw:custom-shape draw:style-name="gr159" draw:text-style-name="P12" draw:layer="layout" svg:width="0.623cm" svg:height="0.642cm" svg:x="65.126cm" svg:y="5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8" draw:layer="layout" svg:width="4.181cm" svg:height="0.962cm" svg:x="65.868cm" svg:y="56.174cm">
            <draw:text-box>
              <text:p><text:span text:style-name="T29">Drones</text:span></text:p>
            </draw:text-box>
          </draw:frame>
          <draw:custom-shape draw:style-name="gr160" draw:text-style-name="P87" draw:layer="layout" svg:width="0.682cm" svg:height="0.682cm" svg:x="65.113cm" svg:y="57.451cm">
            <text:p text:style-name="P86"><text:span text:style-name="T26">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8" draw:layer="layout" svg:width="4.181cm" svg:height="0.962cm" svg:x="65.869cm" svg:y="57.374cm">
            <draw:text-box>
              <text:p><text:span text:style-name="T29">Rankings</text:span></text:p>
            </draw:text-box>
          </draw:frame>
          <draw:g>
            <draw:path draw:style-name="gr161" draw:text-style-name="P90" draw:layer="layout" svg:width="0.187cm" svg:height="0.24cm" svg:x="70.921cm" svg:y="50.471cm" svg:viewBox="0 0 188 241" svg:d="M6 241c-1-80-5-161-6-241 61 37 127 74 188 111-61 43-121 87-182 130z">
              <text:p/>
            </draw:path>
            <draw:path draw:style-name="gr161" draw:text-style-name="P90" draw:layer="layout" svg:width="0.187cm" svg:height="0.24cm" draw:transform="rotate (1.83259571459405) translate (68.9694178910849cm 49.4148553130835cm)" svg:viewBox="0 0 188 241" svg:d="M6 241c-1-80-5-161-6-241 61 37 127 74 188 111-61 43-121 87-182 130z">
              <text:p/>
            </draw:path>
            <draw:path draw:style-name="gr161" draw:text-style-name="P90" draw:layer="layout" svg:width="0.187cm" svg:height="0.24cm" draw:transform="rotate (0.707731011683701) translate (69.3855481664772cm 47.2959447007036cm)" svg:viewBox="0 0 188 241" svg:d="M6 241c-1-80-5-161-6-241 61 37 127 74 188 111-61 43-121 87-182 130z">
              <text:p/>
            </draw:path>
            <draw:path draw:style-name="gr161" draw:text-style-name="P90" draw:layer="layout" svg:width="0.187cm" svg:height="0.24cm" draw:transform="rotate (1.25820785776271) translate (72.2611684546405cm 49.4188080522389cm)" svg:viewBox="0 0 188 241" svg:d="M6 241c-1-80-5-161-6-241 61 37 127 74 188 111-61 43-121 87-182 130z">
              <text:p/>
            </draw:path>
            <draw:path draw:style-name="gr161" draw:text-style-name="P90" draw:layer="layout" svg:width="0.187cm" svg:height="0.24cm" draw:transform="rotate (2.54748257621092) translate (71.9654361957192cm 47.465864214338cm)" svg:viewBox="0 0 188 241" svg:d="M6 241c-1-80-5-161-6-241 61 37 127 74 188 111-61 43-121 87-182 130z">
              <text:p/>
            </draw:path>
          </draw:g>
        </draw:g>
        <draw:g>
          <draw:g>
            <draw:g>
              <draw:g>
                <draw:path draw:style-name="gr100" draw:text-style-name="P64" xml:id="id35" draw:id="id35" draw:layer="layout" svg:width="1.256cm" svg:height="0.888cm" svg:x="24.336cm" svg:y="79.686cm" svg:viewBox="0 0 1257 889" svg:d="M0 889c0-296 0-593 0-889 419 0 838 0 1257 0 0 296 0 593 0 889-419 0-838 0-1257 0z">
                  <draw:glue-point draw:id="4" svg:x="0.152cm" svg:y="3.479cm"/>
                  <text:p/>
                </draw:path>
                <draw:connector draw:style-name="gr162" draw:text-style-name="P8" draw:layer="layout" draw:type="line" svg:x1="24.983cm" svg:y1="80.439cm" svg:x2="25.235cm" svg:y2="81.554cm" draw:start-shape="id35" draw:start-glue-point="4" draw:end-shape="id36" draw:end-glue-point="4" svg:d="M24983 80439l252 1115" svg:viewBox="0 0 253 1116">
                  <text:p/>
                </draw:connector>
                <draw:connector draw:style-name="gr162" draw:text-style-name="P8" draw:layer="layout" draw:type="line" svg:x1="25.353cm" svg:y1="81.103cm" svg:x2="25.235cm" svg:y2="81.554cm" draw:start-shape="id37" draw:start-glue-point="4" draw:end-shape="id36" draw:end-glue-point="4" svg:d="M25353 81103l-118 451" svg:viewBox="0 0 119 452">
                  <text:p/>
                </draw:connector>
                <draw:connector draw:style-name="gr162" draw:text-style-name="P8" draw:layer="layout" draw:type="line" svg:x1="24.575cm" svg:y1="79.779cm" svg:x2="25.235cm" svg:y2="81.554cm" draw:start-shape="id38" draw:start-glue-point="4" draw:end-shape="id36" draw:end-glue-point="4" svg:d="M24575 79779l660 1775" svg:viewBox="0 0 661 1776">
                  <text:p/>
                </draw:connector>
                <draw:path draw:style-name="gr100" draw:text-style-name="P64" xml:id="id38" draw:id="id38" draw:layer="layout" svg:width="1.572cm" svg:height="1.052cm" svg:x="23.766cm" svg:y="78.887cm" svg:viewBox="0 0 1573 1053" svg:d="M0 1053c0-351 0-702 0-1053 524 0 1049 0 1573 0 0 351 0 702 0 1053-524 0-1049 0-1573 0z">
                  <draw:glue-point draw:id="4" svg:x="0.152cm" svg:y="3.479cm"/>
                  <text:p/>
                </draw:path>
                <draw:path draw:style-name="gr100" draw:text-style-name="P64" xml:id="id37" draw:id="id37" draw:layer="layout" svg:width="0.988cm" svg:height="0.698cm" svg:x="24.844cm" svg:y="80.511cm" svg:viewBox="0 0 989 699" svg:d="M0 699c0-233 0-466 0-699 330 0 659 0 989 0 0 233 0 466 0 699-330 0-659 0-989 0z">
                  <draw:glue-point draw:id="4" svg:x="0.152cm" svg:y="3.479cm"/>
                  <text:p/>
                </draw:path>
                <draw:custom-shape draw:style-name="gr163" draw:text-style-name="P8" draw:layer="layout" svg:width="2.159cm" svg:height="3.429cm" svg:x="23.701cm" svg:y="78.76cm">
                  <text:p/>
                  <draw:enhanced-geometry svg:viewBox="0 0 21600 21600" draw:type="rectangle" draw:enhanced-path="M 0 0 L 21600 0 21600 21600 0 21600 0 0 Z N"/>
                </draw:custom-shape>
                <draw:custom-shape draw:style-name="gr142" draw:text-style-name="P80" draw:layer="layout" svg:width="0.762cm" svg:height="0.762cm" svg:x="23.307cm" svg:y="78.459cm">
                  <text:p text:style-name="P7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78" xml:id="id36" draw:id="id36" draw:layer="layout" svg:width="0.381cm" svg:height="0.381cm" svg:x="25.044cm" svg:y="81.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23.755cm" svg:y1="78.76cm" svg:x2="25.787cm" svg:y2="82.189cm">
                  <text:p/>
                </draw:line>
              </draw:g>
              <draw:g>
                <draw:custom-shape draw:style-name="gr166" draw:text-style-name="P8" draw:layer="layout" svg:width="1.643cm" svg:height="4.318cm" draw:transform="rotate (1.5707963267949) translate (26.398cm 80.314cm)">
                  <text:p/>
                  <draw:enhanced-geometry svg:viewBox="0 0 21600 21600" draw:type="rectangle" draw:enhanced-path="M 0 0 L 21600 0 21600 21600 0 21600 0 0 Z N"/>
                </draw:custom-shape>
                <draw:path draw:style-name="gr100" draw:text-style-name="P64" xml:id="id39" draw:id="id39" draw:layer="layout" svg:width="1.186cm" svg:height="0.838cm" svg:x="26.552cm" svg:y="78.975cm" svg:viewBox="0 0 1187 839" svg:d="M0 839c0-279 0-559 0-839 396 0 791 0 1187 0 0 280 0 560 0 839-396 0-791 0-1187 0z">
                  <draw:glue-point draw:id="4" svg:x="0.152cm" svg:y="3.479cm"/>
                  <text:p/>
                </draw:path>
                <draw:connector draw:style-name="gr167" draw:text-style-name="P8" draw:layer="layout" draw:type="line" svg:x1="27.163cm" svg:y1="79.685cm" svg:x2="28.605cm" svg:y2="79.863cm" draw:start-shape="id39" draw:start-glue-point="4" draw:end-shape="id40" draw:end-glue-point="4" svg:d="M27163 79685l1442 178" svg:viewBox="0 0 1443 179">
                  <text:p/>
                </draw:connector>
                <draw:connector draw:style-name="gr167" draw:text-style-name="P8" draw:layer="layout" draw:type="line" svg:x1="30.053cm" svg:y1="79.667cm" svg:x2="28.605cm" svg:y2="79.863cm" draw:start-shape="id41" draw:start-glue-point="4" draw:end-shape="id40" draw:end-glue-point="4" svg:d="M30053 79667l-1448 196" svg:viewBox="0 0 1449 197">
                  <text:p/>
                </draw:connector>
                <draw:connector draw:style-name="gr167" draw:text-style-name="P8" draw:layer="layout" draw:type="line" svg:x1="28.604cm" svg:y1="79.563cm" svg:x2="28.605cm" svg:y2="79.863cm" draw:start-shape="id42" draw:start-glue-point="4" draw:end-shape="id40" draw:end-glue-point="4" svg:d="M28604 79563l1 300" svg:viewBox="0 0 2 301">
                  <text:p/>
                </draw:connector>
                <draw:path draw:style-name="gr100" draw:text-style-name="P64" xml:id="id42" draw:id="id42" draw:layer="layout" svg:width="1.572cm" svg:height="1.052cm" svg:x="27.795cm" svg:y="78.671cm" svg:viewBox="0 0 1573 1053" svg:d="M0 1053c0-351 0-702 0-1053 524 0 1049 0 1573 0 0 351 0 702 0 1053-524 0-1049 0-1573 0z">
                  <draw:glue-point draw:id="4" svg:x="0.152cm" svg:y="3.479cm"/>
                  <text:p/>
                </draw:path>
                <draw:path draw:style-name="gr100" draw:text-style-name="P64" xml:id="id41" draw:id="id41" draw:layer="layout" svg:width="1.157cm" svg:height="0.818cm" svg:x="29.457cm" svg:y="78.974cm" svg:viewBox="0 0 1158 819" svg:d="M0 819c0-273 0-546 0-819 386 0 772 0 1158 0 0 273 0 546 0 819-386 0-772 0-1158 0z">
                  <draw:glue-point draw:id="4" svg:x="0.152cm" svg:y="3.479cm"/>
                  <text:p/>
                </draw:path>
                <draw:custom-shape draw:style-name="gr142" draw:text-style-name="P80" draw:layer="layout" svg:width="0.762cm" svg:height="0.762cm" svg:x="26.02cm" svg:y="78.332cm">
                  <text:p text:style-name="P79"><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78" xml:id="id40" draw:id="id40" draw:layer="layout" svg:width="0.381cm" svg:height="0.381cm" svg:x="28.414cm" svg:y="79.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26.398cm" svg:y1="78.663cm" svg:x2="30.716cm" svg:y2="80.314cm">
                  <text:p/>
                </draw:line>
              </draw:g>
              <draw:g>
                <draw:custom-shape draw:style-name="gr168" draw:text-style-name="P8" draw:layer="layout" svg:width="2.021cm" svg:height="2.567cm" draw:transform="rotate (1.5707963267949) translate (26.335cm 82.461cm)">
                  <text:p/>
                  <draw:enhanced-geometry svg:viewBox="0 0 21600 21600" draw:type="rectangle" draw:enhanced-path="M 0 0 L 21600 0 21600 21600 0 21600 0 0 Z N"/>
                </draw:custom-shape>
                <draw:path draw:style-name="gr100" draw:text-style-name="P64" xml:id="id43" draw:id="id43" draw:layer="layout" svg:width="0.926cm" svg:height="0.655cm" svg:x="26.462cm" svg:y="81.227cm" svg:viewBox="0 0 927 656" svg:d="M0 656c0-219 0-437 0-656 309 0 618 0 927 0 0 219 0 437 0 656-309 0-618 0-927 0z">
                  <draw:glue-point draw:id="4" svg:x="0.152cm" svg:y="3.479cm"/>
                  <text:p/>
                </draw:path>
                <draw:connector draw:style-name="gr167" draw:text-style-name="P8" draw:layer="layout" draw:type="line" svg:x1="26.939cm" svg:y1="81.783cm" svg:x2="27.642cm" svg:y2="81.965cm" draw:start-shape="id43" draw:start-glue-point="4" draw:end-shape="id44" draw:end-glue-point="4" svg:d="M26939 81783l703 182" svg:viewBox="0 0 704 183">
                  <text:p/>
                </draw:connector>
                <draw:connector draw:style-name="gr167" draw:text-style-name="P8" draw:layer="layout" draw:type="line" svg:x1="28.397cm" svg:y1="81.669cm" svg:x2="27.642cm" svg:y2="81.965cm" draw:start-shape="id45" draw:start-glue-point="4" draw:end-shape="id44" draw:end-glue-point="4" svg:d="M28397 81669l-755 296" svg:viewBox="0 0 756 297">
                  <text:p/>
                </draw:connector>
                <draw:connector draw:style-name="gr167" draw:text-style-name="P8" draw:layer="layout" draw:type="line" svg:x1="27.625cm" svg:y1="81.332cm" svg:x2="27.642cm" svg:y2="81.965cm" draw:start-shape="id46" draw:start-glue-point="4" draw:end-shape="id44" draw:end-glue-point="4" svg:d="M27625 81332l17 633" svg:viewBox="0 0 18 634">
                  <text:p/>
                </draw:connector>
                <draw:path draw:style-name="gr100" draw:text-style-name="P64" xml:id="id46" draw:id="id46" draw:layer="layout" svg:width="1.572cm" svg:height="1.052cm" svg:x="26.816cm" svg:y="80.44cm" svg:viewBox="0 0 1573 1053" svg:d="M0 1053c0-351 0-702 0-1053 524 0 1049 0 1573 0 0 351 0 702 0 1053-524 0-1049 0-1573 0z">
                  <draw:glue-point draw:id="4" svg:x="0.152cm" svg:y="3.479cm"/>
                  <text:p/>
                </draw:path>
                <draw:path draw:style-name="gr100" draw:text-style-name="P64" xml:id="id45" draw:id="id45" draw:layer="layout" svg:width="0.904cm" svg:height="0.639cm" svg:x="27.932cm" svg:y="81.127cm" svg:viewBox="0 0 905 640" svg:d="M0 640c0-213 0-427 0-640 302 0 603 0 905 0 0 213 0 427 0 640-302 0-603 0-905 0z">
                  <draw:glue-point draw:id="4" svg:x="0.152cm" svg:y="3.479cm"/>
                  <text:p/>
                </draw:path>
                <draw:custom-shape draw:style-name="gr142" draw:text-style-name="P80" draw:layer="layout" svg:width="0.762cm" svg:height="0.762cm" svg:x="25.952cm" svg:y="80.083cm">
                  <text:p text:style-name="P79"><text:span text:style-name="T2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4" draw:text-style-name="P78" xml:id="id44" draw:id="id44" draw:layer="layout" svg:width="0.381cm" svg:height="0.381cm" svg:x="27.451cm" svg:y="8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26.335cm" svg:y1="80.44cm" svg:x2="28.875cm" svg:y2="82.472cm">
                  <text:p/>
                </draw:line>
              </draw:g>
            </draw:g>
          </draw:g>
          <draw:g>
            <draw:line draw:style-name="gr134" draw:text-style-name="P8" draw:layer="layout" svg:x1="38.812cm" svg:y1="79.381cm" svg:x2="32.237cm" svg:y2="83.322cm">
              <text:p/>
            </draw:line>
            <draw:polygon draw:style-name="gr1" draw:text-style-name="P1" draw:layer="layout" svg:width="2.02cm" svg:height="2.568cm" svg:x="32.605cm" svg:y="78.938cm" svg:viewBox="0 0 2021 2569" draw:points="1980,722 2021,2569 0,0">
              <text:p/>
            </draw:polygon>
            <draw:polygon draw:style-name="gr1" draw:text-style-name="P1" draw:layer="layout" svg:width="2.165cm" svg:height="2.41cm" svg:x="34.585cm" svg:y="79.096cm" svg:viewBox="0 0 2166 2411" draw:points="0,564 42,2411 2166,0">
              <text:p/>
            </draw:polygon>
            <draw:polygon draw:style-name="gr127" draw:text-style-name="P73" draw:layer="layout" svg:width="4.146cm" svg:height="1.691cm" svg:x="32.605cm" svg:y="77.97cm" svg:viewBox="0 0 4147 1692" draw:points="0,968 1452,0 3387,0 4147,1123 1980,1692">
              <text:p/>
            </draw:polygon>
            <draw:g>
              <draw:custom-shape draw:style-name="gr118" draw:text-style-name="P12" draw:layer="layout" svg:width="0.28cm" svg:height="0.112cm" svg:x="33.756cm" svg:y="77.7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34.044cm" svg:y="77.7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34.036cm" svg:y="77.8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33.631cm" svg:y="77.8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8cm" svg:height="0.112cm" svg:x="35.754cm" svg:y="77.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36.041cm" svg:y="77.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36.032cm" svg:y="77.78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35.628cm" svg:y="77.7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77cm" svg:height="0.152cm" svg:x="36.858cm" svg:y="78.9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7cm" svg:height="0.152cm" svg:x="37.246cm" svg:y="78.9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37.234cm" svg:y="79.0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36.688cm" svg:y="79.0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2" draw:layer="layout" svg:width="0.518cm" svg:height="0.208cm" svg:x="34.046cm" svg:y="79.6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2" draw:layer="layout" svg:width="0.52cm" svg:height="0.208cm" svg:x="34.578cm" svg:y="79.6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2" draw:layer="layout" svg:width="0.71cm" svg:height="0.283cm" svg:x="34.562cm" svg:y="79.7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2" draw:layer="layout" svg:width="0.709cm" svg:height="0.283cm" svg:x="33.813cm" svg:y="79.7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91" draw:layer="layout" svg:width="0.533cm" svg:height="0.249cm" svg:x="32.344cm" svg:y="78.813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91" draw:layer="layout" svg:width="0.237cm" svg:height="0.111cm" svg:x="33.938cm" svg:y="77.91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91" draw:layer="layout" svg:width="0.192cm" svg:height="0.09cm" svg:x="35.895cm" svg:y="77.91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91" draw:layer="layout" svg:width="0.501cm" svg:height="0.395cm" draw:transform="rotate (0.785398163397448) translate (34.309cm 81.542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91" draw:layer="layout" svg:width="0.515cm" svg:height="0.24cm" svg:x="36.489cm" svg:y="78.974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91" draw:layer="layout" svg:width="0.515cm" svg:height="0.24cm" svg:x="34.331cm" svg:y="79.537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91" draw:layer="layout" svg:width="0.879cm" svg:height="0.448cm" svg:x="34.19cm" svg:y="81.28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5" draw:text-style-name="P74" draw:layer="layout" svg:width="0.612cm" svg:height="0.265cm" svg:x="31.179cm" svg:y="83.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4" draw:layer="layout" svg:width="0.419cm" svg:height="0.215cm" svg:x="38.706cm" svg:y="79.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5" draw:layer="layout" svg:width="0.662cm" svg:height="0.41cm" svg:x="31.73cm" svg:y="83.192cm" svg:viewBox="0 0 663 411" draw:points="418,0 663,252 0,411">
              <text:p/>
            </draw:polygon>
            <draw:polygon draw:style-name="gr174" draw:text-style-name="P8" draw:layer="layout" svg:width="4.607cm" svg:height="8.398cm" svg:x="31.79cm" svg:y="75.207cm" svg:viewBox="0 0 4608 8399" draw:points="4608,8399 66,6929 0,0 4542,1470">
              <text:p/>
            </draw:polygon>
            <draw:g>
              <draw:custom-shape draw:style-name="gr118" draw:text-style-name="P12" draw:layer="layout" svg:width="0.376cm" svg:height="0.152cm" svg:x="31.756cm" svg:y="78.8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6cm" svg:height="0.152cm" svg:x="32.143cm" svg:y="78.8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2" draw:layer="layout" svg:width="0.514cm" svg:height="0.205cm" svg:x="32.131cm" svg:y="78.9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2" draw:layer="layout" svg:width="0.515cm" svg:height="0.205cm" svg:x="31.587cm" svg:y="78.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7" draw:text-style-name="P76" draw:layer="layout" svg:width="1.128cm" svg:height="1.114cm" svg:x="38.935cm" svg:y="78.837cm">
              <draw:text-box>
                <text:p><text:span text:style-name="T23">P</text:span><text:span text:style-name="T24">1</text:span></text:p>
              </draw:text-box>
            </draw:frame>
            <draw:frame draw:style-name="gr137" draw:text-style-name="P76" draw:layer="layout" svg:width="1.128cm" svg:height="1.114cm" svg:x="31.715cm" svg:y="83.535cm">
              <draw:text-box>
                <text:p><text:span text:style-name="T23">P</text:span><text:span text:style-name="T24">2</text:span></text:p>
              </draw:text-box>
            </draw:frame>
            <draw:line draw:style-name="gr134" draw:text-style-name="P8" draw:layer="layout" svg:x1="38.825cm" svg:y1="79.368cm" svg:x2="32.25cm" svg:y2="83.309cm">
              <text:p/>
            </draw:line>
            <draw:custom-shape draw:style-name="gr135" draw:text-style-name="P74" draw:layer="layout" svg:width="0.612cm" svg:height="0.265cm" svg:x="31.192cm" svg:y="83.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31.728cm" svg:y="83.522cm">
              <draw:text-box>
                <text:p><text:span text:style-name="T23">P</text:span><text:span text:style-name="T24">2</text:span></text:p>
              </draw:text-box>
            </draw:frame>
            <draw:custom-shape draw:style-name="gr140" draw:text-style-name="P78" draw:layer="layout" svg:width="0.468cm" svg:height="0.468cm" svg:x="34.403cm" svg:y="81.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174" draw:text-style-name="P8" draw:layer="layout" svg:width="7.363cm" svg:height="2.926cm" svg:x="39.855cm" svg:y="80.549cm" svg:viewBox="0 0 7364 2927" draw:points="4357,0 7364,678 4409,2927 0,1516 2310,36">
              <text:p/>
            </draw:polyline>
            <draw:line draw:style-name="gr134" draw:text-style-name="P8" draw:layer="layout" svg:x1="43.105cm" svg:y1="76.194cm" svg:x2="43.083cm" svg:y2="84.756cm">
              <text:p/>
            </draw:line>
            <draw:polygon draw:style-name="gr1" draw:text-style-name="P1" draw:layer="layout" svg:width="2.02cm" svg:height="2.568cm" svg:x="41.1cm" svg:y="79.214cm" svg:viewBox="0 0 2021 2569" draw:points="1980,722 2021,2569 0,0">
              <text:p/>
            </draw:polygon>
            <draw:polygon draw:style-name="gr1" draw:text-style-name="P1" draw:layer="layout" svg:width="2.165cm" svg:height="2.41cm" svg:x="43.08cm" svg:y="79.372cm" svg:viewBox="0 0 2166 2411" draw:points="0,564 42,2411 2166,0">
              <text:p/>
            </draw:polygon>
            <draw:polygon draw:style-name="gr127" draw:text-style-name="P73" draw:layer="layout" svg:width="4.146cm" svg:height="1.691cm" svg:x="41.1cm" svg:y="78.246cm" svg:viewBox="0 0 4147 1692" draw:points="0,968 1452,0 3387,0 4147,1123 1980,1692">
              <text:p/>
            </draw:polygon>
            <draw:g>
              <draw:custom-shape draw:style-name="gr118" draw:text-style-name="P12" draw:layer="layout" svg:width="0.28cm" svg:height="0.112cm" svg:x="42.251cm" svg:y="78.0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42.539cm" svg:y="78.0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42.531cm" svg:y="78.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42.126cm" svg:y="78.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8cm" svg:height="0.112cm" svg:x="44.249cm" svg:y="77.9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44.536cm" svg:y="77.9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44.527cm" svg:y="78.0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44.123cm" svg:y="78.0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77cm" svg:height="0.152cm" svg:x="45.353cm" svg:y="79.2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7cm" svg:height="0.152cm" svg:x="45.741cm" svg:y="79.2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45.729cm" svg:y="79.3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45.183cm" svg:y="79.3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2" draw:layer="layout" svg:width="0.518cm" svg:height="0.208cm" svg:x="42.541cm" svg:y="79.9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2" draw:layer="layout" svg:width="0.52cm" svg:height="0.208cm" svg:x="43.073cm" svg:y="79.9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2" draw:layer="layout" svg:width="0.71cm" svg:height="0.283cm" svg:x="43.057cm" svg:y="80.0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2" draw:layer="layout" svg:width="0.709cm" svg:height="0.283cm" svg:x="42.308cm" svg:y="80.0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91" draw:layer="layout" svg:width="0.533cm" svg:height="0.249cm" svg:x="40.839cm" svg:y="79.089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91" draw:layer="layout" svg:width="0.237cm" svg:height="0.111cm" svg:x="42.433cm" svg:y="78.192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91" draw:layer="layout" svg:width="0.192cm" svg:height="0.09cm" svg:x="44.39cm" svg:y="78.192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91" draw:layer="layout" svg:width="0.501cm" svg:height="0.395cm" draw:transform="rotate (0.785398163397448) translate (42.804cm 81.818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91" draw:layer="layout" svg:width="0.515cm" svg:height="0.24cm" svg:x="44.984cm" svg:y="79.25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91" draw:layer="layout" svg:width="0.515cm" svg:height="0.24cm" svg:x="42.826cm" svg:y="79.813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91" draw:layer="layout" svg:width="0.879cm" svg:height="0.448cm" svg:x="42.685cm" svg:y="81.558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2" draw:layer="layout" svg:width="0.376cm" svg:height="0.152cm" svg:x="40.251cm" svg:y="79.1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6cm" svg:height="0.152cm" svg:x="40.638cm" svg:y="79.1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2" draw:layer="layout" svg:width="0.514cm" svg:height="0.205cm" svg:x="40.626cm" svg:y="79.2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2" draw:layer="layout" svg:width="0.515cm" svg:height="0.205cm" svg:x="40.082cm" svg:y="79.2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7" draw:text-style-name="P76" draw:layer="layout" svg:width="1.128cm" svg:height="1.114cm" svg:x="43.196cm" svg:y="75.446cm">
              <draw:text-box>
                <text:p><text:span text:style-name="T23">P</text:span><text:span text:style-name="T24">1</text:span></text:p>
              </draw:text-box>
            </draw:frame>
            <draw:frame draw:style-name="gr137" draw:text-style-name="P76" draw:layer="layout" svg:width="1.128cm" svg:height="1.114cm" svg:x="42.033cm" svg:y="84.546cm">
              <draw:text-box>
                <text:p><text:span text:style-name="T23">P</text:span><text:span text:style-name="T24">2</text:span></text:p>
              </draw:text-box>
            </draw:frame>
            <draw:custom-shape draw:style-name="gr135" draw:text-style-name="P74" draw:layer="layout" svg:width="0.612cm" svg:height="0.265cm" svg:x="42.777cm" svg:y="84.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8" draw:layer="layout" svg:width="0.468cm" svg:height="0.468cm" svg:x="42.898cm" svg:y="8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4" draw:layer="layout" svg:width="0.419cm" svg:height="0.215cm" svg:x="42.911cm" svg:y="76.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5" draw:layer="layout" svg:width="0.395cm" svg:height="0.398cm" svg:x="42.912cm" svg:y="84.556cm" svg:viewBox="0 0 396 399" draw:points="0,13 396,0 198,399">
              <text:p/>
            </draw:polygon>
          </draw:g>
          <draw:g>
            <draw:custom-shape draw:style-name="gr175" draw:text-style-name="P12" draw:layer="layout" svg:width="1.169cm" svg:height="7.319cm" svg:x="48.659cm" svg:y="76.448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136" draw:text-style-name="P75" draw:layer="layout" svg:width="0.662cm" svg:height="0.41cm" svg:x="49.71cm" svg:y="83.69cm" svg:viewBox="0 0 663 411" draw:points="418,0 663,252 0,411">
              <text:p/>
            </draw:polygon>
            <draw:frame draw:style-name="gr137" draw:text-style-name="P76" draw:layer="layout" svg:width="1.128cm" svg:height="1.114cm" svg:x="56.915cm" svg:y="79.391cm">
              <draw:text-box>
                <text:p><text:span text:style-name="T23">P</text:span><text:span text:style-name="T24">1</text:span></text:p>
              </draw:text-box>
            </draw:frame>
            <draw:line draw:style-name="gr134" draw:text-style-name="P8" draw:layer="layout" svg:x1="56.805cm" svg:y1="79.866cm" svg:x2="50.23cm" svg:y2="83.807cm">
              <text:p/>
            </draw:line>
            <draw:custom-shape draw:style-name="gr135" draw:text-style-name="P74" draw:layer="layout" svg:width="0.612cm" svg:height="0.265cm" svg:x="49.172cm" svg:y="84.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49.708cm" svg:y="84.02cm">
              <draw:text-box>
                <text:p><text:span text:style-name="T23">P</text:span><text:span text:style-name="T24">2</text:span></text:p>
              </draw:text-box>
            </draw:frame>
            <draw:polygon draw:style-name="gr1" draw:text-style-name="P1" draw:layer="layout" svg:width="1.964cm" svg:height="3.516cm" svg:x="52.686cm" svg:y="78.179cm" svg:viewBox="0 0 1965 3517" draw:points="0,0 589,3517 1965,14">
              <text:p/>
            </draw:polygon>
            <draw:polygon draw:style-name="gr1" draw:text-style-name="P1" draw:layer="layout" svg:width="1.583cm" svg:height="4.408cm" svg:x="51.672cm" svg:y="77.32cm" svg:viewBox="0 0 1584 4409" draw:points="1543,2562 1584,4409 0,0 510,1441">
              <text:p/>
            </draw:polygon>
            <draw:polygon draw:style-name="gr127" draw:text-style-name="P73" draw:layer="layout" svg:width="3.723cm" svg:height="2.577cm" svg:x="51.658cm" svg:y="77.306cm" svg:viewBox="0 0 3724 2578" draw:points="0,0 1029,886 2964,886 3724,2009 1557,2578 564,1495">
              <text:p/>
            </draw:polygon>
            <draw:polygon draw:style-name="gr1" draw:text-style-name="P1" draw:layer="layout" svg:width="2.165cm" svg:height="2.41cm" svg:x="53.215cm" svg:y="79.318cm" svg:viewBox="0 0 2166 2411" draw:points="0,564 42,2411 2166,0">
              <text:p/>
            </draw:polygon>
            <draw:g>
              <draw:custom-shape draw:style-name="gr118" draw:text-style-name="P12" draw:layer="layout" svg:width="0.28cm" svg:height="0.112cm" svg:x="52.386cm" svg:y="77.9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52.674cm" svg:y="77.9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52.666cm" svg:y="78.02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52.261cm" svg:y="78.0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8cm" svg:height="0.112cm" svg:x="54.384cm" svg:y="77.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54.671cm" svg:y="77.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54.662cm" svg:y="78.0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54.258cm" svg:y="78.0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77cm" svg:height="0.152cm" svg:x="55.488cm" svg:y="7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7cm" svg:height="0.152cm" svg:x="55.876cm" svg:y="7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55.864cm" svg:y="79.2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55.318cm" svg:y="79.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2" draw:layer="layout" svg:width="0.518cm" svg:height="0.208cm" svg:x="52.697cm" svg:y="79.8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2" draw:layer="layout" svg:width="0.52cm" svg:height="0.208cm" svg:x="53.229cm" svg:y="79.8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2" draw:layer="layout" svg:width="0.71cm" svg:height="0.283cm" svg:x="53.213cm" svg:y="79.9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2" draw:layer="layout" svg:width="0.709cm" svg:height="0.283cm" svg:x="52.464cm" svg:y="79.9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76cm" svg:height="0.152cm" svg:x="51.342cm" svg:y="7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6cm" svg:height="0.152cm" svg:x="51.729cm" svg:y="7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2" draw:layer="layout" svg:width="0.514cm" svg:height="0.205cm" svg:x="51.717cm" svg:y="77.1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2" draw:layer="layout" svg:width="0.515cm" svg:height="0.205cm" svg:x="51.173cm" svg:y="77.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8" draw:layer="layout" svg:width="0.468cm" svg:height="0.468cm" svg:x="53.033cm" svg:y="8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77" draw:layer="layout" svg:width="0.631cm" svg:height="2.412cm" draw:transform="rotate (-1.5707963267949) translate (51.593cm 77.784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4" draw:layer="layout" svg:width="0.419cm" svg:height="0.215cm" svg:x="56.58cm" svg:y="79.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94" draw:text-style-name="P8" draw:layer="layout" svg:width="8.889cm" svg:height="9.656cm" svg:x="65.917cm" svg:y="75.301cm">
              <draw:image xlink:href="Pictures/10000201000001500000016D62EDEABFE238EDE7.png" xlink:type="simple" xlink:show="embed" xlink:actuate="onLoad">
                <text:p/>
              </draw:image>
            </draw:frame>
          </draw:g>
          <draw:g>
            <draw:custom-shape draw:style-name="gr135" draw:text-style-name="P74" draw:layer="layout" svg:width="0.612cm" svg:height="0.265cm" svg:x="56.01cm" svg:y="84.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5" draw:layer="layout" svg:width="0.662cm" svg:height="0.41cm" svg:x="56.396cm" svg:y="84.408cm" svg:viewBox="0 0 663 411" draw:points="418,0 663,252 0,411">
              <text:p/>
            </draw:polygon>
            <draw:frame draw:style-name="gr137" draw:text-style-name="P76" draw:layer="layout" svg:width="1.128cm" svg:height="1.114cm" svg:x="64.251cm" svg:y="79.402cm">
              <draw:text-box>
                <text:p><text:span text:style-name="T23">P</text:span><text:span text:style-name="T24">1</text:span></text:p>
              </draw:text-box>
            </draw:frame>
            <draw:polyline draw:style-name="gr134" draw:text-style-name="P8" draw:layer="layout" svg:width="8.484cm" svg:height="1.375cm" draw:transform="rotate (-2.60158778302275) translate (64.7927243098675cm 81.294616930819cm)" svg:viewBox="0 0 8485 1376" draw:points="0,1336 4097,1272 3002,0 5393,10 6602,1376 8485,1312">
              <text:p/>
            </draw:polyline>
            <draw:frame draw:style-name="gr137" draw:text-style-name="P76" draw:layer="layout" svg:width="1.128cm" svg:height="1.114cm" svg:x="55.261cm" svg:y="83.747cm">
              <draw:text-box>
                <text:p><text:span text:style-name="T23">P</text:span><text:span text:style-name="T24">2</text:span></text:p>
              </draw:text-box>
            </draw:frame>
            <draw:g>
              <draw:custom-shape draw:style-name="gr138" draw:text-style-name="P77" draw:layer="layout" svg:width="1.601cm" svg:height="0.804cm" svg:x="59.116cm" svg:y="82.6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7" draw:layer="layout" svg:width="0.631cm" svg:height="7.63cm" svg:x="59.581cm" svg:y="75.21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 draw:text-style-name="P1" draw:layer="layout" svg:width="2.02cm" svg:height="2.568cm" svg:x="60.703cm" svg:y="78.246cm" svg:viewBox="0 0 2021 2569" draw:points="1980,722 2021,2569 0,0">
                <text:p/>
              </draw:polygon>
              <draw:polygon draw:style-name="gr1" draw:text-style-name="P1" draw:layer="layout" svg:width="2.165cm" svg:height="2.41cm" svg:x="62.683cm" svg:y="78.404cm" svg:viewBox="0 0 2166 2411" draw:points="0,564 42,2411 2166,0">
                <text:p/>
              </draw:polygon>
              <draw:polygon draw:style-name="gr127" draw:text-style-name="P73" draw:layer="layout" svg:width="4.146cm" svg:height="1.691cm" svg:x="60.703cm" svg:y="77.278cm" svg:viewBox="0 0 4147 1692" draw:points="0,968 1452,0 3387,0 4147,1123 1980,1692">
                <text:p/>
              </draw:polygon>
              <draw:g>
                <draw:custom-shape draw:style-name="gr118" draw:text-style-name="P12" draw:layer="layout" svg:width="0.28cm" svg:height="0.112cm" svg:x="61.854cm" svg:y="77.0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62.142cm" svg:y="77.0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62.134cm" svg:y="77.11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61.729cm" svg:y="77.1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8cm" svg:height="0.112cm" svg:x="63.852cm" svg:y="77.0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81cm" svg:height="0.112cm" svg:x="64.139cm" svg:y="77.0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4cm" svg:height="0.153cm" svg:x="64.13cm" svg:y="77.09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83cm" svg:height="0.153cm" svg:x="63.726cm" svg:y="77.0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77cm" svg:height="0.152cm" svg:x="64.956cm" svg:y="78.2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7cm" svg:height="0.152cm" svg:x="65.344cm" svg:y="78.2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65.332cm" svg:y="78.37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64.786cm" svg:y="78.3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2" draw:layer="layout" svg:width="0.518cm" svg:height="0.208cm" svg:x="62.144cm" svg:y="78.9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2" draw:layer="layout" svg:width="0.52cm" svg:height="0.208cm" svg:x="62.676cm" svg:y="78.9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2" draw:layer="layout" svg:width="0.71cm" svg:height="0.283cm" svg:x="62.66cm" svg:y="79.07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2" draw:layer="layout" svg:width="0.709cm" svg:height="0.283cm" svg:x="61.911cm" svg:y="79.0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91" draw:layer="layout" svg:width="0.533cm" svg:height="0.249cm" svg:x="60.442cm" svg:y="78.121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91" draw:layer="layout" svg:width="0.237cm" svg:height="0.111cm" svg:x="62.036cm" svg:y="77.224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91" draw:layer="layout" svg:width="0.192cm" svg:height="0.09cm" svg:x="63.993cm" svg:y="77.224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91" draw:layer="layout" svg:width="0.501cm" svg:height="0.395cm" draw:transform="rotate (0.785398163397448) translate (62.407cm 80.85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91" draw:layer="layout" svg:width="0.515cm" svg:height="0.24cm" svg:x="64.587cm" svg:y="78.28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91" draw:layer="layout" svg:width="0.515cm" svg:height="0.24cm" svg:x="62.429cm" svg:y="78.845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91" draw:layer="layout" svg:width="0.879cm" svg:height="0.448cm" svg:x="62.288cm" svg:y="80.59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2" draw:layer="layout" svg:width="0.376cm" svg:height="0.152cm" svg:x="60.495cm" svg:y="77.7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6cm" svg:height="0.152cm" svg:x="60.882cm" svg:y="77.7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2" draw:layer="layout" svg:width="0.514cm" svg:height="0.205cm" svg:x="60.87cm" svg:y="77.8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2" draw:layer="layout" svg:width="0.515cm" svg:height="0.205cm" svg:x="60.326cm" svg:y="77.8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8" draw:layer="layout" svg:width="0.468cm" svg:height="0.468cm" svg:x="62.501cm" svg:y="8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5" draw:text-style-name="P74" draw:layer="layout" svg:width="0.612cm" svg:height="0.265cm" svg:x="63.896cm" svg:y="79.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177" draw:text-style-name="P73" draw:layer="layout" svg:width="1.044cm" svg:height="1.913cm" svg:x="59.519cm" svg:y="103.515cm" svg:viewBox="0 0 1045 1914" draw:points="0,0 1045,849 58,1914">
              <text:p/>
            </draw:polygon>
            <draw:polygon draw:style-name="gr177" draw:text-style-name="P73" draw:layer="layout" svg:width="1.941cm" svg:height="0.848cm" svg:x="58.622cm" svg:y="103.514cm" svg:viewBox="0 0 1942 849" draw:points="897,0 1942,849 0,777">
              <text:p/>
            </draw:polygon>
            <draw:g>
              <draw:custom-shape draw:style-name="gr118" draw:text-style-name="P12" draw:layer="layout" svg:width="0.167cm" svg:height="0.067cm" svg:x="59.362cm" svg:y="103.3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67cm" svg:height="0.067cm" svg:x="59.533cm" svg:y="103.3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7cm" svg:height="0.091cm" svg:x="59.529cm" svg:y="103.38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8cm" svg:height="0.091cm" svg:x="59.288cm" svg:y="103.3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36cm" svg:height="0.135cm" svg:x="57.854cm" svg:y="104.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7cm" svg:height="0.135cm" svg:x="58.199cm" svg:y="104.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61cm" svg:height="0.184cm" svg:x="58.188cm" svg:y="104.2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6cm" svg:height="0.184cm" svg:x="57.703cm" svg:y="104.2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77cm" svg:height="0.152cm" svg:x="60.693cm" svg:y="104.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77cm" svg:height="0.152cm" svg:x="61.081cm" svg:y="104.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61.069cm" svg:y="104.3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2" draw:layer="layout" svg:width="0.516cm" svg:height="0.206cm" svg:x="60.523cm" svg:y="10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09cm" svg:height="0.125cm" svg:x="59.252cm" svg:y="105.4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09cm" svg:height="0.125cm" svg:x="59.57cm" svg:y="105.4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22cm" svg:height="0.168cm" svg:x="59.561cm" svg:y="105.5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24cm" svg:height="0.168cm" svg:x="59.113cm" svg:y="105.5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949cm" svg:height="1.143cm" svg:x="58.622cm" svg:y="104.289cm" svg:viewBox="0 0 1950 1144" draw:points="0,0 954,1144 1950,72">
              <text:p/>
            </draw:polygon>
          </draw:g>
        </draw:g>
        <draw:polygon draw:style-name="gr178" draw:text-style-name="P73" draw:layer="layout" svg:width="3.481cm" svg:height="1.493cm" svg:x="64.841cm" svg:y="104.915cm" svg:viewBox="0 0 3482 1494" draw:points="1707,0 3482,1494 0,1494">
          <text:p/>
        </draw:polygon>
        <draw:line draw:style-name="gr179" draw:text-style-name="P12" draw:layer="layout" svg:x1="64.874cm" svg:y1="106.416cm" svg:x2="64.403cm" svg:y2="105.852cm">
          <text:p/>
        </draw:line>
        <draw:line draw:style-name="gr179" draw:text-style-name="P12" draw:layer="layout" svg:x1="66.537cm" svg:y1="104.973cm" svg:x2="66.448cm" svg:y2="104.1cm">
          <text:p/>
        </draw:line>
        <draw:line draw:style-name="gr179" draw:text-style-name="P12" draw:layer="layout" svg:x1="68.269cm" svg:y1="106.425cm" svg:x2="68.826cm" svg:y2="105.632cm">
          <text:p/>
        </draw:line>
        <draw:g>
          <draw:custom-shape draw:style-name="gr118" draw:text-style-name="P12" draw:layer="layout" svg:width="0.498cm" svg:height="0.201cm" svg:x="65.948cm" svg:y="103.7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0" draw:text-style-name="P12" draw:layer="layout" svg:width="0.501cm" svg:height="0.201cm" svg:x="66.461cm" svg:y="103.7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1" draw:text-style-name="P12" draw:layer="layout" svg:width="0.684cm" svg:height="0.269cm" svg:x="66.446cm" svg:y="103.9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2" draw:text-style-name="P12" draw:layer="layout" svg:width="0.681cm" svg:height="0.269cm" svg:x="65.724cm" svg:y="103.9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3" draw:text-style-name="P12" draw:layer="layout" svg:width="0.68cm" svg:height="0.276cm" svg:x="63.78cm" svg:y="105.4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4" draw:text-style-name="P12" draw:layer="layout" svg:width="0.686cm" svg:height="0.276cm" svg:x="64.476cm" svg:y="105.4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5" draw:text-style-name="P12" draw:layer="layout" svg:width="0.934cm" svg:height="0.373cm" svg:x="64.455cm" svg:y="105.6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6" draw:text-style-name="P12" draw:layer="layout" svg:width="0.929cm" svg:height="0.373cm" svg:x="63.475cm" svg:y="105.6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7" draw:text-style-name="P12" draw:layer="layout" svg:width="0.676cm" svg:height="0.273cm" svg:x="68.129cm" svg:y="105.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1" draw:text-style-name="P12" draw:layer="layout" svg:width="0.684cm" svg:height="0.273cm" svg:x="68.825cm" svg:y="105.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8" draw:text-style-name="P12" draw:layer="layout" svg:width="0.933cm" svg:height="0.372cm" svg:x="68.805cm" svg:y="105.5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6" draw:text-style-name="P12" draw:layer="layout" svg:width="0.929cm" svg:height="0.372cm" svg:x="67.824cm" svg:y="105.5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89" draw:text-style-name="P92" draw:layer="layout" svg:width="2.261cm" svg:height="3.133cm" svg:x="70.955cm" svg:y="104.883cm" svg:viewBox="0 0 2262 3134" draw:points="0,1279 81,3134 2262,1825 2222,0">
          <text:p/>
        </draw:polygon>
        <draw:g>
          <draw:polygon draw:style-name="gr177" draw:text-style-name="P73" draw:layer="layout" svg:width="1.111cm" svg:height="2.036cm" svg:x="41.496cm" svg:y="105.058cm" svg:viewBox="0 0 1112 2037" draw:points="0,0 1112,904 62,2037">
            <text:p/>
          </draw:polygon>
          <draw:polygon draw:style-name="gr177" draw:text-style-name="P73" draw:layer="layout" svg:width="2.066cm" svg:height="0.903cm" svg:x="40.541cm" svg:y="105.057cm" svg:viewBox="0 0 2067 904" draw:points="955,0 2067,904 0,827">
            <text:p/>
          </draw:polygon>
          <draw:g>
            <draw:custom-shape draw:style-name="gr118" draw:text-style-name="P12" draw:layer="layout" svg:width="0.178cm" svg:height="0.071cm" svg:x="41.328cm" svg:y="104.8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8cm" svg:height="0.071cm" svg:x="41.51cm" svg:y="104.8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41cm" svg:height="0.098cm" svg:x="41.506cm" svg:y="104.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43cm" svg:height="0.098cm" svg:x="41.25cm" svg:y="104.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59cm" svg:height="0.143cm" svg:x="39.723cm" svg:y="105.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9cm" svg:height="0.143cm" svg:x="40.091cm" svg:y="105.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91cm" svg:height="0.195cm" svg:x="40.079cm" svg:y="105.8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9cm" svg:height="0.195cm" svg:x="39.563cm" svg:y="105.8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402cm" svg:height="0.161cm" svg:x="42.745cm" svg:y="105.8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61cm" svg:x="43.158cm" svg:y="105.8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2" draw:layer="layout" svg:width="0.548cm" svg:height="0.219cm" svg:x="43.146cm" svg:y="105.9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1" draw:text-style-name="P12" draw:layer="layout" svg:width="0.549cm" svg:height="0.219cm" svg:x="42.564cm" svg:y="105.9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2.074cm" svg:height="1.217cm" svg:x="40.541cm" svg:y="105.882cm" svg:viewBox="0 0 2075 1218" draw:points="0,0 1015,1218 2075,77">
            <text:p/>
          </draw:polygon>
        </draw:g>
        <draw:g>
          <draw:polygon draw:style-name="gr178" draw:text-style-name="P73" draw:layer="layout" svg:width="2.137cm" svg:height="0.916cm" svg:x="66.357cm" svg:y="108.617cm" svg:viewBox="0 0 2138 917" draw:points="1048,0 2138,917 0,917">
            <text:p/>
          </draw:polygon>
          <draw:line draw:style-name="gr179" draw:text-style-name="P12" draw:layer="layout" svg:x1="66.378cm" svg:y1="109.539cm" svg:x2="66.089cm" svg:y2="109.193cm">
            <text:p/>
          </draw:line>
          <draw:line draw:style-name="gr179" draw:text-style-name="P12" draw:layer="layout" svg:x1="67.4cm" svg:y1="108.653cm" svg:x2="67.345cm" svg:y2="108.117cm">
            <text:p/>
          </draw:line>
          <draw:line draw:style-name="gr179" draw:text-style-name="P12" draw:layer="layout" svg:x1="68.463cm" svg:y1="109.544cm" svg:x2="68.805cm" svg:y2="109.057cm">
            <text:p/>
          </draw:line>
          <draw:g>
            <draw:custom-shape draw:style-name="gr118" draw:text-style-name="P12" draw:layer="layout" svg:width="0.305cm" svg:height="0.123cm" svg:x="67.038cm" svg:y="107.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08cm" svg:height="0.123cm" svg:x="67.352cm" svg:y="107.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21cm" svg:height="0.165cm" svg:x="67.343cm" svg:y="108.0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18cm" svg:height="0.165cm" svg:x="66.901cm" svg:y="108.0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417cm" svg:height="0.167cm" svg:x="65.706cm" svg:y="108.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19cm" svg:height="0.167cm" svg:x="66.135cm" svg:y="108.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2" draw:text-style-name="P12" draw:layer="layout" svg:width="0.574cm" svg:height="0.229cm" svg:x="66.12cm" svg:y="109.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2" draw:layer="layout" svg:width="0.572cm" svg:height="0.229cm" svg:x="65.518cm" svg:y="109.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417cm" svg:height="0.168cm" svg:x="68.375cm" svg:y="108.8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2cm" svg:height="0.168cm" svg:x="68.804cm" svg:y="108.8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2" draw:layer="layout" svg:width="0.572cm" svg:height="0.229cm" svg:x="68.792cm" svg:y="108.9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2" draw:layer="layout" svg:width="0.57cm" svg:height="0.229cm" svg:x="68.189cm" svg:y="108.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189" draw:text-style-name="P92" draw:layer="layout" svg:width="9.036cm" svg:height="4.112cm" svg:x="57.746cm" svg:y="110.865cm" svg:viewBox="0 0 9037 4113" draw:points="9037,4113 0,0">
            <text:p/>
          </draw:polygon>
          <draw:polygon draw:style-name="gr195" draw:text-style-name="P93" draw:layer="layout" svg:width="11.925cm" svg:height="6.222cm" svg:x="54.897cm" svg:y="108.058cm" svg:viewBox="0 0 11926 6223" draw:points="2523,0 11926,4355 9488,6223 0,1424">
            <text:p/>
          </draw:polygon>
          <draw:polygon draw:style-name="gr189" draw:text-style-name="P92" draw:layer="layout" svg:width="9.809cm" svg:height="7.286cm" svg:x="54.897cm" svg:y="109.482cm" svg:viewBox="0 0 9810 7287" draw:points="0,0 9459,4799 9810,7287 366,2687">
            <text:p/>
          </draw:polygon>
          <draw:polygon draw:style-name="gr196" draw:text-style-name="P94" draw:layer="layout" svg:width="2.441cm" svg:height="4.314cm" svg:x="64.381cm" svg:y="112.454cm" svg:viewBox="0 0 2442 4315" draw:points="2442,0 0,1832 326,4315 2348,2532">
            <text:p/>
          </draw:polygon>
          <draw:polygon draw:style-name="gr196" draw:text-style-name="P94" draw:layer="layout" svg:width="2.767cm" svg:height="4.221cm" svg:x="54.937cm" svg:y="108.069cm" svg:viewBox="0 0 2768 4222" draw:points="2597,0 0,1454 407,4222 2768,2878">
            <text:p/>
          </draw:polygon>
        </draw:g>
        <draw:g>
          <draw:line draw:style-name="gr197" draw:text-style-name="P8" draw:layer="layout" svg:x1="43.684cm" svg:y1="113.281cm" svg:x2="45.543cm" svg:y2="122.996cm">
            <text:p/>
          </draw:line>
          <draw:custom-shape draw:style-name="gr198" draw:text-style-name="P74" draw:layer="layout" svg:width="1.009cm" svg:height="0.434cm" draw:transform="rotate (0.165631746014262) translate (45.061cm 12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4" draw:layer="layout" svg:width="0.69cm" svg:height="0.355cm" svg:x="43.289cm" svg:y="112.9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92" draw:layer="layout" svg:width="9.624cm" svg:height="2.421cm" svg:x="44.966cm" svg:y="112.923cm" svg:viewBox="0 0 9625 2422" draw:points="9625,2422 0,0">
            <text:p/>
          </draw:polygon>
          <draw:polygon draw:style-name="gr195" draw:text-style-name="P93" draw:layer="layout" svg:width="11.842cm" svg:height="3.416cm" svg:x="42.784cm" svg:y="111.209cm" svg:viewBox="0 0 11843 3417" draw:points="2255,0 11843,1819 9398,3417 0,1284">
            <text:p/>
          </draw:polygon>
          <draw:g>
            <draw:polygon draw:style-name="gr200" draw:text-style-name="P73" draw:layer="layout" svg:width="2.522cm" svg:height="1.028cm" svg:x="52.449cm" svg:y="114.693cm" svg:viewBox="0 0 2523 1029" draw:points="0,589 883,0 2060,0 2523,683 1204,1029">
              <text:p/>
            </draw:polygon>
            <draw:g>
              <draw:custom-shape draw:style-name="gr118" draw:text-style-name="P12" draw:layer="layout" svg:width="0.171cm" svg:height="0.068cm" svg:x="53.149cm" svg:y="114.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53.325cm" svg:y="114.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53.32cm" svg:y="114.5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53.073cm" svg:y="114.5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17cm" svg:height="0.068cm" svg:x="54.365cm" svg:y="114.5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54.539cm" svg:y="114.5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54.534cm" svg:y="114.5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54.288cm" svg:y="114.5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3cm" svg:height="0.093cm" svg:x="55.036cm" svg:y="115.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cm" svg:height="0.093cm" svg:x="55.272cm" svg:y="115.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55.265cm" svg:y="115.35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54.933cm" svg:y="115.3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15cm" svg:height="0.126cm" svg:x="53.326cm" svg:y="115.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7cm" svg:height="0.126cm" svg:x="53.649cm" svg:y="115.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2cm" svg:height="0.172cm" svg:x="53.64cm" svg:y="115.7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1cm" svg:height="0.172cm" svg:x="53.184cm" svg:y="115.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29cm" svg:height="0.093cm" svg:x="51.933cm" svg:y="115.2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9cm" svg:height="0.093cm" svg:x="52.168cm" svg:y="115.2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52.161cm" svg:y="115.2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51.83cm" svg:y="115.2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95" draw:layer="layout" svg:width="12.66cm" svg:height="7.874cm" svg:x="44.904cm" svg:y="113.056cm" svg:viewBox="0 0 12661 7875" draw:points="0,6358 9711,0 12661,655 3406,7875">
            <text:p/>
          </draw:polygon>
          <draw:polygon draw:style-name="gr201" draw:text-style-name="P95" draw:layer="layout" svg:width="3.385cm" svg:height="4.664cm" svg:x="44.915cm" svg:y="119.398cm" svg:viewBox="0 0 3386 4665" draw:points="0,0 249,2861 3328,4665 3386,1504">
            <text:p/>
          </draw:polygon>
          <draw:polygon draw:style-name="gr201" draw:text-style-name="P95" draw:layer="layout" svg:width="9.305cm" svg:height="10.371cm" svg:x="48.266cm" svg:y="113.715cm" svg:viewBox="0 0 9306 10372" draw:points="51,7220 9306,0 9284,2368 0,10372">
            <text:p/>
          </draw:polygon>
          <draw:polygon draw:style-name="gr189" draw:text-style-name="P92" draw:layer="layout" svg:width="9.464cm" svg:height="4.671cm" svg:x="42.78cm" svg:y="112.469cm" svg:viewBox="0 0 9465 4672" draw:points="0,0 9371,2159 9465,4672 78,1809">
            <text:p/>
          </draw:polygon>
          <draw:polygon draw:style-name="gr196" draw:text-style-name="P94" draw:layer="layout" svg:width="2.456cm" svg:height="4.104cm" svg:x="52.182cm" svg:y="113.038cm" svg:viewBox="0 0 2457 4105" draw:points="2457,0 0,1587 64,4105 2415,2306">
            <text:p/>
          </draw:polygon>
          <draw:polygon draw:style-name="gr189" draw:text-style-name="P92" draw:layer="layout" svg:width="7.07cm" svg:height="5.126cm" svg:x="45.187cm" svg:y="117.132cm" svg:viewBox="0 0 7071 5127" draw:points="0,5127 7071,0">
            <text:p/>
          </draw:polygon>
          <draw:polygon draw:style-name="gr189" draw:text-style-name="P92" draw:layer="layout" svg:width="0.674cm" svg:height="0.166cm" svg:x="54.591cm" svg:y="115.327cm" svg:viewBox="0 0 675 167" draw:points="675,167 0,0">
            <text:p/>
          </draw:polygon>
          <draw:polygon draw:style-name="gr196" draw:text-style-name="P94" draw:layer="layout" svg:width="2.269cm" svg:height="3.009cm" svg:x="42.757cm" svg:y="111.233cm" svg:viewBox="0 0 2270 3010" draw:points="2270,0 0,1276 100,3010 2223,1689">
            <text:p/>
          </draw:polygon>
          <draw:polygon draw:style-name="gr136" draw:text-style-name="P75" draw:layer="layout" svg:width="0.631cm" svg:height="0.264cm" svg:x="45.25cm" svg:y="122.97cm" svg:viewBox="0 0 632 265" draw:points="0,59 632,0 338,265">
            <text:p/>
          </draw:polygon>
          <draw:frame draw:style-name="gr137" draw:text-style-name="P76" draw:layer="layout" svg:width="1.128cm" svg:height="1.114cm" svg:x="42.256cm" svg:y="112.539cm">
            <draw:text-box>
              <text:p><text:span text:style-name="T23">P</text:span><text:span text:style-name="T24">1</text:span></text:p>
            </draw:text-box>
          </draw:frame>
          <draw:frame draw:style-name="gr137" draw:text-style-name="P76" draw:layer="layout" svg:width="1.128cm" svg:height="1.114cm" svg:x="43.705cm" svg:y="122.831cm">
            <draw:text-box>
              <text:p><text:span text:style-name="T23">P</text:span><text:span text:style-name="T24">2</text:span></text:p>
            </draw:text-box>
          </draw:frame>
        </draw:g>
        <draw:path draw:style-name="gr202" draw:text-style-name="P96" draw:layer="layout" svg:width="7.579cm" svg:height="7.288cm" svg:x="28.299cm" svg:y="119.166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g>
          <draw:g>
            <draw:polygon draw:style-name="gr203" draw:text-style-name="P97" draw:layer="layout" svg:width="2.522cm" svg:height="1.028cm" svg:x="56.774cm" svg:y="118.897cm" svg:viewBox="0 0 2523 1029" draw:points="0,589 883,0 2060,0 2523,683 1204,1029">
              <text:p/>
            </draw:polygon>
            <draw:g>
              <draw:custom-shape draw:style-name="gr118" draw:text-style-name="P12" draw:layer="layout" svg:width="0.171cm" svg:height="0.068cm" svg:x="57.474cm" svg:y="118.7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57.65cm" svg:y="118.7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57.645cm" svg:y="118.79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57.398cm" svg:y="118.7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17cm" svg:height="0.068cm" svg:x="58.69cm" svg:y="118.7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58.864cm" svg:y="118.7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58.859cm" svg:y="118.7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58.613cm" svg:y="11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3cm" svg:height="0.093cm" svg:x="59.361cm" svg:y="119.5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cm" svg:height="0.093cm" svg:x="59.597cm" svg:y="119.5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59.59cm" svg:y="119.56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59.258cm" svg:y="119.5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15cm" svg:height="0.126cm" svg:x="57.651cm" svg:y="119.9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7cm" svg:height="0.126cm" svg:x="57.974cm" svg:y="119.9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2cm" svg:height="0.172cm" svg:x="57.965cm" svg:y="119.9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1cm" svg:height="0.172cm" svg:x="57.509cm" svg:y="119.9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29cm" svg:height="0.093cm" svg:x="56.258cm" svg:y="119.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9cm" svg:height="0.093cm" svg:x="56.493cm" svg:y="119.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56.486cm" svg:y="119.4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56.155cm" svg:y="119.4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5" draw:text-style-name="P12" draw:layer="layout" svg:width="1.169cm" svg:height="7.319cm" svg:x="54.221cm" svg:y="117.839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6" draw:layer="layout" svg:width="1.128cm" svg:height="1.114cm" svg:x="58.18cm" svg:y="121.807cm">
            <draw:text-box>
              <text:p><text:span text:style-name="T23">P</text:span><text:span text:style-name="T24">1</text:span></text:p>
            </draw:text-box>
          </draw:frame>
          <draw:polyline draw:style-name="gr204" draw:text-style-name="P8" draw:layer="layout" svg:width="6.627cm" svg:height="1.081cm" draw:transform="rotate (-2.30051848705373) translate (58.7130171885107cm 122.865646353661cm)" svg:viewBox="0 0 6628 1082" draw:points="0,665 3426,885 4350,0 5924,41 4903,1014 6628,1082">
            <text:p/>
          </draw:polyline>
          <draw:custom-shape draw:style-name="gr135" draw:text-style-name="P74" draw:layer="layout" svg:width="0.612cm" svg:height="0.265cm" svg:x="52.848cm" svg:y="127.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52.276cm" svg:y="127.349cm">
            <draw:text-box>
              <text:p><text:span text:style-name="T23">P</text:span><text:span text:style-name="T24">2</text:span></text:p>
            </draw:text-box>
          </draw:frame>
          <draw:custom-shape draw:style-name="gr205" draw:text-style-name="P77" draw:layer="layout" svg:width="0.631cm" svg:height="2.412cm" draw:transform="rotate (-1.5707963267949) translate (57.155cm 119.175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4" draw:layer="layout" svg:width="0.419cm" svg:height="0.215cm" svg:x="57.947cm" svg:y="122.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5" draw:layer="layout" svg:width="0.561cm" svg:height="0.426cm" svg:x="53.177cm" svg:y="126.95cm" svg:viewBox="0 0 562 427" draw:points="156,0 562,123 0,427">
            <text:p/>
          </draw:polygon>
        </draw:g>
        <draw:g>
          <draw:g>
            <draw:g>
              <draw:polygon draw:style-name="gr200" draw:text-style-name="P73" draw:layer="layout" svg:width="2.522cm" svg:height="1.028cm" svg:x="61.798cm" svg:y="118.209cm" svg:viewBox="0 0 2523 1029" draw:points="0,589 883,0 2060,0 2523,683 1204,1029">
                <text:p/>
              </draw:polygon>
              <draw:g>
                <draw:custom-shape draw:style-name="gr118" draw:text-style-name="P12" draw:layer="layout" svg:width="0.171cm" svg:height="0.068cm" svg:x="62.498cm" svg:y="118.0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62.674cm" svg:y="118.0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62.669cm" svg:y="118.1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62.422cm" svg:y="118.1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17cm" svg:height="0.068cm" svg:x="63.714cm" svg:y="118.0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63.888cm" svg:y="118.0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63.883cm" svg:y="118.0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63.637cm" svg:y="118.0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3cm" svg:height="0.093cm" svg:x="64.385cm" svg:y="118.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cm" svg:height="0.093cm" svg:x="64.621cm" svg:y="118.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64.614cm" svg:y="118.8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64.282cm" svg:y="118.8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15cm" svg:height="0.126cm" svg:x="62.675cm" svg:y="119.2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7cm" svg:height="0.126cm" svg:x="62.998cm" svg:y="119.2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2cm" svg:height="0.172cm" svg:x="62.989cm" svg:y="119.3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1cm" svg:height="0.172cm" svg:x="62.533cm" svg:y="119.3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29cm" svg:height="0.093cm" svg:x="61.282cm" svg:y="118.7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9cm" svg:height="0.093cm" svg:x="61.517cm" svg:y="118.7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61.51cm" svg:y="118.8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61.179cm" svg:y="118.8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37" draw:text-style-name="P76" draw:layer="layout" svg:width="1.128cm" svg:height="1.114cm" svg:x="63.332cm" svg:y="121.982cm">
              <draw:text-box>
                <text:p><text:span text:style-name="T23">P</text:span><text:span text:style-name="T24">1</text:span></text:p>
              </draw:text-box>
            </draw:frame>
            <draw:custom-shape draw:style-name="gr135" draw:text-style-name="P74" draw:layer="layout" svg:width="0.612cm" svg:height="0.265cm" svg:x="57.69cm" svg:y="126.7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57.655cm" svg:y="126.877cm">
              <draw:text-box>
                <text:p><text:span text:style-name="T23">P</text:span><text:span text:style-name="T24">2</text:span></text:p>
              </draw:text-box>
            </draw:frame>
            <draw:polyline draw:style-name="gr204" draw:text-style-name="P8" draw:layer="layout" svg:width="6.314cm" svg:height="1.81cm" draw:transform="rotate (-2.60158778302275) translate (64.1832835330536cm 124.191598973458cm)" svg:viewBox="0 0 6315 1811" draw:points="0,1811 2128,1490 1123,336 3245,0 4343,1163 6315,914">
              <text:p/>
            </draw:polyline>
            <draw:g>
              <draw:custom-shape draw:style-name="gr206" draw:text-style-name="P77" draw:layer="layout" svg:width="1.601cm" svg:height="0.804cm" svg:x="60.342cm" svg:y="124.52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7" draw:text-style-name="P77" draw:layer="layout" svg:width="0.631cm" svg:height="7.63cm" svg:x="60.807cm" svg:y="117.04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5" draw:layer="layout" svg:width="0.578cm" svg:height="0.434cm" svg:x="57.959cm" svg:y="126.513cm" svg:viewBox="0 0 579 435" draw:points="251,0 579,148 0,435">
              <text:p/>
            </draw:polygon>
            <draw:custom-shape draw:style-name="gr135" draw:text-style-name="P74" draw:layer="layout" svg:width="0.419cm" svg:height="0.215cm" svg:x="63.049cm" svg:y="122.5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74" draw:layer="layout" svg:width="0.69cm" svg:height="0.355cm" svg:x="64.752cm" svg:y="12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67.645cm" svg:y1="122.329cm" svg:x2="65.261cm" svg:y2="124.827cm">
            <text:p/>
          </draw:line>
          <draw:custom-shape draw:style-name="gr199" draw:text-style-name="P74" draw:layer="layout" svg:width="0.69cm" svg:height="0.355cm" svg:x="67.25cm" svg:y="122.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67.616cm" svg:y1="122.387cm" svg:x2="67.605cm" svg:y2="119.827cm">
            <text:p/>
          </draw:line>
          <draw:g>
            <draw:polygon draw:style-name="gr200" draw:text-style-name="P73" draw:layer="layout" svg:width="2.522cm" svg:height="1.028cm" svg:x="66.226cm" svg:y="119.287cm" svg:viewBox="0 0 2523 1029" draw:points="0,589 883,0 2060,0 2523,683 1204,1029">
              <text:p/>
            </draw:polygon>
            <draw:g>
              <draw:custom-shape draw:style-name="gr118" draw:text-style-name="P12" draw:layer="layout" svg:width="0.171cm" svg:height="0.068cm" svg:x="66.926cm" svg:y="119.1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67.102cm" svg:y="119.1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67.097cm" svg:y="119.18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66.85cm" svg:y="119.1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17cm" svg:height="0.068cm" svg:x="68.142cm" svg:y="119.1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68.316cm" svg:y="119.1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68.311cm" svg:y="119.1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68.065cm" svg:y="119.1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3cm" svg:height="0.093cm" svg:x="68.813cm" svg:y="119.8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cm" svg:height="0.093cm" svg:x="69.049cm" svg:y="119.8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69.042cm" svg:y="119.9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68.71cm" svg:y="119.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15cm" svg:height="0.126cm" svg:x="67.103cm" svg:y="120.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7cm" svg:height="0.126cm" svg:x="67.426cm" svg:y="120.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2cm" svg:height="0.172cm" svg:x="67.417cm" svg:y="120.37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1cm" svg:height="0.172cm" svg:x="66.961cm" svg:y="120.3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29cm" svg:height="0.093cm" svg:x="65.71cm" svg:y="119.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9cm" svg:height="0.093cm" svg:x="65.945cm" svg:y="119.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65.938cm" svg:y="119.8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65.607cm" svg:y="119.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36" draw:text-style-name="P75" draw:layer="layout" svg:width="0.449cm" svg:height="0.37cm" svg:x="65.089cm" svg:y="124.615cm" svg:viewBox="0 0 450 371" draw:points="106,0 450,186 0,371">
            <text:p/>
          </draw:polygon>
          <draw:frame draw:style-name="gr137" draw:text-style-name="P76" draw:layer="layout" svg:width="1.128cm" svg:height="1.114cm" svg:x="66.217cm" svg:y="121.587cm">
            <draw:text-box>
              <text:p><text:span text:style-name="T23">P</text:span><text:span text:style-name="T24">1</text:span></text:p>
            </draw:text-box>
          </draw:frame>
          <draw:frame draw:style-name="gr137" draw:text-style-name="P76" draw:layer="layout" svg:width="1.128cm" svg:height="1.114cm" svg:x="64.055cm" svg:y="124.814cm">
            <draw:text-box>
              <text:p><text:span text:style-name="T23">P</text:span><text:span text:style-name="T24">2</text:span></text:p>
            </draw:text-box>
          </draw:frame>
          <draw:frame draw:style-name="gr209" draw:text-style-name="P98" draw:layer="layout" svg:width="5.506cm" svg:height="2.384cm" svg:x="66.309cm" svg:y="123.208cm">
            <draw:text-box>
              <text:p><text:span text:style-name="T30">Reference task</text:span><text:span text:style-name="T31">:</text:span></text:p>
              <text:p><text:span text:style-name="T31">Straight line </text:span></text:p>
              <text:p><text:span text:style-name="T31">trajectory tracking</text:span></text:p>
            </draw:text-box>
          </draw:frame>
        </draw:g>
        <draw:g>
          <draw:g>
            <draw:line draw:style-name="gr197" draw:text-style-name="P8" draw:layer="layout" svg:x1="69.725cm" svg:y1="124.213cm" svg:x2="71.584cm" svg:y2="133.928cm">
              <text:p/>
            </draw:line>
            <draw:custom-shape draw:style-name="gr198" draw:text-style-name="P74" draw:layer="layout" svg:width="1.009cm" svg:height="0.434cm" draw:transform="rotate (0.165631746014262) translate (71.102cm 134.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4" draw:layer="layout" svg:width="0.69cm" svg:height="0.355cm" svg:x="69.33cm" svg:y="123.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92" draw:layer="layout" svg:width="9.624cm" svg:height="2.421cm" svg:x="71.007cm" svg:y="123.855cm" svg:viewBox="0 0 9625 2422" draw:points="9625,2422 0,0">
              <text:p/>
            </draw:polygon>
            <draw:polygon draw:style-name="gr195" draw:text-style-name="P93" draw:layer="layout" svg:width="11.842cm" svg:height="3.416cm" svg:x="68.82cm" svg:y="122.146cm" svg:viewBox="0 0 11843 3417" draw:points="2255,0 11843,1819 9398,3417 0,1284">
              <text:p/>
            </draw:polygon>
            <draw:g>
              <draw:polygon draw:style-name="gr200" draw:text-style-name="P73" draw:layer="layout" svg:width="2.522cm" svg:height="1.028cm" svg:x="78.49cm" svg:y="125.625cm" svg:viewBox="0 0 2523 1029" draw:points="0,589 883,0 2060,0 2523,683 1204,1029">
                <text:p/>
              </draw:polygon>
              <draw:g>
                <draw:custom-shape draw:style-name="gr118" draw:text-style-name="P12" draw:layer="layout" svg:width="0.171cm" svg:height="0.068cm" svg:x="79.19cm" svg:y="125.4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79.366cm" svg:y="125.4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79.361cm" svg:y="125.5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79.114cm" svg:y="125.5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17cm" svg:height="0.068cm" svg:x="80.406cm" svg:y="125.4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80.58cm" svg:y="125.4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80.575cm" svg:y="125.5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80.329cm" svg:y="125.5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3cm" svg:height="0.093cm" svg:x="81.077cm" svg:y="126.2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cm" svg:height="0.093cm" svg:x="81.313cm" svg:y="126.2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81.306cm" svg:y="126.2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80.974cm" svg:y="126.2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15cm" svg:height="0.126cm" svg:x="79.367cm" svg:y="126.6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7cm" svg:height="0.126cm" svg:x="79.69cm" svg:y="126.6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2cm" svg:height="0.172cm" svg:x="79.681cm" svg:y="126.7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1cm" svg:height="0.172cm" svg:x="79.225cm" svg:y="126.7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29cm" svg:height="0.093cm" svg:x="77.974cm" svg:y="126.1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9cm" svg:height="0.093cm" svg:x="78.209cm" svg:y="126.1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78.202cm" svg:y="126.2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77.871cm" svg:y="126.2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95" draw:layer="layout" svg:width="12.66cm" svg:height="7.874cm" svg:x="70.945cm" svg:y="123.988cm" svg:viewBox="0 0 12661 7875" draw:points="0,6358 9711,0 12661,655 3406,7875">
              <text:p/>
            </draw:polygon>
            <draw:polygon draw:style-name="gr201" draw:text-style-name="P95" draw:layer="layout" svg:width="3.385cm" svg:height="4.664cm" svg:x="70.956cm" svg:y="130.33cm" svg:viewBox="0 0 3386 4665" draw:points="0,0 249,2861 3328,4665 3386,1504">
              <text:p/>
            </draw:polygon>
            <draw:polygon draw:style-name="gr189" draw:text-style-name="P92" draw:layer="layout" svg:width="9.474cm" svg:height="4.618cm" svg:x="68.811cm" svg:y="123.454cm" svg:viewBox="0 0 9475 4619" draw:points="0,0 9398,2164 9475,4619 88,1756">
              <text:p/>
            </draw:polygon>
            <draw:polygon draw:style-name="gr196" draw:text-style-name="P94" draw:layer="layout" svg:width="2.456cm" svg:height="4.104cm" svg:x="78.223cm" svg:y="123.97cm" svg:viewBox="0 0 2457 4105" draw:points="2457,0 0,1587 64,4105 2415,2306">
              <text:p/>
            </draw:polygon>
            <draw:polygon draw:style-name="gr189" draw:text-style-name="P92" draw:layer="layout" svg:width="7.07cm" svg:height="5.126cm" svg:x="71.228cm" svg:y="128.064cm" svg:viewBox="0 0 7071 5127" draw:points="0,5127 7071,0">
              <text:p/>
            </draw:polygon>
            <draw:polygon draw:style-name="gr189" draw:text-style-name="P92" draw:layer="layout" svg:width="0.674cm" svg:height="0.166cm" svg:x="80.632cm" svg:y="126.259cm" svg:viewBox="0 0 675 167" draw:points="675,167 0,0">
              <text:p/>
            </draw:polygon>
            <draw:polygon draw:style-name="gr196" draw:text-style-name="P94" draw:layer="layout" svg:width="2.269cm" svg:height="3.009cm" svg:x="68.798cm" svg:y="122.165cm" svg:viewBox="0 0 2270 3010" draw:points="2270,0 0,1276 100,3010 2223,1689">
              <text:p/>
            </draw:polygon>
            <draw:polygon draw:style-name="gr136" draw:text-style-name="P75" draw:layer="layout" svg:width="0.631cm" svg:height="0.264cm" svg:x="71.291cm" svg:y="133.902cm" svg:viewBox="0 0 632 265" draw:points="0,59 632,0 338,265">
              <text:p/>
            </draw:polygon>
            <draw:frame draw:style-name="gr137" draw:text-style-name="P76" draw:layer="layout" svg:width="1.128cm" svg:height="1.114cm" svg:x="68.297cm" svg:y="123.471cm">
              <draw:text-box>
                <text:p><text:span text:style-name="T23">P</text:span><text:span text:style-name="T24">1</text:span></text:p>
              </draw:text-box>
            </draw:frame>
            <draw:frame draw:style-name="gr137" draw:text-style-name="P76" draw:layer="layout" svg:width="1.128cm" svg:height="1.114cm" svg:x="69.746cm" svg:y="133.763cm">
              <draw:text-box>
                <text:p><text:span text:style-name="T23">P</text:span><text:span text:style-name="T24">2</text:span></text:p>
              </draw:text-box>
            </draw:frame>
            <draw:g>
              <draw:custom-shape draw:style-name="gr210" draw:text-style-name="P77" draw:layer="layout" svg:width="0.823cm" svg:height="3.674cm" svg:x="76.988cm" svg:y="127.09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95" draw:layer="layout" svg:width="9.305cm" svg:height="10.371cm" svg:x="74.307cm" svg:y="124.647cm" svg:viewBox="0 0 9306 10372" draw:points="51,7220 9306,0 9284,2368 0,10372">
              <text:p/>
            </draw:polygon>
            <draw:custom-shape draw:style-name="gr211" draw:text-style-name="P77" draw:layer="layout" svg:width="0.908cm" svg:height="1.756cm" draw:transform="rotate (-1.77849050778222) translate (76.15cm 129.185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197" draw:text-style-name="P8" draw:layer="layout" svg:x1="62.051cm" svg:y1="141.516cm" svg:x2="64.477cm" svg:y2="151.766cm">
                <text:p/>
              </draw:line>
              <draw:polygon draw:style-name="gr189" draw:text-style-name="P92" draw:layer="layout" svg:width="9.645cm" svg:height="2.497cm" svg:x="63.312cm" svg:y="141.082cm" svg:viewBox="0 0 9646 2498" draw:points="9646,2498 0,0">
                <text:p/>
              </draw:polygon>
              <draw:polygon draw:style-name="gr195" draw:text-style-name="P93" draw:layer="layout" svg:width="11.869cm" svg:height="3.383cm" svg:x="61.133cm" svg:y="139.505cm" svg:viewBox="0 0 11870 3384" draw:points="2164,0 11870,1755 9398,3384 0,1251">
                <text:p/>
              </draw:polygon>
              <draw:polygon draw:style-name="gr201" draw:text-style-name="P95" draw:layer="layout" svg:width="3.385cm" svg:height="4.587cm" svg:x="63.282cm" svg:y="147.633cm" svg:viewBox="0 0 3386 4588" draw:points="0,0 346,2933 3179,4588 3386,1504">
                <text:p/>
              </draw:polygon>
              <draw:polygon draw:style-name="gr189" draw:text-style-name="P92" draw:layer="layout" svg:width="9.474cm" svg:height="4.618cm" svg:x="61.136cm" svg:y="140.757cm" svg:viewBox="0 0 9475 4619" draw:points="0,0 9410,2129 9475,4619 187,1633">
                <text:p/>
              </draw:polygon>
              <draw:polygon draw:style-name="gr196" draw:text-style-name="P94" draw:layer="layout" svg:width="2.456cm" svg:height="4.104cm" svg:x="70.549cm" svg:y="141.273cm" svg:viewBox="0 0 2457 4105" draw:points="2457,0 0,1587 64,4105 2415,2306">
                <text:p/>
              </draw:polygon>
              <draw:polygon draw:style-name="gr189" draw:text-style-name="P92" draw:layer="layout" svg:width="7.004cm" svg:height="5.199cm" svg:x="63.62cm" svg:y="145.367cm" svg:viewBox="0 0 7005 5200" draw:points="0,5200 7005,0">
                <text:p/>
              </draw:polygon>
              <draw:polygon draw:style-name="gr189" draw:text-style-name="P92" draw:layer="layout" svg:width="0.674cm" svg:height="0.166cm" svg:x="72.958cm" svg:y="143.562cm" svg:viewBox="0 0 675 167" draw:points="675,167 0,0">
                <text:p/>
              </draw:polygon>
              <draw:polygon draw:style-name="gr196" draw:text-style-name="P94" draw:layer="layout" svg:width="2.187cm" svg:height="2.897cm" svg:x="61.124cm" svg:y="139.492cm" svg:viewBox="0 0 2188 2898" draw:points="2172,0 0,1252 200,2898 2188,1590">
                <text:p/>
              </draw:polygon>
              <draw:frame draw:style-name="gr137" draw:text-style-name="P76" draw:layer="layout" svg:width="1.128cm" svg:height="1.114cm" svg:x="60.623cm" svg:y="140.774cm">
                <draw:text-box>
                  <text:p><text:span text:style-name="T23">P</text:span><text:span text:style-name="T24">1</text:span></text:p>
                </draw:text-box>
              </draw:frame>
              <draw:frame draw:style-name="gr137" draw:text-style-name="P76" draw:layer="layout" svg:width="1.128cm" svg:height="1.114cm" svg:x="63.067cm" svg:y="151.436cm">
                <draw:text-box>
                  <text:p><text:span text:style-name="T23">P</text:span><text:span text:style-name="T24">2</text:span></text:p>
                </draw:text-box>
              </draw:frame>
              <draw:g>
                <draw:custom-shape draw:style-name="gr210" draw:text-style-name="P77" draw:layer="layout" svg:width="0.823cm" svg:height="3.674cm" svg:x="70.373cm" svg:y="143.839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2" draw:text-style-name="P77" draw:layer="layout" svg:width="0.908cm" svg:height="2.152cm" draw:transform="rotate (-1.77849050778222) translate (68.418cm 146.765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97cm" svg:height="11.166cm" draw:transform="skewX (3.06109495573815E-017) rotate (-1.38177716880391) translate (72.8776415447467cm 139.221858270645cm)" svg:viewBox="0 0 10898 11167" draw:points="0,11167 5510,0 7049,2931 7393,2316 8025,3458 7584,4172 8577,6180 5426,5626 5985,7152 9316,7669 10898,10665">
                <text:p/>
              </draw:polyline>
              <draw:custom-shape draw:style-name="gr199" draw:text-style-name="P74" draw:layer="layout" svg:width="0.69cm" svg:height="0.355cm" svg:x="61.656cm" svg:y="141.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74" draw:layer="layout" svg:width="1.009cm" svg:height="0.34cm" draw:transform="rotate (0.165631746014262) translate (63.941cm 151.8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9" draw:layer="layout" svg:width="0.91cm" svg:height="2.076cm" svg:x="72.667cm" svg:y="142.508cm" svg:viewBox="0 0 911 2077" draw:points="0,0 911,742 28,2077">
                    <text:p/>
                  </draw:polygon>
                  <draw:polygon draw:style-name="gr215" draw:text-style-name="P99" draw:layer="layout" svg:width="0.811cm" svg:height="2.047cm" svg:x="71.883cm" svg:y="142.508cm" svg:viewBox="0 0 812 2048" draw:points="784,0 812,2048 0,678">
                    <text:p/>
                  </draw:polygon>
                  <draw:g>
                    <draw:custom-shape draw:style-name="gr118" draw:text-style-name="P12" draw:layer="layout" svg:width="0.145cm" svg:height="0.058cm" svg:x="72.54cm" svg:y="142.1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47cm" svg:height="0.058cm" svg:x="72.688cm" svg:y="142.1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98cm" svg:height="0.079cm" svg:x="72.685cm" svg:y="142.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98cm" svg:height="0.079cm" svg:x="72.477cm" svg:y="142.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100" draw:layer="layout" svg:width="1.701cm" svg:height="1.388cm" svg:x="71.883cm" svg:y="143.184cm" svg:viewBox="0 0 1702 1389" draw:points="0,0 824,1389 1702,63">
                    <text:p/>
                  </draw:polygon>
                  <draw:g>
                    <draw:g>
                      <draw:custom-shape draw:style-name="gr118" draw:text-style-name="P12" draw:layer="layout" svg:width="0.33cm" svg:height="0.131cm" svg:x="72.332cm" svg:y="144.8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9cm" svg:height="0.131cm" svg:x="72.672cm" svg:y="144.8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72.661cm" svg:y="144.9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72.184cm" svg:y="144.9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72.7142607090103cm 144.532700886263cm)" svg:viewBox="0 0 351 200" svg:d="M0 0c83 38 351 200 351 200">
                      <text:p/>
                    </draw:path>
                    <draw:custom-shape draw:style-name="gr218" draw:text-style-name="P101" draw:layer="layout" svg:width="0.062cm" svg:height="0.054cm" svg:x="72.683cm" svg:y="144.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4cm" svg:height="0.052cm" svg:x="72.627cm" svg:y="14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101" draw:layer="layout" svg:width="0.049cm" svg:height="0.044cm" svg:x="72.646cm" svg:y="142.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46cm" svg:height="0.039cm" svg:x="72.658cm" svg:y="14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102" draw:layer="layout" svg:width="1.692cm" svg:height="0.741cm" svg:x="71.886cm" svg:y="142.508cm" svg:viewBox="0 0 1693 742" draw:points="782,0 1693,742 0,674">
                    <text:p/>
                  </draw:polygon>
                  <draw:g>
                    <draw:g>
                      <draw:custom-shape draw:style-name="gr118" draw:text-style-name="P12" draw:layer="layout" svg:width="0.33cm" svg:height="0.132cm" svg:x="73.59cm" svg:y="142.6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73.929cm" svg:y="142.6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73.92cm" svg:y="142.76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73.442cm" svg:y="142.7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73.978041098495cm 143.149429754272cm)" svg:viewBox="0 0 428 263" svg:d="M420 0c78-11-420 263-420 263">
                      <text:p/>
                    </draw:path>
                    <draw:custom-shape draw:style-name="gr218" draw:text-style-name="P101" draw:layer="layout" svg:width="0.062cm" svg:height="0.053cm" svg:x="73.531cm" svg:y="143.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3cm" svg:height="0.054cm" svg:x="73.88cm" svg:y="142.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71.8957612013786cm 143.184969473166cm)" svg:viewBox="0 0 387 275" svg:d="M0 0c91 65 311 220 387 275">
                      <text:p/>
                    </draw:path>
                    <draw:custom-shape draw:style-name="gr218" draw:text-style-name="P101" draw:layer="layout" svg:width="0.062cm" svg:height="0.054cm" svg:x="71.422cm" svg:y="142.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95cm" svg:height="0.118cm" svg:x="71.169cm" svg:y="142.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71.47cm" svg:y="142.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71.462cm" svg:y="142.85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71.038cm" svg:y="142.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101" draw:layer="layout" svg:width="0.062cm" svg:height="0.054cm" svg:x="71.862cm" svg:y="143.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72.732378553236cm 142.481436486653cm)" svg:viewBox="0 0 68 213" svg:d="M68 0c-23 69-68 213-68 213">
                    <text:p/>
                  </draw:path>
                </draw:g>
              </draw:g>
              <draw:polygon draw:style-name="gr201" draw:text-style-name="P95" draw:layer="layout" svg:width="12.66cm" svg:height="7.874cm" svg:x="63.237cm" svg:y="141.241cm" svg:viewBox="0 0 12661 7875" draw:points="0,6358 9711,0 12661,655 3406,7875">
                <text:p/>
              </draw:polygon>
              <draw:polygon draw:style-name="gr201" draw:text-style-name="P95" draw:layer="layout" svg:width="9.452cm" svg:height="10.322cm" svg:x="66.479cm" svg:y="141.919cm" svg:viewBox="0 0 9453 10323" draw:points="192,7210 9453,0 9386,2421 0,10323">
                <text:p/>
              </draw:polygon>
              <draw:polygon draw:style-name="gr221" draw:text-style-name="P94" draw:layer="layout" svg:width="1.65cm" svg:height="2.183cm" svg:x="63.402cm" svg:y="140.531cm" svg:viewBox="0 0 1651 2184" draw:points="1639,0 0,944 151,2184 1651,1198">
                <text:p/>
              </draw:polygon>
              <draw:polygon draw:style-name="gr221" draw:text-style-name="P94" draw:layer="layout" svg:width="1.241cm" svg:height="2.891cm" svg:x="65.967cm" svg:y="140.639cm" svg:viewBox="0 0 1242 2892" draw:points="1186,0 0,922 222,2892 1242,2068">
                <text:p/>
              </draw:polygon>
              <draw:polygon draw:style-name="gr136" draw:text-style-name="P75" draw:layer="layout" svg:width="0.511cm" svg:height="0.399cm" svg:x="64.188cm" svg:y="151.598cm" svg:viewBox="0 0 512 400" draw:points="0,130 512,0 364,400">
                <text:p/>
              </draw:polygon>
            </draw:g>
          </draw:g>
          <draw:g>
            <draw:polygon draw:style-name="gr200" draw:text-style-name="P73" draw:layer="layout" svg:width="2.522cm" svg:height="1.028cm" svg:x="63.729cm" svg:y="134.672cm" svg:viewBox="0 0 2523 1029" draw:points="0,589 883,0 2060,0 2523,683 1204,1029">
              <text:p/>
            </draw:polygon>
            <draw:g>
              <draw:custom-shape draw:style-name="gr118" draw:text-style-name="P12" draw:layer="layout" svg:width="0.171cm" svg:height="0.068cm" svg:x="64.429cm" svg:y="13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64.605cm" svg:y="13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64.6cm" svg:y="134.5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64.353cm" svg:y="134.5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17cm" svg:height="0.068cm" svg:x="65.645cm" svg:y="134.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65.819cm" svg:y="134.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65.814cm" svg:y="134.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65.568cm" svg:y="134.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3cm" svg:height="0.093cm" svg:x="66.316cm" svg:y="135.2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cm" svg:height="0.093cm" svg:x="66.552cm" svg:y="135.2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66.545cm" svg:y="135.3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66.213cm" svg:y="135.3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15cm" svg:height="0.126cm" svg:x="64.606cm" svg:y="135.6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7cm" svg:height="0.126cm" svg:x="64.929cm" svg:y="135.6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2cm" svg:height="0.172cm" svg:x="64.92cm" svg:y="135.76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1cm" svg:height="0.172cm" svg:x="64.464cm" svg:y="135.7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29cm" svg:height="0.093cm" svg:x="63.213cm" svg:y="135.2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9cm" svg:height="0.093cm" svg:x="63.448cm" svg:y="135.2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63.441cm" svg:y="135.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63.11cm" svg:y="135.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203" draw:text-style-name="P97" draw:layer="layout" svg:width="2.522cm" svg:height="1.028cm" svg:x="32.729cm" svg:y="134.246cm" svg:viewBox="0 0 2523 1029" draw:points="0,589 883,0 2060,0 2523,683 1204,1029">
          <text:p/>
        </draw:polygon>
        <draw:polygon draw:style-name="gr203" draw:text-style-name="P97" draw:layer="layout" svg:width="2.522cm" svg:height="1.028cm" svg:x="32.729cm" svg:y="134.38cm" svg:viewBox="0 0 2523 1029" draw:points="0,589 883,0 2060,0 2523,683 1204,1029">
          <text:p/>
        </draw:polygon>
        <draw:polygon draw:style-name="gr203" draw:text-style-name="P97" draw:layer="layout" svg:width="2.522cm" svg:height="1.028cm" svg:x="32.729cm" svg:y="134.446cm" svg:viewBox="0 0 2523 1029" draw:points="0,589 883,0 2060,0 2523,683 1204,1029">
          <text:p/>
        </draw:polygon>
        <dr3d:scene draw:style-name="gr222" svg:width="3.914cm" svg:height="3.197cm" svg:x="32.249cm" svg:y="137.722cm" dr3d:transform="matrix (0.833514289049783 -0.382637702268671 0.398550271298854 0.550777526060367 0.518578757548669 -0.654003202596214 0.0435665782069232 0.764633546884935 0.642991051447459 63.7277028370337cm 69.9648232310138cm -87.7358012100106cm)" dr3d:vrp="(0 0 3965.06857142857)" dr3d:vpn="(0 0 3660.06857142857)" dr3d:projection="perspective"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23" draw:layer="layout" svg:viewBox="7775 -129477 1382 1382" svg:d="M8440.5-128101.832704407l2.95446923757663 1.57874742166314 3.04176706602448 1.37725315419084 3.11870608916615 1.17298325318552 3.18528630700348 0.965937718690839 3.241507719531 0.756116550648585 3.28737032675417 0.543519749102416 3.32287412866935 0.32814731405233 3.34801912527473 0.109999245454674 3.34801912527473-0.109999245454674 3.32287412866935-0.32814731405233 3.28737032675417-0.543519749102416 3.241507719531-0.756116550648585 3.18528630700348-0.965937718690839 3.11870608916615-1.17298325318552 3.04176706602448-1.37725315419084 2.95446923757663-1.57874742166314 1.4093556959524-0.844246572436532 1.38107774198943-0.888966305210488 1.35173621820286-0.932976965210401 1.32133112458359-0.976278552479926 640-489 1.96527357446575-1.58004477187933 1.88139838808274-1.67210863502987 1.79448947732817-1.76072037055565 1.70454684220204-1.84587997851486 1.61157048270979-1.9275874588493 1.51556039884781-2.00584281164629 1.41651659061972-2.08064603681851 1.31443905802189-2.15199713438051 1.57874742167223-2.9544692375639 1.37725315419084-3.04176706602448 1.1729832531928-3.11870608916797 0.965937718679925-3.18528630700894 0.756116550650404-3.24150771953282 0.543519749104235-3.28737032675417 0.328147314041416-3.32287412867299 0.10999924546195-3.34801912527473-0.0377102808961354-1.96088860664167-0.112909731236869-1.95582302502589-0.187777514394838-1.94861565480824-0.262313630364588-1.93926649597415-0.336518079160669-1.92777554852364-0.410390860770349-1.9141428124567-0.483931975200903-1.89836828777334-0.557141422446875-1.88045197447354-251-791-0.905259643261161-2.60611517701182-1.04404965229332-2.55150692768802-1.18039773264718-2.49136277391517-1.31430388432091-2.42568271570781-1.76927170360614-2.84446999210923-1.9456209744767-2.7136197519867-2.11438707355956-2.57518634006556-2.27557000084926-2.4291697563458-2.42916975635308-2.27557000087108-2.57518634006192-2.1143870735541-2.71361975198488-1.9456209744676-2.84446999211468-1.76927170361159-2.95446923757663-1.57874742166314-3.04176706602448-1.37725315419084-3.11870608916615-1.17298325318552-3.18528630700348-0.965937718690839-3.241507719531-0.756116550648585-3.28737032675417-0.543519749102416-3.32287412866935-0.32814731405233-3.34801912527473-0.109999245454674h-779l-3.34801912527655 0.109999245454674-3.32287412866754 0.32814731405233-3.28737032675235 0.543519749102416-3.24150771953191 0.756116550648585-3.18528630700257 0.965937718690839-3.11870608916797 1.17298325318552-3.04176706602448 1.37725315419084-2.95446923757663 1.57874742166314-2.84446999211377 1.76927170361159-2.71361975198397 1.9456209744676-2.57518634006374 2.1143870735541-2.42916975635217 2.27557000087108-2.27557000085199 2.4291697563458-2.11438707355865 2.57518634006556-1.9456209744767 2.7136197519867-1.76927170360523 2.84446999210923-1.32093733118381 2.43876250322501-1.18558137912351 2.50509344250895-1.04774761353838 2.56579837488243-0.907436034429338 2.62087730034546-250 791-0.553035198606267 1.87399982452916-0.480357273780101 1.89171696751146-0.407352605292545 1.90731607082125-0.334021193146327 1.92079713451676-0.260363037337811 1.93216015852522-0.186378137868815 1.94140514289029-0.112066494737519 1.94853208761197-0.0374281079493812 1.95354099263204 0.10999924546195 3.34801912527473 0.328147314041416 3.32287412867299 0.543519749104235 3.28737032675417 0.756116550650404 3.24150771953282 0.965937718679925 3.18528630700894 1.17298325319371 3.11870608916797 1.37725315419175 3.04176706602448 1.57874742167041 2.9544692375639 1.31443905802098 2.15199713438051 1.41651659061881 2.08064603681851 1.51556039884963 2.00584281164629 1.61157048270979 1.9275874588493 1.70454684220204 1.84587997851486 1.79448947732635 1.76072037055565 1.88139838808274 1.67210863502987 1.96527357446848 1.58004477187933 639.999999999999 489 1.32133112458359 0.976278552479926 1.35173621820286 0.932976965210401 1.38107774198943 0.888966305210488zM7885.42229659275-128653.780528523l227.945471389838-721.219471477452h704.309473636004l228.865684987282 721.246043127248-580.542926605869 443.571079859801z"/>
        </dr3d:scene>
        <draw:g>
          <draw:g>
            <draw:connector draw:style-name="gr10" draw:text-style-name="P8" draw:layer="layout" svg:x1="36.692cm" svg:y1="150.066cm" svg:x2="33.197cm" svg:y2="151.271cm" draw:end-shape="id47" draw:end-glue-point="1" svg:d="M36692 150066h-1490v1205h-2005" svg:viewBox="0 0 3496 1206">
              <text:p/>
            </draw:connector>
            <draw:custom-shape draw:style-name="gr224" draw:text-style-name="P9" xml:id="id47" draw:id="id47" draw:layer="layout" svg:width="2.048cm" svg:height="0.635cm" svg:x="31.149cm" svg:y="150.954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xml:id="id51" draw:id="id51" draw:layer="layout" svg:width="2.216cm" svg:height="0.635cm" svg:x="30.98cm" svg:y="146.219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1" draw:layer="layout" svg:width="0.531cm" svg:height="0.431cm" svg:x="31.38cm" svg:y="149.011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31.813cm" svg:y="149.011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30.948cm" svg:y="149.011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31.813cm" svg:y="149.44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31.381cm" svg:y="149.443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30.949cm" svg:y="149.443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2" draw:layer="layout" svg:x1="32.464cm" svg:y1="149.453cm" svg:x2="34.369cm" svg:y2="149.453cm">
              <text:p/>
            </draw:line>
            <draw:g>
              <draw:path draw:style-name="gr16" draw:text-style-name="P13" draw:layer="layout" svg:width="0.069cm" svg:height="0.069cm" svg:x="29.272cm" svg:y="149.062cm" svg:viewBox="0 0 70 70" svg:d="M35 0c-9 0-18 4-24 11-7 6-11 15-11 24 0 10 4 18 10 25 7 7 15 10 25 10 9 0 18-4 25-10 6-7 10-15 10-25 0-9-4-18-11-24-6-7-15-11-24-11z">
                <text:p/>
              </draw:path>
              <draw:path draw:style-name="gr16" draw:text-style-name="P13" draw:layer="layout" svg:width="0.069cm" svg:height="0.068cm" svg:x="29.272cm" svg:y="149.341cm" svg:viewBox="0 0 70 69" svg:d="M35 0c-9 0-18 3-24 10-7 7-11 15-11 25 0 9 4 17 10 24 7 7 15 10 25 10 9 0 18-3 25-10 6-7 10-15 10-24 0-10-4-18-11-25-6-7-15-10-24-10z">
                <text:p/>
              </draw:path>
              <draw:path draw:style-name="gr16" draw:text-style-name="P13" draw:layer="layout" svg:width="0.138cm" svg:height="0.138cm" svg:x="28.995cm" svg:y="149.167cm" svg:viewBox="0 0 139 139" svg:d="M70 0c-20 0-36 7-50 20-13 14-20 30-20 49 0 20 7 36 20 50 14 13 30 20 50 20 19 0 35-7 49-20 13-14 20-30 20-50 0-19-7-35-20-49-14-13-30-20-49-20z">
                <text:p/>
              </draw:path>
              <draw:path draw:style-name="gr16" draw:text-style-name="P13" draw:layer="layout" svg:width="1.013cm" svg:height="1.288cm" svg:x="28.606cm" svg:y="148.863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4" draw:layer="layout" svg:width="0.254cm" svg:height="0.51cm" svg:x="30.243cm" svg:y="149.262cm" svg:viewBox="0 0 255 511" svg:d="M0 257c85-86 169-171 254-257 0 170 1 339 1 509-85-84-170-168-255-252zM1 511zM254 0z">
              <text:p/>
            </draw:path>
            <draw:path draw:style-name="gr17" draw:text-style-name="P14" draw:layer="layout" svg:width="0.254cm" svg:height="0.51cm" svg:x="27.615cm" svg:y="149.263cm" svg:viewBox="0 0 255 511" svg:d="M0 257c85-86 169-171 254-257 0 170 1 339 1 509-85-84-170-168-255-252zM1 511zM254 0z">
              <text:p/>
            </draw:path>
            <draw:line draw:style-name="gr21" draw:text-style-name="P8" draw:layer="layout" svg:x1="32.572cm" svg:y1="150.027cm" svg:x2="30.794cm" svg:y2="150.027cm">
              <text:p/>
            </draw:line>
            <draw:frame draw:style-name="gr22" draw:text-style-name="P18" draw:layer="layout" svg:width="1.226cm" svg:height="0.645cm" svg:x="31.219cm" svg:y="149.89cm">
              <draw:text-box>
                <text:p><text:span text:style-name="T4">time</text:span></text:p>
              </draw:text-box>
            </draw:frame>
            <draw:frame draw:style-name="gr23" draw:text-style-name="P19" draw:layer="layout" svg:width="3.175cm" svg:height="1.535cm" svg:x="30.051cm" svg:y="147.675cm">
              <draw:text-box>
                <text:p text:style-name="P12"><text:span text:style-name="T4">Contextualized <text:s/>Ext and Prop Data</text:span></text:p>
              </draw:text-box>
            </draw:frame>
            <draw:frame draw:style-name="gr225" draw:text-style-name="P17" draw:layer="layout" svg:width="3.556cm" svg:height="1.523cm" svg:x="27.365cm" svg:y="150.215cm">
              <draw:text-box>
                <text:p text:style-name="P12"><text:span text:style-name="T5">Anomaly </text:span></text:p>
                <text:p text:style-name="P12"><text:span text:style-name="T5">Detection</text:span></text:p>
                <text:p text:style-name="P12"><text:span text:style-name="T5">(Is it a new experience?)</text:span></text:p>
              </draw:text-box>
            </draw:frame>
            <draw:g>
              <draw:frame draw:style-name="gr36" draw:text-style-name="P8" xml:id="id50" draw:id="id50" draw:layer="layout" svg:width="1.642cm" svg:height="1.642cm" svg:x="22.563cm" svg:y="148.815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6" draw:text-style-name="P29" xml:id="id49" draw:id="id49" draw:layer="layout" svg:width="1.713cm" svg:height="0.668cm" svg:x="22.557cm" svg:y="150.51cm">
                <draw:text-box>
                  <text:p text:style-name="P12"><text:span text:style-name="T8">Models</text:span></text:p>
                </draw:text-box>
              </draw:frame>
              <draw:custom-shape draw:style-name="gr40" draw:text-style-name="P30" xml:id="id48" draw:id="id48" draw:layer="layout" svg:width="1.905cm" svg:height="1.905cm" svg:x="25.4cm" svg:y="148.561cm">
                <text:p text:style-name="P30"><text:span text:style-name="T9">Major</text:span></text:p>
                <text:p text:style-name="P30"><text:span text:style-name="T9">Anomaly</text:span></text:p>
                <text:p text:style-name="P30"><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26.353cm" svg:y1="150.466cm" svg:x2="23.413cm" svg:y2="151.178cm" draw:start-shape="id48" draw:start-glue-point="6" draw:end-shape="id49" draw:end-glue-point="2" svg:d="M26353 150466v1661h-2940v-949" svg:viewBox="0 0 2941 1662">
                <text:p/>
              </draw:connector>
              <draw:connector draw:style-name="gr41" draw:text-style-name="P8" draw:layer="layout" draw:line-skew="-0.895cm" svg:x1="26.353cm" svg:y1="148.561cm" svg:x2="23.384cm" svg:y2="148.815cm" draw:start-shape="id48" draw:start-glue-point="4" draw:end-shape="id50" draw:end-glue-point="0" svg:d="M26353 148561v-1397h-2969v1651" svg:viewBox="0 0 2970 1652">
                <text:p/>
              </draw:connector>
              <draw:frame draw:style-name="gr227" draw:text-style-name="P31" draw:layer="layout" svg:width="1.12cm" svg:height="0.662cm" svg:x="25.297cm" svg:y="150.927cm">
                <draw:text-box>
                  <text:p><text:span text:style-name="T10">Yes</text:span></text:p>
                </draw:text-box>
              </draw:frame>
              <draw:frame draw:style-name="gr43" draw:text-style-name="P31" draw:layer="layout" svg:width="0.972cm" svg:height="0.645cm" svg:x="25.517cm" svg:y="147.926cm">
                <draw:text-box>
                  <text:p><text:span text:style-name="T10">No</text:span></text:p>
                </draw:text-box>
              </draw:frame>
              <draw:frame draw:style-name="gr228" draw:text-style-name="P32" draw:layer="layout" svg:width="5.976cm" svg:height="1.433cm" svg:x="21.93cm" svg:y="145.78cm">
                <draw:text-box>
                  <text:p text:style-name="P12"><text:span text:style-name="T11">use existing models</text:span></text:p>
                  <text:p text:style-name="P12"><text:span text:style-name="T11">(Together with estate estimation </text:span></text:p>
                  <text:p text:style-name="P12"><text:span text:style-name="T11">and disturbance Rejection)</text:span></text:p>
                </draw:text-box>
              </draw:frame>
              <draw:frame draw:style-name="gr229" draw:text-style-name="P32" draw:layer="layout" svg:width="5.057cm" svg:height="1.039cm" svg:x="22.526cm" svg:y="152.197cm">
                <draw:text-box>
                  <text:p text:style-name="P12"><text:span text:style-name="T11">Choose the right model</text:span></text:p>
                  <text:p text:style-name="P12"><text:span text:style-name="T11">(choose another trajectory)</text:span></text:p>
                </draw:text-box>
              </draw:frame>
            </draw:g>
            <draw:frame draw:style-name="gr36" draw:text-style-name="P8" draw:layer="layout" svg:width="5.532cm" svg:height="3.912cm" svg:x="33.987cm" svg:y="147.17cm">
              <draw:image xlink:href="Pictures/100002010000032000000236689138C3332E31BD.png" xlink:type="simple" xlink:show="embed" xlink:actuate="onLoad">
                <text:p/>
              </draw:image>
            </draw:frame>
            <draw:connector draw:style-name="gr12" draw:text-style-name="P8" draw:layer="layout" draw:line-skew="0.528cm" svg:x1="36.042cm" svg:y1="149.333cm" svg:x2="33.196cm" svg:y2="146.536cm" draw:end-shape="id51" draw:end-glue-point="1" svg:d="M36042 149333h-638v-2797h-2208" svg:viewBox="0 0 2847 2798">
              <text:p/>
            </draw:connector>
          </draw:g>
          <draw:g>
            <draw:custom-shape draw:style-name="gr26" draw:text-style-name="P21" draw:layer="layout" svg:width="0.889cm" svg:height="0.254cm" svg:x="37.874cm" svg:y="151.86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2" draw:layer="layout" svg:width="0.889cm" svg:height="0.254cm" svg:x="37.874cm" svg:y="152.311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3" draw:layer="layout" svg:width="3.683cm" svg:height="0.569cm" svg:x="34.337cm" svg:y="151.703cm">
              <draw:text-box>
                <text:p><text:span text:style-name="T6">Exteroceptive sensors</text:span></text:p>
              </draw:text-box>
            </draw:frame>
            <draw:frame draw:style-name="gr28" draw:text-style-name="P24" draw:layer="layout" svg:width="3.683cm" svg:height="0.569cm" svg:x="34.345cm" svg:y="152.15cm">
              <draw:text-box>
                <text:p><text:span text:style-name="T7">Proprioceptive sensors</text:span></text:p>
              </draw:text-box>
            </draw:frame>
            <draw:custom-shape draw:style-name="gr29" draw:text-style-name="P25" draw:layer="layout" svg:width="0.889cm" svg:height="0.254cm" svg:x="37.874cm" svg:y="152.753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6" draw:layer="layout" svg:width="3.683cm" svg:height="0.569cm" svg:x="34.346cm" svg:y="152.592cm">
              <draw:text-box>
                <text:p><text:span text:style-name="T3">Actuators</text:span></text:p>
              </draw:text-box>
            </draw:frame>
          </draw:g>
        </draw:g>
        <draw:g>
          <draw:g>
            <draw:g>
              <draw:path draw:style-name="gr14" draw:text-style-name="P11" draw:layer="layout" svg:width="1.063cm" svg:height="0.863cm" svg:x="35.366cm" svg:y="128.80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6.231cm" svg:y="128.80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4.502cm" svg:y="128.80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36.231cm" svg:y="129.66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35.368cm" svg:y="129.66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1" draw:layer="layout" svg:width="1.063cm" svg:height="0.863cm" svg:x="34.504cm" svg:y="129.668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path draw:style-name="gr16" draw:text-style-name="P13" draw:layer="layout" svg:width="0.138cm" svg:height="0.138cm" svg:x="31.884cm" svg:y="128.908cm" svg:viewBox="0 0 139 139" svg:d="M69 0c-18 0-35 7-48 21-14 14-21 30-21 49s7 36 20 49c14 14 30 20 49 20s36-6 49-20c14-13 21-30 21-49s-7-35-21-49c-13-13-30-21-49-21z">
            <text:p/>
          </draw:path>
          <draw:path draw:style-name="gr16" draw:text-style-name="P13" draw:layer="layout" svg:width="0.138cm" svg:height="0.138cm" svg:x="31.884cm" svg:y="129.465cm" svg:viewBox="0 0 139 139" svg:d="M69 0c-18 0-35 7-48 21-14 14-21 30-21 49s7 35 20 49c14 14 30 20 49 20s36-7 49-20c14-14 21-30 21-49s-7-35-21-49c-13-14-30-21-49-21z">
            <text:p/>
          </draw:path>
          <draw:path draw:style-name="gr16" draw:text-style-name="P13" draw:layer="layout" svg:width="0.278cm" svg:height="0.278cm" svg:x="31.328cm" svg:y="129.117cm" svg:viewBox="0 0 279 279" svg:d="M140 0c-39 0-71 14-99 41-27 27-41 60-41 99 0 38 14 71 41 98s60 41 99 41c38 0 71-14 98-41s41-60 41-98c0-39-14-72-41-99s-60-41-98-41z">
            <text:p/>
          </draw:path>
          <draw:path draw:style-name="gr16" draw:text-style-name="P13" draw:layer="layout" svg:width="2.028cm" svg:height="2.579cm" svg:x="30.55cm" svg:y="128.509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path draw:style-name="gr17" draw:text-style-name="P14" draw:layer="layout" svg:width="0.509cm" svg:height="1.021cm" svg:x="33.192cm" svg:y="129.306cm" svg:viewBox="0 0 510 1022" svg:d="M0 514c169-171 339-343 508-514 0 339 1 678 2 1018-170-168-340-336-510-504zM1 1022zM508 0z">
            <text:p/>
          </draw:path>
          <draw:frame draw:style-name="gr37" draw:text-style-name="P29" draw:layer="layout" svg:width="2.42cm" svg:height="1.039cm" svg:x="34.72cm" svg:y="131.006cm">
            <draw:text-box>
              <text:p text:style-name="P12"><text:span text:style-name="T8">Contextual </text:span></text:p>
              <text:p text:style-name="P12"><text:span text:style-name="T8">data</text:span></text:p>
            </draw:text-box>
          </draw:frame>
          <draw:frame draw:style-name="gr38" draw:text-style-name="P29" draw:layer="layout" svg:width="2.068cm" svg:height="1.039cm" svg:x="30.524cm" svg:y="131.006cm">
            <draw:text-box>
              <text:p text:style-name="P12"><text:span text:style-name="T8">Anomaly</text:span></text:p>
              <text:p text:style-name="P12"><text:span text:style-name="T8">detection</text:span></text:p>
            </draw:text-box>
          </draw:frame>
          <draw:path draw:style-name="gr17" draw:text-style-name="P14" draw:layer="layout" svg:width="0.509cm" svg:height="1.021cm" svg:x="29.103cm" svg:y="129.311cm" svg:viewBox="0 0 510 1022" svg:d="M0 514c169-171 339-343 508-514 0 339 1 678 2 1018-170-168-340-336-510-504zM1 1022zM508 0z">
            <text:p/>
          </draw:path>
          <draw:frame draw:style-name="gr44" draw:text-style-name="P32" draw:layer="layout" svg:width="3.88cm" svg:height="1.433cm" svg:x="24.587cm" svg:y="133.756cm">
            <draw:text-box>
              <text:p text:style-name="P12"><text:span text:style-name="T11">Create a new Model </text:span></text:p>
              <text:p text:style-name="P12"><text:span text:style-name="T11">(Always increase </text:span></text:p>
              <text:p text:style-name="P12"><text:span text:style-name="T11">power in uphills)</text:span></text:p>
            </draw:text-box>
          </draw:frame>
          <draw:path draw:style-name="gr17" draw:text-style-name="P14" draw:layer="layout" svg:width="0.509cm" svg:height="1.021cm" draw:transform="rotate (-3.14159265358979) translate (30.1747305717491cm 130.332325460249cm)" svg:viewBox="0 0 510 1022" svg:d="M0 514c169-171 339-343 508-514 0 339 1 678 2 1018-170-168-340-336-510-504zM1 1022zM508 0z">
            <text:p/>
          </draw:path>
          <draw:line draw:style-name="gr46" draw:text-style-name="P8" draw:layer="layout" svg:x1="36.792cm" svg:y1="132.106cm" svg:x2="35.014cm" svg:y2="132.106cm">
            <text:p/>
          </draw:line>
          <draw:frame draw:style-name="gr22" draw:text-style-name="P33" draw:layer="layout" svg:width="1.226cm" svg:height="0.645cm" svg:x="35.439cm" svg:y="131.969cm">
            <draw:text-box>
              <text:p><text:span text:style-name="T12">time</text:span></text:p>
            </draw:text-box>
          </draw:frame>
        </draw:g>
        <draw:g>
          <draw:g>
            <draw:line draw:style-name="gr197" draw:text-style-name="P8" draw:layer="layout" svg:x1="44.423cm" svg:y1="130.512cm" svg:x2="46.282cm" svg:y2="140.227cm">
              <text:p/>
            </draw:line>
            <draw:custom-shape draw:style-name="gr198" draw:text-style-name="P74" draw:layer="layout" svg:width="1.009cm" svg:height="0.434cm" draw:transform="rotate (0.165631746014262) translate (45.8cm 140.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4" draw:layer="layout" svg:width="0.69cm" svg:height="0.355cm" svg:x="44.028cm" svg:y="130.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92" draw:layer="layout" svg:width="9.624cm" svg:height="2.421cm" svg:x="45.705cm" svg:y="130.154cm" svg:viewBox="0 0 9625 2422" draw:points="9625,2422 0,0">
              <text:p/>
            </draw:polygon>
            <draw:g>
              <draw:polygon draw:style-name="gr200" draw:text-style-name="P73" draw:layer="layout" svg:width="2.522cm" svg:height="1.028cm" svg:x="53.188cm" svg:y="131.924cm" svg:viewBox="0 0 2523 1029" draw:points="0,589 883,0 2060,0 2523,683 1204,1029">
                <text:p/>
              </draw:polygon>
              <draw:g>
                <draw:custom-shape draw:style-name="gr118" draw:text-style-name="P12" draw:layer="layout" svg:width="0.171cm" svg:height="0.068cm" svg:x="53.888cm" svg:y="131.7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54.064cm" svg:y="131.7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54.059cm" svg:y="131.8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53.812cm" svg:y="131.8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17cm" svg:height="0.068cm" svg:x="55.104cm" svg:y="131.7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55.278cm" svg:y="131.7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55.273cm" svg:y="131.81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55.027cm" svg:y="131.8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3cm" svg:height="0.093cm" svg:x="55.775cm" svg:y="132.5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cm" svg:height="0.093cm" svg:x="56.011cm" svg:y="132.5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56.004cm" svg:y="132.5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55.672cm" svg:y="132.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15cm" svg:height="0.126cm" svg:x="54.065cm" svg:y="132.9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7cm" svg:height="0.126cm" svg:x="54.388cm" svg:y="132.9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2cm" svg:height="0.172cm" svg:x="54.379cm" svg:y="133.0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1cm" svg:height="0.172cm" svg:x="53.923cm" svg:y="133.0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29cm" svg:height="0.093cm" svg:x="52.672cm" svg:y="132.4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9cm" svg:height="0.093cm" svg:x="52.907cm" svg:y="132.4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52.9cm" svg:y="132.52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52.569cm" svg:y="132.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95" draw:layer="layout" svg:width="12.66cm" svg:height="7.874cm" svg:x="45.643cm" svg:y="130.287cm" svg:viewBox="0 0 12661 7875" draw:points="0,6358 9711,0 12661,655 3406,7875">
              <text:p/>
            </draw:polygon>
            <draw:polygon draw:style-name="gr201" draw:text-style-name="P95" draw:layer="layout" svg:width="3.385cm" svg:height="4.664cm" svg:x="45.654cm" svg:y="136.629cm" svg:viewBox="0 0 3386 4665" draw:points="0,0 249,2861 3328,4665 3386,1504">
              <text:p/>
            </draw:polygon>
            <draw:g>
              <draw:polygon draw:style-name="gr1" draw:text-style-name="P1" draw:layer="layout" svg:width="1.251cm" svg:height="1.591cm" svg:x="47.366cm" svg:y="130.338cm" svg:viewBox="0 0 1252 1592" draw:points="1227,447 1252,1592 0,0">
                <text:p/>
              </draw:polygon>
              <draw:polygon draw:style-name="gr1" draw:text-style-name="P1" draw:layer="layout" svg:width="1.341cm" svg:height="1.493cm" svg:x="48.593cm" svg:y="130.436cm" svg:viewBox="0 0 1342 1494" draw:points="0,349 26,1494 1342,0">
                <text:p/>
              </draw:polygon>
              <draw:polygon draw:style-name="gr127" draw:text-style-name="P73" draw:layer="layout" svg:width="2.569cm" svg:height="1.047cm" svg:x="47.366cm" svg:y="129.738cm" svg:viewBox="0 0 2570 1048" draw:points="0,600 900,0 2099,0 2570,696 1227,1048">
                <text:p/>
              </draw:polygon>
              <draw:g>
                <draw:custom-shape draw:style-name="gr118" draw:text-style-name="P12" draw:layer="layout" svg:width="0.173cm" svg:height="0.069cm" svg:x="48.079cm" svg:y="129.5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4cm" svg:height="0.069cm" svg:x="48.257cm" svg:y="129.5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8cm" svg:height="0.095cm" svg:x="48.252cm" svg:y="129.6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8cm" svg:height="0.095cm" svg:x="48.001cm" svg:y="129.6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173cm" svg:height="0.069cm" svg:x="49.317cm" svg:y="129.5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4cm" svg:height="0.069cm" svg:x="49.495cm" svg:y="129.5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8cm" svg:height="0.095cm" svg:x="49.489cm" svg:y="129.6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7cm" svg:height="0.095cm" svg:x="49.239cm" svg:y="129.6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34cm" svg:height="0.094cm" svg:x="50.001cm" svg:y="130.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4cm" svg:x="50.241cm" svg:y="130.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cm" svg:height="0.128cm" svg:x="50.234cm" svg:y="130.4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9cm" svg:height="0.128cm" svg:x="49.896cm" svg:y="130.4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21cm" svg:height="0.129cm" svg:x="48.259cm" svg:y="13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2cm" svg:height="0.129cm" svg:x="48.588cm" svg:y="13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cm" svg:height="0.176cm" svg:x="48.578cm" svg:y="130.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cm" svg:height="0.176cm" svg:x="48.114cm" svg:y="130.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0" draw:text-style-name="P91" draw:layer="layout" svg:width="0.33cm" svg:height="0.155cm" svg:x="47.204cm" svg:y="130.26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91" draw:layer="layout" svg:width="0.146cm" svg:height="0.069cm" svg:x="48.192cm" svg:y="129.704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91" draw:layer="layout" svg:width="0.119cm" svg:height="0.056cm" svg:x="49.404cm" svg:y="129.704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91" draw:layer="layout" svg:width="0.31cm" svg:height="0.244cm" draw:transform="skewX (0.00401425727958698) rotate (0.785398163397448) translate (48.422cm 131.951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91" draw:layer="layout" svg:width="0.32cm" svg:height="0.149cm" svg:x="49.772cm" svg:y="130.36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91" draw:layer="layout" svg:width="0.319cm" svg:height="0.149cm" svg:x="48.435cm" svg:y="130.709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0" draw:text-style-name="P91" draw:layer="layout" svg:width="0.544cm" svg:height="0.278cm" svg:x="48.348cm" svg:y="131.79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2" draw:layer="layout" svg:width="0.233cm" svg:height="0.094cm" svg:x="47.237cm" svg:y="130.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4cm" svg:x="47.477cm" svg:y="130.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9cm" svg:height="0.127cm" svg:x="47.469cm" svg:y="130.1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9cm" svg:height="0.127cm" svg:x="47.132cm" svg:y="130.1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78" draw:layer="layout" svg:width="0.29cm" svg:height="0.29cm" svg:x="48.48cm" svg:y="13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9" draw:text-style-name="P92" draw:layer="layout" svg:width="9.474cm" svg:height="4.618cm" svg:x="43.509cm" svg:y="129.753cm" svg:viewBox="0 0 9475 4619" draw:points="0,0 9398,2164 9475,4619 88,1756">
              <text:p/>
            </draw:polygon>
            <draw:polygon draw:style-name="gr196" draw:text-style-name="P94" draw:layer="layout" svg:width="2.456cm" svg:height="4.104cm" svg:x="52.921cm" svg:y="130.269cm" svg:viewBox="0 0 2457 4105" draw:points="2457,0 0,1587 64,4105 2415,2306">
              <text:p/>
            </draw:polygon>
            <draw:polygon draw:style-name="gr189" draw:text-style-name="P92" draw:layer="layout" svg:width="7.07cm" svg:height="5.126cm" svg:x="45.926cm" svg:y="134.363cm" svg:viewBox="0 0 7071 5127" draw:points="0,5127 7071,0">
              <text:p/>
            </draw:polygon>
            <draw:polygon draw:style-name="gr189" draw:text-style-name="P92" draw:layer="layout" svg:width="0.674cm" svg:height="0.166cm" svg:x="55.33cm" svg:y="132.558cm" svg:viewBox="0 0 675 167" draw:points="675,167 0,0">
              <text:p/>
            </draw:polygon>
            <draw:polygon draw:style-name="gr196" draw:text-style-name="P94" draw:layer="layout" svg:width="2.269cm" svg:height="3.009cm" svg:x="43.496cm" svg:y="128.464cm" svg:viewBox="0 0 2270 3010" draw:points="2270,0 0,1276 100,3010 2223,1689">
              <text:p/>
            </draw:polygon>
            <draw:polygon draw:style-name="gr136" draw:text-style-name="P75" draw:layer="layout" svg:width="0.631cm" svg:height="0.264cm" svg:x="45.989cm" svg:y="140.201cm" svg:viewBox="0 0 632 265" draw:points="0,59 632,0 338,265">
              <text:p/>
            </draw:polygon>
            <draw:frame draw:style-name="gr137" draw:text-style-name="P76" draw:layer="layout" svg:width="1.128cm" svg:height="1.114cm" svg:x="42.995cm" svg:y="129.77cm">
              <draw:text-box>
                <text:p><text:span text:style-name="T23">P</text:span><text:span text:style-name="T24">1</text:span></text:p>
              </draw:text-box>
            </draw:frame>
            <draw:frame draw:style-name="gr137" draw:text-style-name="P76" draw:layer="layout" svg:width="1.128cm" svg:height="1.114cm" svg:x="44.444cm" svg:y="140.062cm">
              <draw:text-box>
                <text:p><text:span text:style-name="T23">P</text:span><text:span text:style-name="T24">2</text:span></text:p>
              </draw:text-box>
            </draw:frame>
            <draw:g>
              <draw:custom-shape draw:style-name="gr210" draw:text-style-name="P77" draw:layer="layout" svg:width="0.823cm" svg:height="3.674cm" svg:x="51.686cm" svg:y="133.39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95" draw:layer="layout" svg:width="9.305cm" svg:height="10.371cm" svg:x="49.005cm" svg:y="130.946cm" svg:viewBox="0 0 9306 10372" draw:points="51,7220 9306,0 9284,2368 0,10372">
              <text:p/>
            </draw:polygon>
            <draw:custom-shape draw:style-name="gr211" draw:text-style-name="P77" draw:layer="layout" svg:width="0.908cm" svg:height="1.756cm" draw:transform="rotate (-1.77849050778222) translate (50.848cm 135.484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9" draw:text-style-name="P98" draw:layer="layout" svg:width="5.506cm" svg:height="2.384cm" svg:x="39.543cm" svg:y="134.488cm">
              <draw:text-box>
                <text:p><text:span text:style-name="T30">Reference task</text:span><text:span text:style-name="T31">:</text:span></text:p>
                <text:p><text:span text:style-name="T31">Straight line </text:span></text:p>
                <text:p><text:span text:style-name="T31">trajectory tracking</text:span></text:p>
              </draw:text-box>
            </draw:frame>
            <draw:custom-shape draw:style-name="gr232" draw:text-style-name="P104" draw:layer="layout" svg:width="0.606cm" svg:height="0.587cm" svg:x="51.048cm" svg:y="133.156cm">
              <text:p text:style-name="P103"><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50.358cm" svg:y="134.993cm">
              <text:p text:style-name="P103"><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5" draw:text-style-name="P93" draw:layer="layout" svg:width="11.842cm" svg:height="3.416cm" svg:x="43.518cm" svg:y="128.445cm" svg:viewBox="0 0 11843 3417" draw:points="2255,0 11843,1819 9398,3417 0,1284">
              <text:p/>
            </draw:polygon>
            <draw:custom-shape draw:style-name="gr232" draw:text-style-name="P104" draw:layer="layout" svg:width="0.606cm" svg:height="0.587cm" svg:x="53.855cm" svg:y="130.672cm">
              <text:p text:style-name="P103"><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200" draw:text-style-name="P73" draw:layer="layout" svg:width="2.522cm" svg:height="1.028cm" svg:x="59.533cm" svg:y="136.284cm" svg:viewBox="0 0 2523 1029" draw:points="0,589 883,0 2060,0 2523,683 1204,1029">
            <text:p/>
          </draw:polygon>
          <draw:g>
            <draw:custom-shape draw:style-name="gr118" draw:text-style-name="P12" draw:layer="layout" svg:width="0.171cm" svg:height="0.068cm" svg:x="60.233cm" svg:y="136.1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60.409cm" svg:y="136.1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60.404cm" svg:y="136.1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60.157cm" svg:y="136.1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17cm" svg:height="0.068cm" svg:x="61.449cm" svg:y="136.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171cm" svg:height="0.068cm" svg:x="61.623cm" svg:y="136.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4cm" svg:height="0.093cm" svg:x="61.618cm" svg:y="136.1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3cm" svg:height="0.093cm" svg:x="61.372cm" svg:y="136.1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3cm" svg:height="0.093cm" svg:x="62.12cm" svg:y="136.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3cm" svg:height="0.093cm" svg:x="62.356cm" svg:y="136.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62.349cm" svg:y="136.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4cm" svg:height="0.125cm" svg:x="62.017cm" svg:y="13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15cm" svg:height="0.126cm" svg:x="60.41cm" svg:y="137.3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7cm" svg:height="0.126cm" svg:x="60.733cm" svg:y="137.3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2cm" svg:height="0.172cm" svg:x="60.724cm" svg:y="137.3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31cm" svg:height="0.172cm" svg:x="60.268cm" svg:y="137.3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29cm" svg:height="0.093cm" svg:x="59.017cm" svg:y="136.8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29cm" svg:height="0.093cm" svg:x="59.252cm" svg:y="136.8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59.245cm" svg:y="136.88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13cm" svg:height="0.125cm" svg:x="58.914cm" svg:y="136.8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7" draw:text-style-name="P8" draw:layer="layout" svg:x1="46.175cm" svg:y1="147.219cm" svg:x2="48.396cm" svg:y2="157.401cm">
              <text:p/>
            </draw:line>
            <draw:polygon draw:style-name="gr189" draw:text-style-name="P92" draw:layer="layout" svg:width="9.645cm" svg:height="2.497cm" svg:x="47.436cm" svg:y="146.785cm" svg:viewBox="0 0 9646 2498" draw:points="9646,2498 0,0">
              <text:p/>
            </draw:polygon>
            <draw:polygon draw:style-name="gr195" draw:text-style-name="P93" draw:layer="layout" svg:width="11.869cm" svg:height="3.383cm" svg:x="45.257cm" svg:y="145.208cm" svg:viewBox="0 0 11870 3384" draw:points="2164,0 11870,1755 9398,3384 0,1251">
              <text:p/>
            </draw:polygon>
            <draw:polygon draw:style-name="gr201" draw:text-style-name="P95" draw:layer="layout" svg:width="3.385cm" svg:height="4.587cm" svg:x="47.406cm" svg:y="153.336cm" svg:viewBox="0 0 3386 4588" draw:points="0,0 346,2933 3179,4588 3386,1504">
              <text:p/>
            </draw:polygon>
            <draw:polygon draw:style-name="gr196" draw:text-style-name="P94" draw:layer="layout" svg:width="2.456cm" svg:height="4.104cm" svg:x="54.673cm" svg:y="146.976cm" svg:viewBox="0 0 2457 4105" draw:points="2457,0 0,1587 64,4105 2415,2306">
              <text:p/>
            </draw:polygon>
            <draw:polygon draw:style-name="gr189" draw:text-style-name="P92" draw:layer="layout" svg:width="7.004cm" svg:height="5.199cm" svg:x="47.744cm" svg:y="151.07cm" svg:viewBox="0 0 7005 5200" draw:points="0,5200 7005,0">
              <text:p/>
            </draw:polygon>
            <draw:polygon draw:style-name="gr189" draw:text-style-name="P92" draw:layer="layout" svg:width="0.674cm" svg:height="0.166cm" svg:x="57.082cm" svg:y="149.265cm" svg:viewBox="0 0 675 167" draw:points="675,167 0,0">
              <text:p/>
            </draw:polygon>
            <draw:polygon draw:style-name="gr196" draw:text-style-name="P94" draw:layer="layout" svg:width="2.187cm" svg:height="2.897cm" svg:x="45.248cm" svg:y="145.195cm" svg:viewBox="0 0 2188 2898" draw:points="2172,0 0,1252 200,2898 2188,1590">
              <text:p/>
            </draw:polygon>
            <draw:frame draw:style-name="gr137" draw:text-style-name="P76" draw:layer="layout" svg:width="1.128cm" svg:height="1.114cm" svg:x="44.747cm" svg:y="146.477cm">
              <draw:text-box>
                <text:p><text:span text:style-name="T23">P</text:span><text:span text:style-name="T24">1</text:span></text:p>
              </draw:text-box>
            </draw:frame>
            <draw:frame draw:style-name="gr137" draw:text-style-name="P76" draw:layer="layout" svg:width="1.128cm" svg:height="1.114cm" svg:x="47.191cm" svg:y="157.139cm">
              <draw:text-box>
                <text:p><text:span text:style-name="T23">P</text:span><text:span text:style-name="T24">2</text:span></text:p>
              </draw:text-box>
            </draw:frame>
            <draw:custom-shape draw:style-name="gr212" draw:text-style-name="P77" draw:layer="layout" svg:width="0.908cm" svg:height="2.152cm" draw:transform="rotate (-1.77849050778222) translate (52.542cm 152.46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skewX (-3.0766220444189E-017) rotate (-1.38177716880391) translate (57.0016415447467cm 144.924858270645cm)" svg:viewBox="0 0 10843 11167" draw:points="0,11167 5510,0 7049,2931 7449,2351 8042,3474 7584,4172 8577,6180 5426,5626 5985,7152 9316,7669 10843,10655">
              <text:p/>
            </draw:polyline>
            <draw:custom-shape draw:style-name="gr199" draw:text-style-name="P74" draw:layer="layout" svg:width="0.69cm" svg:height="0.355cm" svg:x="45.78cm" svg:y="146.8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92" draw:layer="layout" svg:width="9.474cm" svg:height="4.618cm" svg:x="45.26cm" svg:y="146.46cm" svg:viewBox="0 0 9475 4619" draw:points="0,0 9410,2129 9475,4619 187,1633">
              <text:p/>
            </draw:polygon>
            <draw:g>
              <draw:custom-shape draw:style-name="gr210" draw:text-style-name="P77" draw:layer="layout" svg:width="0.823cm" svg:height="3.674cm" svg:x="54.497cm" svg:y="149.54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4" draw:layer="layout" svg:width="1.009cm" svg:height="0.34cm" draw:transform="rotate (0.165631746014262) translate (47.963cm 157.4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9" draw:layer="layout" svg:width="0.91cm" svg:height="2.076cm" svg:x="56.791cm" svg:y="148.211cm" svg:viewBox="0 0 911 2077" draw:points="0,0 911,742 28,2077">
                  <text:p/>
                </draw:polygon>
                <draw:polygon draw:style-name="gr215" draw:text-style-name="P99" draw:layer="layout" svg:width="0.811cm" svg:height="2.047cm" svg:x="56.007cm" svg:y="148.211cm" svg:viewBox="0 0 812 2048" draw:points="784,0 812,2048 0,678">
                  <text:p/>
                </draw:polygon>
                <draw:g>
                  <draw:custom-shape draw:style-name="gr118" draw:text-style-name="P12" draw:layer="layout" svg:width="0.261cm" svg:height="0.104cm" svg:x="56.552cm" svg:y="147.8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65cm" svg:height="0.104cm" svg:x="56.818cm" svg:y="147.8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56.813cm" svg:y="147.8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56.439cm" svg:y="147.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100" draw:layer="layout" svg:width="1.701cm" svg:height="1.388cm" svg:x="56.007cm" svg:y="148.887cm" svg:viewBox="0 0 1702 1389" draw:points="0,0 824,1389 1702,63">
                  <text:p/>
                </draw:polygon>
                <draw:g>
                  <draw:g>
                    <draw:custom-shape draw:style-name="gr118" draw:text-style-name="P12" draw:layer="layout" svg:width="0.33cm" svg:height="0.131cm" svg:x="56.456cm" svg:y="150.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9cm" svg:height="0.131cm" svg:x="56.796cm" svg:y="150.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56.785cm" svg:y="150.6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56.308cm" svg:y="150.6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56.8382607090103cm 150.235700886263cm)" svg:viewBox="0 0 351 200" svg:d="M0 0c83 38 351 200 351 200">
                    <text:p/>
                  </draw:path>
                  <draw:custom-shape draw:style-name="gr218" draw:text-style-name="P101" draw:layer="layout" svg:width="0.062cm" svg:height="0.054cm" svg:x="56.807cm" svg:y="150.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4cm" svg:height="0.052cm" svg:x="56.751cm" svg:y="15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101" draw:layer="layout" svg:width="0.049cm" svg:height="0.044cm" svg:x="56.77cm" svg:y="14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46cm" svg:height="0.039cm" svg:x="56.782cm" svg:y="147.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102" draw:layer="layout" svg:width="1.692cm" svg:height="0.741cm" svg:x="56.01cm" svg:y="148.211cm" svg:viewBox="0 0 1693 742" draw:points="782,0 1693,742 0,674">
                  <text:p/>
                </draw:polygon>
                <draw:g>
                  <draw:g>
                    <draw:custom-shape draw:style-name="gr118" draw:text-style-name="P12" draw:layer="layout" svg:width="0.33cm" svg:height="0.132cm" svg:x="57.714cm" svg:y="148.3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58.053cm" svg:y="148.3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58.044cm" svg:y="148.4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57.566cm" svg:y="148.4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58.102041098495cm 148.852429754272cm)" svg:viewBox="0 0 428 263" svg:d="M420 0c78-11-420 263-420 263">
                    <text:p/>
                  </draw:path>
                  <draw:custom-shape draw:style-name="gr218" draw:text-style-name="P101" draw:layer="layout" svg:width="0.062cm" svg:height="0.053cm" svg:x="57.655cm" svg:y="148.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3cm" svg:height="0.054cm" svg:x="58.004cm" svg:y="14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56.0197612013786cm 148.887969473166cm)" svg:viewBox="0 0 387 275" svg:d="M0 0c91 65 311 220 387 275">
                    <text:p/>
                  </draw:path>
                  <draw:custom-shape draw:style-name="gr218" draw:text-style-name="P101" draw:layer="layout" svg:width="0.062cm" svg:height="0.054cm" svg:x="55.546cm" svg:y="14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95cm" svg:height="0.118cm" svg:x="55.293cm" svg:y="148.4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55.594cm" svg:y="148.4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55.586cm" svg:y="148.55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55.162cm" svg:y="148.5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101" draw:layer="layout" svg:width="0.062cm" svg:height="0.054cm" svg:x="55.986cm" svg:y="148.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56.856378553236cm 148.184436486653cm)" svg:viewBox="0 0 68 213" svg:d="M68 0c-23 69-68 213-68 213">
                  <text:p/>
                </draw:path>
              </draw:g>
            </draw:g>
            <draw:polygon draw:style-name="gr221" draw:text-style-name="P94" draw:layer="layout" svg:width="1.65cm" svg:height="2.183cm" svg:x="47.526cm" svg:y="146.234cm" svg:viewBox="0 0 1651 2184" draw:points="1639,0 0,944 151,2184 1651,1198">
              <text:p/>
            </draw:polygon>
            <draw:polygon draw:style-name="gr221" draw:text-style-name="P94" draw:layer="layout" svg:width="1.241cm" svg:height="2.891cm" svg:x="50.62cm" svg:y="146.342cm" svg:viewBox="0 0 1242 2892" draw:points="1186,0 0,922 222,2892 1242,2068">
              <text:p/>
            </draw:polygon>
            <draw:polygon draw:style-name="gr136" draw:text-style-name="P75" draw:layer="layout" svg:width="0.408cm" svg:height="0.392cm" svg:x="48.171cm" svg:y="157.256cm" svg:viewBox="0 0 409 393" draw:points="0,77 409,0 273,393">
              <text:p/>
            </draw:polygon>
            <draw:polygon draw:style-name="gr201" draw:text-style-name="P95" draw:layer="layout" svg:width="12.66cm" svg:height="7.874cm" svg:x="47.391cm" svg:y="146.953cm" svg:viewBox="0 0 12661 7875" draw:points="0,6358 9711,0 12661,655 3406,7875">
              <text:p/>
            </draw:polygon>
            <draw:polygon draw:style-name="gr201" draw:text-style-name="P95" draw:layer="layout" svg:width="9.452cm" svg:height="10.322cm" svg:x="50.603cm" svg:y="147.622cm" svg:viewBox="0 0 9453 10323" draw:points="192,7210 9453,0 9386,2421 0,10323">
              <text:p/>
            </draw:polygon>
            <draw:frame draw:style-name="gr209" draw:text-style-name="P98" draw:layer="layout" svg:width="5.506cm" svg:height="2.384cm" svg:x="42.073cm" svg:y="150.98cm">
              <draw:text-box>
                <text:p><text:span text:style-name="T30">Reference task</text:span><text:span text:style-name="T31">:</text:span></text:p>
                <text:p><text:span text:style-name="T31">Straight line </text:span></text:p>
                <text:p><text:span text:style-name="T31">trajectory tracking</text:span></text:p>
              </draw:text-box>
            </draw:frame>
          </draw:g>
        </draw:g>
        <draw:g>
          <draw:g>
            <draw:line draw:style-name="gr197" draw:text-style-name="P8" draw:layer="layout" svg:x1="11.753cm" svg:y1="165.717cm" svg:x2="13.974cm" svg:y2="175.899cm">
              <text:p/>
            </draw:line>
            <draw:polygon draw:style-name="gr189" draw:text-style-name="P92" draw:layer="layout" svg:width="9.645cm" svg:height="2.497cm" svg:x="13.014cm" svg:y="165.283cm" svg:viewBox="0 0 9646 2498" draw:points="9646,2498 0,0">
              <text:p/>
            </draw:polygon>
            <draw:polygon draw:style-name="gr195" draw:text-style-name="P93" draw:layer="layout" svg:width="11.869cm" svg:height="3.383cm" svg:x="10.835cm" svg:y="163.706cm" svg:viewBox="0 0 11870 3384" draw:points="2164,0 11870,1755 9398,3384 0,1251">
              <text:p/>
            </draw:polygon>
            <draw:polygon draw:style-name="gr201" draw:text-style-name="P95" draw:layer="layout" svg:width="3.385cm" svg:height="4.587cm" svg:x="12.984cm" svg:y="171.834cm" svg:viewBox="0 0 3386 4588" draw:points="0,0 346,2933 3179,4588 3386,1504">
              <text:p/>
            </draw:polygon>
            <draw:polygon draw:style-name="gr196" draw:text-style-name="P94" draw:layer="layout" svg:width="2.456cm" svg:height="4.104cm" svg:x="20.251cm" svg:y="165.474cm" svg:viewBox="0 0 2457 4105" draw:points="2457,0 0,1587 64,4105 2415,2306">
              <text:p/>
            </draw:polygon>
            <draw:polygon draw:style-name="gr189" draw:text-style-name="P92" draw:layer="layout" svg:width="7.004cm" svg:height="5.199cm" svg:x="13.322cm" svg:y="169.568cm" svg:viewBox="0 0 7005 5200" draw:points="0,5200 7005,0">
              <text:p/>
            </draw:polygon>
            <draw:polygon draw:style-name="gr189" draw:text-style-name="P92" draw:layer="layout" svg:width="0.674cm" svg:height="0.166cm" svg:x="22.66cm" svg:y="167.763cm" svg:viewBox="0 0 675 167" draw:points="675,167 0,0">
              <text:p/>
            </draw:polygon>
            <draw:polygon draw:style-name="gr196" draw:text-style-name="P94" draw:layer="layout" svg:width="2.187cm" svg:height="2.897cm" svg:x="10.826cm" svg:y="163.693cm" svg:viewBox="0 0 2188 2898" draw:points="2172,0 0,1252 200,2898 2188,1590">
              <text:p/>
            </draw:polygon>
            <draw:frame draw:style-name="gr137" draw:text-style-name="P76" draw:layer="layout" svg:width="1.128cm" svg:height="1.114cm" svg:x="10.325cm" svg:y="164.975cm">
              <draw:text-box>
                <text:p><text:span text:style-name="T23">P</text:span><text:span text:style-name="T24">1</text:span></text:p>
              </draw:text-box>
            </draw:frame>
            <draw:frame draw:style-name="gr137" draw:text-style-name="P76" draw:layer="layout" svg:width="1.128cm" svg:height="1.114cm" svg:x="12.769cm" svg:y="175.637cm">
              <draw:text-box>
                <text:p><text:span text:style-name="T23">P</text:span><text:span text:style-name="T24">2</text:span></text:p>
              </draw:text-box>
            </draw:frame>
            <draw:custom-shape draw:style-name="gr212" draw:text-style-name="P77" draw:layer="layout" svg:width="0.908cm" svg:height="2.152cm" draw:transform="rotate (-1.77849050778222) translate (18.12cm 170.966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2.5796415447467cm 163.422858270645cm)" svg:viewBox="0 0 10843 11167" draw:points="0,11167 5510,0 7049,2931 7449,2351 8042,3474 7584,4172 8577,6180 5426,5626 5985,7152 9316,7669 10843,10655">
              <text:p/>
            </draw:polyline>
            <draw:custom-shape draw:style-name="gr199" draw:text-style-name="P74" draw:layer="layout" svg:width="0.69cm" svg:height="0.355cm" svg:x="11.358cm" svg:y="16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92" draw:layer="layout" svg:width="9.474cm" svg:height="4.618cm" svg:x="10.838cm" svg:y="164.958cm" svg:viewBox="0 0 9475 4619" draw:points="0,0 9410,2129 9475,4619 187,1633">
              <text:p/>
            </draw:polygon>
            <draw:g>
              <draw:custom-shape draw:style-name="gr210" draw:text-style-name="P77" draw:layer="layout" svg:width="0.823cm" svg:height="3.674cm" svg:x="20.075cm" svg:y="168.0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4" draw:layer="layout" svg:width="1.009cm" svg:height="0.34cm" draw:transform="rotate (0.165631746014262) translate (13.541cm 175.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9" draw:layer="layout" svg:width="0.91cm" svg:height="2.076cm" svg:x="22.369cm" svg:y="166.709cm" svg:viewBox="0 0 911 2077" draw:points="0,0 911,742 28,2077">
                  <text:p/>
                </draw:polygon>
                <draw:polygon draw:style-name="gr215" draw:text-style-name="P99" draw:layer="layout" svg:width="0.811cm" svg:height="2.047cm" svg:x="21.585cm" svg:y="166.709cm" svg:viewBox="0 0 812 2048" draw:points="784,0 812,2048 0,678">
                  <text:p/>
                </draw:polygon>
                <draw:g>
                  <draw:custom-shape draw:style-name="gr118" draw:text-style-name="P12" draw:layer="layout" svg:width="0.261cm" svg:height="0.104cm" svg:x="22.13cm" svg:y="166.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65cm" svg:height="0.104cm" svg:x="22.396cm" svg:y="166.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22.391cm" svg:y="166.3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22.017cm" svg:y="166.3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100" draw:layer="layout" svg:width="1.701cm" svg:height="1.388cm" svg:x="21.585cm" svg:y="167.385cm" svg:viewBox="0 0 1702 1389" draw:points="0,0 824,1389 1702,63">
                  <text:p/>
                </draw:polygon>
                <draw:g>
                  <draw:g>
                    <draw:custom-shape draw:style-name="gr118" draw:text-style-name="P12" draw:layer="layout" svg:width="0.33cm" svg:height="0.131cm" svg:x="22.034cm" svg:y="169.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9cm" svg:height="0.131cm" svg:x="22.374cm" svg:y="169.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22.363cm" svg:y="169.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21.886cm" svg:y="169.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22.4162607090103cm 168.733700886263cm)" svg:viewBox="0 0 351 200" svg:d="M0 0c83 38 351 200 351 200">
                    <text:p/>
                  </draw:path>
                  <draw:custom-shape draw:style-name="gr218" draw:text-style-name="P101" draw:layer="layout" svg:width="0.062cm" svg:height="0.054cm" svg:x="22.385cm" svg:y="168.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4cm" svg:height="0.052cm" svg:x="22.329cm" svg:y="169.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101" draw:layer="layout" svg:width="0.049cm" svg:height="0.044cm" svg:x="22.348cm" svg:y="16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46cm" svg:height="0.039cm" svg:x="22.36cm" svg:y="16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102" draw:layer="layout" svg:width="1.692cm" svg:height="0.741cm" svg:x="21.588cm" svg:y="166.709cm" svg:viewBox="0 0 1693 742" draw:points="782,0 1693,742 0,674">
                  <text:p/>
                </draw:polygon>
                <draw:g>
                  <draw:g>
                    <draw:custom-shape draw:style-name="gr118" draw:text-style-name="P12" draw:layer="layout" svg:width="0.33cm" svg:height="0.132cm" svg:x="23.292cm" svg:y="166.8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23.631cm" svg:y="166.8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23.622cm" svg:y="166.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23.144cm" svg:y="166.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23.680041098495cm 167.350429754272cm)" svg:viewBox="0 0 428 263" svg:d="M420 0c78-11-420 263-420 263">
                    <text:p/>
                  </draw:path>
                  <draw:custom-shape draw:style-name="gr218" draw:text-style-name="P101" draw:layer="layout" svg:width="0.062cm" svg:height="0.053cm" svg:x="23.233cm" svg:y="167.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3cm" svg:height="0.054cm" svg:x="23.582cm" svg:y="167.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21.5977612013786cm 167.385969473166cm)" svg:viewBox="0 0 387 275" svg:d="M0 0c91 65 311 220 387 275">
                    <text:p/>
                  </draw:path>
                  <draw:custom-shape draw:style-name="gr218" draw:text-style-name="P101" draw:layer="layout" svg:width="0.062cm" svg:height="0.054cm" svg:x="21.124cm" svg:y="16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95cm" svg:height="0.118cm" svg:x="20.871cm" svg:y="166.9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21.172cm" svg:y="166.9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21.164cm" svg:y="167.0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20.74cm" svg:y="167.0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101" draw:layer="layout" svg:width="0.062cm" svg:height="0.054cm" svg:x="21.564cm" svg:y="167.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22.434378553236cm 166.682436486653cm)" svg:viewBox="0 0 68 213" svg:d="M68 0c-23 69-68 213-68 213">
                  <text:p/>
                </draw:path>
              </draw:g>
            </draw:g>
            <draw:polygon draw:style-name="gr136" draw:text-style-name="P75" draw:layer="layout" svg:width="0.408cm" svg:height="0.392cm" svg:x="13.749cm" svg:y="175.754cm" svg:viewBox="0 0 409 393" draw:points="0,77 409,0 273,393">
              <text:p/>
            </draw:polygon>
            <draw:polygon draw:style-name="gr201" draw:text-style-name="P95" draw:layer="layout" svg:width="12.66cm" svg:height="7.874cm" svg:x="12.969cm" svg:y="165.451cm" svg:viewBox="0 0 12661 7875" draw:points="0,6358 9711,0 12661,655 3406,7875">
              <text:p/>
            </draw:polygon>
            <draw:polygon draw:style-name="gr201" draw:text-style-name="P95" draw:layer="layout" svg:width="9.452cm" svg:height="10.322cm" svg:x="16.181cm" svg:y="166.12cm" svg:viewBox="0 0 9453 10323" draw:points="192,7210 9453,0 9386,2421 0,10323">
              <text:p/>
            </draw:polygon>
            <draw:frame draw:style-name="gr209" draw:text-style-name="P98" draw:layer="layout" svg:width="5.506cm" svg:height="2.384cm" svg:x="7.651cm" svg:y="169.478cm">
              <draw:text-box>
                <text:p><text:span text:style-name="T30">Reference task</text:span></text:p>
              </draw:text-box>
            </draw:frame>
            <draw:custom-shape draw:style-name="gr232" draw:text-style-name="P104" draw:layer="layout" svg:width="0.606cm" svg:height="0.587cm" svg:x="20.665cm" svg:y="167.983cm">
              <text:p text:style-name="P103"><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17.558cm" svg:y="170.43cm">
              <text:p text:style-name="P103"><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20.547cm" svg:y="165.959cm">
              <text:p text:style-name="P103"><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215" draw:text-style-name="P99" draw:layer="layout" svg:width="0.91cm" svg:height="2.076cm" svg:x="48.957cm" svg:y="165.179cm" svg:viewBox="0 0 911 2077" draw:points="0,0 911,742 28,2077">
              <text:p/>
            </draw:polygon>
            <draw:polygon draw:style-name="gr215" draw:text-style-name="P99" draw:layer="layout" svg:width="0.811cm" svg:height="2.047cm" svg:x="48.173cm" svg:y="165.179cm" svg:viewBox="0 0 812 2048" draw:points="784,0 812,2048 0,678">
              <text:p/>
            </draw:polygon>
            <draw:g>
              <draw:custom-shape draw:style-name="gr118" draw:text-style-name="P12" draw:layer="layout" svg:width="0.261cm" svg:height="0.104cm" svg:x="48.718cm" svg:y="1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65cm" svg:height="0.104cm" svg:x="48.984cm" svg:y="1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48.979cm" svg:y="164.86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48.605cm" svg:y="164.8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100" draw:layer="layout" svg:width="1.701cm" svg:height="1.388cm" svg:x="48.173cm" svg:y="165.855cm" svg:viewBox="0 0 1702 1389" draw:points="0,0 824,1389 1702,63">
              <text:p/>
            </draw:polygon>
            <draw:g>
              <draw:g>
                <draw:custom-shape draw:style-name="gr118" draw:text-style-name="P12" draw:layer="layout" svg:width="0.33cm" svg:height="0.131cm" svg:x="48.622cm" svg:y="167.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9cm" svg:height="0.131cm" svg:x="48.962cm" svg:y="167.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48.951cm" svg:y="16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48.474cm" svg:y="1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49.0042607090103cm 167.203700886263cm)" svg:viewBox="0 0 351 200" svg:d="M0 0c83 38 351 200 351 200">
                <text:p/>
              </draw:path>
              <draw:custom-shape draw:style-name="gr218" draw:text-style-name="P101" draw:layer="layout" svg:width="0.062cm" svg:height="0.054cm" svg:x="48.973cm" svg:y="16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4cm" svg:height="0.052cm" svg:x="48.917cm" svg:y="167.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101" draw:layer="layout" svg:width="0.049cm" svg:height="0.044cm" svg:x="48.936cm" svg:y="165.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46cm" svg:height="0.039cm" svg:x="48.948cm" svg:y="1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102" draw:layer="layout" svg:width="1.692cm" svg:height="0.741cm" svg:x="48.176cm" svg:y="165.179cm" svg:viewBox="0 0 1693 742" draw:points="782,0 1693,742 0,674">
              <text:p/>
            </draw:polygon>
            <draw:g>
              <draw:g>
                <draw:custom-shape draw:style-name="gr118" draw:text-style-name="P12" draw:layer="layout" svg:width="0.33cm" svg:height="0.132cm" svg:x="49.88cm" svg:y="165.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50.219cm" svg:y="165.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50.21cm" svg:y="165.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49.732cm" svg:y="1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5) rotate (-2.90143534851537) translate (50.268041098495cm 165.820429754272cm)" svg:viewBox="0 0 428 263" svg:d="M420 0c78-11-420 263-420 263">
                <text:p/>
              </draw:path>
              <draw:custom-shape draw:style-name="gr218" draw:text-style-name="P101" draw:layer="layout" svg:width="0.062cm" svg:height="0.053cm" svg:x="49.821cm" svg:y="165.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3cm" svg:height="0.054cm" svg:x="50.17cm" svg:y="165.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48.1857612013786cm 165.855969473166cm)" svg:viewBox="0 0 387 275" svg:d="M0 0c91 65 311 220 387 275">
                <text:p/>
              </draw:path>
              <draw:custom-shape draw:style-name="gr218" draw:text-style-name="P101" draw:layer="layout" svg:width="0.062cm" svg:height="0.054cm" svg:x="47.712cm" svg:y="16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95cm" svg:height="0.118cm" svg:x="47.459cm" svg:y="165.4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47.76cm" svg:y="165.4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47.752cm" svg:y="165.52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47.328cm" svg:y="165.5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101" draw:layer="layout" svg:width="0.062cm" svg:height="0.054cm" svg:x="48.152cm" svg:y="16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49.022378553236cm 165.152436486653cm)" svg:viewBox="0 0 68 213" svg:d="M68 0c-23 69-68 213-68 213">
              <text:p/>
            </draw:path>
          </draw:g>
        </draw:g>
        <draw:custom-shape draw:style-name="gr175" draw:text-style-name="P12" draw:layer="layout" svg:width="1.169cm" svg:height="7.319cm" svg:x="45.677cm" svg:y="164.546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6" draw:layer="layout" svg:width="1.128cm" svg:height="1.114cm" svg:x="49.636cm" svg:y="168.514cm">
          <draw:text-box>
            <text:p><text:span text:style-name="T23">P</text:span><text:span text:style-name="T24">1</text:span></text:p>
          </draw:text-box>
        </draw:frame>
        <draw:polyline draw:style-name="gr204" draw:text-style-name="P8" draw:layer="layout" svg:width="6.627cm" svg:height="1.081cm" draw:transform="rotate (-2.30051848705373) translate (50.1690171885107cm 169.572646353661cm)" svg:viewBox="0 0 6628 1082" draw:points="0,665 3426,885 4350,0 5924,41 4903,1014 6628,1082">
          <text:p/>
        </draw:polyline>
        <draw:custom-shape draw:style-name="gr135" draw:text-style-name="P74" draw:layer="layout" svg:width="0.612cm" svg:height="0.265cm" svg:x="44.304cm" svg:y="17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43.732cm" svg:y="174.056cm">
          <draw:text-box>
            <text:p><text:span text:style-name="T23">P</text:span><text:span text:style-name="T24">2</text:span></text:p>
          </draw:text-box>
        </draw:frame>
        <draw:custom-shape draw:style-name="gr233" draw:text-style-name="P77" draw:layer="layout" svg:width="0.631cm" svg:height="2.412cm" draw:transform="rotate (-1.5707963267949) translate (48.611cm 165.882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4" draw:layer="layout" svg:width="0.419cm" svg:height="0.215cm" svg:x="49.403cm" svg:y="169.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5" draw:layer="layout" svg:width="0.581cm" svg:height="0.348cm" svg:x="44.661cm" svg:y="173.741cm" svg:viewBox="0 0 582 349" draw:points="110,6 582,0 0,349">
          <text:p/>
        </draw:polygon>
        <draw:g>
          <draw:g>
            <draw:g>
              <draw:g>
                <draw:polygon draw:style-name="gr215" draw:text-style-name="P99" draw:layer="layout" svg:width="0.91cm" svg:height="2.076cm" svg:x="58.055cm" svg:y="166.019cm" svg:viewBox="0 0 911 2077" draw:points="0,0 911,742 28,2077">
                  <text:p/>
                </draw:polygon>
                <draw:polygon draw:style-name="gr215" draw:text-style-name="P99" draw:layer="layout" svg:width="0.811cm" svg:height="2.047cm" svg:x="57.271cm" svg:y="166.019cm" svg:viewBox="0 0 812 2048" draw:points="784,0 812,2048 0,678">
                  <text:p/>
                </draw:polygon>
                <draw:g>
                  <draw:custom-shape draw:style-name="gr118" draw:text-style-name="P12" draw:layer="layout" svg:width="0.261cm" svg:height="0.104cm" svg:x="57.816cm" svg:y="165.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65cm" svg:height="0.104cm" svg:x="58.082cm" svg:y="165.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58.077cm" svg:y="165.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57.703cm" svg:y="165.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100" draw:layer="layout" svg:width="1.701cm" svg:height="1.388cm" svg:x="57.271cm" svg:y="166.695cm" svg:viewBox="0 0 1702 1389" draw:points="0,0 824,1389 1702,63">
                  <text:p/>
                </draw:polygon>
                <draw:g>
                  <draw:g>
                    <draw:custom-shape draw:style-name="gr118" draw:text-style-name="P12" draw:layer="layout" svg:width="0.33cm" svg:height="0.131cm" svg:x="57.72cm" svg:y="168.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9cm" svg:height="0.131cm" svg:x="58.06cm" svg:y="168.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58.049cm" svg:y="168.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57.572cm" svg:y="168.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58.1022607090103cm 168.043700886263cm)" svg:viewBox="0 0 351 200" svg:d="M0 0c83 38 351 200 351 200">
                    <text:p/>
                  </draw:path>
                  <draw:custom-shape draw:style-name="gr218" draw:text-style-name="P101" draw:layer="layout" svg:width="0.062cm" svg:height="0.054cm" svg:x="58.071cm" svg:y="168.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4cm" svg:height="0.052cm" svg:x="58.015cm" svg:y="168.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101" draw:layer="layout" svg:width="0.049cm" svg:height="0.044cm" svg:x="58.034cm" svg:y="16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46cm" svg:height="0.039cm" svg:x="58.046cm" svg:y="16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102" draw:layer="layout" svg:width="1.692cm" svg:height="0.741cm" svg:x="57.274cm" svg:y="166.019cm" svg:viewBox="0 0 1693 742" draw:points="782,0 1693,742 0,674">
                  <text:p/>
                </draw:polygon>
                <draw:g>
                  <draw:g>
                    <draw:custom-shape draw:style-name="gr118" draw:text-style-name="P12" draw:layer="layout" svg:width="0.33cm" svg:height="0.132cm" svg:x="58.978cm" svg:y="166.2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59.317cm" svg:y="166.2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59.308cm" svg:y="166.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58.83cm" svg:y="166.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59.366041098495cm 166.660429754272cm)" svg:viewBox="0 0 428 263" svg:d="M420 0c78-11-420 263-420 263">
                    <text:p/>
                  </draw:path>
                  <draw:custom-shape draw:style-name="gr218" draw:text-style-name="P101" draw:layer="layout" svg:width="0.062cm" svg:height="0.053cm" svg:x="58.919cm" svg:y="166.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3cm" svg:height="0.054cm" svg:x="59.268cm" svg:y="166.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57.2837612013786cm 166.695969473166cm)" svg:viewBox="0 0 387 275" svg:d="M0 0c91 65 311 220 387 275">
                    <text:p/>
                  </draw:path>
                  <draw:custom-shape draw:style-name="gr218" draw:text-style-name="P101" draw:layer="layout" svg:width="0.062cm" svg:height="0.054cm" svg:x="56.81cm" svg:y="166.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95cm" svg:height="0.118cm" svg:x="56.557cm" svg:y="166.2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56.858cm" svg:y="166.2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56.85cm" svg:y="166.36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56.426cm" svg:y="166.3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101" draw:layer="layout" svg:width="0.062cm" svg:height="0.054cm" svg:x="57.25cm" svg:y="166.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58.120378553236cm 165.992436486653cm)" svg:viewBox="0 0 68 213" svg:d="M68 0c-23 69-68 213-68 213">
                  <text:p/>
                </draw:path>
              </draw:g>
            </draw:g>
            <draw:frame draw:style-name="gr137" draw:text-style-name="P76" draw:layer="layout" svg:width="1.128cm" svg:height="1.114cm" svg:x="58.571cm" svg:y="168.927cm">
              <draw:text-box>
                <text:p><text:span text:style-name="T23">P</text:span><text:span text:style-name="T24">1</text:span></text:p>
              </draw:text-box>
            </draw:frame>
            <draw:custom-shape draw:style-name="gr135" draw:text-style-name="P74" draw:layer="layout" svg:width="0.612cm" svg:height="0.265cm" svg:x="52.929cm" svg:y="17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52.894cm" svg:y="173.822cm">
              <draw:text-box>
                <text:p><text:span text:style-name="T23">P</text:span><text:span text:style-name="T24">2</text:span></text:p>
              </draw:text-box>
            </draw:frame>
            <draw:polyline draw:style-name="gr204" draw:text-style-name="P8" draw:layer="layout" svg:width="6.314cm" svg:height="1.88cm" draw:transform="rotate (-2.60158778302275) translate (59.4580005241185cm 171.196183276931cm)" svg:viewBox="0 0 6315 1881" draw:points="0,1881 2128,1559 1123,405 3275,0 4343,1233 6315,984">
              <text:p/>
            </draw:polyline>
            <draw:g>
              <draw:custom-shape draw:style-name="gr234" draw:text-style-name="P77" draw:layer="layout" svg:width="1.601cm" svg:height="0.804cm" svg:x="55.581cm" svg:y="171.46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7" draw:layer="layout" svg:width="0.631cm" svg:height="7.63cm" svg:x="56.046cm" svg:y="163.988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5" draw:layer="layout" svg:width="0.578cm" svg:height="0.366cm" svg:x="53.198cm" svg:y="173.526cm" svg:viewBox="0 0 579 367" draw:points="201,0 579,80 0,367">
              <text:p/>
            </draw:polygon>
            <draw:custom-shape draw:style-name="gr135" draw:text-style-name="P74" draw:layer="layout" svg:width="0.419cm" svg:height="0.215cm" svg:x="58.288cm" svg:y="169.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74" draw:layer="layout" svg:width="0.69cm" svg:height="0.355cm" svg:x="59.991cm" svg:y="171.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62.884cm" svg:y1="169.274cm" svg:x2="60.5cm" svg:y2="171.772cm">
            <text:p/>
          </draw:line>
          <draw:custom-shape draw:style-name="gr199" draw:text-style-name="P74" draw:layer="layout" svg:width="0.69cm" svg:height="0.355cm" svg:x="62.489cm" svg:y="169.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62.855cm" svg:y1="169.332cm" svg:x2="62.844cm" svg:y2="166.772cm">
            <text:p/>
          </draw:line>
          <draw:polygon draw:style-name="gr136" draw:text-style-name="P75" draw:layer="layout" svg:width="0.449cm" svg:height="0.295cm" svg:x="60.328cm" svg:y="171.635cm" svg:viewBox="0 0 450 296" draw:points="76,0 450,111 0,296">
            <text:p/>
          </draw:polygon>
          <draw:frame draw:style-name="gr137" draw:text-style-name="P76" draw:layer="layout" svg:width="1.128cm" svg:height="1.114cm" svg:x="61.456cm" svg:y="168.532cm">
            <draw:text-box>
              <text:p><text:span text:style-name="T23">P</text:span><text:span text:style-name="T24">1</text:span></text:p>
            </draw:text-box>
          </draw:frame>
          <draw:frame draw:style-name="gr137" draw:text-style-name="P76" draw:layer="layout" svg:width="1.128cm" svg:height="1.114cm" svg:x="59.294cm" svg:y="171.759cm">
            <draw:text-box>
              <text:p><text:span text:style-name="T23">P</text:span><text:span text:style-name="T24">2</text:span></text:p>
            </draw:text-box>
          </draw:frame>
          <draw:frame draw:style-name="gr209" draw:text-style-name="P98" draw:layer="layout" svg:width="5.506cm" svg:height="2.384cm" svg:x="61.548cm" svg:y="170.153cm">
            <draw:text-box>
              <text:p><text:span text:style-name="T30">Reference task</text:span><text:span text:style-name="T31">:</text:span></text:p>
              <text:p><text:span text:style-name="T31">Straight line </text:span></text:p>
              <text:p><text:span text:style-name="T31">trajectory tracking</text:span></text:p>
            </draw:text-box>
          </draw:frame>
          <draw:g>
            <draw:g>
              <draw:polygon draw:style-name="gr215" draw:text-style-name="P99" draw:layer="layout" svg:width="0.91cm" svg:height="2.076cm" svg:x="62.768cm" svg:y="165.372cm" svg:viewBox="0 0 911 2077" draw:points="0,0 911,742 28,2077">
                <text:p/>
              </draw:polygon>
              <draw:polygon draw:style-name="gr215" draw:text-style-name="P99" draw:layer="layout" svg:width="0.811cm" svg:height="2.047cm" svg:x="61.984cm" svg:y="165.372cm" svg:viewBox="0 0 812 2048" draw:points="784,0 812,2048 0,678">
                <text:p/>
              </draw:polygon>
              <draw:g>
                <draw:custom-shape draw:style-name="gr118" draw:text-style-name="P12" draw:layer="layout" svg:width="0.261cm" svg:height="0.104cm" svg:x="62.529cm" svg:y="164.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65cm" svg:height="0.104cm" svg:x="62.795cm" svg:y="164.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62.79cm" svg:y="165.0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62.416cm" svg:y="165.0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100" draw:layer="layout" svg:width="1.701cm" svg:height="1.388cm" svg:x="61.984cm" svg:y="166.048cm" svg:viewBox="0 0 1702 1389" draw:points="0,0 824,1389 1702,63">
                <text:p/>
              </draw:polygon>
              <draw:g>
                <draw:g>
                  <draw:custom-shape draw:style-name="gr118" draw:text-style-name="P12" draw:layer="layout" svg:width="0.33cm" svg:height="0.131cm" svg:x="62.433cm" svg:y="167.7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9cm" svg:height="0.131cm" svg:x="62.773cm" svg:y="167.7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62.762cm" svg:y="167.7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62.285cm" svg:y="167.7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 rotate (-1.18333323285216) translate (62.8152607090103cm 167.396700886263cm)" svg:viewBox="0 0 351 200" svg:d="M0 0c83 38 351 200 351 200">
                  <text:p/>
                </draw:path>
                <draw:custom-shape draw:style-name="gr218" draw:text-style-name="P101" draw:layer="layout" svg:width="0.062cm" svg:height="0.054cm" svg:x="62.784cm" svg:y="167.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4cm" svg:height="0.052cm" svg:x="62.728cm" svg:y="167.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101" draw:layer="layout" svg:width="0.049cm" svg:height="0.044cm" svg:x="62.747cm" svg:y="165.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46cm" svg:height="0.039cm" svg:x="62.759cm" svg:y="165.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102" draw:layer="layout" svg:width="1.692cm" svg:height="0.741cm" svg:x="61.987cm" svg:y="165.372cm" svg:viewBox="0 0 1693 742" draw:points="782,0 1693,742 0,674">
                <text:p/>
              </draw:polygon>
              <draw:g>
                <draw:g>
                  <draw:custom-shape draw:style-name="gr118" draw:text-style-name="P12" draw:layer="layout" svg:width="0.33cm" svg:height="0.132cm" svg:x="63.691cm" svg:y="165.5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64.03cm" svg:y="165.5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64.021cm" svg:y="165.63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63.543cm" svg:y="165.6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64.079041098495cm 166.013429754272cm)" svg:viewBox="0 0 428 263" svg:d="M420 0c78-11-420 263-420 263">
                  <text:p/>
                </draw:path>
                <draw:custom-shape draw:style-name="gr218" draw:text-style-name="P101" draw:layer="layout" svg:width="0.062cm" svg:height="0.053cm" svg:x="63.632cm" svg:y="166.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3cm" svg:height="0.054cm" svg:x="63.981cm" svg:y="165.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61.9967612013786cm 166.048969473166cm)" svg:viewBox="0 0 387 275" svg:d="M0 0c91 65 311 220 387 275">
                  <text:p/>
                </draw:path>
                <draw:custom-shape draw:style-name="gr218" draw:text-style-name="P101" draw:layer="layout" svg:width="0.062cm" svg:height="0.054cm" svg:x="61.523cm" svg:y="165.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95cm" svg:height="0.118cm" svg:x="61.27cm" svg:y="165.6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61.571cm" svg:y="165.6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61.563cm" svg:y="165.7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61.139cm" svg:y="165.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101" draw:layer="layout" svg:width="0.062cm" svg:height="0.054cm" svg:x="61.963cm" svg:y="166.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62.833378553236cm 165.345436486653cm)" svg:viewBox="0 0 68 213" svg:d="M68 0c-23 69-68 213-68 213">
                <text:p/>
              </draw:path>
            </draw:g>
          </draw:g>
        </draw:g>
        <draw:g>
          <draw:custom-shape draw:style-name="gr236" draw:text-style-name="P105" xml:id="id52" draw:id="id52" draw:layer="layout" svg:width="4.318cm" svg:height="1.651cm" svg:x="47.331cm" svg:y="17.607cm">
            <text:p text:style-name="P43"><text:span text:style-name="T33">Observation</text:span></text:p>
            <text:p text:style-name="P43"><text:span text:style-name="T33">Z</text:span><text:span text:style-name="T34">k-1</text:span></text:p>
            <draw:enhanced-geometry svg:viewBox="0 0 21600 21600" draw:type="rectangle" draw:enhanced-path="M 0 0 L 21600 0 21600 21600 0 21600 0 0 Z N"/>
          </draw:custom-shape>
          <draw:custom-shape draw:style-name="gr236" draw:text-style-name="P105" xml:id="id53" draw:id="id53" draw:layer="layout" svg:width="4.318cm" svg:height="1.651cm" svg:x="47.331cm" svg:y="14.051cm">
            <text:p text:style-name="P43"><text:span text:style-name="T33">State</text:span></text:p>
            <text:p text:style-name="P43"><text:span text:style-name="T33">X</text:span><text:span text:style-name="T34">k-1</text:span></text:p>
            <draw:enhanced-geometry svg:viewBox="0 0 21600 21600" draw:type="rectangle" draw:enhanced-path="M 0 0 L 21600 0 21600 21600 0 21600 0 0 Z N"/>
          </draw:custom-shape>
          <draw:custom-shape draw:style-name="gr236" draw:text-style-name="P105" xml:id="id56" draw:id="id56" draw:layer="layout" svg:width="4.318cm" svg:height="1.651cm" svg:x="47.265cm" svg:y="6.933cm">
            <text:p text:style-name="P43"><text:span text:style-name="T33">Word (Label)</text:span></text:p>
            <text:p text:style-name="P43"><text:span text:style-name="T33">W</text:span><text:span text:style-name="T34">k-1</text:span></text:p>
            <draw:enhanced-geometry svg:viewBox="0 0 21600 21600" draw:type="rectangle" draw:enhanced-path="M 0 0 L 21600 0 21600 21600 0 21600 0 0 Z N"/>
          </draw:custom-shape>
          <draw:connector draw:style-name="gr237" draw:text-style-name="P8" draw:layer="layout" draw:type="line" svg:x1="49.49cm" svg:y1="17.607cm" svg:x2="49.49cm" svg:y2="15.702cm" draw:start-shape="id52" draw:end-shape="id53" draw:end-glue-point="2" svg:d="M49490 17607v-1905" svg:viewBox="0 0 1 1906">
            <text:p/>
          </draw:connector>
          <draw:connector draw:style-name="gr237" draw:text-style-name="P8" draw:layer="layout" draw:type="line" svg:x1="49.49cm" svg:y1="14.051cm" svg:x2="49.487cm" svg:y2="12.471cm" draw:start-shape="id53" draw:start-glue-point="0" svg:d="M49490 14051l-3-1580" svg:viewBox="0 0 4 1581">
            <text:p/>
          </draw:connector>
          <draw:custom-shape draw:style-name="gr236" draw:text-style-name="P105" xml:id="id54" draw:id="id54" draw:layer="layout" svg:width="4.318cm" svg:height="1.651cm" svg:x="57.17cm" svg:y="17.607cm">
            <text:p text:style-name="P43"><text:span text:style-name="T33">Observation</text:span></text:p>
            <text:p text:style-name="P43"><text:span text:style-name="T33">Z</text:span><text:span text:style-name="T34">k</text:span></text:p>
            <draw:enhanced-geometry svg:viewBox="0 0 21600 21600" draw:type="rectangle" draw:enhanced-path="M 0 0 L 21600 0 21600 21600 0 21600 0 0 Z N"/>
          </draw:custom-shape>
          <draw:custom-shape draw:style-name="gr236" draw:text-style-name="P105" xml:id="id55" draw:id="id55" draw:layer="layout" svg:width="4.318cm" svg:height="1.651cm" svg:x="57.17cm" svg:y="14.051cm">
            <text:p text:style-name="P43"><text:span text:style-name="T33">State</text:span></text:p>
            <text:p text:style-name="P43"><text:span text:style-name="T33">X</text:span><text:span text:style-name="T34">k</text:span></text:p>
            <draw:enhanced-geometry svg:viewBox="0 0 21600 21600" draw:type="rectangle" draw:enhanced-path="M 0 0 L 21600 0 21600 21600 0 21600 0 0 Z N"/>
          </draw:custom-shape>
          <draw:custom-shape draw:style-name="gr238" draw:text-style-name="P106" xml:id="id57" draw:id="id57" draw:layer="layout" svg:width="4.318cm" svg:height="1.651cm" svg:x="57.229cm" svg:y="6.911cm">
            <text:p text:style-name="P45"><text:span text:style-name="T33">Word (Label)</text:span></text:p>
            <text:p text:style-name="P45"><text:span text:style-name="T33">W</text:span><text:span text:style-name="T34">k</text:span></text:p>
            <draw:enhanced-geometry svg:viewBox="0 0 21600 21600" draw:type="rectangle" draw:enhanced-path="M 0 0 L 21600 0 21600 21600 0 21600 0 0 Z N"/>
          </draw:custom-shape>
          <draw:connector draw:style-name="gr237" draw:text-style-name="P8" draw:layer="layout" draw:type="line" svg:x1="59.329cm" svg:y1="17.607cm" svg:x2="59.329cm" svg:y2="15.702cm" draw:start-shape="id54" draw:start-glue-point="0" draw:end-shape="id55" draw:end-glue-point="2" svg:d="M59329 17607v-1905" svg:viewBox="0 0 1 1906">
            <text:p/>
          </draw:connector>
          <draw:connector draw:style-name="gr237" draw:text-style-name="P8" draw:layer="layout" draw:type="line" svg:x1="59.329cm" svg:y1="14.051cm" svg:x2="59.301cm" svg:y2="12.423cm" draw:start-shape="id55" draw:start-glue-point="0" svg:d="M59329 14051l-28-1628" svg:viewBox="0 0 29 1629">
            <text:p/>
          </draw:connector>
          <draw:connector draw:style-name="gr239" draw:text-style-name="P8" draw:layer="layout" draw:type="line" svg:x1="51.583cm" svg:y1="7.758cm" svg:x2="57.229cm" svg:y2="7.736cm" draw:start-shape="id56" draw:start-glue-point="1" draw:end-shape="id57" draw:end-glue-point="3" svg:d="M51583 7758l5646-22" svg:viewBox="0 0 5647 23">
            <text:p/>
          </draw:connector>
          <draw:connector draw:style-name="gr239" draw:text-style-name="P8" draw:layer="layout" draw:type="line" svg:x1="51.649cm" svg:y1="14.876cm" svg:x2="57.17cm" svg:y2="14.876cm" draw:start-shape="id53" draw:start-glue-point="1" draw:end-shape="id55" draw:end-glue-point="3" svg:d="M51649 14876h5521" svg:viewBox="0 0 5522 1">
            <text:p/>
          </draw:connector>
          <draw:connector draw:style-name="gr239" draw:text-style-name="P8" draw:layer="layout" draw:type="line" svg:x1="51.649cm" svg:y1="18.432cm" svg:x2="57.17cm" svg:y2="18.432cm" draw:start-shape="id52" draw:start-glue-point="1" draw:end-shape="id54" draw:end-glue-point="3" svg:d="M51649 18432h5521" svg:viewBox="0 0 5522 1">
            <text:p/>
          </draw:connector>
          <draw:connector draw:style-name="gr240" draw:text-style-name="P8" draw:layer="layout" draw:type="line" svg:x1="47.134cm" svg:y1="20.206cm" svg:x2="48.28cm" svg:y2="20.206cm" svg:d="M47134 20206h1146" svg:viewBox="0 0 1147 1">
            <text:p/>
          </draw:connector>
          <draw:frame draw:style-name="gr241" draw:text-style-name="P51" draw:layer="layout" svg:width="6.33cm" svg:height="0.944cm" svg:x="48.16cm" svg:y="19.825cm">
            <draw:text-box>
              <text:p><text:span text:style-name="T35">Temporal inference (MJPF) </text:span></text:p>
            </draw:text-box>
          </draw:frame>
          <draw:connector draw:style-name="gr237" draw:text-style-name="P8" draw:layer="layout" draw:type="line" svg:x1="54.876cm" svg:y1="20.501cm" svg:x2="54.859cm" svg:y2="19.683cm" svg:d="M54876 20501l-17-818" svg:viewBox="0 0 18 819">
            <text:p/>
          </draw:connector>
          <draw:frame draw:style-name="gr242" draw:text-style-name="P51" draw:layer="layout" svg:width="5.968cm" svg:height="0.759cm" svg:x="54.872cm" svg:y="19.807cm">
            <draw:text-box>
              <text:p><text:span text:style-name="T35">Causality: Filters</text:span></text:p>
            </draw:text-box>
          </draw:frame>
          <draw:connector draw:style-name="gr237" draw:text-style-name="P8" draw:layer="layout" draw:type="line" svg:x1="49.419cm" svg:y1="10.341cm" svg:x2="49.424cm" svg:y2="8.584cm" draw:end-shape="id56" draw:end-glue-point="2" svg:d="M49419 10341l5-1757" svg:viewBox="0 0 6 1758">
            <text:p/>
          </draw:connector>
          <draw:connector draw:style-name="gr237" draw:text-style-name="P8" draw:layer="layout" draw:type="line" svg:x1="59.416cm" svg:y1="10.354cm" svg:x2="59.388cm" svg:y2="8.562cm" draw:end-shape="id57" draw:end-glue-point="2" svg:d="M59416 10354l-28-1792" svg:viewBox="0 0 29 1793">
            <text:p/>
          </draw:connector>
          <draw:frame draw:style-name="gr243" draw:text-style-name="P57" draw:layer="layout" svg:width="1.065cm" svg:height="0.726cm" svg:x="45.122cm" svg:y="16.39cm">
            <draw:text-box>
              <text:p><text:span text:style-name="T35">KF</text:span></text:p>
            </draw:text-box>
          </draw:frame>
          <draw:frame draw:style-name="gr244" draw:text-style-name="P57" draw:layer="layout" svg:width="1.044cm" svg:height="0.725cm" svg:x="45.122cm" svg:y="9.643cm">
            <draw:text-box>
              <text:p><text:span text:style-name="T35">PF</text:span></text:p>
            </draw:text-box>
          </draw:frame>
          <draw:custom-shape draw:style-name="gr245" draw:text-style-name="P8" draw:layer="layout" svg:width="0.582cm" svg:height="5.001cm" svg:x="46.502cm" svg:y="14.23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6" draw:text-style-name="P8" draw:layer="layout" svg:width="0.582cm" svg:height="5.644cm" svg:x="46.477cm" svg:y="6.98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7" draw:text-style-name="P107" draw:layer="layout" svg:width="14.111cm" svg:height="2.31cm" svg:x="47.352cm" svg:y="10.268cm">
            <text:p text:style-name="P107"><text:span text:style-name="T36">Different strategies to discretize Generalized State Space </text:span></text:p>
            <text:p text:style-name="P107"><text:span text:style-name="T36">(Building the alphabet of a/n individual/collective behavior) <text:s/></text:span></text:p>
            <draw:enhanced-geometry svg:viewBox="0 0 21600 21600" draw:type="rectangle" draw:enhanced-path="M 0 0 L 21600 0 21600 21600 0 21600 0 0 Z N"/>
          </draw:custom-shape>
        </draw:g>
        <draw:g>
          <draw:g>
            <draw:connector draw:style-name="gr10" draw:text-style-name="P8" draw:layer="layout" svg:x1="31.937cm" svg:y1="156.442cm" svg:x2="28.442cm" svg:y2="157.647cm" draw:end-shape="id58" draw:end-glue-point="1" svg:d="M31937 156442h-1490v1205h-2005" svg:viewBox="0 0 3496 1206">
              <text:p/>
            </draw:connector>
            <draw:custom-shape draw:style-name="gr224" draw:text-style-name="P9" xml:id="id58" draw:id="id58" draw:layer="layout" svg:width="2.048cm" svg:height="0.635cm" svg:x="26.394cm" svg:y="157.33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xml:id="id62" draw:id="id62" draw:layer="layout" svg:width="2.216cm" svg:height="0.635cm" svg:x="26.225cm" svg:y="152.595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1" draw:layer="layout" svg:width="0.531cm" svg:height="0.431cm" svg:x="26.625cm" svg:y="155.387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27.058cm" svg:y="155.387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26.193cm" svg:y="155.387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27.058cm" svg:y="155.81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26.626cm" svg:y="155.819cm" svg:viewBox="0 0 532 432" svg:d="M532 134c-6-1-11-1-17-1-47 0-83 36-83 83s36 83 83 83c6 0 11 0 17-1v134h-432v-134l-4 1h-4-5-4-9l-8-1-8-2-8-3-7-3-7-5-6-4-6-5-5-6-5-7-4-7-4-7-2-8-2-8-1-8-1-9 1-9 1-8 2-8 2-8 4-7 4-7 5-6 5-6 6-5 6-5 7-4 7-4 8-2 8-2 8-1 9-1h4l5 1h4l4 1v-135h432z">
                  <text:p/>
                </draw:path>
                <draw:path draw:style-name="gr14" draw:text-style-name="P11" draw:layer="layout" svg:width="0.531cm" svg:height="0.431cm" svg:x="26.194cm" svg:y="155.819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2" draw:layer="layout" svg:x1="27.709cm" svg:y1="155.829cm" svg:x2="29.614cm" svg:y2="155.829cm">
              <text:p/>
            </draw:line>
            <draw:g>
              <draw:path draw:style-name="gr16" draw:text-style-name="P13" draw:layer="layout" svg:width="0.069cm" svg:height="0.069cm" svg:x="24.517cm" svg:y="155.438cm" svg:viewBox="0 0 70 70" svg:d="M35 0c-9 0-18 4-24 11-7 6-11 15-11 24 0 10 4 18 10 25 7 7 15 10 25 10 9 0 18-4 25-10 6-7 10-15 10-25 0-9-4-18-11-24-6-7-15-11-24-11z">
                <text:p/>
              </draw:path>
              <draw:path draw:style-name="gr16" draw:text-style-name="P13" draw:layer="layout" svg:width="0.069cm" svg:height="0.068cm" svg:x="24.517cm" svg:y="155.717cm" svg:viewBox="0 0 70 69" svg:d="M35 0c-9 0-18 3-24 10-7 7-11 15-11 25 0 9 4 17 10 24 7 7 15 10 25 10 9 0 18-3 25-10 6-7 10-15 10-24 0-10-4-18-11-25-6-7-15-10-24-10z">
                <text:p/>
              </draw:path>
              <draw:path draw:style-name="gr16" draw:text-style-name="P13" draw:layer="layout" svg:width="0.138cm" svg:height="0.138cm" svg:x="24.24cm" svg:y="155.543cm" svg:viewBox="0 0 139 139" svg:d="M70 0c-20 0-36 7-50 20-13 14-20 30-20 49 0 20 7 36 20 50 14 13 30 20 50 20 19 0 35-7 49-20 13-14 20-30 20-50 0-19-7-35-20-49-14-13-30-20-49-20z">
                <text:p/>
              </draw:path>
              <draw:path draw:style-name="gr16" draw:text-style-name="P13" draw:layer="layout" svg:width="1.013cm" svg:height="1.288cm" svg:x="23.851cm" svg:y="155.239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4" draw:layer="layout" svg:width="0.254cm" svg:height="0.51cm" svg:x="25.488cm" svg:y="155.638cm" svg:viewBox="0 0 255 511" svg:d="M0 257c85-86 169-171 254-257 0 170 1 339 1 509-85-84-170-168-255-252zM1 511zM254 0z">
              <text:p/>
            </draw:path>
            <draw:path draw:style-name="gr17" draw:text-style-name="P14" draw:layer="layout" svg:width="0.254cm" svg:height="0.51cm" svg:x="22.86cm" svg:y="155.639cm" svg:viewBox="0 0 255 511" svg:d="M0 257c85-86 169-171 254-257 0 170 1 339 1 509-85-84-170-168-255-252zM1 511zM254 0z">
              <text:p/>
            </draw:path>
            <draw:line draw:style-name="gr21" draw:text-style-name="P8" draw:layer="layout" svg:x1="27.817cm" svg:y1="156.403cm" svg:x2="26.039cm" svg:y2="156.403cm">
              <text:p/>
            </draw:line>
            <draw:frame draw:style-name="gr22" draw:text-style-name="P18" draw:layer="layout" svg:width="1.226cm" svg:height="0.645cm" svg:x="26.464cm" svg:y="156.266cm">
              <draw:text-box>
                <text:p><text:span text:style-name="T4">time</text:span></text:p>
              </draw:text-box>
            </draw:frame>
            <draw:frame draw:style-name="gr23" draw:text-style-name="P19" draw:layer="layout" svg:width="3.175cm" svg:height="1.535cm" svg:x="25.296cm" svg:y="154.051cm">
              <draw:text-box>
                <text:p text:style-name="P12"><text:span text:style-name="T4">Contextualized <text:s/>Ext and Prop Data</text:span></text:p>
              </draw:text-box>
            </draw:frame>
            <draw:frame draw:style-name="gr225" draw:text-style-name="P17" draw:layer="layout" svg:width="3.556cm" svg:height="1.523cm" svg:x="22.61cm" svg:y="156.591cm">
              <draw:text-box>
                <text:p text:style-name="P12"><text:span text:style-name="T5">Anomaly </text:span></text:p>
                <text:p text:style-name="P12"><text:span text:style-name="T5">Detection</text:span></text:p>
                <text:p text:style-name="P12"><text:span text:style-name="T5">(Is it a new experience?)</text:span></text:p>
              </draw:text-box>
            </draw:frame>
            <draw:g>
              <draw:frame draw:style-name="gr36" draw:text-style-name="P8" xml:id="id61" draw:id="id61" draw:layer="layout" svg:width="1.642cm" svg:height="1.642cm" svg:x="17.808cm" svg:y="155.191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6" draw:text-style-name="P29" xml:id="id60" draw:id="id60" draw:layer="layout" svg:width="1.713cm" svg:height="0.668cm" svg:x="17.802cm" svg:y="156.886cm">
                <draw:text-box>
                  <text:p text:style-name="P12"><text:span text:style-name="T8">Models</text:span></text:p>
                </draw:text-box>
              </draw:frame>
              <draw:custom-shape draw:style-name="gr40" draw:text-style-name="P30" xml:id="id59" draw:id="id59" draw:layer="layout" svg:width="1.905cm" svg:height="1.905cm" svg:x="20.645cm" svg:y="154.937cm">
                <text:p text:style-name="P30"><text:span text:style-name="T9">Major</text:span></text:p>
                <text:p text:style-name="P30"><text:span text:style-name="T9">Anomaly</text:span></text:p>
                <text:p text:style-name="P30"><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21.598cm" svg:y1="156.842cm" svg:x2="18.658cm" svg:y2="157.554cm" draw:start-shape="id59" draw:start-glue-point="6" draw:end-shape="id60" draw:end-glue-point="2" svg:d="M21598 156842v1661h-2940v-949" svg:viewBox="0 0 2941 1662">
                <text:p/>
              </draw:connector>
              <draw:connector draw:style-name="gr41" draw:text-style-name="P8" draw:layer="layout" draw:line-skew="-0.895cm" svg:x1="21.598cm" svg:y1="154.937cm" svg:x2="18.629cm" svg:y2="155.191cm" draw:start-shape="id59" draw:start-glue-point="4" draw:end-shape="id61" draw:end-glue-point="0" svg:d="M21598 154937v-1397h-2969v1651" svg:viewBox="0 0 2970 1652">
                <text:p/>
              </draw:connector>
              <draw:frame draw:style-name="gr227" draw:text-style-name="P31" draw:layer="layout" svg:width="1.12cm" svg:height="0.662cm" svg:x="20.542cm" svg:y="157.303cm">
                <draw:text-box>
                  <text:p><text:span text:style-name="T10">Yes</text:span></text:p>
                </draw:text-box>
              </draw:frame>
              <draw:frame draw:style-name="gr43" draw:text-style-name="P31" draw:layer="layout" svg:width="0.972cm" svg:height="0.645cm" svg:x="20.762cm" svg:y="154.302cm">
                <draw:text-box>
                  <text:p><text:span text:style-name="T10">No</text:span></text:p>
                </draw:text-box>
              </draw:frame>
              <draw:frame draw:style-name="gr248" draw:text-style-name="P32" draw:layer="layout" svg:width="5.976cm" svg:height="1.827cm" svg:x="17.228cm" svg:y="151.706cm">
                <draw:text-box>
                  <text:p text:style-name="P12"><text:span text:style-name="T11">Use existing models</text:span></text:p>
                  <text:p text:style-name="P12"><text:span text:style-name="T11">(But minimize anomaly signals </text:span></text:p>
                  <text:p text:style-name="P12"><text:span text:style-name="T11">by disturbance rejection</text:span></text:p>
                  <text:p text:style-name="P12"><text:span text:style-name="T11">techniques)</text:span></text:p>
                </draw:text-box>
              </draw:frame>
              <draw:frame draw:style-name="gr249" draw:text-style-name="P32" draw:layer="layout" svg:width="6.039cm" svg:height="1.039cm" svg:x="17.11cm" svg:y="158.493cm">
                <draw:text-box>
                  <text:p text:style-name="P12"><text:span text:style-name="T11">Choose the right model</text:span></text:p>
                  <text:p text:style-name="P12"><text:span text:style-name="T11">(i.e. choose another motion plan)</text:span></text:p>
                </draw:text-box>
              </draw:frame>
            </draw:g>
            <draw:frame draw:style-name="gr36" draw:text-style-name="P8" draw:layer="layout" svg:width="5.532cm" svg:height="3.912cm" svg:x="29.232cm" svg:y="153.546cm">
              <draw:image xlink:href="Pictures/100002010000032000000236689138C3332E31BD.png" xlink:type="simple" xlink:show="embed" xlink:actuate="onLoad">
                <text:p/>
              </draw:image>
            </draw:frame>
            <draw:connector draw:style-name="gr12" draw:text-style-name="P8" draw:layer="layout" draw:line-skew="0.528cm" svg:x1="31.287cm" svg:y1="155.709cm" svg:x2="28.441cm" svg:y2="152.912cm" draw:end-shape="id62" draw:end-glue-point="1" svg:d="M31287 155709h-638v-2797h-2208" svg:viewBox="0 0 2847 2798">
              <text:p/>
            </draw:connector>
          </draw:g>
          <draw:g>
            <draw:custom-shape draw:style-name="gr26" draw:text-style-name="P21" draw:layer="layout" svg:width="0.889cm" svg:height="0.254cm" svg:x="33.119cm" svg:y="158.236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2" draw:layer="layout" svg:width="0.889cm" svg:height="0.254cm" svg:x="33.119cm" svg:y="158.687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3" draw:layer="layout" svg:width="3.683cm" svg:height="0.569cm" svg:x="29.582cm" svg:y="158.079cm">
              <draw:text-box>
                <text:p><text:span text:style-name="T6">Exteroceptive sensors</text:span></text:p>
              </draw:text-box>
            </draw:frame>
            <draw:frame draw:style-name="gr28" draw:text-style-name="P24" draw:layer="layout" svg:width="3.683cm" svg:height="0.569cm" svg:x="29.59cm" svg:y="158.526cm">
              <draw:text-box>
                <text:p><text:span text:style-name="T7">Proprioceptive sensors</text:span></text:p>
              </draw:text-box>
            </draw:frame>
            <draw:custom-shape draw:style-name="gr29" draw:text-style-name="P25" draw:layer="layout" svg:width="0.889cm" svg:height="0.254cm" svg:x="33.119cm" svg:y="159.129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6" draw:layer="layout" svg:width="3.683cm" svg:height="0.569cm" svg:x="29.591cm" svg:y="158.968cm">
              <draw:text-box>
                <text:p><text:span text:style-name="T3">Actuators</text:span></text:p>
              </draw:text-box>
            </draw:frame>
          </draw:g>
        </draw:g>
        <draw:g>
          <draw:g>
            <draw:line draw:style-name="gr197" draw:text-style-name="P8" draw:layer="layout" svg:x1="29.201cm" svg:y1="165.909cm" svg:x2="31.422cm" svg:y2="176.091cm">
              <text:p/>
            </draw:line>
            <draw:polygon draw:style-name="gr189" draw:text-style-name="P92" draw:layer="layout" svg:width="9.645cm" svg:height="2.497cm" svg:x="30.462cm" svg:y="165.475cm" svg:viewBox="0 0 9646 2498" draw:points="9646,2498 0,0">
              <text:p/>
            </draw:polygon>
            <draw:polygon draw:style-name="gr195" draw:text-style-name="P93" draw:layer="layout" svg:width="11.869cm" svg:height="3.383cm" svg:x="28.283cm" svg:y="163.898cm" svg:viewBox="0 0 11870 3384" draw:points="2164,0 11870,1755 9398,3384 0,1251">
              <text:p/>
            </draw:polygon>
            <draw:polygon draw:style-name="gr201" draw:text-style-name="P95" draw:layer="layout" svg:width="3.385cm" svg:height="4.587cm" svg:x="30.432cm" svg:y="172.026cm" svg:viewBox="0 0 3386 4588" draw:points="0,0 346,2933 3179,4588 3386,1504">
              <text:p/>
            </draw:polygon>
            <draw:polygon draw:style-name="gr196" draw:text-style-name="P94" draw:layer="layout" svg:width="2.456cm" svg:height="4.104cm" svg:x="37.699cm" svg:y="165.666cm" svg:viewBox="0 0 2457 4105" draw:points="2457,0 0,1587 64,4105 2415,2306">
              <text:p/>
            </draw:polygon>
            <draw:polygon draw:style-name="gr189" draw:text-style-name="P92" draw:layer="layout" svg:width="7.004cm" svg:height="5.199cm" svg:x="30.77cm" svg:y="169.76cm" svg:viewBox="0 0 7005 5200" draw:points="0,5200 7005,0">
              <text:p/>
            </draw:polygon>
            <draw:polygon draw:style-name="gr189" draw:text-style-name="P92" draw:layer="layout" svg:width="0.674cm" svg:height="0.166cm" svg:x="40.108cm" svg:y="167.955cm" svg:viewBox="0 0 675 167" draw:points="675,167 0,0">
              <text:p/>
            </draw:polygon>
            <draw:polygon draw:style-name="gr196" draw:text-style-name="P94" draw:layer="layout" svg:width="2.187cm" svg:height="2.897cm" svg:x="28.274cm" svg:y="163.885cm" svg:viewBox="0 0 2188 2898" draw:points="2172,0 0,1252 200,2898 2188,1590">
              <text:p/>
            </draw:polygon>
            <draw:frame draw:style-name="gr137" draw:text-style-name="P76" draw:layer="layout" svg:width="1.128cm" svg:height="1.114cm" svg:x="27.773cm" svg:y="165.167cm">
              <draw:text-box>
                <text:p><text:span text:style-name="T23">P</text:span><text:span text:style-name="T24">1</text:span></text:p>
              </draw:text-box>
            </draw:frame>
            <draw:frame draw:style-name="gr137" draw:text-style-name="P76" draw:layer="layout" svg:width="1.128cm" svg:height="1.114cm" svg:x="30.217cm" svg:y="175.829cm">
              <draw:text-box>
                <text:p><text:span text:style-name="T23">P</text:span><text:span text:style-name="T24">2</text:span></text:p>
              </draw:text-box>
            </draw:frame>
            <draw:polyline draw:style-name="gr213" draw:text-style-name="P8" draw:layer="layout" svg:width="10.842cm" svg:height="11.166cm" draw:transform="rotate (-1.38177716880391) translate (40.0276415447467cm 163.614858270645cm)" svg:viewBox="0 0 10843 11167" draw:points="0,11167 5510,0 7049,2931 7584,4172 8577,6180 9316,7669 10843,10655">
              <text:p/>
            </draw:polyline>
            <draw:custom-shape draw:style-name="gr199" draw:text-style-name="P74" draw:layer="layout" svg:width="0.69cm" svg:height="0.355cm" svg:x="28.806cm" svg:y="165.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92" draw:layer="layout" svg:width="9.474cm" svg:height="4.618cm" svg:x="28.286cm" svg:y="165.15cm" svg:viewBox="0 0 9475 4619" draw:points="0,0 9410,2129 9475,4619 187,1633">
              <text:p/>
            </draw:polygon>
            <draw:custom-shape draw:style-name="gr214" draw:text-style-name="P74" draw:layer="layout" svg:width="1.009cm" svg:height="0.34cm" draw:transform="rotate (0.165631746014262) translate (30.989cm 17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9" draw:layer="layout" svg:width="0.91cm" svg:height="2.076cm" svg:x="39.817cm" svg:y="166.901cm" svg:viewBox="0 0 911 2077" draw:points="0,0 911,742 28,2077">
                  <text:p/>
                </draw:polygon>
                <draw:polygon draw:style-name="gr215" draw:text-style-name="P99" draw:layer="layout" svg:width="0.811cm" svg:height="2.047cm" svg:x="39.033cm" svg:y="166.901cm" svg:viewBox="0 0 812 2048" draw:points="784,0 812,2048 0,678">
                  <text:p/>
                </draw:polygon>
                <draw:g>
                  <draw:custom-shape draw:style-name="gr118" draw:text-style-name="P12" draw:layer="layout" svg:width="0.261cm" svg:height="0.104cm" svg:x="39.578cm" svg:y="16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65cm" svg:height="0.104cm" svg:x="39.844cm" svg:y="16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39.839cm" svg:y="166.5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39.465cm" svg:y="166.5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100" draw:layer="layout" svg:width="1.701cm" svg:height="1.388cm" svg:x="39.033cm" svg:y="167.577cm" svg:viewBox="0 0 1702 1389" draw:points="0,0 824,1389 1702,63">
                  <text:p/>
                </draw:polygon>
                <draw:g>
                  <draw:g>
                    <draw:custom-shape draw:style-name="gr118" draw:text-style-name="P12" draw:layer="layout" svg:width="0.33cm" svg:height="0.131cm" svg:x="39.482cm" svg:y="169.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9cm" svg:height="0.131cm" svg:x="39.822cm" svg:y="169.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39.811cm" svg:y="169.32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39.334cm" svg:y="169.3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2) rotate (-1.18333323285216) translate (39.8642607090103cm 168.925700886263cm)" svg:viewBox="0 0 351 200" svg:d="M0 0c83 38 351 200 351 200">
                    <text:p/>
                  </draw:path>
                  <draw:custom-shape draw:style-name="gr218" draw:text-style-name="P101" draw:layer="layout" svg:width="0.062cm" svg:height="0.054cm" svg:x="39.833cm" svg:y="168.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4cm" svg:height="0.052cm" svg:x="39.777cm" svg:y="169.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101" draw:layer="layout" svg:width="0.049cm" svg:height="0.044cm" svg:x="39.796cm" svg:y="166.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46cm" svg:height="0.039cm" svg:x="39.808cm" svg:y="16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102" draw:layer="layout" svg:width="1.692cm" svg:height="0.741cm" svg:x="39.036cm" svg:y="166.901cm" svg:viewBox="0 0 1693 742" draw:points="782,0 1693,742 0,674">
                  <text:p/>
                </draw:polygon>
                <draw:g>
                  <draw:g>
                    <draw:custom-shape draw:style-name="gr118" draw:text-style-name="P12" draw:layer="layout" svg:width="0.33cm" svg:height="0.132cm" svg:x="40.74cm" svg:y="167.0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41.079cm" svg:y="167.0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41.07cm" svg:y="167.1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40.592cm" svg:y="167.1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5) rotate (-2.90143534851537) translate (41.128041098495cm 167.542429754272cm)" svg:viewBox="0 0 428 263" svg:d="M420 0c78-11-420 263-420 263">
                    <text:p/>
                  </draw:path>
                  <draw:custom-shape draw:style-name="gr218" draw:text-style-name="P101" draw:layer="layout" svg:width="0.062cm" svg:height="0.053cm" svg:x="40.681cm" svg:y="167.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3cm" svg:height="0.054cm" svg:x="41.03cm" svg:y="16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9.0457612013786cm 167.577969473166cm)" svg:viewBox="0 0 387 275" svg:d="M0 0c91 65 311 220 387 275">
                    <text:p/>
                  </draw:path>
                  <draw:custom-shape draw:style-name="gr218" draw:text-style-name="P101" draw:layer="layout" svg:width="0.062cm" svg:height="0.054cm" svg:x="38.572cm" svg:y="16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95cm" svg:height="0.118cm" svg:x="38.319cm" svg:y="167.1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38.62cm" svg:y="167.1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38.612cm" svg:y="167.2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38.188cm" svg:y="167.2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101" draw:layer="layout" svg:width="0.062cm" svg:height="0.054cm" svg:x="39.012cm" svg:y="167.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39.882378553236cm 166.874436486653cm)" svg:viewBox="0 0 68 213" svg:d="M68 0c-23 69-68 213-68 213">
                  <text:p/>
                </draw:path>
              </draw:g>
            </draw:g>
            <draw:polygon draw:style-name="gr136" draw:text-style-name="P75" draw:layer="layout" svg:width="0.408cm" svg:height="0.392cm" svg:x="31.197cm" svg:y="175.946cm" svg:viewBox="0 0 409 393" draw:points="0,77 409,0 273,393">
              <text:p/>
            </draw:polygon>
            <draw:polygon draw:style-name="gr201" draw:text-style-name="P95" draw:layer="layout" svg:width="12.66cm" svg:height="7.874cm" svg:x="30.429cm" svg:y="165.66cm" svg:viewBox="0 0 12661 7875" draw:points="0,6358 9711,0 12661,655 3406,7875">
              <text:p/>
            </draw:polygon>
            <draw:polygon draw:style-name="gr201" draw:text-style-name="P95" draw:layer="layout" svg:width="9.452cm" svg:height="10.322cm" svg:x="33.629cm" svg:y="166.312cm" svg:viewBox="0 0 9453 10323" draw:points="192,7210 9453,0 9386,2421 0,10323">
              <text:p/>
            </draw:polygon>
            <draw:frame draw:style-name="gr209" draw:text-style-name="P98" draw:layer="layout" svg:width="5.506cm" svg:height="2.384cm" svg:x="25.099cm" svg:y="169.67cm">
              <draw:text-box>
                <text:p><text:span text:style-name="T30">Reference task</text:span></text:p>
              </draw:text-box>
            </draw:frame>
          </draw:g>
        </draw:g>
        <draw:g>
          <draw:g>
            <draw:line draw:style-name="gr197" draw:text-style-name="P8" draw:layer="layout" svg:x1="12.169cm" svg:y1="151.238cm" svg:x2="14.39cm" svg:y2="161.42cm">
              <text:p/>
            </draw:line>
            <draw:polygon draw:style-name="gr189" draw:text-style-name="P92" draw:layer="layout" svg:width="9.645cm" svg:height="2.497cm" svg:x="13.43cm" svg:y="150.804cm" svg:viewBox="0 0 9646 2498" draw:points="9646,2498 0,0">
              <text:p/>
            </draw:polygon>
            <draw:polygon draw:style-name="gr195" draw:text-style-name="P93" draw:layer="layout" svg:width="11.869cm" svg:height="3.383cm" svg:x="11.251cm" svg:y="149.227cm" svg:viewBox="0 0 11870 3384" draw:points="2164,0 11870,1755 9398,3384 0,1251">
              <text:p/>
            </draw:polygon>
            <draw:polygon draw:style-name="gr201" draw:text-style-name="P95" draw:layer="layout" svg:width="3.385cm" svg:height="4.587cm" svg:x="13.4cm" svg:y="157.355cm" svg:viewBox="0 0 3386 4588" draw:points="0,0 346,2933 3179,4588 3386,1504">
              <text:p/>
            </draw:polygon>
            <draw:polygon draw:style-name="gr196" draw:text-style-name="P94" draw:layer="layout" svg:width="2.456cm" svg:height="4.104cm" svg:x="20.667cm" svg:y="150.995cm" svg:viewBox="0 0 2457 4105" draw:points="2457,0 0,1587 64,4105 2415,2306">
              <text:p/>
            </draw:polygon>
            <draw:polygon draw:style-name="gr189" draw:text-style-name="P92" draw:layer="layout" svg:width="7.004cm" svg:height="5.199cm" svg:x="13.738cm" svg:y="155.089cm" svg:viewBox="0 0 7005 5200" draw:points="0,5200 7005,0">
              <text:p/>
            </draw:polygon>
            <draw:polygon draw:style-name="gr189" draw:text-style-name="P92" draw:layer="layout" svg:width="0.674cm" svg:height="0.166cm" svg:x="23.076cm" svg:y="153.284cm" svg:viewBox="0 0 675 167" draw:points="675,167 0,0">
              <text:p/>
            </draw:polygon>
            <draw:polygon draw:style-name="gr196" draw:text-style-name="P94" draw:layer="layout" svg:width="2.187cm" svg:height="2.897cm" svg:x="11.242cm" svg:y="149.214cm" svg:viewBox="0 0 2188 2898" draw:points="2172,0 0,1252 200,2898 2188,1590">
              <text:p/>
            </draw:polygon>
            <draw:frame draw:style-name="gr137" draw:text-style-name="P76" draw:layer="layout" svg:width="1.128cm" svg:height="1.114cm" svg:x="10.741cm" svg:y="150.496cm">
              <draw:text-box>
                <text:p><text:span text:style-name="T23">P</text:span><text:span text:style-name="T24">1</text:span></text:p>
              </draw:text-box>
            </draw:frame>
            <draw:frame draw:style-name="gr137" draw:text-style-name="P76" draw:layer="layout" svg:width="1.128cm" svg:height="1.114cm" svg:x="13.185cm" svg:y="161.158cm">
              <draw:text-box>
                <text:p><text:span text:style-name="T23">P</text:span><text:span text:style-name="T24">2</text:span></text:p>
              </draw:text-box>
            </draw:frame>
            <draw:custom-shape draw:style-name="gr212" draw:text-style-name="P77" draw:layer="layout" svg:width="0.908cm" svg:height="2.152cm" draw:transform="rotate (-1.77849050778222) translate (18.536cm 156.48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2.9956415447467cm 148.943858270645cm)" svg:viewBox="0 0 10843 11167" draw:points="0,11167 5510,0 7049,2931 7449,2351 8042,3474 7584,4172 8577,6180 5426,5626 5985,7152 9316,7669 10843,10655">
              <text:p/>
            </draw:polyline>
            <draw:custom-shape draw:style-name="gr199" draw:text-style-name="P74" draw:layer="layout" svg:width="0.69cm" svg:height="0.355cm" svg:x="11.774cm" svg:y="150.8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92" draw:layer="layout" svg:width="9.474cm" svg:height="4.618cm" svg:x="11.254cm" svg:y="150.479cm" svg:viewBox="0 0 9475 4619" draw:points="0,0 9410,2129 9475,4619 187,1633">
              <text:p/>
            </draw:polygon>
            <draw:g>
              <draw:custom-shape draw:style-name="gr210" draw:text-style-name="P77" draw:layer="layout" svg:width="0.823cm" svg:height="3.674cm" svg:x="20.491cm" svg:y="153.561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4" draw:layer="layout" svg:width="1.009cm" svg:height="0.34cm" draw:transform="rotate (0.165631746014262) translate (13.957cm 16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9" draw:layer="layout" svg:width="0.91cm" svg:height="2.076cm" svg:x="22.785cm" svg:y="152.23cm" svg:viewBox="0 0 911 2077" draw:points="0,0 911,742 28,2077">
                  <text:p/>
                </draw:polygon>
                <draw:polygon draw:style-name="gr215" draw:text-style-name="P99" draw:layer="layout" svg:width="0.811cm" svg:height="2.047cm" svg:x="22.001cm" svg:y="152.23cm" svg:viewBox="0 0 812 2048" draw:points="784,0 812,2048 0,678">
                  <text:p/>
                </draw:polygon>
                <draw:g>
                  <draw:custom-shape draw:style-name="gr118" draw:text-style-name="P12" draw:layer="layout" svg:width="0.261cm" svg:height="0.104cm" svg:x="22.546cm" svg:y="151.8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65cm" svg:height="0.104cm" svg:x="22.812cm" svg:y="151.8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22.807cm" svg:y="151.91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22.433cm" svg:y="151.9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100" draw:layer="layout" svg:width="1.701cm" svg:height="1.388cm" svg:x="22.001cm" svg:y="152.906cm" svg:viewBox="0 0 1702 1389" draw:points="0,0 824,1389 1702,63">
                  <text:p/>
                </draw:polygon>
                <draw:g>
                  <draw:g>
                    <draw:custom-shape draw:style-name="gr118" draw:text-style-name="P12" draw:layer="layout" svg:width="0.33cm" svg:height="0.131cm" svg:x="22.45cm" svg:y="154.5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9cm" svg:height="0.131cm" svg:x="22.79cm" svg:y="154.5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22.779cm" svg:y="154.65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22.302cm" svg:y="154.6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22.8322607090103cm 154.254700886263cm)" svg:viewBox="0 0 351 200" svg:d="M0 0c83 38 351 200 351 200">
                    <text:p/>
                  </draw:path>
                  <draw:custom-shape draw:style-name="gr218" draw:text-style-name="P101" draw:layer="layout" svg:width="0.062cm" svg:height="0.054cm" svg:x="22.801cm" svg:y="154.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4cm" svg:height="0.052cm" svg:x="22.745cm" svg:y="154.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101" draw:layer="layout" svg:width="0.049cm" svg:height="0.044cm" svg:x="22.764cm" svg:y="152.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46cm" svg:height="0.039cm" svg:x="22.776cm" svg:y="151.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102" draw:layer="layout" svg:width="1.692cm" svg:height="0.741cm" svg:x="22.004cm" svg:y="152.23cm" svg:viewBox="0 0 1693 742" draw:points="782,0 1693,742 0,674">
                  <text:p/>
                </draw:polygon>
                <draw:g>
                  <draw:g>
                    <draw:custom-shape draw:style-name="gr118" draw:text-style-name="P12" draw:layer="layout" svg:width="0.33cm" svg:height="0.132cm" svg:x="23.708cm" svg:y="152.4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24.047cm" svg:y="152.4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24.038cm" svg:y="152.4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23.56cm" svg:y="152.4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24.096041098495cm 152.871429754272cm)" svg:viewBox="0 0 428 263" svg:d="M420 0c78-11-420 263-420 263">
                    <text:p/>
                  </draw:path>
                  <draw:custom-shape draw:style-name="gr218" draw:text-style-name="P101" draw:layer="layout" svg:width="0.062cm" svg:height="0.053cm" svg:x="23.649cm" svg:y="152.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3cm" svg:height="0.054cm" svg:x="23.998cm" svg:y="15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22.0137612013786cm 152.906969473166cm)" svg:viewBox="0 0 387 275" svg:d="M0 0c91 65 311 220 387 275">
                    <text:p/>
                  </draw:path>
                  <draw:custom-shape draw:style-name="gr218" draw:text-style-name="P101" draw:layer="layout" svg:width="0.062cm" svg:height="0.054cm" svg:x="21.54cm" svg:y="152.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95cm" svg:height="0.118cm" svg:x="21.287cm" svg:y="152.5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21.588cm" svg:y="152.5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21.58cm" svg:y="152.5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21.156cm" svg:y="152.5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101" draw:layer="layout" svg:width="0.062cm" svg:height="0.054cm" svg:x="21.98cm" svg:y="15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22.850378553236cm 152.203436486653cm)" svg:viewBox="0 0 68 213" svg:d="M68 0c-23 69-68 213-68 213">
                  <text:p/>
                </draw:path>
              </draw:g>
            </draw:g>
            <draw:polygon draw:style-name="gr221" draw:text-style-name="P94" draw:layer="layout" svg:width="1.65cm" svg:height="2.183cm" svg:x="13.52cm" svg:y="150.253cm" svg:viewBox="0 0 1651 2184" draw:points="1639,0 0,944 151,2184 1651,1198">
              <text:p/>
            </draw:polygon>
            <draw:polygon draw:style-name="gr221" draw:text-style-name="P94" draw:layer="layout" svg:width="1.241cm" svg:height="2.891cm" svg:x="16.614cm" svg:y="150.361cm" svg:viewBox="0 0 1242 2892" draw:points="1186,0 0,922 222,2892 1242,2068">
              <text:p/>
            </draw:polygon>
            <draw:polygon draw:style-name="gr136" draw:text-style-name="P75" draw:layer="layout" svg:width="0.408cm" svg:height="0.392cm" svg:x="14.165cm" svg:y="161.275cm" svg:viewBox="0 0 409 393" draw:points="0,77 409,0 273,393">
              <text:p/>
            </draw:polygon>
            <draw:polygon draw:style-name="gr201" draw:text-style-name="P95" draw:layer="layout" svg:width="12.66cm" svg:height="7.874cm" svg:x="13.385cm" svg:y="150.972cm" svg:viewBox="0 0 12661 7875" draw:points="0,6358 9711,0 12661,655 3406,7875">
              <text:p/>
            </draw:polygon>
            <draw:polygon draw:style-name="gr201" draw:text-style-name="P95" draw:layer="layout" svg:width="9.452cm" svg:height="10.322cm" svg:x="16.597cm" svg:y="151.641cm" svg:viewBox="0 0 9453 10323" draw:points="192,7210 9453,0 9386,2421 0,10323">
              <text:p/>
            </draw:polygon>
            <draw:frame draw:style-name="gr209" draw:text-style-name="P98" draw:layer="layout" svg:width="5.506cm" svg:height="2.384cm" svg:x="8.067cm" svg:y="154.999cm">
              <draw:text-box>
                <text:p><text:span text:style-name="T30">Reference task</text:span></text:p>
              </draw:text-box>
            </draw:frame>
            <draw:custom-shape draw:style-name="gr232" draw:text-style-name="P104" draw:layer="layout" svg:width="0.606cm" svg:height="0.587cm" svg:x="15.06cm" svg:y="149.58cm">
              <text:p text:style-name="P103"><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17.641cm" svg:y="149.624cm">
              <text:p text:style-name="P103"><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21.081cm" svg:y="153.504cm">
              <text:p text:style-name="P103"><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17.974cm" svg:y="155.951cm">
              <text:p text:style-name="P103"><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line draw:style-name="gr197" draw:text-style-name="P8" draw:layer="layout" svg:x1="11.671cm" svg:y1="178.997cm" svg:x2="13.892cm" svg:y2="189.179cm">
              <text:p/>
            </draw:line>
            <draw:polygon draw:style-name="gr189" draw:text-style-name="P92" draw:layer="layout" svg:width="9.645cm" svg:height="2.497cm" svg:x="12.932cm" svg:y="178.563cm" svg:viewBox="0 0 9646 2498" draw:points="9646,2498 0,0">
              <text:p/>
            </draw:polygon>
            <draw:polygon draw:style-name="gr195" draw:text-style-name="P93" draw:layer="layout" svg:width="11.869cm" svg:height="3.383cm" svg:x="10.753cm" svg:y="176.986cm" svg:viewBox="0 0 11870 3384" draw:points="2164,0 11870,1755 9398,3384 0,1251">
              <text:p/>
            </draw:polygon>
            <draw:polygon draw:style-name="gr201" draw:text-style-name="P95" draw:layer="layout" svg:width="3.385cm" svg:height="4.587cm" svg:x="12.902cm" svg:y="185.114cm" svg:viewBox="0 0 3386 4588" draw:points="0,0 346,2933 3179,4588 3386,1504">
              <text:p/>
            </draw:polygon>
            <draw:polygon draw:style-name="gr196" draw:text-style-name="P94" draw:layer="layout" svg:width="2.456cm" svg:height="4.104cm" svg:x="20.169cm" svg:y="178.754cm" svg:viewBox="0 0 2457 4105" draw:points="2457,0 0,1587 64,4105 2415,2306">
              <text:p/>
            </draw:polygon>
            <draw:polygon draw:style-name="gr189" draw:text-style-name="P92" draw:layer="layout" svg:width="7.004cm" svg:height="5.199cm" svg:x="13.24cm" svg:y="182.848cm" svg:viewBox="0 0 7005 5200" draw:points="0,5200 7005,0">
              <text:p/>
            </draw:polygon>
            <draw:polygon draw:style-name="gr189" draw:text-style-name="P92" draw:layer="layout" svg:width="0.674cm" svg:height="0.166cm" svg:x="22.578cm" svg:y="181.043cm" svg:viewBox="0 0 675 167" draw:points="675,167 0,0">
              <text:p/>
            </draw:polygon>
            <draw:polygon draw:style-name="gr196" draw:text-style-name="P94" draw:layer="layout" svg:width="2.187cm" svg:height="2.897cm" svg:x="10.744cm" svg:y="176.973cm" svg:viewBox="0 0 2188 2898" draw:points="2172,0 0,1252 200,2898 2188,1590">
              <text:p/>
            </draw:polygon>
            <draw:frame draw:style-name="gr137" draw:text-style-name="P76" draw:layer="layout" svg:width="1.128cm" svg:height="1.114cm" svg:x="10.243cm" svg:y="178.255cm">
              <draw:text-box>
                <text:p><text:span text:style-name="T23">P</text:span><text:span text:style-name="T24">1</text:span></text:p>
              </draw:text-box>
            </draw:frame>
            <draw:frame draw:style-name="gr137" draw:text-style-name="P76" draw:layer="layout" svg:width="1.128cm" svg:height="1.114cm" svg:x="12.687cm" svg:y="188.917cm">
              <draw:text-box>
                <text:p><text:span text:style-name="T23">P</text:span><text:span text:style-name="T24">2</text:span></text:p>
              </draw:text-box>
            </draw:frame>
            <draw:custom-shape draw:style-name="gr212" draw:text-style-name="P77" draw:layer="layout" svg:width="0.908cm" svg:height="2.152cm" draw:transform="rotate (-1.77849050778222) translate (18.038cm 184.246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skewX (-3.0766220444189E-017) rotate (-1.38177716880391) translate (22.4976415447467cm 176.702858270645cm)" svg:viewBox="0 0 10843 11167" draw:points="0,11167 5510,0 7049,2931 7449,2351 8042,3474 7584,4172 8577,6180 5426,5626 5985,7152 9316,7669 10843,10655">
              <text:p/>
            </draw:polyline>
            <draw:custom-shape draw:style-name="gr199" draw:text-style-name="P74" draw:layer="layout" svg:width="0.69cm" svg:height="0.355cm" svg:x="11.276cm" svg:y="17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92" draw:layer="layout" svg:width="9.474cm" svg:height="4.618cm" svg:x="10.756cm" svg:y="178.238cm" svg:viewBox="0 0 9475 4619" draw:points="0,0 9410,2129 9475,4619 187,1633">
              <text:p/>
            </draw:polygon>
            <draw:g>
              <draw:custom-shape draw:style-name="gr210" draw:text-style-name="P77" draw:layer="layout" svg:width="0.823cm" svg:height="3.674cm" svg:x="19.993cm" svg:y="181.3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4" draw:layer="layout" svg:width="1.009cm" svg:height="0.34cm" draw:transform="rotate (0.165631746014262) translate (13.459cm 189.2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5" draw:layer="layout" svg:width="0.408cm" svg:height="0.392cm" svg:x="13.667cm" svg:y="189.034cm" svg:viewBox="0 0 409 393" draw:points="0,77 409,0 273,393">
              <text:p/>
            </draw:polygon>
            <draw:polygon draw:style-name="gr201" draw:text-style-name="P95" draw:layer="layout" svg:width="12.66cm" svg:height="7.874cm" svg:x="12.931cm" svg:y="178.719cm" svg:viewBox="0 0 12661 7875" draw:points="0,6358 9711,0 12661,655 3406,7875">
              <text:p/>
            </draw:polygon>
            <draw:polygon draw:style-name="gr201" draw:text-style-name="P95" draw:layer="layout" svg:width="9.452cm" svg:height="10.322cm" svg:x="16.099cm" svg:y="179.4cm" svg:viewBox="0 0 9453 10323" draw:points="192,7210 9453,0 9386,2421 0,10323">
              <text:p/>
            </draw:polygon>
            <draw:frame draw:style-name="gr209" draw:text-style-name="P98" draw:layer="layout" svg:width="5.506cm" svg:height="2.384cm" svg:x="7.569cm" svg:y="182.758cm">
              <draw:text-box>
                <text:p><text:span text:style-name="T30">Reference task</text:span></text:p>
              </draw:text-box>
            </draw:frame>
            <draw:custom-shape draw:style-name="gr232" draw:text-style-name="P104" draw:layer="layout" svg:width="0.606cm" svg:height="0.587cm" svg:x="20.583cm" svg:y="181.263cm">
              <text:p text:style-name="P103"><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17.476cm" svg:y="183.71cm">
              <text:p text:style-name="P103"><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20.465cm" svg:y="179.239cm">
              <text:p text:style-name="P103"><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250" draw:text-style-name="P12" draw:layer="layout" svg:width="0.711cm" svg:height="0.282cm" svg:x="21.23cm" svg:y="180.1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2" draw:layer="layout" svg:width="0.709cm" svg:height="0.282cm" svg:x="21.963cm" svg:y="180.1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1" draw:text-style-name="P12" draw:layer="layout" svg:width="0.969cm" svg:height="0.384cm" svg:x="21.939cm" svg:y="180.3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1" draw:text-style-name="P12" draw:layer="layout" svg:width="0.969cm" svg:height="0.384cm" svg:x="20.911cm" svg:y="180.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g>
            <draw:g>
              <draw:g>
                <draw:line draw:style-name="gr197" draw:text-style-name="P8" draw:layer="layout" svg:x1="54.257cm" svg:y1="202.988cm" svg:x2="53.882cm" svg:y2="203.341cm">
                  <text:p/>
                </draw:line>
                <draw:polygon draw:style-name="gr136" draw:text-style-name="P75" draw:layer="layout" svg:width="0.378cm" svg:height="0.295cm" svg:x="53.71cm" svg:y="203.204cm" svg:viewBox="0 0 379 296" draw:points="76,0 379,157 0,296">
                  <text:p/>
                </draw:polygon>
              </draw:g>
              <draw:custom-shape draw:style-name="gr199" draw:text-style-name="P74" draw:layer="layout" svg:width="0.69cm" svg:height="0.355cm" svg:x="54.018cm" svg:y="20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99" draw:text-style-name="P74" draw:layer="layout" svg:width="0.69cm" svg:height="0.355cm" svg:x="60.815cm" svg:y="193.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63.708cm" svg:y1="191.14cm" svg:x2="61.324cm" svg:y2="193.638cm">
            <text:p/>
          </draw:line>
          <draw:custom-shape draw:style-name="gr199" draw:text-style-name="P74" draw:layer="layout" svg:width="0.69cm" svg:height="0.355cm" svg:x="63.313cm" svg:y="190.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63.679cm" svg:y1="191.198cm" svg:x2="63.668cm" svg:y2="188.638cm">
            <text:p/>
          </draw:line>
          <draw:polygon draw:style-name="gr136" draw:text-style-name="P75" draw:layer="layout" svg:width="0.449cm" svg:height="0.295cm" svg:x="61.152cm" svg:y="193.501cm" svg:viewBox="0 0 450 296" draw:points="76,0 450,111 0,296">
            <text:p/>
          </draw:polygon>
          <draw:frame draw:style-name="gr137" draw:text-style-name="P76" draw:layer="layout" svg:width="1.128cm" svg:height="1.114cm" svg:x="62.28cm" svg:y="190.398cm">
            <draw:text-box>
              <text:p><text:span text:style-name="T23">P</text:span><text:span text:style-name="T24">1</text:span></text:p>
            </draw:text-box>
          </draw:frame>
          <draw:frame draw:style-name="gr137" draw:text-style-name="P76" draw:layer="layout" svg:width="1.128cm" svg:height="1.114cm" svg:x="60.118cm" svg:y="193.625cm">
            <draw:text-box>
              <text:p><text:span text:style-name="T23">P</text:span><text:span text:style-name="T24">2</text:span></text:p>
            </draw:text-box>
          </draw:frame>
          <draw:frame draw:style-name="gr209" draw:text-style-name="P98" draw:layer="layout" svg:width="5.506cm" svg:height="2.384cm" svg:x="62.372cm" svg:y="192.019cm">
            <draw:text-box>
              <text:p><text:span text:style-name="T30">Reference task</text:span><text:span text:style-name="T31">:</text:span></text:p>
              <text:p><text:span text:style-name="T31">Straight line </text:span></text:p>
              <text:p><text:span text:style-name="T31">trajectory tracking</text:span></text:p>
            </draw:text-box>
          </draw:frame>
          <draw:g>
            <draw:g>
              <draw:g>
                <draw:g>
                  <draw:custom-shape draw:style-name="gr252" draw:text-style-name="P12" draw:layer="layout" svg:width="0.939cm" svg:height="0.373cm" svg:x="62.773cm" svg:y="188.3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2" draw:layer="layout" svg:width="0.937cm" svg:height="0.373cm" svg:x="63.741cm" svg:y="188.3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63.709cm" svg:y="188.5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62.351cm" svg:y="188.5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polygon draw:style-name="gr189" draw:text-style-name="P92" draw:layer="layout" svg:width="9.645cm" svg:height="2.497cm" svg:x="31.463cm" svg:y="178.933cm" svg:viewBox="0 0 9646 2498" draw:points="9646,2498 0,0">
              <text:p/>
            </draw:polygon>
            <draw:polygon draw:style-name="gr195" draw:text-style-name="P93" draw:layer="layout" svg:width="11.869cm" svg:height="3.383cm" svg:x="29.284cm" svg:y="177.356cm" svg:viewBox="0 0 11870 3384" draw:points="2164,0 11870,1755 9398,3384 0,1251">
              <text:p/>
            </draw:polygon>
            <draw:polygon draw:style-name="gr201" draw:text-style-name="P95" draw:layer="layout" svg:width="3.385cm" svg:height="4.587cm" svg:x="31.433cm" svg:y="185.484cm" svg:viewBox="0 0 3386 4588" draw:points="0,0 346,2933 3179,4588 3386,1504">
              <text:p/>
            </draw:polygon>
            <draw:polygon draw:style-name="gr196" draw:text-style-name="P94" draw:layer="layout" svg:width="2.456cm" svg:height="4.104cm" svg:x="38.7cm" svg:y="179.124cm" svg:viewBox="0 0 2457 4105" draw:points="2457,0 0,1587 64,4105 2415,2306">
              <text:p/>
            </draw:polygon>
            <draw:polygon draw:style-name="gr189" draw:text-style-name="P92" draw:layer="layout" svg:width="7.004cm" svg:height="5.199cm" svg:x="31.771cm" svg:y="183.218cm" svg:viewBox="0 0 7005 5200" draw:points="0,5200 7005,0">
              <text:p/>
            </draw:polygon>
            <draw:polygon draw:style-name="gr189" draw:text-style-name="P92" draw:layer="layout" svg:width="0.674cm" svg:height="0.166cm" svg:x="41.109cm" svg:y="181.413cm" svg:viewBox="0 0 675 167" draw:points="675,167 0,0">
              <text:p/>
            </draw:polygon>
            <draw:polygon draw:style-name="gr196" draw:text-style-name="P94" draw:layer="layout" svg:width="2.187cm" svg:height="2.897cm" svg:x="29.275cm" svg:y="177.343cm" svg:viewBox="0 0 2188 2898" draw:points="2172,0 0,1252 200,2898 2188,1590">
              <text:p/>
            </draw:polygon>
            <draw:frame draw:style-name="gr137" draw:text-style-name="P76" draw:layer="layout" svg:width="1.128cm" svg:height="1.114cm" svg:x="28.774cm" svg:y="178.625cm">
              <draw:text-box>
                <text:p><text:span text:style-name="T23">P</text:span><text:span text:style-name="T24">1</text:span></text:p>
              </draw:text-box>
            </draw:frame>
            <draw:frame draw:style-name="gr137" draw:text-style-name="P76" draw:layer="layout" svg:width="1.128cm" svg:height="1.114cm" svg:x="31.218cm" svg:y="189.287cm">
              <draw:text-box>
                <text:p><text:span text:style-name="T23">P</text:span><text:span text:style-name="T24">2</text:span></text:p>
              </draw:text-box>
            </draw:frame>
            <draw:polyline draw:style-name="gr197" draw:text-style-name="P8" draw:layer="layout" svg:width="10.842cm" svg:height="11.166cm" draw:transform="rotate (-1.38177716880391) translate (41.0286415447467cm 177.072858270645cm)" svg:viewBox="0 0 10843 11167" draw:points="0,11167 5510,0 10843,10655">
              <text:p/>
            </draw:polyline>
            <draw:custom-shape draw:style-name="gr199" draw:text-style-name="P74" draw:layer="layout" svg:width="0.69cm" svg:height="0.355cm" svg:x="29.807cm" svg:y="179.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92" draw:layer="layout" svg:width="9.474cm" svg:height="4.618cm" svg:x="29.287cm" svg:y="178.608cm" svg:viewBox="0 0 9475 4619" draw:points="0,0 9410,2129 9475,4619 187,1633">
              <text:p/>
            </draw:polygon>
            <draw:custom-shape draw:style-name="gr214" draw:text-style-name="P74" draw:layer="layout" svg:width="1.009cm" svg:height="0.34cm" draw:transform="rotate (0.165631746014262) translate (32.054cm 189.6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2" draw:layer="layout" svg:width="0.939cm" svg:height="0.373cm" svg:x="39.7cm" svg:y="180.5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2" draw:layer="layout" svg:width="0.937cm" svg:height="0.373cm" svg:x="40.668cm" svg:y="180.5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40.636cm" svg:y="180.8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39.278cm" svg:y="180.8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95" draw:layer="layout" svg:width="12.66cm" svg:height="7.874cm" svg:x="31.43cm" svg:y="179.118cm" svg:viewBox="0 0 12661 7875" draw:points="0,6358 9711,0 12661,655 3406,7875">
              <text:p/>
            </draw:polygon>
            <draw:polygon draw:style-name="gr201" draw:text-style-name="P95" draw:layer="layout" svg:width="9.452cm" svg:height="10.322cm" svg:x="34.63cm" svg:y="179.77cm" svg:viewBox="0 0 9453 10323" draw:points="192,7210 9453,0 9386,2421 0,10323">
              <text:p/>
            </draw:polygon>
            <draw:frame draw:style-name="gr209" draw:text-style-name="P98" draw:layer="layout" svg:width="5.506cm" svg:height="2.384cm" svg:x="26.1cm" svg:y="183.128cm">
              <draw:text-box>
                <text:p><text:span text:style-name="T30">Reference task</text:span></text:p>
              </draw:text-box>
            </draw:frame>
            <draw:polygon draw:style-name="gr136" draw:text-style-name="P75" draw:layer="layout" svg:width="0.691cm" svg:height="0.538cm" svg:x="32.574cm" svg:y="189.267cm" svg:viewBox="0 0 692 539" draw:points="286,0 692,248 0,539">
              <text:p/>
            </draw:polygon>
          </draw:g>
        </draw:g>
        <draw:g>
          <draw:custom-shape draw:style-name="gr175" draw:text-style-name="P12" draw:layer="layout" svg:width="1.169cm" svg:height="7.319cm" svg:x="46.501cm" svg:y="186.412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6" draw:layer="layout" svg:width="1.128cm" svg:height="1.114cm" svg:x="50.46cm" svg:y="190.38cm">
            <draw:text-box>
              <text:p><text:span text:style-name="T23">P</text:span><text:span text:style-name="T24">1</text:span></text:p>
            </draw:text-box>
          </draw:frame>
          <draw:polyline draw:style-name="gr204" draw:text-style-name="P8" draw:layer="layout" svg:width="6.627cm" svg:height="1.081cm" draw:transform="rotate (-2.30051848705373) translate (50.9930171885107cm 191.438646353661cm)" svg:viewBox="0 0 6628 1082" draw:points="0,665 3426,885 4350,0 5924,41 4903,1014 6628,1082">
            <text:p/>
          </draw:polyline>
          <draw:custom-shape draw:style-name="gr135" draw:text-style-name="P74" draw:layer="layout" svg:width="0.612cm" svg:height="0.265cm" svg:x="45.128cm" svg:y="195.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44.556cm" svg:y="195.922cm">
            <draw:text-box>
              <text:p><text:span text:style-name="T23">P</text:span><text:span text:style-name="T24">2</text:span></text:p>
            </draw:text-box>
          </draw:frame>
          <draw:custom-shape draw:style-name="gr233" draw:text-style-name="P77" draw:layer="layout" svg:width="0.631cm" svg:height="2.412cm" draw:transform="rotate (-1.5707963267949) translate (49.435cm 187.748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4" draw:layer="layout" svg:width="0.419cm" svg:height="0.215cm" svg:x="50.227cm" svg:y="190.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5" draw:layer="layout" svg:width="0.581cm" svg:height="0.348cm" svg:x="45.485cm" svg:y="195.607cm" svg:viewBox="0 0 582 349" draw:points="110,6 582,0 0,349">
            <text:p/>
          </draw:polygon>
          <draw:g>
            <draw:custom-shape draw:style-name="gr252" draw:text-style-name="P12" draw:layer="layout" svg:width="0.939cm" svg:height="0.373cm" svg:x="50.04cm" svg:y="187.2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2" draw:layer="layout" svg:width="0.937cm" svg:height="0.373cm" svg:x="51.008cm" svg:y="187.2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50.976cm" svg:y="187.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49.618cm" svg:y="187.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5" draw:layer="layout" svg:width="0.581cm" svg:height="0.348cm" svg:x="45.485cm" svg:y="195.608cm" svg:viewBox="0 0 582 349" draw:points="110,6 582,0 0,349">
            <text:p/>
          </draw:polygon>
        </draw:g>
        <draw:g>
          <draw:custom-shape draw:style-name="gr199" draw:text-style-name="P74" draw:layer="layout" svg:width="0.69cm" svg:height="0.355cm" svg:x="52.58cm" svg:y="20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4" draw:layer="layout" svg:width="0.69cm" svg:height="0.355cm" svg:x="55.078cm" svg:y="201.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55.444cm" svg:y1="201.847cm" svg:x2="55.433cm" svg:y2="199.287cm">
            <text:p/>
          </draw:line>
          <draw:frame draw:style-name="gr137" draw:text-style-name="P76" draw:layer="layout" svg:width="1.128cm" svg:height="1.114cm" svg:x="54.045cm" svg:y="201.047cm">
            <draw:text-box>
              <text:p><text:span text:style-name="T23">P</text:span><text:span text:style-name="T24">1</text:span></text:p>
            </draw:text-box>
          </draw:frame>
          <draw:frame draw:style-name="gr137" draw:text-style-name="P76" draw:layer="layout" svg:width="1.128cm" svg:height="1.114cm" svg:x="51.883cm" svg:y="204.274cm">
            <draw:text-box>
              <text:p><text:span text:style-name="T23">P</text:span><text:span text:style-name="T24">2</text:span></text:p>
            </draw:text-box>
          </draw:frame>
          <draw:g>
            <draw:g>
              <draw:g>
                <draw:g>
                  <draw:custom-shape draw:style-name="gr252" draw:text-style-name="P12" draw:layer="layout" svg:width="0.939cm" svg:height="0.373cm" svg:x="54.538cm" svg:y="199.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2" draw:layer="layout" svg:width="0.937cm" svg:height="0.373cm" svg:x="55.506cm" svg:y="199.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55.474cm" svg:y="199.2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54.116cm" svg:y="199.2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frame draw:style-name="gr137" draw:text-style-name="P76" draw:layer="layout" svg:width="1.128cm" svg:height="1.114cm" svg:x="49.882cm" svg:y="201.572cm">
            <draw:text-box>
              <text:p><text:span text:style-name="T23">P</text:span><text:span text:style-name="T24">1</text:span></text:p>
            </draw:text-box>
          </draw:frame>
          <draw:custom-shape draw:style-name="gr135" draw:text-style-name="P74" draw:layer="layout" svg:width="0.612cm" svg:height="0.265cm" svg:x="44.24cm" svg:y="206.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44.205cm" svg:y="206.467cm">
            <draw:text-box>
              <text:p><text:span text:style-name="T23">P</text:span><text:span text:style-name="T24">2</text:span></text:p>
            </draw:text-box>
          </draw:frame>
          <draw:polyline draw:style-name="gr255" draw:text-style-name="P8" draw:layer="layout" svg:width="6.314cm" svg:height="1.874cm" draw:transform="rotate (-2.60158778302275) translate (50.7660965119575cm 203.836338704734cm)" svg:viewBox="0 0 6315 1875" draw:points="0,1875 2128,1554 1123,400 3302,0 4343,1227 6315,978">
            <text:p/>
          </draw:polyline>
          <draw:g>
            <draw:g>
              <draw:line draw:style-name="gr213" draw:text-style-name="P8" draw:layer="layout" svg:x1="48.189cm" svg:y1="203.627cm" svg:x2="48.829cm" svg:y2="203.815cm">
                <text:p/>
              </draw:line>
              <draw:polygon draw:style-name="gr256" draw:text-style-name="P69" draw:layer="layout" svg:width="0.528cm" svg:height="0.236cm" svg:x="48.644cm" svg:y="203.684cm" svg:viewBox="0 0 529 237" draw:points="251,0 529,211 0,237">
                <text:p/>
              </draw:polygon>
            </draw:g>
            <draw:custom-shape draw:style-name="gr199" draw:text-style-name="P74" draw:layer="layout" svg:width="0.69cm" svg:height="0.355cm" svg:x="47.884cm" svg:y="203.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4" draw:text-style-name="P77" draw:layer="layout" svg:width="1.601cm" svg:height="0.804cm" svg:x="46.892cm" svg:y="204.1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7" draw:layer="layout" svg:width="0.631cm" svg:height="7.63cm" svg:x="47.357cm" svg:y="196.63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5" draw:layer="layout" svg:width="0.578cm" svg:height="0.366cm" svg:x="44.509cm" svg:y="206.171cm" svg:viewBox="0 0 579 367" draw:points="201,0 579,80 0,367">
            <text:p/>
          </draw:polygon>
          <draw:custom-shape draw:style-name="gr135" draw:text-style-name="P74" draw:layer="layout" svg:width="0.419cm" svg:height="0.215cm" svg:x="49.599cm" svg:y="202.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2" draw:layer="layout" svg:width="0.939cm" svg:height="0.373cm" svg:x="48.931cm" svg:y="198.9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2" draw:layer="layout" svg:width="0.937cm" svg:height="0.373cm" svg:x="49.899cm" svg:y="198.9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49.867cm" svg:y="199.19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48.509cm" svg:y="199.1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213" draw:text-style-name="P8" draw:layer="layout" svg:x1="49.188cm" svg:y1="202.75cm" svg:x2="48.779cm" svg:y2="203.054cm">
                <text:p/>
              </draw:line>
              <draw:polygon draw:style-name="gr257" draw:text-style-name="P69" draw:layer="layout" svg:width="0.378cm" svg:height="0.295cm" svg:x="48.607cm" svg:y="202.917cm" svg:viewBox="0 0 379 296" draw:points="76,0 379,157 0,296">
                <text:p/>
              </draw:polygon>
            </draw:g>
            <draw:custom-shape draw:style-name="gr199" draw:text-style-name="P74" draw:layer="layout" svg:width="0.69cm" svg:height="0.355cm" svg:x="48.992cm" svg:y="202.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3" draw:text-style-name="P8" draw:layer="layout" svg:x1="49.537cm" svg:y1="204.112cm" svg:x2="49.18cm" svg:y2="204.424cm">
                <text:p/>
              </draw:line>
              <draw:polygon draw:style-name="gr256" draw:text-style-name="P69" draw:layer="layout" svg:width="0.451cm" svg:height="0.332cm" svg:x="48.924cm" svg:y="204.304cm" svg:viewBox="0 0 452 333" draw:points="94,0 452,188 0,333">
                <text:p/>
              </draw:polygon>
            </draw:g>
            <draw:custom-shape draw:style-name="gr199" draw:text-style-name="P74" draw:layer="layout" svg:width="0.69cm" svg:height="0.355cm" svg:x="49.232cm" svg:y="203.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3" draw:text-style-name="P8" draw:layer="layout" svg:x1="47.865cm" svg:y1="205.547cm" svg:x2="47.301cm" svg:y2="205.321cm">
                <text:p/>
              </draw:line>
              <draw:polygon draw:style-name="gr256" draw:text-style-name="P69" draw:layer="layout" svg:width="0.508cm" svg:height="0.284cm" svg:x="46.983cm" svg:y="205.205cm" svg:viewBox="0 0 509 285" draw:points="0,0 509,13 222,285">
                <text:p/>
              </draw:polygon>
            </draw:g>
            <draw:custom-shape draw:style-name="gr199" draw:text-style-name="P74" draw:layer="layout" svg:width="0.69cm" svg:height="0.355cm" svg:x="47.56cm" svg:y="205.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13" draw:text-style-name="P8" draw:layer="layout" svg:x1="46.375cm" svg:y1="205.071cm" svg:x2="45.978cm" svg:y2="205.363cm">
                <text:p/>
              </draw:line>
              <draw:polygon draw:style-name="gr256" draw:text-style-name="P69" draw:layer="layout" svg:width="0.475cm" svg:height="0.359cm" svg:x="45.713cm" svg:y="205.194cm" svg:viewBox="0 0 476 360" draw:points="0,360 95,0 476,254">
                <text:p/>
              </draw:polygon>
            </draw:g>
            <draw:custom-shape draw:style-name="gr199" draw:text-style-name="P74" draw:layer="layout" svg:width="0.69cm" svg:height="0.355cm" svg:x="46.101cm" svg:y="204.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137" draw:text-style-name="P76" draw:layer="layout" svg:width="1.128cm" svg:height="1.114cm" svg:x="58.443cm" svg:y="190.449cm">
            <draw:text-box>
              <text:p><text:span text:style-name="T23">P</text:span><text:span text:style-name="T24">1</text:span></text:p>
            </draw:text-box>
          </draw:frame>
          <draw:custom-shape draw:style-name="gr135" draw:text-style-name="P74" draw:layer="layout" svg:width="0.612cm" svg:height="0.265cm" svg:x="52.801cm" svg:y="195.2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6" draw:layer="layout" svg:width="1.128cm" svg:height="1.114cm" svg:x="52.766cm" svg:y="195.344cm">
            <draw:text-box>
              <text:p><text:span text:style-name="T23">P</text:span><text:span text:style-name="T24">2</text:span></text:p>
            </draw:text-box>
          </draw:frame>
          <draw:polyline draw:style-name="gr204" draw:text-style-name="P8" draw:layer="layout" svg:width="6.314cm" svg:height="1.874cm" draw:transform="rotate (-2.60158778302275) translate (59.3270965119575cm 192.713338704734cm)" svg:viewBox="0 0 6315 1875" draw:points="0,1875 2128,1554 1123,400 3302,0 4343,1227 6315,978">
            <text:p/>
          </draw:polyline>
          <draw:g>
            <draw:custom-shape draw:style-name="gr234" draw:text-style-name="P77" draw:layer="layout" svg:width="1.601cm" svg:height="0.804cm" svg:x="55.453cm" svg:y="192.9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7" draw:layer="layout" svg:width="0.631cm" svg:height="7.63cm" svg:x="55.918cm" svg:y="185.5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5" draw:layer="layout" svg:width="0.578cm" svg:height="0.366cm" svg:x="53.07cm" svg:y="195.048cm" svg:viewBox="0 0 579 367" draw:points="201,0 579,80 0,367">
            <text:p/>
          </draw:polygon>
          <draw:custom-shape draw:style-name="gr135" draw:text-style-name="P74" draw:layer="layout" svg:width="0.419cm" svg:height="0.215cm" svg:x="58.16cm" svg:y="191.0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2" draw:layer="layout" svg:width="0.939cm" svg:height="0.373cm" svg:x="57.492cm" svg:y="187.8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2" draw:layer="layout" svg:width="0.937cm" svg:height="0.373cm" svg:x="58.46cm" svg:y="187.8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58.428cm" svg:y="188.0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2" draw:layer="layout" svg:width="1.281cm" svg:height="0.507cm" svg:x="57.07cm" svg:y="188.0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7" draw:text-style-name="P8" draw:layer="layout" svg:x1="54.473cm" svg:y1="204.001cm" svg:x2="56.694cm" svg:y2="214.183cm">
              <text:p/>
            </draw:line>
            <draw:polygon draw:style-name="gr189" draw:text-style-name="P92" draw:layer="layout" svg:width="9.645cm" svg:height="2.497cm" svg:x="55.734cm" svg:y="203.567cm" svg:viewBox="0 0 9646 2498" draw:points="9646,2498 0,0">
              <text:p/>
            </draw:polygon>
            <draw:polygon draw:style-name="gr195" draw:text-style-name="P93" draw:layer="layout" svg:width="11.869cm" svg:height="3.383cm" svg:x="53.555cm" svg:y="201.99cm" svg:viewBox="0 0 11870 3384" draw:points="2164,0 11870,1755 9398,3384 0,1251">
              <text:p/>
            </draw:polygon>
            <draw:polygon draw:style-name="gr201" draw:text-style-name="P95" draw:layer="layout" svg:width="3.385cm" svg:height="4.587cm" svg:x="55.704cm" svg:y="210.118cm" svg:viewBox="0 0 3386 4588" draw:points="0,0 346,2933 3179,4588 3386,1504">
              <text:p/>
            </draw:polygon>
            <draw:polygon draw:style-name="gr196" draw:text-style-name="P94" draw:layer="layout" svg:width="2.456cm" svg:height="4.104cm" svg:x="62.971cm" svg:y="203.758cm" svg:viewBox="0 0 2457 4105" draw:points="2457,0 0,1587 64,4105 2415,2306">
              <text:p/>
            </draw:polygon>
            <draw:polygon draw:style-name="gr189" draw:text-style-name="P92" draw:layer="layout" svg:width="7.004cm" svg:height="5.199cm" svg:x="56.042cm" svg:y="207.852cm" svg:viewBox="0 0 7005 5200" draw:points="0,5200 7005,0">
              <text:p/>
            </draw:polygon>
            <draw:polygon draw:style-name="gr189" draw:text-style-name="P92" draw:layer="layout" svg:width="0.674cm" svg:height="0.166cm" svg:x="65.38cm" svg:y="206.047cm" svg:viewBox="0 0 675 167" draw:points="675,167 0,0">
              <text:p/>
            </draw:polygon>
            <draw:polygon draw:style-name="gr196" draw:text-style-name="P94" draw:layer="layout" svg:width="2.187cm" svg:height="2.897cm" svg:x="53.546cm" svg:y="201.977cm" svg:viewBox="0 0 2188 2898" draw:points="2172,0 0,1252 200,2898 2188,1590">
              <text:p/>
            </draw:polygon>
            <draw:frame draw:style-name="gr137" draw:text-style-name="P76" draw:layer="layout" svg:width="1.128cm" svg:height="1.114cm" svg:x="53.045cm" svg:y="203.259cm">
              <draw:text-box>
                <text:p><text:span text:style-name="T23">P</text:span><text:span text:style-name="T24">1</text:span></text:p>
              </draw:text-box>
            </draw:frame>
            <draw:frame draw:style-name="gr137" draw:text-style-name="P76" draw:layer="layout" svg:width="1.128cm" svg:height="1.114cm" svg:x="55.489cm" svg:y="213.921cm">
              <draw:text-box>
                <text:p><text:span text:style-name="T23">P</text:span><text:span text:style-name="T24">2</text:span></text:p>
              </draw:text-box>
            </draw:frame>
            <draw:custom-shape draw:style-name="gr212" draw:text-style-name="P77" draw:layer="layout" svg:width="0.908cm" svg:height="2.152cm" draw:transform="rotate (-1.77849050778222) translate (60.84cm 209.25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58" draw:text-style-name="P8" draw:layer="layout" svg:width="10.799cm" svg:height="21.611cm" draw:transform="skewX (3.19206262164187E-017) rotate (-1.38177716880391) translate (65.2904863212682cm 201.659001060634cm)" svg:viewBox="0 0 10800 21612" draw:points="49,11167 5559,0 7098,2931 7498,2351 8090,3474 7633,4172 8625,6180 5474,5626 6034,7152 9365,7669 10800,10734 2903,21612 0,11203">
              <text:p/>
            </draw:polyline>
            <draw:custom-shape draw:style-name="gr199" draw:text-style-name="P74" draw:layer="layout" svg:width="0.69cm" svg:height="0.355cm" svg:x="54.078cm" svg:y="203.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92" draw:layer="layout" svg:width="9.474cm" svg:height="4.618cm" svg:x="53.558cm" svg:y="203.242cm" svg:viewBox="0 0 9475 4619" draw:points="0,0 9410,2129 9475,4619 187,1633">
              <text:p/>
            </draw:polygon>
            <draw:g>
              <draw:custom-shape draw:style-name="gr210" draw:text-style-name="P77" draw:layer="layout" svg:width="0.823cm" svg:height="3.674cm" svg:x="62.795cm" svg:y="206.32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4" draw:layer="layout" svg:width="1.009cm" svg:height="0.34cm" draw:transform="rotate (0.165631746014262) translate (56.261cm 214.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9" draw:layer="layout" svg:width="0.91cm" svg:height="2.076cm" svg:x="65.089cm" svg:y="204.993cm" svg:viewBox="0 0 911 2077" draw:points="0,0 911,742 28,2077">
                  <text:p/>
                </draw:polygon>
                <draw:polygon draw:style-name="gr215" draw:text-style-name="P99" draw:layer="layout" svg:width="0.811cm" svg:height="2.047cm" svg:x="64.305cm" svg:y="204.993cm" svg:viewBox="0 0 812 2048" draw:points="784,0 812,2048 0,678">
                  <text:p/>
                </draw:polygon>
                <draw:g>
                  <draw:custom-shape draw:style-name="gr118" draw:text-style-name="P12" draw:layer="layout" svg:width="0.261cm" svg:height="0.104cm" svg:x="64.85cm" svg:y="204.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65cm" svg:height="0.104cm" svg:x="65.116cm" svg:y="204.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65.111cm" svg:y="204.6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64.737cm" svg:y="204.6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100" draw:layer="layout" svg:width="1.701cm" svg:height="1.388cm" svg:x="64.305cm" svg:y="205.669cm" svg:viewBox="0 0 1702 1389" draw:points="0,0 824,1389 1702,63">
                  <text:p/>
                </draw:polygon>
                <draw:g>
                  <draw:g>
                    <draw:custom-shape draw:style-name="gr118" draw:text-style-name="P12" draw:layer="layout" svg:width="0.33cm" svg:height="0.131cm" svg:x="64.754cm" svg:y="207.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9cm" svg:height="0.131cm" svg:x="65.094cm" svg:y="207.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65.083cm" svg:y="207.41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64.606cm" svg:y="207.4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2) rotate (-1.18333323285216) translate (65.1362607090103cm 207.017700886263cm)" svg:viewBox="0 0 351 200" svg:d="M0 0c83 38 351 200 351 200">
                    <text:p/>
                  </draw:path>
                  <draw:custom-shape draw:style-name="gr218" draw:text-style-name="P101" draw:layer="layout" svg:width="0.062cm" svg:height="0.054cm" svg:x="65.105cm" svg:y="206.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4cm" svg:height="0.052cm" svg:x="65.049cm" svg:y="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101" draw:layer="layout" svg:width="0.049cm" svg:height="0.044cm" svg:x="65.068cm" svg:y="204.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46cm" svg:height="0.039cm" svg:x="65.08cm" svg:y="20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102" draw:layer="layout" svg:width="1.692cm" svg:height="0.741cm" svg:x="64.308cm" svg:y="204.993cm" svg:viewBox="0 0 1693 742" draw:points="782,0 1693,742 0,674">
                  <text:p/>
                </draw:polygon>
                <draw:g>
                  <draw:g>
                    <draw:custom-shape draw:style-name="gr118" draw:text-style-name="P12" draw:layer="layout" svg:width="0.33cm" svg:height="0.132cm" svg:x="66.012cm" svg:y="205.1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66.351cm" svg:y="205.1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66.342cm" svg:y="205.25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65.864cm" svg:y="205.2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66.400041098495cm 205.634429754272cm)" svg:viewBox="0 0 428 263" svg:d="M420 0c78-11-420 263-420 263">
                    <text:p/>
                  </draw:path>
                  <draw:custom-shape draw:style-name="gr218" draw:text-style-name="P101" draw:layer="layout" svg:width="0.062cm" svg:height="0.053cm" svg:x="65.953cm" svg:y="20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3cm" svg:height="0.054cm" svg:x="66.302cm" svg:y="205.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64.3177612013786cm 205.669969473166cm)" svg:viewBox="0 0 387 275" svg:d="M0 0c91 65 311 220 387 275">
                    <text:p/>
                  </draw:path>
                  <draw:custom-shape draw:style-name="gr218" draw:text-style-name="P101" draw:layer="layout" svg:width="0.062cm" svg:height="0.054cm" svg:x="63.844cm" svg:y="205.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95cm" svg:height="0.118cm" svg:x="63.591cm" svg:y="205.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63.892cm" svg:y="205.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63.884cm" svg:y="205.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63.46cm" svg:y="205.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101" draw:layer="layout" svg:width="0.062cm" svg:height="0.054cm" svg:x="64.284cm" svg:y="20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65.154378553236cm 204.966436486653cm)" svg:viewBox="0 0 68 213" svg:d="M68 0c-23 69-68 213-68 213">
                  <text:p/>
                </draw:path>
              </draw:g>
            </draw:g>
            <draw:polygon draw:style-name="gr136" draw:text-style-name="P75" draw:layer="layout" svg:width="0.408cm" svg:height="0.392cm" svg:x="56.469cm" svg:y="214.038cm" svg:viewBox="0 0 409 393" draw:points="0,77 409,0 273,393">
              <text:p/>
            </draw:polygon>
            <draw:polygon draw:style-name="gr201" draw:text-style-name="P95" draw:layer="layout" svg:width="12.66cm" svg:height="7.874cm" svg:x="55.689cm" svg:y="203.735cm" svg:viewBox="0 0 12661 7875" draw:points="0,6358 9711,0 12661,655 3406,7875">
              <text:p/>
            </draw:polygon>
            <draw:polygon draw:style-name="gr201" draw:text-style-name="P95" draw:layer="layout" svg:width="9.452cm" svg:height="10.322cm" svg:x="58.911cm" svg:y="204.384cm" svg:viewBox="0 0 9453 10323" draw:points="192,7210 9453,0 9386,2421 0,10323">
              <text:p/>
            </draw:polygon>
            <draw:frame draw:style-name="gr209" draw:text-style-name="P98" draw:layer="layout" svg:width="5.506cm" svg:height="2.384cm" svg:x="50.371cm" svg:y="207.762cm">
              <draw:text-box>
                <text:p><text:span text:style-name="T30">Reference task</text:span></text:p>
              </draw:text-box>
            </draw:frame>
            <draw:custom-shape draw:style-name="gr232" draw:text-style-name="P104" draw:layer="layout" svg:width="0.606cm" svg:height="0.587cm" svg:x="63.385cm" svg:y="206.267cm">
              <text:p text:style-name="P103"><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60.278cm" svg:y="208.714cm">
              <text:p text:style-name="P103"><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63.267cm" svg:y="204.243cm">
              <text:p text:style-name="P103"><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189" draw:text-style-name="P92" draw:layer="Layer4" svg:width="9.642cm" svg:height="2.565cm" svg:x="35.429cm" svg:y="229.421cm" svg:viewBox="0 0 9643 2566" draw:points="9643,2566 0,0">
            <text:p/>
          </draw:polygon>
          <draw:polygon draw:style-name="gr201" draw:text-style-name="P95" draw:layer="Layer4" svg:width="3.385cm" svg:height="4.587cm" svg:x="35.396cm" svg:y="236.04cm" svg:viewBox="0 0 3386 4588" draw:points="0,0 346,2933 3179,4588 3386,1504">
            <text:p/>
          </draw:polygon>
          <draw:polygon draw:style-name="gr196" draw:text-style-name="P94" draw:layer="Layer4" svg:width="2.456cm" svg:height="4.104cm" svg:x="42.663cm" svg:y="229.68cm" svg:viewBox="0 0 2457 4105" draw:points="2457,0 0,1587 64,4105 2415,2306">
            <text:p/>
          </draw:polygon>
          <draw:polygon draw:style-name="gr189" draw:text-style-name="P92" draw:layer="Layer4" svg:width="7.004cm" svg:height="5.199cm" svg:x="35.734cm" svg:y="233.774cm" svg:viewBox="0 0 7005 5200" draw:points="0,5200 7005,0">
            <text:p/>
          </draw:polygon>
          <draw:polygon draw:style-name="gr189" draw:text-style-name="P92" draw:layer="Layer4" svg:width="0.674cm" svg:height="0.166cm" svg:x="45.072cm" svg:y="231.969cm" svg:viewBox="0 0 675 167" draw:points="675,167 0,0">
            <text:p/>
          </draw:polygon>
          <draw:polygon draw:style-name="gr196" draw:text-style-name="P94" draw:layer="Layer4" svg:width="2.187cm" svg:height="2.897cm" svg:x="33.258cm" svg:y="227.827cm" svg:viewBox="0 0 2188 2898" draw:points="2172,0 0,1252 200,2898 2188,1590">
            <text:p/>
          </draw:polygon>
          <draw:custom-shape draw:style-name="gr259" draw:text-style-name="P108" draw:layer="Layer4" svg:width="0.908cm" svg:height="2.152cm" draw:transform="rotate (-1.77849050778222) translate (40.532cm 235.172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8" draw:layer="layout" svg:width="0.406cm" svg:height="3.053cm" svg:x="41.11cm" svg:y="229.0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er4" svg:width="10.969cm" svg:height="21.611cm" draw:transform="skewX (3.14259583534478E-017) rotate (-1.38177716880391) translate (44.9824863212682cm 227.581001060634cm)" svg:viewBox="0 0 10970 21612" draw:points="5559,0 7098,2931 7498,2351 8090,3474 7633,4172 8625,6180 5474,5626 6034,7152 9325,7589 10970,10774 2903,21612 0,11203 1364,8322 585,8173 977,7245 1839,7384">
            <text:p/>
          </draw:polygon>
          <draw:g>
            <draw:custom-shape draw:style-name="gr260" draw:text-style-name="P108" draw:layer="layout" svg:width="0.406cm" svg:height="3.053cm" svg:x="40.264cm" svg:y="229.548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04" draw:layer="Layer4" svg:width="0.606cm" svg:height="0.587cm" svg:x="39.97cm" svg:y="234.636cm">
            <text:p text:style-name="P103"><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1" draw:text-style-name="P8" draw:layer="Layer4" svg:x1="44.822cm" svg:y1="232.001cm" svg:x2="45.435cm" svg:y2="231.268cm">
              <text:p/>
            </draw:line>
            <draw:line draw:style-name="gr261" draw:text-style-name="P8" draw:layer="Layer4" svg:x1="44.822cm" svg:y1="232.001cm" svg:x2="44.135cm" svg:y2="231.336cm">
              <text:p/>
            </draw:line>
            <draw:line draw:style-name="gr262" draw:text-style-name="P8" draw:layer="Layer4" svg:x1="44.815cm" svg:y1="232.039cm" svg:x2="44.772cm" svg:y2="230.968cm">
              <text:p/>
            </draw:line>
            <draw:custom-shape draw:style-name="gr263" draw:text-style-name="P78" draw:layer="Layer4" svg:width="0.367cm" svg:height="0.367cm" svg:x="44.647cm" svg:y="23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er4" svg:width="0.261cm" svg:height="0.104cm" svg:x="44.507cm" svg:y="230.8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er4" svg:width="0.265cm" svg:height="0.104cm" svg:x="44.773cm" svg:y="230.8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er4" svg:width="0.356cm" svg:height="0.142cm" svg:x="44.394cm" svg:y="230.8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er4" svg:width="0.356cm" svg:height="0.142cm" svg:x="44.768cm" svg:y="230.8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er4" svg:width="0.295cm" svg:height="0.118cm" svg:x="43.876cm" svg:y="231.1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er4" svg:width="0.295cm" svg:height="0.118cm" svg:x="44.177cm" svg:y="231.1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er4" svg:width="0.402cm" svg:height="0.159cm" svg:x="44.169cm" svg:y="231.23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er4" svg:width="0.401cm" svg:height="0.159cm" svg:x="43.745cm" svg:y="231.2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er4" svg:width="0.33cm" svg:height="0.132cm" svg:x="45.082cm" svg:y="231.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er4" svg:width="0.33cm" svg:height="0.132cm" svg:x="45.421cm" svg:y="231.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er4" svg:width="0.449cm" svg:height="0.179cm" svg:x="45.412cm" svg:y="231.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er4" svg:width="0.45cm" svg:height="0.179cm" svg:x="44.934cm" svg:y="231.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2" draw:text-style-name="P104" draw:layer="Layer4" svg:width="0.606cm" svg:height="0.587cm" svg:x="38.073cm" svg:y="228.425cm">
            <text:p text:style-name="P103"><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41.802cm" svg:y="229.487cm">
            <text:p text:style-name="P103"><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9" draw:layer="layout" svg:width="0.393cm" svg:height="1.364cm" draw:transform="rotate (2.21255389275321) translate (36.886cm 229.7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93" draw:layer="Layer4" svg:width="11.864cm" svg:height="3.368cm" svg:x="33.243cm" svg:y="227.831cm" svg:viewBox="0 0 11865 3369" draw:points="2164,0 11865,1801 9408,3369 0,1251">
            <text:p/>
          </draw:polygon>
          <draw:custom-shape draw:style-name="gr265" draw:text-style-name="P108" draw:layer="layout" svg:width="0.393cm" svg:height="1.364cm" draw:transform="rotate (2.21255389275321) translate (36.91cm 231.06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92" draw:layer="Layer4" svg:width="9.474cm" svg:height="4.618cm" svg:x="33.25cm" svg:y="229.071cm" svg:viewBox="0 0 9475 4619" draw:points="0,0 9410,2129 9475,4619 187,1633">
            <text:p/>
          </draw:polygon>
          <draw:g>
            <draw:custom-shape draw:style-name="gr266" draw:text-style-name="P108" draw:layer="Layer4" svg:width="0.823cm" svg:height="3.674cm" svg:x="42.487cm" svg:y="232.246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04" draw:layer="Layer4" svg:width="0.606cm" svg:height="0.587cm" svg:x="42.926cm" svg:y="231.83cm">
            <text:p text:style-name="P103"><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95" draw:layer="Layer4" svg:width="12.66cm" svg:height="7.874cm" svg:x="35.367cm" svg:y="229.653cm" svg:viewBox="0 0 12661 7875" draw:points="0,6358 9711,0 12661,655 3406,7875">
            <text:p/>
          </draw:polygon>
          <draw:polygon draw:style-name="gr201" draw:text-style-name="P95" draw:layer="Layer4" svg:width="9.452cm" svg:height="10.322cm" svg:x="38.603cm" svg:y="230.306cm" svg:viewBox="0 0 9453 10323" draw:points="192,7210 9453,0 9386,2421 0,10323">
            <text:p/>
          </draw:polygon>
          <draw:custom-shape draw:style-name="gr232" draw:text-style-name="P104" draw:layer="layout" svg:width="0.606cm" svg:height="0.587cm" svg:x="32.846cm" svg:y="238.151cm">
            <text:p text:style-name="P103"><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31" draw:text-style-name="P78" draw:layer="Layer4" svg:width="0.29cm" svg:height="0.29cm" svg:x="48.481cm" svg:y="16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9" draw:text-style-name="P92" draw:layer="layout" svg:width="9.645cm" svg:height="2.497cm" svg:x="44.902cm" svg:y="221.785cm" svg:viewBox="0 0 9646 2498" draw:points="9646,2498 0,0">
            <text:p/>
          </draw:polygon>
          <draw:polygon draw:style-name="gr201" draw:text-style-name="P95" draw:layer="layout" svg:width="3.385cm" svg:height="4.587cm" svg:x="44.872cm" svg:y="228.336cm" svg:viewBox="0 0 3386 4588" draw:points="0,0 346,2933 3179,4588 3386,1504">
            <text:p/>
          </draw:polygon>
          <draw:polygon draw:style-name="gr196" draw:text-style-name="P94" draw:layer="layout" svg:width="2.456cm" svg:height="4.104cm" svg:x="52.139cm" svg:y="221.976cm" svg:viewBox="0 0 2457 4105" draw:points="2457,0 0,1587 64,4105 2415,2306">
            <text:p/>
          </draw:polygon>
          <draw:polygon draw:style-name="gr189" draw:text-style-name="P92" draw:layer="layout" svg:width="7.004cm" svg:height="5.199cm" svg:x="45.21cm" svg:y="226.07cm" svg:viewBox="0 0 7005 5200" draw:points="0,5200 7005,0">
            <text:p/>
          </draw:polygon>
          <draw:polygon draw:style-name="gr189" draw:text-style-name="P92" draw:layer="layout" svg:width="0.674cm" svg:height="0.166cm" svg:x="54.548cm" svg:y="224.265cm" svg:viewBox="0 0 675 167" draw:points="675,167 0,0">
            <text:p/>
          </draw:polygon>
          <draw:polygon draw:style-name="gr196" draw:text-style-name="P94" draw:layer="layout" svg:width="2.187cm" svg:height="2.897cm" svg:x="42.714cm" svg:y="220.195cm" svg:viewBox="0 0 2188 2898" draw:points="2172,0 0,1252 200,2898 2188,1590">
            <text:p/>
          </draw:polygon>
          <draw:polyline draw:style-name="gr258" draw:text-style-name="P8" draw:layer="layout" svg:width="11.199cm" svg:height="20.95cm" draw:transform="skewX (3.175172595292E-017) rotate (-1.38177716880391) translate (53.9495464181538cm 219.974362744466cm)" svg:viewBox="0 0 11200 20951" draw:points="49,10648 5277,0 11200,10432 2885,20951 0,10685">
            <text:p/>
          </draw:polyline>
          <draw:polygon draw:style-name="gr201" draw:text-style-name="P95" draw:layer="layout" svg:width="12.66cm" svg:height="7.874cm" svg:x="44.834cm" svg:y="221.999cm" svg:viewBox="0 0 12661 7875" draw:points="0,6358 9711,0 12661,655 3406,7875">
            <text:p/>
          </draw:polygon>
          <draw:polygon draw:style-name="gr201" draw:text-style-name="P95" draw:layer="layout" svg:width="9.452cm" svg:height="10.322cm" svg:x="48.054cm" svg:y="222.674cm" svg:viewBox="0 0 9453 10323" draw:points="192,7210 9453,0 9386,2421 0,10323">
            <text:p/>
          </draw:polygon>
          <draw:g>
            <draw:line draw:style-name="gr261" draw:text-style-name="P8" draw:layer="layout" svg:x1="54.298cm" svg:y1="224.297cm" svg:x2="54.911cm" svg:y2="223.564cm">
              <text:p/>
            </draw:line>
            <draw:line draw:style-name="gr261" draw:text-style-name="P8" draw:layer="layout" svg:x1="54.298cm" svg:y1="224.297cm" svg:x2="53.611cm" svg:y2="223.632cm">
              <text:p/>
            </draw:line>
            <draw:line draw:style-name="gr262" draw:text-style-name="P8" draw:layer="layout" svg:x1="54.291cm" svg:y1="224.335cm" svg:x2="54.248cm" svg:y2="223.264cm">
              <text:p/>
            </draw:line>
            <draw:custom-shape draw:style-name="gr263" draw:text-style-name="P78" draw:layer="layout" svg:width="0.367cm" svg:height="0.367cm" svg:x="54.123cm" svg:y="22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61cm" svg:height="0.104cm" svg:x="53.983cm" svg:y="223.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65cm" svg:height="0.104cm" svg:x="54.249cm" svg:y="223.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53.87cm" svg:y="223.1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54.244cm" svg:y="223.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95cm" svg:height="0.118cm" svg:x="53.352cm" svg:y="223.4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53.653cm" svg:y="223.4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53.645cm" svg:y="223.5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53.221cm" svg:y="223.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3cm" svg:height="0.132cm" svg:x="54.558cm" svg:y="223.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54.897cm" svg:y="223.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54.888cm" svg:y="223.4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54.41cm" svg:y="223.4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95" draw:text-style-name="P93" draw:layer="layout" svg:width="11.869cm" svg:height="3.383cm" svg:x="42.707cm" svg:y="220.213cm" svg:viewBox="0 0 11870 3384" draw:points="2164,0 11870,1755 9398,3384 0,1251">
            <text:p/>
          </draw:polygon>
          <draw:polygon draw:style-name="gr189" draw:text-style-name="P92" draw:layer="layout" svg:width="9.474cm" svg:height="4.618cm" svg:x="42.728cm" svg:y="221.459cm" svg:viewBox="0 0 9475 4619" draw:points="0,0 9410,2129 9475,4619 187,1633">
            <text:p/>
          </draw:polygon>
        </draw:g>
        <draw:frame draw:style-name="gr209" draw:text-style-name="P98" draw:layer="layout" svg:width="5.506cm" svg:height="2.384cm" svg:x="53.44cm" svg:y="213.953cm">
          <draw:text-box>
            <text:p><text:span text:style-name="T30">Reference task</text:span></text:p>
          </draw:text-box>
        </draw:frame>
        <draw:g>
          <draw:g>
            <draw:polygon draw:style-name="gr215" draw:text-style-name="P99" draw:layer="layout" svg:width="0.91cm" svg:height="2.076cm" svg:x="43.692cm" svg:y="199.164cm" svg:viewBox="0 0 911 2077" draw:points="0,0 911,742 28,2077">
              <text:p/>
            </draw:polygon>
            <draw:polygon draw:style-name="gr215" draw:text-style-name="P99" draw:layer="layout" svg:width="0.811cm" svg:height="2.047cm" svg:x="42.908cm" svg:y="199.164cm" svg:viewBox="0 0 812 2048" draw:points="784,0 812,2048 0,678">
              <text:p/>
            </draw:polygon>
            <draw:g>
              <draw:custom-shape draw:style-name="gr118" draw:text-style-name="P12" draw:layer="layout" svg:width="0.261cm" svg:height="0.104cm" svg:x="43.453cm" svg:y="19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65cm" svg:height="0.104cm" svg:x="43.719cm" svg:y="19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43.714cm" svg:y="198.8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43.34cm" svg:y="198.8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100" draw:layer="layout" svg:width="1.701cm" svg:height="1.388cm" svg:x="42.908cm" svg:y="199.84cm" svg:viewBox="0 0 1702 1389" draw:points="0,0 824,1389 1702,63">
              <text:p/>
            </draw:polygon>
            <draw:g>
              <draw:g>
                <draw:custom-shape draw:style-name="gr118" draw:text-style-name="P12" draw:layer="layout" svg:width="0.33cm" svg:height="0.131cm" svg:x="43.357cm" svg:y="201.5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29cm" svg:height="0.131cm" svg:x="43.697cm" svg:y="201.5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43.686cm" svg:y="201.5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8cm" svg:x="43.209cm" svg:y="201.5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1) rotate (-1.18333323285216) translate (43.7392607090103cm 201.188700886263cm)" svg:viewBox="0 0 351 200" svg:d="M0 0c83 38 351 200 351 200">
                <text:p/>
              </draw:path>
              <draw:custom-shape draw:style-name="gr218" draw:text-style-name="P101" draw:layer="layout" svg:width="0.062cm" svg:height="0.054cm" svg:x="43.708cm" svg:y="2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4cm" svg:height="0.052cm" svg:x="43.652cm" svg:y="201.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101" draw:layer="layout" svg:width="0.049cm" svg:height="0.044cm" svg:x="43.671cm" svg:y="19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46cm" svg:height="0.039cm" svg:x="43.683cm" svg:y="198.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102" draw:layer="layout" svg:width="1.692cm" svg:height="0.741cm" svg:x="42.911cm" svg:y="199.164cm" svg:viewBox="0 0 1693 742" draw:points="782,0 1693,742 0,674">
              <text:p/>
            </draw:polygon>
            <draw:g>
              <draw:g>
                <draw:custom-shape draw:style-name="gr118" draw:text-style-name="P12" draw:layer="layout" svg:width="0.33cm" svg:height="0.132cm" svg:x="44.615cm" svg:y="199.3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44.954cm" svg:y="199.3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44.945cm" svg:y="199.4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44.467cm" svg:y="199.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45.003041098495cm 199.805429754272cm)" svg:viewBox="0 0 428 263" svg:d="M420 0c78-11-420 263-420 263">
                <text:p/>
              </draw:path>
              <draw:custom-shape draw:style-name="gr218" draw:text-style-name="P101" draw:layer="layout" svg:width="0.062cm" svg:height="0.053cm" svg:x="44.556cm" svg:y="19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01" draw:layer="layout" svg:width="0.063cm" svg:height="0.054cm" svg:x="44.905cm" svg:y="199.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42.9207612013786cm 199.840969473166cm)" svg:viewBox="0 0 387 275" svg:d="M0 0c91 65 311 220 387 275">
                <text:p/>
              </draw:path>
              <draw:custom-shape draw:style-name="gr218" draw:text-style-name="P101" draw:layer="layout" svg:width="0.062cm" svg:height="0.054cm" svg:x="42.447cm" svg:y="199.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95cm" svg:height="0.118cm" svg:x="42.194cm" svg:y="199.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42.495cm" svg:y="199.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42.487cm" svg:y="199.5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42.063cm" svg:y="199.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101" draw:layer="layout" svg:width="0.062cm" svg:height="0.054cm" svg:x="42.887cm" svg:y="19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43.757378553236cm 199.137436486653cm)" svg:viewBox="0 0 68 213" svg:d="M68 0c-23 69-68 213-68 213">
              <text:p/>
            </draw:path>
          </draw:g>
        </draw:g>
        <draw:frame draw:style-name="gr36" draw:text-style-name="P8" draw:layer="layout" svg:width="24.656cm" svg:height="9.937cm" svg:x="18.37cm" svg:y="190.156cm">
          <draw:image xlink:href="Pictures/100000000000065E000002915513B97CAEE04D54.png" xlink:type="simple" xlink:show="embed" xlink:actuate="onLoad">
            <text:p/>
          </draw:image>
        </draw:frame>
        <draw:g>
          <draw:polygon draw:style-name="gr189" draw:text-style-name="P92" draw:layer="layout" svg:width="9.645cm" svg:height="2.497cm" svg:x="18.345cm" svg:y="202.603cm" svg:viewBox="0 0 9646 2498" draw:points="9646,2498 0,0">
            <text:p/>
          </draw:polygon>
          <draw:polygon draw:style-name="gr201" draw:text-style-name="P95" draw:layer="layout" svg:width="3.385cm" svg:height="4.587cm" svg:x="18.315cm" svg:y="209.154cm" svg:viewBox="0 0 3386 4588" draw:points="0,0 346,2933 3179,4588 3386,1504">
            <text:p/>
          </draw:polygon>
          <draw:polygon draw:style-name="gr196" draw:text-style-name="P94" draw:layer="layout" svg:width="2.456cm" svg:height="4.104cm" svg:x="25.582cm" svg:y="202.794cm" svg:viewBox="0 0 2457 4105" draw:points="2457,0 0,1587 64,4105 2415,2306">
            <text:p/>
          </draw:polygon>
          <draw:polygon draw:style-name="gr189" draw:text-style-name="P92" draw:layer="layout" svg:width="7.004cm" svg:height="5.199cm" svg:x="18.653cm" svg:y="206.888cm" svg:viewBox="0 0 7005 5200" draw:points="0,5200 7005,0">
            <text:p/>
          </draw:polygon>
          <draw:polygon draw:style-name="gr189" draw:text-style-name="P92" draw:layer="layout" svg:width="0.674cm" svg:height="0.166cm" svg:x="27.991cm" svg:y="205.083cm" svg:viewBox="0 0 675 167" draw:points="675,167 0,0">
            <text:p/>
          </draw:polygon>
          <draw:polygon draw:style-name="gr196" draw:text-style-name="P94" draw:layer="layout" svg:width="2.187cm" svg:height="2.897cm" svg:x="16.157cm" svg:y="201.013cm" svg:viewBox="0 0 2188 2898" draw:points="2172,0 0,1252 200,2898 2188,1590">
            <text:p/>
          </draw:polygon>
          <draw:polyline draw:style-name="gr258" draw:text-style-name="P8" draw:layer="layout" svg:width="11.199cm" svg:height="20.95cm" draw:transform="rotate (-1.38177716880391) translate (27.3925464181538cm 200.792362744466cm)" svg:viewBox="0 0 11200 20951" draw:points="49,10648 5277,0 11200,10432 2885,20951 0,10685">
            <text:p/>
          </draw:polyline>
          <draw:polygon draw:style-name="gr201" draw:text-style-name="P95" draw:layer="layout" svg:width="9.452cm" svg:height="10.322cm" svg:x="21.497cm" svg:y="203.492cm" svg:viewBox="0 0 9453 10323" draw:points="192,7210 9453,0 9386,2421 0,10323">
            <text:p/>
          </draw:polygon>
          <draw:g>
            <draw:line draw:style-name="gr262" draw:text-style-name="P8" draw:layer="layout" svg:x1="27.734cm" svg:y1="205.153cm" svg:x2="27.691cm" svg:y2="204.082cm">
              <text:p/>
            </draw:line>
            <draw:custom-shape draw:style-name="gr263" draw:text-style-name="P78" draw:layer="layout" svg:width="0.367cm" svg:height="0.367cm" svg:x="27.566cm" svg:y="205.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7" draw:text-style-name="P12" draw:layer="layout" svg:width="0.54cm" svg:height="0.215cm" svg:x="27.194cm" svg:y="203.8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2" draw:layer="layout" svg:width="0.548cm" svg:height="0.215cm" svg:x="27.744cm" svg:y="203.8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2" draw:layer="layout" svg:width="0.736cm" svg:height="0.294cm" svg:x="26.96cm" svg:y="204.0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2" draw:layer="layout" svg:width="0.736cm" svg:height="0.294cm" svg:x="27.734cm" svg:y="204.0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95" draw:text-style-name="P93" draw:layer="layout" svg:width="11.869cm" svg:height="3.383cm" svg:x="16.15cm" svg:y="201.031cm" svg:viewBox="0 0 11870 3384" draw:points="2164,0 11870,1755 9398,3384 0,1251">
            <text:p/>
          </draw:polygon>
          <draw:polygon draw:style-name="gr189" draw:text-style-name="P92" draw:layer="layout" svg:width="9.474cm" svg:height="4.618cm" svg:x="16.171cm" svg:y="202.277cm" svg:viewBox="0 0 9475 4619" draw:points="0,0 9410,2129 9475,4619 187,1633">
            <text:p/>
          </draw:polygon>
          <draw:polygon draw:style-name="gr201" draw:text-style-name="P95" draw:layer="layout" svg:width="12.66cm" svg:height="7.874cm" svg:x="18.277cm" svg:y="202.817cm" svg:viewBox="0 0 12661 7875" draw:points="0,6358 9711,0 12661,655 3406,7875">
            <text:p/>
          </draw:polygon>
          <draw:frame draw:style-name="gr269" draw:text-style-name="P98" draw:layer="layout" svg:width="5.506cm" svg:height="1.246cm" svg:x="11.387cm" svg:y="208.844cm">
            <draw:text-box>
              <text:p><text:span text:style-name="T30">Reference task</text:span></text:p>
            </draw:text-box>
          </draw:frame>
        </draw:g>
        <draw:g>
          <draw:polygon draw:style-name="gr189" draw:text-style-name="P92" draw:layer="layout" svg:width="9.642cm" svg:height="2.565cm" svg:x="25.584cm" svg:y="214.186cm" svg:viewBox="0 0 9643 2566" draw:points="9643,2566 0,0">
            <text:p/>
          </draw:polygon>
          <draw:polygon draw:style-name="gr201" draw:text-style-name="P95" draw:layer="layout" svg:width="3.385cm" svg:height="4.587cm" svg:x="25.551cm" svg:y="220.805cm" svg:viewBox="0 0 3386 4588" draw:points="0,0 346,2933 3179,4588 3386,1504">
            <text:p/>
          </draw:polygon>
          <draw:polygon draw:style-name="gr196" draw:text-style-name="P94" draw:layer="layout" svg:width="2.456cm" svg:height="4.104cm" svg:x="32.818cm" svg:y="214.445cm" svg:viewBox="0 0 2457 4105" draw:points="2457,0 0,1587 64,4105 2415,2306">
            <text:p/>
          </draw:polygon>
          <draw:polygon draw:style-name="gr189" draw:text-style-name="P92" draw:layer="layout" svg:width="7.004cm" svg:height="5.199cm" svg:x="25.889cm" svg:y="218.539cm" svg:viewBox="0 0 7005 5200" draw:points="0,5200 7005,0">
            <text:p/>
          </draw:polygon>
          <draw:polygon draw:style-name="gr189" draw:text-style-name="P92" draw:layer="layout" svg:width="0.674cm" svg:height="0.166cm" svg:x="35.227cm" svg:y="216.734cm" svg:viewBox="0 0 675 167" draw:points="675,167 0,0">
            <text:p/>
          </draw:polygon>
          <draw:polygon draw:style-name="gr196" draw:text-style-name="P94" draw:layer="layout" svg:width="2.187cm" svg:height="2.897cm" svg:x="23.413cm" svg:y="212.592cm" svg:viewBox="0 0 2188 2898" draw:points="2172,0 0,1252 200,2898 2188,1590">
            <text:p/>
          </draw:polygon>
          <draw:custom-shape draw:style-name="gr259" draw:text-style-name="P108" draw:layer="layout" svg:width="0.908cm" svg:height="2.152cm" draw:transform="rotate (-1.77849050778222) translate (30.687cm 219.93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8" draw:layer="layout" svg:width="0.406cm" svg:height="3.053cm" svg:x="31.265cm" svg:y="213.78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out" svg:width="10.969cm" svg:height="21.611cm" draw:transform="skewX (3.14259583534479E-017) rotate (-1.38177716880391) translate (35.1374863212683cm 212.346001060634cm)" svg:viewBox="0 0 10970 21612" draw:points="5559,0 7098,2931 7498,2351 8090,3474 7633,4172 8625,6180 5474,5626 6034,7152 9325,7589 10970,10774 2903,21612 0,11203 1364,8322 585,8173 977,7245 1839,7384">
            <text:p/>
          </draw:polygon>
          <draw:g>
            <draw:custom-shape draw:style-name="gr260" draw:text-style-name="P108" draw:layer="layout" svg:width="0.406cm" svg:height="3.053cm" svg:x="30.419cm" svg:y="214.31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04" draw:layer="layout" svg:width="0.606cm" svg:height="0.587cm" svg:x="30.125cm" svg:y="219.401cm">
            <text:p text:style-name="P103"><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28.228cm" svg:y="213.19cm">
            <text:p text:style-name="P103"><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31.957cm" svg:y="214.252cm">
            <text:p text:style-name="P103"><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9" draw:layer="layout" svg:width="0.393cm" svg:height="1.364cm" draw:transform="rotate (2.21255389275321) translate (27.041cm 214.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93" draw:layer="layout" svg:width="11.864cm" svg:height="3.368cm" svg:x="23.398cm" svg:y="212.596cm" svg:viewBox="0 0 11865 3369" draw:points="2164,0 11865,1801 9408,3369 0,1251">
            <text:p/>
          </draw:polygon>
          <draw:custom-shape draw:style-name="gr265" draw:text-style-name="P108" draw:layer="layout" svg:width="0.393cm" svg:height="1.364cm" draw:transform="rotate (2.21255389275321) translate (27.065cm 215.825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92" draw:layer="layout" svg:width="9.474cm" svg:height="4.618cm" svg:x="23.405cm" svg:y="213.836cm" svg:viewBox="0 0 9475 4619" draw:points="0,0 9410,2129 9475,4619 187,1633">
            <text:p/>
          </draw:polygon>
          <draw:g>
            <draw:custom-shape draw:style-name="gr266" draw:text-style-name="P108" draw:layer="layout" svg:width="0.823cm" svg:height="3.674cm" svg:x="32.642cm" svg:y="217.011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04" draw:layer="layout" svg:width="0.606cm" svg:height="0.587cm" svg:x="33.081cm" svg:y="216.595cm">
            <text:p text:style-name="P103"><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95" draw:layer="layout" svg:width="12.66cm" svg:height="7.874cm" svg:x="25.515cm" svg:y="214.404cm" svg:viewBox="0 0 12661 7875" draw:points="0,6358 9711,0 12661,655 3406,7875">
            <text:p/>
          </draw:polygon>
          <draw:polygon draw:style-name="gr201" draw:text-style-name="P95" draw:layer="layout" svg:width="9.452cm" svg:height="10.322cm" svg:x="28.758cm" svg:y="215.071cm" svg:viewBox="0 0 9453 10323" draw:points="192,7210 9453,0 9386,2421 0,10323">
            <text:p/>
          </draw:polygon>
          <draw:custom-shape draw:style-name="gr232" draw:text-style-name="P104" draw:layer="layout" svg:width="0.606cm" svg:height="0.587cm" svg:x="23.001cm" svg:y="222.916cm">
            <text:p text:style-name="P103"><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2" draw:text-style-name="P8" draw:layer="layout" svg:x1="34.841cm" svg:y1="216.939cm" svg:x2="34.798cm" svg:y2="215.868cm">
              <text:p/>
            </draw:line>
            <draw:custom-shape draw:style-name="gr263" draw:text-style-name="P78" draw:layer="layout" svg:width="0.367cm" svg:height="0.367cm" svg:x="34.673cm" svg:y="21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7" draw:text-style-name="P12" draw:layer="layout" svg:width="0.54cm" svg:height="0.215cm" svg:x="34.301cm" svg:y="215.6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2" draw:layer="layout" svg:width="0.548cm" svg:height="0.215cm" svg:x="34.851cm" svg:y="215.6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2" draw:layer="layout" svg:width="0.736cm" svg:height="0.294cm" svg:x="34.067cm" svg:y="215.7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2" draw:layer="layout" svg:width="0.736cm" svg:height="0.294cm" svg:x="34.841cm" svg:y="215.7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269" draw:text-style-name="P98" draw:layer="layout" svg:width="5.506cm" svg:height="1.246cm" svg:x="17.78cm" svg:y="220.861cm">
            <draw:text-box>
              <text:p><text:span text:style-name="T30">Reference task</text:span></text:p>
            </draw:text-box>
          </draw:frame>
        </draw:g>
        <draw:custom-shape draw:style-name="gr270" draw:text-style-name="P108" draw:layer="layout" svg:width="0.735cm" svg:height="0.735cm" svg:x="35.506cm" svg:y="209.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78" xml:id="id64" draw:id="id64" draw:layer="layout" svg:width="0.367cm" svg:height="0.367cm" svg:x="36.543cm" svg:y="206.518cm">
          <draw:glue-point draw:id="12" svg:x="0.245cm" svg:y="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1" draw:text-style-name="P8" draw:layer="layout" draw:type="line" svg:x1="35.89cm" svg:y1="207.506cm" svg:x2="36.734cm" svg:y2="206.703cm" draw:start-shape="id63" draw:start-glue-point="4" draw:end-shape="id64" draw:end-glue-point="12" svg:d="M35890 207506l844-803" svg:viewBox="0 0 845 804">
          <text:p/>
        </draw:connector>
        <draw:connector draw:style-name="gr271" draw:text-style-name="P8" draw:layer="layout" draw:type="line" svg:x1="37.54cm" svg:y1="207.355cm" svg:x2="36.734cm" svg:y2="206.703cm" draw:start-shape="id65" draw:start-glue-point="4" draw:end-shape="id64" draw:end-glue-point="12" svg:d="M37540 207355l-806-652" svg:viewBox="0 0 807 653">
          <text:p/>
        </draw:connector>
        <draw:g xml:id="id65" draw:id="id65">
          <draw:glue-point draw:id="4" svg:x="0.034cm" svg:y="-0.206cm"/>
          <draw:custom-shape draw:style-name="gr272" draw:text-style-name="P110" draw:layer="layout" svg:width="1.169cm" svg:height="2.469cm" svg:x="36.953cm" svg:y="206.171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2" draw:layer="layout" svg:width="0.497cm" svg:height="0.484cm" svg:x="37.29cm" svg:y="207.093cm" svg:viewBox="0 0 498 485" draw:points="0,81 73,8 245,180 425,0 498,72 318,253 477,412 405,485 245,326 94,477 21,404 172,253">
              <draw:glue-point draw:id="4" svg:x="-0.04cm" svg:y="0.329cm"/>
              <text:p/>
            </draw:polygon>
            <draw:custom-shape draw:style-name="gr274" draw:text-style-name="P12" draw:layer="layout" svg:width="0.379cm" svg:height="0.379cm" svg:x="37.107cm" svg:y="206.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37.575cm" svg:y="206.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37.575cm" svg:y="20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37.107cm" svg:y="20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onnector draw:style-name="gr271" draw:text-style-name="P8" draw:layer="layout" draw:type="line" svg:x1="36.731cm" svg:y1="205.589cm" svg:x2="36.734cm" svg:y2="206.703cm" draw:start-shape="id66" draw:start-glue-point="4" draw:end-shape="id64" draw:end-glue-point="12" svg:d="M36731 205589l3 1114" svg:viewBox="0 0 4 1115">
          <text:p/>
        </draw:connector>
        <draw:g xml:id="id66" draw:id="id66">
          <draw:glue-point draw:id="4" svg:x="0.034cm" svg:y="-0.206cm"/>
          <draw:custom-shape draw:style-name="gr272" draw:text-style-name="P110" draw:layer="layout" svg:width="1.169cm" svg:height="2.469cm" svg:x="36.144cm" svg:y="204.405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2" draw:layer="layout" svg:width="0.497cm" svg:height="0.484cm" svg:x="36.481cm" svg:y="205.327cm" svg:viewBox="0 0 498 485" draw:points="0,81 73,8 245,180 425,0 498,72 318,253 477,412 405,485 245,326 94,477 21,404 172,253">
              <draw:glue-point draw:id="4" svg:x="-0.04cm" svg:y="0.329cm"/>
              <text:p/>
            </draw:polygon>
            <draw:custom-shape draw:style-name="gr274" draw:text-style-name="P12" draw:layer="layout" svg:width="0.379cm" svg:height="0.379cm" svg:x="36.298cm" svg:y="205.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36.766cm" svg:y="205.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36.766cm" svg:y="205.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36.298cm" svg:y="205.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63" draw:id="id63">
          <draw:glue-point draw:id="4" svg:x="0.034cm" svg:y="-0.206cm"/>
          <draw:custom-shape draw:style-name="gr272" draw:text-style-name="P110" draw:layer="layout" svg:width="1.169cm" svg:height="2.469cm" svg:x="35.303cm" svg:y="206.322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2" draw:layer="layout" svg:width="0.497cm" svg:height="0.484cm" svg:x="35.64cm" svg:y="207.244cm" svg:viewBox="0 0 498 485" draw:points="0,81 73,8 245,180 425,0 498,72 318,253 477,412 405,485 245,326 94,477 21,404 172,253">
              <draw:glue-point draw:id="4" svg:x="-0.04cm" svg:y="0.329cm"/>
              <text:p/>
            </draw:polygon>
            <draw:custom-shape draw:style-name="gr274" draw:text-style-name="P12" draw:layer="layout" svg:width="0.379cm" svg:height="0.379cm" svg:x="35.457cm" svg:y="207.0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35.925cm" svg:y="207.0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35.925cm" svg:y="207.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35.457cm" svg:y="207.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0" draw:text-style-name="P108" draw:layer="layout" svg:width="0.735cm" svg:height="0.735cm" svg:x="37.372cm" svg:y="20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5" draw:text-style-name="P12" draw:layer="layout" svg:width="0.567cm" svg:height="0.605cm" svg:x="45.454cm" svg:y="210.098cm">
          <text:p/>
          <draw:enhanced-geometry svg:viewBox="0 0 21600 21600" draw:type="rectangle" draw:enhanced-path="M 0 0 L 21600 0 21600 21600 0 21600 0 0 Z N"/>
        </draw:custom-shape>
        <draw:custom-shape draw:style-name="gr276" draw:text-style-name="P111" draw:layer="layout" svg:width="0.437cm" svg:height="0.423cm" svg:x="37.998cm" svg:y="207.474cm">
          <text:p text:style-name="P30"><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7" draw:text-style-name="P8" draw:layer="layout" svg:x1="37.524cm" svg:y1="207.339cm" svg:x2="38.463cm" svg:y2="207.423cm">
          <text:p/>
        </draw:line>
        <draw:custom-shape draw:style-name="gr270" draw:text-style-name="P108" draw:layer="layout" svg:width="0.735cm" svg:height="0.735cm" svg:x="39.96cm" svg:y="209.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78" xml:id="id68" draw:id="id68" draw:layer="layout" svg:width="0.367cm" svg:height="0.367cm" svg:x="41.245cm" svg:y="206.497cm">
          <draw:glue-point draw:id="12" svg:x="0.245cm" svg:y="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1" draw:text-style-name="P8" draw:layer="layout" draw:type="line" svg:x1="41.546cm" svg:y1="207.3cm" svg:x2="41.436cm" svg:y2="206.682cm" draw:start-shape="id67" draw:start-glue-point="4" draw:end-shape="id68" draw:end-glue-point="12" svg:d="M41546 207300l-110-618" svg:viewBox="0 0 111 619">
          <text:p/>
        </draw:connector>
        <draw:connector draw:style-name="gr271" draw:text-style-name="P8" draw:layer="layout" draw:type="line" svg:x1="41.697cm" svg:y1="208.822cm" svg:x2="41.436cm" svg:y2="206.682cm" draw:start-shape="id69" draw:start-glue-point="4" draw:end-shape="id68" draw:end-glue-point="12" svg:d="M41697 208822l-261-2140" svg:viewBox="0 0 262 2141">
          <text:p/>
        </draw:connector>
        <draw:g xml:id="id69" draw:id="id69">
          <draw:glue-point draw:id="4" svg:x="0.034cm" svg:y="-0.206cm"/>
          <draw:custom-shape draw:style-name="gr272" draw:text-style-name="P110" draw:layer="layout" svg:width="1.169cm" svg:height="2.469cm" svg:x="41.11cm" svg:y="207.638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2" draw:layer="layout" svg:width="0.497cm" svg:height="0.484cm" svg:x="41.447cm" svg:y="208.56cm" svg:viewBox="0 0 498 485" draw:points="0,81 73,8 245,180 425,0 498,72 318,253 477,412 405,485 245,326 94,477 21,404 172,253">
              <draw:glue-point draw:id="4" svg:x="-0.04cm" svg:y="0.329cm"/>
              <text:p/>
            </draw:polygon>
            <draw:custom-shape draw:style-name="gr274" draw:text-style-name="P12" draw:layer="layout" svg:width="0.379cm" svg:height="0.379cm" svg:x="41.264cm" svg:y="20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41.732cm" svg:y="20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41.732cm" svg:y="208.8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41.264cm" svg:y="208.8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onnector draw:style-name="gr271" draw:text-style-name="P8" draw:layer="layout" draw:type="line" svg:x1="41.433cm" svg:y1="205.568cm" svg:x2="41.436cm" svg:y2="206.682cm" draw:start-shape="id70" draw:start-glue-point="4" draw:end-shape="id68" draw:end-glue-point="12" svg:d="M41433 205568l3 1114" svg:viewBox="0 0 4 1115">
          <text:p/>
        </draw:connector>
        <draw:g xml:id="id70" draw:id="id70">
          <draw:glue-point draw:id="4" svg:x="0.034cm" svg:y="-0.206cm"/>
          <draw:custom-shape draw:style-name="gr272" draw:text-style-name="P110" draw:layer="layout" svg:width="1.169cm" svg:height="2.469cm" svg:x="40.846cm" svg:y="204.384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2" draw:layer="layout" svg:width="0.497cm" svg:height="0.484cm" svg:x="41.183cm" svg:y="205.306cm" svg:viewBox="0 0 498 485" draw:points="0,81 73,8 245,180 425,0 498,72 318,253 477,412 405,485 245,326 94,477 21,404 172,253">
              <draw:glue-point draw:id="4" svg:x="-0.04cm" svg:y="0.329cm"/>
              <text:p/>
            </draw:polygon>
            <draw:custom-shape draw:style-name="gr274" draw:text-style-name="P12" draw:layer="layout" svg:width="0.379cm" svg:height="0.379cm" svg:x="41cm" svg:y="205.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41.468cm" svg:y="205.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41.468cm" svg:y="20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41cm" svg:y="20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67" draw:id="id67">
          <draw:glue-point draw:id="4" svg:x="0.034cm" svg:y="-0.206cm"/>
          <draw:custom-shape draw:style-name="gr272" draw:text-style-name="P110" draw:layer="layout" svg:width="1.169cm" svg:height="2.469cm" svg:x="40.959cm" svg:y="206.116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2" draw:layer="layout" svg:width="0.497cm" svg:height="0.484cm" svg:x="41.296cm" svg:y="207.038cm" svg:viewBox="0 0 498 485" draw:points="0,81 73,8 245,180 425,0 498,72 318,253 477,412 405,485 245,326 94,477 21,404 172,253">
              <draw:glue-point draw:id="4" svg:x="-0.04cm" svg:y="0.329cm"/>
              <text:p/>
            </draw:polygon>
            <draw:custom-shape draw:style-name="gr274" draw:text-style-name="P12" draw:layer="layout" svg:width="0.379cm" svg:height="0.379cm" svg:x="41.113cm" svg:y="206.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41.581cm" svg:y="206.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41.581cm" svg:y="207.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41.113cm" svg:y="207.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0" draw:text-style-name="P108" draw:layer="layout" svg:width="0.735cm" svg:height="0.735cm" svg:x="42.388cm" svg:y="208.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111" draw:layer="layout" svg:width="0.437cm" svg:height="0.423cm" svg:x="42.7cm" svg:y="207.453cm">
          <text:p text:style-name="P30"><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7" draw:text-style-name="P8" draw:layer="layout" svg:x1="41.515cm" svg:y1="207.319cm" svg:x2="40.705cm" svg:y2="207.221cm">
          <text:p/>
        </draw:line>
        <draw:g>
          <draw:polygon draw:style-name="gr189" draw:text-style-name="P92" draw:layer="layout" svg:width="9.642cm" svg:height="2.565cm" svg:x="62.469cm" svg:y="232.956cm" svg:viewBox="0 0 9643 2566" draw:points="9643,2566 0,0">
            <text:p/>
          </draw:polygon>
          <draw:polygon draw:style-name="gr201" draw:text-style-name="P95" draw:layer="layout" svg:width="3.385cm" svg:height="4.587cm" svg:x="62.436cm" svg:y="239.575cm" svg:viewBox="0 0 3386 4588" draw:points="0,0 346,2933 3179,4588 3386,1504">
            <text:p/>
          </draw:polygon>
          <draw:polygon draw:style-name="gr196" draw:text-style-name="P94" draw:layer="layout" svg:width="2.456cm" svg:height="4.104cm" svg:x="69.703cm" svg:y="233.215cm" svg:viewBox="0 0 2457 4105" draw:points="2457,0 0,1587 64,4105 2415,2306">
            <text:p/>
          </draw:polygon>
          <draw:polygon draw:style-name="gr189" draw:text-style-name="P92" draw:layer="layout" svg:width="7.004cm" svg:height="5.199cm" svg:x="62.774cm" svg:y="237.309cm" svg:viewBox="0 0 7005 5200" draw:points="0,5200 7005,0">
            <text:p/>
          </draw:polygon>
          <draw:polygon draw:style-name="gr189" draw:text-style-name="P92" draw:layer="layout" svg:width="0.674cm" svg:height="0.166cm" svg:x="72.112cm" svg:y="235.504cm" svg:viewBox="0 0 675 167" draw:points="675,167 0,0">
            <text:p/>
          </draw:polygon>
          <draw:polygon draw:style-name="gr196" draw:text-style-name="P94" draw:layer="layout" svg:width="2.187cm" svg:height="2.897cm" svg:x="60.298cm" svg:y="231.362cm" svg:viewBox="0 0 2188 2898" draw:points="2172,0 0,1252 200,2898 2188,1590">
            <text:p/>
          </draw:polygon>
          <draw:custom-shape draw:style-name="gr259" draw:text-style-name="P108" draw:layer="layout" svg:width="0.908cm" svg:height="2.152cm" draw:transform="rotate (-1.77849050778222) translate (67.572cm 238.70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8" draw:layer="layout" svg:width="0.406cm" svg:height="3.053cm" svg:x="68.15cm" svg:y="232.55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out" svg:width="10.969cm" svg:height="21.611cm" draw:transform="skewX (3.14259583534479E-017) rotate (-1.38177716880391) translate (72.0224863212682cm 231.116001060634cm)" svg:viewBox="0 0 10970 21612" draw:points="5559,0 7098,2931 7498,2351 8090,3474 7633,4172 8625,6180 5474,5626 6034,7152 9325,7589 10970,10774 2903,21612 0,11203 1364,8322 585,8173 977,7245 1839,7384">
            <text:p/>
          </draw:polygon>
          <draw:g>
            <draw:custom-shape draw:style-name="gr260" draw:text-style-name="P108" draw:layer="layout" svg:width="0.406cm" svg:height="3.053cm" svg:x="67.304cm" svg:y="233.08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04" draw:layer="layout" svg:width="0.606cm" svg:height="0.587cm" svg:x="67.01cm" svg:y="238.171cm">
            <text:p text:style-name="P103"><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1" draw:text-style-name="P8" draw:layer="layout" svg:x1="71.862cm" svg:y1="235.536cm" svg:x2="72.475cm" svg:y2="234.803cm">
              <text:p/>
            </draw:line>
            <draw:line draw:style-name="gr261" draw:text-style-name="P8" draw:layer="layout" svg:x1="71.862cm" svg:y1="235.536cm" svg:x2="71.175cm" svg:y2="234.871cm">
              <text:p/>
            </draw:line>
            <draw:line draw:style-name="gr262" draw:text-style-name="P8" draw:layer="layout" svg:x1="71.855cm" svg:y1="235.574cm" svg:x2="71.812cm" svg:y2="234.503cm">
              <text:p/>
            </draw:line>
            <draw:custom-shape draw:style-name="gr263" draw:text-style-name="P78" draw:layer="layout" svg:width="0.367cm" svg:height="0.367cm" svg:x="71.687cm" svg:y="23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2" draw:layer="layout" svg:width="0.261cm" svg:height="0.104cm" svg:x="71.547cm" svg:y="234.3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65cm" svg:height="0.104cm" svg:x="71.813cm" svg:y="234.3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71.434cm" svg:y="234.4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56cm" svg:height="0.142cm" svg:x="71.808cm" svg:y="234.4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295cm" svg:height="0.118cm" svg:x="70.916cm" svg:y="234.6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295cm" svg:height="0.118cm" svg:x="71.217cm" svg:y="234.6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2cm" svg:height="0.159cm" svg:x="71.209cm" svg:y="234.7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01cm" svg:height="0.159cm" svg:x="70.785cm" svg:y="234.7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2" draw:layer="layout" svg:width="0.33cm" svg:height="0.132cm" svg:x="72.122cm" svg:y="234.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33cm" svg:height="0.132cm" svg:x="72.461cm" svg:y="234.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49cm" svg:height="0.179cm" svg:x="72.452cm" svg:y="234.6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2" draw:layer="layout" svg:width="0.45cm" svg:height="0.179cm" svg:x="71.974cm" svg:y="234.6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2" draw:text-style-name="P104" draw:layer="layout" svg:width="0.606cm" svg:height="0.587cm" svg:x="65.113cm" svg:y="231.96cm">
            <text:p text:style-name="P103"><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104" draw:layer="layout" svg:width="0.606cm" svg:height="0.587cm" svg:x="68.842cm" svg:y="233.022cm">
            <text:p text:style-name="P103"><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9" draw:layer="layout" svg:width="0.393cm" svg:height="1.364cm" draw:transform="rotate (2.21255389275321) translate (63.926cm 233.2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93" draw:layer="layout" svg:width="11.864cm" svg:height="3.368cm" svg:x="60.283cm" svg:y="231.366cm" svg:viewBox="0 0 11865 3369" draw:points="2164,0 11865,1801 9408,3369 0,1251">
            <text:p/>
          </draw:polygon>
          <draw:custom-shape draw:style-name="gr278" draw:text-style-name="P108" draw:layer="layout" svg:width="0.393cm" svg:height="1.364cm" draw:transform="rotate (2.21255389275321) translate (63.95cm 234.595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92" draw:layer="layout" svg:width="9.474cm" svg:height="4.618cm" svg:x="60.29cm" svg:y="232.606cm" svg:viewBox="0 0 9475 4619" draw:points="0,0 9410,2129 9475,4619 187,1633">
            <text:p/>
          </draw:polygon>
          <draw:g>
            <draw:custom-shape draw:style-name="gr266" draw:text-style-name="P108" draw:layer="layout" svg:width="0.823cm" svg:height="3.674cm" svg:x="69.527cm" svg:y="235.781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04" draw:layer="layout" svg:width="0.606cm" svg:height="0.587cm" svg:x="69.966cm" svg:y="235.365cm">
            <text:p text:style-name="P103"><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95" draw:layer="layout" svg:width="12.66cm" svg:height="7.874cm" svg:x="62.407cm" svg:y="233.188cm" svg:viewBox="0 0 12661 7875" draw:points="0,6358 9711,0 12661,655 3406,7875">
            <text:p/>
          </draw:polygon>
          <draw:path draw:style-name="gr201" draw:text-style-name="P95" draw:layer="layout" svg:width="9.452cm" svg:height="10.322cm" svg:x="65.643cm" svg:y="233.841cm" svg:viewBox="0 0 9453 10323" svg:d="M0 10323c64-1038 128-2075 192-3113 3087-2403 6174-4807 9261-7210-22 807-45 1614-67 2421-1986 1744-9386 7902-9386 7902z">
            <text:p/>
          </draw:path>
          <draw:custom-shape draw:style-name="gr232" draw:text-style-name="P104" draw:layer="layout" svg:width="0.606cm" svg:height="0.587cm" svg:x="59.886cm" svg:y="241.686cm">
            <text:p text:style-name="P103"><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58" draw:text-style-name="P8" draw:layer="layout" svg:width="14.008cm" svg:height="21.527cm" draw:transform="skewX (-2.47046836513809E-017) rotate (-1.38177716880391) translate (49.1653460589714cm 240.158031037657cm)" svg:viewBox="0 0 14009 21528" draw:points="6853,0 9014,3722 11247,3918 14009,8392 4223,21528 2842,17281 965,17133 0,13428">
            <text:p/>
          </draw:polygon>
          <draw:polygon draw:style-name="gr279" draw:text-style-name="P36" draw:layer="layout" svg:width="0.879cm" svg:height="0.339cm" svg:x="41.201cm" svg:y="244.117cm" svg:viewBox="0 0 880 340" draw:points="502,0 880,340 0,303">
            <text:p/>
          </draw:polygon>
          <draw:polygon draw:style-name="gr279" draw:text-style-name="P36" draw:layer="layout" svg:width="0.451cm" svg:height="0.525cm" svg:x="47.11cm" svg:y="250.697cm" svg:viewBox="0 0 452 526" draw:points="452,148 263,526 0,0">
            <text:p/>
          </draw:polygon>
          <draw:polygon draw:style-name="gr279" draw:text-style-name="P36" draw:layer="layout" svg:width="0.704cm" svg:height="0.447cm" svg:x="36.175cm" svg:y="251.895cm" svg:viewBox="0 0 705 448" draw:points="705,95 249,448 0,0">
            <text:p/>
          </draw:polygon>
          <draw:polygon draw:style-name="gr279" draw:text-style-name="P36" draw:layer="layout" svg:width="0.419cm" svg:height="0.509cm" draw:transform="rotate (-3.10686060147511) translate (32.852cm 245.684cm)" svg:viewBox="0 0 420 510" draw:points="420,133 231,510 0,0">
            <text:p/>
          </draw:polygon>
        </draw:g>
        <draw:g>
          <draw:custom-shape draw:style-name="gr270" draw:text-style-name="P108" draw:layer="layout" svg:width="0.735cm" svg:height="0.735cm" svg:x="68.937cm" svg:y="193.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80" draw:text-style-name="P8" draw:layer="layout" svg:width="2.766cm" svg:height="4.873cm" draw:transform="rotate (-2.60158778302275) translate (71.709974893425cm 194.390552843204cm)" svg:viewBox="0 0 2767 4874" draw:points="0,4874 1288,2614 616,2198 1353,925 2001,1325 2767,0">
            <text:p/>
          </draw:polyline>
          <draw:g>
            <draw:glue-point draw:id="4" svg:x="0.034cm" svg:y="-0.206cm"/>
            <draw:custom-shape draw:style-name="gr272" draw:text-style-name="P110" draw:layer="layout" svg:width="1.169cm" svg:height="2.469cm" svg:x="68.666cm" svg:y="190.803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2" draw:layer="layout" svg:width="0.497cm" svg:height="0.484cm" svg:x="69.003cm" svg:y="191.725cm" svg:viewBox="0 0 498 485" draw:points="0,81 73,8 245,180 425,0 498,72 318,253 477,412 405,485 245,326 94,477 21,404 172,253">
                <draw:glue-point draw:id="4" svg:x="-0.04cm" svg:y="0.329cm"/>
                <text:p/>
              </draw:polygon>
              <draw:custom-shape draw:style-name="gr274" draw:text-style-name="P12" draw:layer="layout" svg:width="0.379cm" svg:height="0.379cm" svg:x="68.82cm" svg:y="19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69.288cm" svg:y="19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69.288cm" svg:y="192.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68.82cm" svg:y="192.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280" draw:text-style-name="P8" draw:layer="layout" svg:width="2.766cm" svg:height="4.873cm" draw:transform="rotate (-2.60158778302275) translate (75.245974893425cm 194.391552843204cm)" svg:viewBox="0 0 2767 4874" draw:points="0,4874 2001,1325 2767,0">
            <text:p/>
          </draw:polyline>
          <draw:measure draw:style-name="gr281" draw:text-style-name="P112" draw:layer="measurelines" svg:x1="70.058cm" svg:y1="190.296cm" svg:x2="70.076cm" svg:y2="192.621cm">
            <text:p text:style-name="P112">DBN<text:span text:style-name="T37">1</text:span></text:p>
          </draw:measure>
          <draw:measure draw:style-name="gr282" draw:text-style-name="P112" draw:layer="layout" svg:x1="73.649cm" svg:y1="190.296cm" svg:x2="73.724cm" svg:y2="195.758cm">
            <text:p text:style-name="P112">DBN<text:span text:style-name="T37">1</text:span></text:p>
          </draw:measure>
          <draw:measure draw:style-name="gr283" draw:text-style-name="P112" draw:layer="layout" svg:x1="70.493cm" svg:y1="192.867cm" svg:x2="70.502cm" svg:y2="194.22cm">
            <text:p text:style-name="P112">DBN<text:span text:style-name="T37">2</text:span></text:p>
          </draw:measure>
          <draw:g>
            <draw:glue-point draw:id="4" svg:x="0.034cm" svg:y="-0.206cm"/>
            <draw:custom-shape draw:style-name="gr272" draw:text-style-name="P110" draw:layer="layout" svg:width="1.169cm" svg:height="2.469cm" svg:x="72.21cm" svg:y="190.832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2" draw:layer="layout" svg:width="0.497cm" svg:height="0.484cm" svg:x="72.547cm" svg:y="191.754cm" svg:viewBox="0 0 498 485" draw:points="0,81 73,8 245,180 425,0 498,72 318,253 477,412 405,485 245,326 94,477 21,404 172,253">
                <draw:glue-point draw:id="4" svg:x="-0.04cm" svg:y="0.329cm"/>
                <text:p/>
              </draw:polygon>
              <draw:custom-shape draw:style-name="gr274" draw:text-style-name="P12" draw:layer="layout" svg:width="0.379cm" svg:height="0.379cm" svg:x="72.364cm" svg:y="191.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72.832cm" svg:y="191.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72.832cm" svg:y="192.0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72.364cm" svg:y="192.0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112" draw:layer="layout" svg:x1="69.661cm" svg:y1="194.549cm" svg:x2="69.661cm" svg:y2="195.824cm">
            <text:p text:style-name="P112">DBN<text:span text:style-name="T37">1</text:span></text:p>
          </draw:measure>
        </draw:g>
        <draw:g>
          <draw:g>
            <draw:line draw:style-name="gr284" draw:text-style-name="P8" draw:layer="layout" svg:x1="74.457cm" svg:y1="199.546cm" svg:x2="74.59cm" svg:y2="205.149cm">
              <text:p/>
            </draw:line>
            <draw:custom-shape draw:style-name="gr135" draw:text-style-name="P74" draw:layer="layout" svg:width="0.307cm" svg:height="0.303cm" svg:x="74.315cm" svg:y="199.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4" draw:layer="layout" svg:width="0.307cm" svg:height="0.303cm" svg:x="74.447cm" svg:y="204.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13" draw:layer="layout" svg:width="0.47cm" svg:height="0.725cm" svg:x="74.565cm" svg:y="198.932cm">
              <draw:text-box>
                <text:p><text:span text:style-name="T38">A</text:span></text:p>
              </draw:text-box>
            </draw:frame>
            <draw:frame draw:style-name="gr285" draw:text-style-name="P114" draw:layer="layout" svg:width="0.5cm" svg:height="0.725cm" svg:x="74.668cm" svg:y="204.812cm">
              <draw:text-box>
                <text:p><text:span text:style-name="T39">B</text:span></text:p>
              </draw:text-box>
            </draw:frame>
          </draw:g>
          <draw:custom-shape draw:style-name="gr286" draw:text-style-name="P115" draw:layer="layout" svg:width="0.347cm" svg:height="1.059cm" svg:x="72.925cm" svg:y="202.379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75.443974893425cm 203.714552843204cm)" svg:viewBox="0 0 2767 4874" draw:points="0,4874 1288,2614 616,2198 1353,925 2001,1325 2767,0">
            <text:p/>
          </draw:polyline>
          <draw:measure draw:style-name="gr281" draw:text-style-name="P112" draw:layer="layout" svg:x1="71.332cm" svg:y1="199.62cm" svg:x2="71.35cm" svg:y2="201.945cm">
            <text:p text:style-name="P112">DBN<text:span text:style-name="T37">1</text:span></text:p>
          </draw:measure>
          <draw:measure draw:style-name="gr283" draw:text-style-name="P112" draw:layer="layout" svg:x1="71.37cm" svg:y1="202.296cm" svg:x2="71.379cm" svg:y2="203.649cm">
            <text:p text:style-name="P112">DBN<text:span text:style-name="T37">2</text:span></text:p>
          </draw:measure>
          <draw:measure draw:style-name="gr281" draw:text-style-name="P112" draw:layer="layout" svg:x1="71.384cm" svg:y1="203.873cm" svg:x2="71.384cm" svg:y2="205.148cm">
            <text:p text:style-name="P112">DBN<text:span text:style-name="T37">1</text:span></text:p>
          </draw:measure>
          <draw:polyline draw:style-name="gr280" draw:text-style-name="P8" draw:layer="layout" svg:width="2.766cm" svg:height="4.873cm" draw:transform="rotate (-2.60158778302275) translate (78.6199748934251cm 203.728552843204cm)" svg:viewBox="0 0 2767 4874" draw:points="0,4874 1288,2614 2002,2999 2721,1749 2001,1325 2767,0">
            <text:p/>
          </draw:polyline>
          <draw:custom-shape draw:style-name="gr286" draw:text-style-name="P115" draw:layer="layout" svg:width="0.347cm" svg:height="1.059cm" svg:x="75.938cm" svg:y="202.379cm">
            <text:p/>
            <draw:enhanced-geometry svg:viewBox="0 0 21600 21600" draw:type="rectangle" draw:enhanced-path="M 0 0 L 21600 0 21600 21600 0 21600 0 0 Z N"/>
          </draw:custom-shape>
          <draw:custom-shape draw:style-name="gr287" draw:text-style-name="P117" draw:layer="layout" svg:width="0.511cm" svg:height="0.511cm" svg:x="72.309cm" svg:y="199.86cm">
            <text:p text:style-name="P116"><text:span text:style-name="T40">q</text:span><text:span text:style-name="T4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17" draw:layer="layout" svg:width="0.511cm" svg:height="0.511cm" svg:x="76.259cm" svg:y="199.86cm">
            <text:p text:style-name="P116"><text:span text:style-name="T40">q</text:span><text:span text:style-name="T4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8" draw:text-style-name="P118" draw:layer="layout" svg:width="0.511cm" svg:height="0.511cm" svg:x="72.629cm" svg:y="198.578cm">
            <text:p text:style-name="P86"><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lue-point draw:id="4" svg:x="0.034cm" svg:y="-0.206cm"/>
            <draw:g>
              <draw:polygon draw:style-name="gr273" draw:text-style-name="P12" draw:layer="layout" svg:width="0.497cm" svg:height="0.484cm" svg:x="75.111cm" svg:y="202.104cm" svg:viewBox="0 0 498 485" draw:points="0,81 73,8 245,180 425,0 498,72 318,253 477,412 405,485 245,326 94,477 21,404 172,253">
                <draw:glue-point draw:id="4" svg:x="-0.04cm" svg:y="0.329cm"/>
                <text:p/>
              </draw:polygon>
              <draw:custom-shape draw:style-name="gr274" draw:text-style-name="P12" draw:layer="layout" svg:width="0.379cm" svg:height="0.379cm" svg:x="74.928cm" svg:y="201.9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75.396cm" svg:y="201.9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75.396cm" svg:y="202.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74.928cm" svg:y="202.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2" draw:layer="layout" svg:width="0.497cm" svg:height="0.484cm" svg:x="73.55cm" svg:y="202.199cm" svg:viewBox="0 0 498 485" draw:points="0,81 73,8 245,180 425,0 498,72 318,253 477,412 405,485 245,326 94,477 21,404 172,253">
                <draw:glue-point draw:id="4" svg:x="-0.04cm" svg:y="0.329cm"/>
                <text:p/>
              </draw:polygon>
              <draw:custom-shape draw:style-name="gr274" draw:text-style-name="P12" draw:layer="layout" svg:width="0.379cm" svg:height="0.379cm" svg:x="73.367cm" svg:y="20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73.835cm" svg:y="20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73.835cm" svg:y="202.5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73.367cm" svg:y="202.5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17" draw:layer="layout" svg:x1="73.741cm" svg:y1="202.483cm" svg:x2="74.509cm" svg:y2="202.337cm">
            <text:p text:style-name="P12"><text:s/></text:p>
          </draw:line>
          <draw:custom-shape draw:style-name="gr290" draw:text-style-name="P119" draw:layer="layout" svg:width="0.511cm" svg:height="0.511cm" svg:x="74.282cm" svg:y="202.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7" draw:layer="layout" svg:x1="74.546cm" svg:y1="202.337cm" svg:x2="75.391cm" svg:y2="202.377cm">
            <text:p text:style-name="P12"><text:s/></text:p>
          </draw:line>
        </draw:g>
        <draw:g>
          <draw:g>
            <draw:line draw:style-name="gr284" draw:text-style-name="P8" draw:layer="layout" svg:x1="59.04cm" svg:y1="199.526cm" svg:x2="59.173cm" svg:y2="205.129cm">
              <text:p/>
            </draw:line>
            <draw:custom-shape draw:style-name="gr135" draw:text-style-name="P74" draw:layer="layout" svg:width="0.307cm" svg:height="0.303cm" svg:x="58.898cm" svg:y="199.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4" draw:layer="layout" svg:width="0.307cm" svg:height="0.303cm" svg:x="59.03cm" svg:y="204.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13" draw:layer="layout" svg:width="0.47cm" svg:height="0.725cm" svg:x="59.148cm" svg:y="198.912cm">
              <draw:text-box>
                <text:p><text:span text:style-name="T38">A</text:span></text:p>
              </draw:text-box>
            </draw:frame>
            <draw:frame draw:style-name="gr285" draw:text-style-name="P114" draw:layer="layout" svg:width="0.5cm" svg:height="0.725cm" svg:x="59.251cm" svg:y="204.792cm">
              <draw:text-box>
                <text:p><text:span text:style-name="T39">B</text:span></text:p>
              </draw:text-box>
            </draw:frame>
          </draw:g>
          <draw:polyline draw:style-name="gr280" draw:text-style-name="P8" draw:layer="layout" svg:width="2.766cm" svg:height="4.873cm" draw:transform="rotate (-2.60158778302275) translate (62.850974893425cm 203.759552843204cm)" svg:viewBox="0 0 2767 4874" draw:points="0,4874 2001,1325 2767,0">
            <text:p/>
          </draw:polyline>
          <draw:measure draw:style-name="gr282" draw:text-style-name="P112" draw:layer="layout" svg:x1="60.592cm" svg:y1="199.611cm" svg:x2="60.667cm" svg:y2="205.073cm">
            <text:p text:style-name="P112">DBN<text:span text:style-name="T37">1</text:span></text:p>
          </draw:measure>
          <draw:g>
            <draw:glue-point draw:id="4" svg:x="0.034cm" svg:y="-0.206cm"/>
            <draw:g>
              <draw:polygon draw:style-name="gr273" draw:text-style-name="P12" draw:layer="layout" svg:width="0.497cm" svg:height="0.484cm" svg:x="60.152cm" svg:y="201.122cm" svg:viewBox="0 0 498 485" draw:points="0,81 73,8 245,180 425,0 498,72 318,253 477,412 405,485 245,326 94,477 21,404 172,253">
                <draw:glue-point draw:id="4" svg:x="-0.04cm" svg:y="0.329cm"/>
                <text:p/>
              </draw:polygon>
              <draw:custom-shape draw:style-name="gr274" draw:text-style-name="P12" draw:layer="layout" svg:width="0.379cm" svg:height="0.379cm" svg:x="59.969cm" svg:y="200.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60.437cm" svg:y="200.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60.437cm" svg:y="201.4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59.969cm" svg:y="201.4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280" draw:text-style-name="P8" draw:layer="layout" svg:width="2.766cm" svg:height="4.873cm" draw:transform="rotate (-2.60158778302275) translate (60.235974893425cm 203.801552843204cm)" svg:viewBox="0 0 2767 4874" draw:points="0,4874 2001,1325 2767,0">
            <text:p/>
          </draw:polyline>
          <draw:g>
            <draw:glue-point draw:id="4" svg:x="0.034cm" svg:y="-0.206cm"/>
            <draw:g>
              <draw:polygon draw:style-name="gr273" draw:text-style-name="P12" draw:layer="layout" svg:width="0.497cm" svg:height="0.484cm" svg:x="57.537cm" svg:y="201.164cm" svg:viewBox="0 0 498 485" draw:points="0,81 73,8 245,180 425,0 498,72 318,253 477,412 405,485 245,326 94,477 21,404 172,253">
                <draw:glue-point draw:id="4" svg:x="-0.04cm" svg:y="0.329cm"/>
                <text:p/>
              </draw:polygon>
              <draw:custom-shape draw:style-name="gr274" draw:text-style-name="P12" draw:layer="layout" svg:width="0.379cm" svg:height="0.379cm" svg:x="57.354cm" svg:y="200.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57.822cm" svg:y="200.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57.822cm" svg:y="20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57.354cm" svg:y="20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90" draw:text-style-name="P119" draw:layer="layout" svg:width="0.511cm" svg:height="0.511cm" svg:x="58.833cm" svg:y="200.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7" draw:layer="layout" svg:x1="57.822cm" svg:y1="201.429cm" svg:x2="59.089cm" svg:y2="201.22cm">
            <text:p text:style-name="P12"><text:s/></text:p>
          </draw:line>
          <draw:line draw:style-name="gr289" draw:text-style-name="P17" draw:layer="layout" svg:x1="59.104cm" svg:y1="201.22cm" svg:x2="60.404cm" svg:y2="201.414cm">
            <text:p text:style-name="P12"><text:s/></text:p>
          </draw:line>
          <draw:custom-shape draw:style-name="gr288" draw:text-style-name="P118" draw:layer="layout" svg:width="0.511cm" svg:height="0.511cm" svg:x="57.926cm" svg:y="198.465cm">
            <text:p text:style-name="P86"><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7" draw:text-style-name="P117" draw:layer="layout" svg:width="0.511cm" svg:height="0.511cm" svg:x="57.057cm" svg:y="200.43cm">
          <text:p text:style-name="P116"><text:span text:style-name="T42">q</text:span><text:span text:style-name="T4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17" draw:layer="layout" svg:width="0.511cm" svg:height="0.511cm" svg:x="60.591cm" svg:y="200.43cm">
          <text:p text:style-name="P116"><text:span text:style-name="T42">q</text:span><text:span text:style-name="T4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4" draw:text-style-name="P8" draw:layer="layout" svg:x1="67.026cm" svg:y1="199.676cm" svg:x2="67.159cm" svg:y2="205.279cm">
              <text:p/>
            </draw:line>
            <draw:custom-shape draw:style-name="gr135" draw:text-style-name="P74" draw:layer="layout" svg:width="0.307cm" svg:height="0.303cm" svg:x="66.884cm" svg:y="199.4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4" draw:layer="layout" svg:width="0.307cm" svg:height="0.303cm" svg:x="67.016cm" svg:y="205.0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13" draw:layer="layout" svg:width="0.47cm" svg:height="0.725cm" svg:x="67.134cm" svg:y="199.062cm">
              <draw:text-box>
                <text:p><text:span text:style-name="T38">A</text:span></text:p>
              </draw:text-box>
            </draw:frame>
            <draw:frame draw:style-name="gr285" draw:text-style-name="P114" draw:layer="layout" svg:width="0.5cm" svg:height="0.725cm" svg:x="67.237cm" svg:y="204.942cm">
              <draw:text-box>
                <text:p><text:span text:style-name="T39">B</text:span></text:p>
              </draw:text-box>
            </draw:frame>
          </draw:g>
          <draw:custom-shape draw:style-name="gr286" draw:text-style-name="P115" draw:layer="layout" svg:width="0.347cm" svg:height="1.059cm" svg:x="65.494cm" svg:y="202.509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68.012974893425cm 203.844552843204cm)" svg:viewBox="0 0 2767 4874" draw:points="0,4874 1288,2614 616,2198 1353,925 2001,1325 2767,0">
            <text:p/>
          </draw:polyline>
          <draw:g>
            <draw:glue-point draw:id="4" svg:x="0.034cm" svg:y="-0.206cm"/>
            <draw:g>
              <draw:polygon draw:style-name="gr273" draw:text-style-name="P12" draw:layer="layout" svg:width="0.497cm" svg:height="0.484cm" svg:x="65.306cm" svg:y="201.279cm" svg:viewBox="0 0 498 485" draw:points="0,81 73,8 245,180 425,0 498,72 318,253 477,412 405,485 245,326 94,477 21,404 172,253">
                <draw:glue-point draw:id="4" svg:x="-0.04cm" svg:y="0.329cm"/>
                <text:p/>
              </draw:polygon>
              <draw:custom-shape draw:style-name="gr274" draw:text-style-name="P12" draw:layer="layout" svg:width="0.379cm" svg:height="0.379cm" svg:x="65.123cm" svg:y="201.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65.591cm" svg:y="201.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65.591cm" svg:y="201.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65.123cm" svg:y="201.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112" draw:layer="layout" svg:x1="63.901cm" svg:y1="199.75cm" svg:x2="63.919cm" svg:y2="202.075cm">
            <text:p text:style-name="P112">DBN<text:span text:style-name="T37">1</text:span></text:p>
          </draw:measure>
          <draw:measure draw:style-name="gr283" draw:text-style-name="P112" draw:layer="layout" svg:x1="63.939cm" svg:y1="202.426cm" svg:x2="63.948cm" svg:y2="203.779cm">
            <text:p text:style-name="P112">DBN<text:span text:style-name="T37">2</text:span></text:p>
          </draw:measure>
          <draw:measure draw:style-name="gr281" draw:text-style-name="P112" draw:layer="layout" svg:x1="63.953cm" svg:y1="204.003cm" svg:x2="63.953cm" svg:y2="205.278cm">
            <text:p text:style-name="P112">DBN<text:span text:style-name="T37">1</text:span></text:p>
          </draw:measure>
          <draw:polyline draw:style-name="gr280" draw:text-style-name="P8" draw:layer="layout" svg:width="2.766cm" svg:height="4.873cm" draw:transform="rotate (-2.60158778302275) translate (71.1889748934251cm 203.858552843204cm)" svg:viewBox="0 0 2767 4874" draw:points="0,4874 1288,2614 2002,2999 2721,1749 2001,1325 2767,0">
            <text:p/>
          </draw:polyline>
          <draw:g>
            <draw:glue-point draw:id="4" svg:x="0.034cm" svg:y="-0.206cm"/>
            <draw:g>
              <draw:polygon draw:style-name="gr273" draw:text-style-name="P12" draw:layer="layout" svg:width="0.497cm" svg:height="0.484cm" svg:x="68.511cm" svg:y="201.279cm" svg:viewBox="0 0 498 485" draw:points="0,81 73,8 245,180 425,0 498,72 318,253 477,412 405,485 245,326 94,477 21,404 172,253">
                <draw:glue-point draw:id="4" svg:x="-0.04cm" svg:y="0.329cm"/>
                <text:p/>
              </draw:polygon>
              <draw:custom-shape draw:style-name="gr274" draw:text-style-name="P12" draw:layer="layout" svg:width="0.379cm" svg:height="0.379cm" svg:x="68.328cm" svg:y="201.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68.796cm" svg:y="201.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68.796cm" svg:y="201.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68.328cm" svg:y="201.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86" draw:text-style-name="P115" draw:layer="layout" svg:width="0.347cm" svg:height="1.059cm" svg:x="68.507cm" svg:y="202.509cm">
            <text:p/>
            <draw:enhanced-geometry svg:viewBox="0 0 21600 21600" draw:type="rectangle" draw:enhanced-path="M 0 0 L 21600 0 21600 21600 0 21600 0 0 Z N"/>
          </draw:custom-shape>
          <draw:custom-shape draw:style-name="gr290" draw:text-style-name="P119" draw:layer="layout" svg:width="0.511cm" svg:height="0.511cm" svg:x="66.832cm" svg:y="201.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7" draw:layer="layout" svg:x1="65.53cm" svg:y1="201.533cm" svg:x2="66.896cm" svg:y2="201.313cm">
            <text:p text:style-name="P12"><text:s/></text:p>
          </draw:line>
          <draw:line draw:style-name="gr289" draw:text-style-name="P17" draw:layer="layout" svg:x1="67.058cm" svg:y1="201.328cm" svg:x2="68.741cm" svg:y2="201.549cm">
            <text:p text:style-name="P12"><text:s/></text:p>
          </draw:line>
          <draw:custom-shape draw:style-name="gr287" draw:text-style-name="P117" draw:layer="layout" svg:width="0.511cm" svg:height="0.511cm" svg:x="64.961cm" svg:y="200.552cm">
            <text:p text:style-name="P116"><text:span text:style-name="T40">q</text:span><text:span text:style-name="T4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17" draw:layer="layout" svg:width="0.511cm" svg:height="0.511cm" svg:x="68.911cm" svg:y="200.552cm">
            <text:p text:style-name="P116"><text:span text:style-name="T40">q</text:span><text:span text:style-name="T4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8" draw:text-style-name="P118" draw:layer="layout" svg:width="0.511cm" svg:height="0.511cm" svg:x="65.198cm" svg:y="198.708cm">
            <text:p text:style-name="P86"><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84" draw:text-style-name="P8" draw:layer="layout" svg:x1="98.287cm" svg:y1="199.934cm" svg:x2="98.42cm" svg:y2="205.537cm">
              <text:p/>
            </draw:line>
            <draw:custom-shape draw:style-name="gr135" draw:text-style-name="P74" draw:layer="layout" svg:width="0.307cm" svg:height="0.303cm" svg:x="98.145cm" svg:y="199.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4" draw:layer="layout" svg:width="0.307cm" svg:height="0.303cm" svg:x="98.277cm" svg:y="205.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13" draw:layer="layout" svg:width="0.47cm" svg:height="0.725cm" svg:x="98.395cm" svg:y="199.32cm">
              <draw:text-box>
                <text:p><text:span text:style-name="T38">A</text:span></text:p>
              </draw:text-box>
            </draw:frame>
            <draw:frame draw:style-name="gr285" draw:text-style-name="P114" draw:layer="layout" svg:width="0.5cm" svg:height="0.725cm" svg:x="98.498cm" svg:y="205.2cm">
              <draw:text-box>
                <text:p><text:span text:style-name="T39">B</text:span></text:p>
              </draw:text-box>
            </draw:frame>
          </draw:g>
          <draw:custom-shape draw:style-name="gr286" draw:text-style-name="P115" draw:layer="layout" svg:width="0.347cm" svg:height="1.059cm" svg:x="96.755cm" svg:y="202.767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99.273974893425cm 204.102552843204cm)" svg:viewBox="0 0 2767 4874" draw:points="0,4874 1288,2614 616,2198 1353,925 2001,1325 2767,0">
            <text:p/>
          </draw:polyline>
          <draw:measure draw:style-name="gr281" draw:text-style-name="P112" draw:layer="layout" svg:x1="95.162cm" svg:y1="200.008cm" svg:x2="95.18cm" svg:y2="202.333cm">
            <text:p text:style-name="P112">DBN<text:span text:style-name="T37">1</text:span></text:p>
          </draw:measure>
          <draw:measure draw:style-name="gr283" draw:text-style-name="P112" draw:layer="layout" svg:x1="95.2cm" svg:y1="202.684cm" svg:x2="95.209cm" svg:y2="204.037cm">
            <text:p text:style-name="P112">DBN<text:span text:style-name="T37">2</text:span></text:p>
          </draw:measure>
          <draw:measure draw:style-name="gr281" draw:text-style-name="P112" draw:layer="layout" svg:x1="95.214cm" svg:y1="204.261cm" svg:x2="95.214cm" svg:y2="205.536cm">
            <text:p text:style-name="P112">DBN<text:span text:style-name="T37">1</text:span></text:p>
          </draw:measure>
          <draw:polyline draw:style-name="gr280" draw:text-style-name="P8" draw:layer="layout" svg:width="2.766cm" svg:height="4.873cm" draw:transform="rotate (-2.60158778302275) translate (102.449974893425cm 204.116552843204cm)" svg:viewBox="0 0 2767 4874" draw:points="0,4874 1288,2614 2002,2999 2721,1749 2001,1325 2767,0">
            <text:p/>
          </draw:polyline>
          <draw:measure draw:style-name="gr291" draw:text-style-name="P112" draw:layer="layout" svg:x1="97.205cm" svg:y1="201.004cm" svg:x2="99.607cm" svg:y2="201.004cm">
            <text:p text:style-name="P112">r(t)</text:p>
          </draw:measure>
          <draw:custom-shape draw:style-name="gr286" draw:text-style-name="P115" draw:layer="layout" svg:width="0.347cm" svg:height="1.059cm" svg:x="99.768cm" svg:y="202.767cm">
            <text:p/>
            <draw:enhanced-geometry svg:viewBox="0 0 21600 21600" draw:type="rectangle" draw:enhanced-path="M 0 0 L 21600 0 21600 21600 0 21600 0 0 Z N"/>
          </draw:custom-shape>
          <draw:measure draw:style-name="gr292" draw:text-style-name="P112" draw:layer="layout" svg:x1="97.718cm" svg:y1="204.604cm" svg:x2="99.114cm" svg:y2="204.604cm">
            <text:p text:style-name="P112">r(t)</text:p>
          </draw:measure>
          <draw:custom-shape draw:style-name="gr287" draw:text-style-name="P120" draw:layer="layout" svg:width="0.511cm" svg:height="0.511cm" svg:x="96.139cm" svg:y="200.248cm">
            <text:p text:style-name="P86"><text:span text:style-name="T2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20" draw:layer="layout" svg:width="0.511cm" svg:height="0.511cm" svg:x="100.089cm" svg:y="200.248cm">
            <text:p text:style-name="P86"><text:span text:style-name="T26">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8" draw:text-style-name="P118" draw:layer="layout" svg:width="0.511cm" svg:height="0.511cm" svg:x="96.459cm" svg:y="198.966cm">
            <text:p text:style-name="P86"><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lue-point draw:id="4" svg:x="0.034cm" svg:y="-0.206cm"/>
            <draw:g>
              <draw:polygon draw:style-name="gr273" draw:text-style-name="P12" draw:layer="layout" svg:width="0.497cm" svg:height="0.484cm" svg:x="98.941cm" svg:y="202.492cm" svg:viewBox="0 0 498 485" draw:points="0,81 73,8 245,180 425,0 498,72 318,253 477,412 405,485 245,326 94,477 21,404 172,253">
                <draw:glue-point draw:id="4" svg:x="-0.04cm" svg:y="0.329cm"/>
                <text:p/>
              </draw:polygon>
              <draw:custom-shape draw:style-name="gr274" draw:text-style-name="P12" draw:layer="layout" svg:width="0.379cm" svg:height="0.379cm" svg:x="98.758cm" svg:y="202.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99.226cm" svg:y="202.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99.226cm" svg:y="202.8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98.758cm" svg:y="202.8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2" draw:layer="layout" svg:width="0.497cm" svg:height="0.484cm" svg:x="97.38cm" svg:y="202.587cm" svg:viewBox="0 0 498 485" draw:points="0,81 73,8 245,180 425,0 498,72 318,253 477,412 405,485 245,326 94,477 21,404 172,253">
                <draw:glue-point draw:id="4" svg:x="-0.04cm" svg:y="0.329cm"/>
                <text:p/>
              </draw:polygon>
              <draw:custom-shape draw:style-name="gr274" draw:text-style-name="P12" draw:layer="layout" svg:width="0.379cm" svg:height="0.379cm" svg:x="97.197cm" svg:y="202.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97.665cm" svg:y="202.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97.665cm" svg:y="20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97.197cm" svg:y="202.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17" draw:layer="layout" svg:x1="97.571cm" svg:y1="202.871cm" svg:x2="98.339cm" svg:y2="202.725cm">
            <text:p text:style-name="P12"><text:s/></text:p>
          </draw:line>
          <draw:custom-shape draw:style-name="gr290" draw:text-style-name="P119" draw:layer="layout" svg:width="0.511cm" svg:height="0.511cm" svg:x="98.112cm" svg:y="202.5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7" draw:layer="layout" svg:x1="98.376cm" svg:y1="202.725cm" svg:x2="99.221cm" svg:y2="202.765cm">
            <text:p text:style-name="P12"><text:s/></text:p>
          </draw:line>
        </draw:g>
        <draw:g>
          <draw:g>
            <draw:line draw:style-name="gr284" draw:text-style-name="P8" draw:layer="layout" svg:x1="83.064cm" svg:y1="199.912cm" svg:x2="83.187cm" svg:y2="205.506cm">
              <text:p/>
            </draw:line>
            <draw:custom-shape draw:style-name="gr135" draw:text-style-name="P74" draw:layer="layout" svg:width="0.284cm" svg:height="0.302cm" svg:x="82.932cm" svg:y="199.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4" draw:layer="layout" svg:width="0.285cm" svg:height="0.302cm" svg:x="83.054cm" svg:y="205.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13" draw:layer="layout" svg:width="0.435cm" svg:height="0.725cm" svg:x="83.164cm" svg:y="199.299cm">
              <draw:text-box>
                <text:p><text:span text:style-name="T38">A</text:span></text:p>
              </draw:text-box>
            </draw:frame>
            <draw:frame draw:style-name="gr285" draw:text-style-name="P114" draw:layer="layout" svg:width="0.463cm" svg:height="0.725cm" svg:x="83.259cm" svg:y="205.17cm">
              <draw:text-box>
                <text:p><text:span text:style-name="T39">B</text:span></text:p>
              </draw:text-box>
            </draw:frame>
          </draw:g>
          <draw:polyline draw:style-name="gr280" draw:text-style-name="P8" draw:layer="layout" svg:width="2.617cm" svg:height="4.774cm" draw:transform="skewX (0.0626573201465964) rotate (-2.57121905403805) translate (86.5987496973809cm 204.146283925252cm)" svg:viewBox="0 0 2618 4775" draw:points="0,4775 1893,1298 2618,0">
            <text:p/>
          </draw:polyline>
          <draw:measure draw:style-name="gr282" draw:text-style-name="P112" draw:layer="layout" svg:x1="84.501cm" svg:y1="199.997cm" svg:x2="84.571cm" svg:y2="205.451cm">
            <text:p text:style-name="P112">DBN<text:span text:style-name="T37">1</text:span></text:p>
          </draw:measure>
          <draw:g>
            <draw:glue-point draw:id="4" svg:x="0.034cm" svg:y="-0.206cm"/>
            <draw:custom-shape draw:style-name="gr293" draw:text-style-name="P110" draw:layer="layout" svg:width="1.083cm" svg:height="2.465cm" svg:x="83.782cm" svg:y="200.585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2" draw:layer="layout" svg:width="0.46cm" svg:height="0.483cm" svg:x="84.094cm" svg:y="201.506cm" svg:viewBox="0 0 461 484" draw:points="0,81 68,8 227,180 394,0 461,72 295,253 442,411 375,484 227,325 87,476 19,403 159,253">
                <draw:glue-point draw:id="4" svg:x="-0.04cm" svg:y="0.329cm"/>
                <text:p/>
              </draw:polygon>
              <draw:custom-shape draw:style-name="gr274" draw:text-style-name="P12" draw:layer="layout" svg:width="0.351cm" svg:height="0.379cm" svg:x="83.924cm" svg:y="201.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51cm" svg:height="0.379cm" svg:x="84.358cm" svg:y="201.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51cm" svg:height="0.379cm" svg:x="84.358cm" svg:y="201.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51cm" svg:height="0.379cm" svg:x="83.924cm" svg:y="201.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280" draw:text-style-name="P8" draw:layer="layout" svg:width="2.617cm" svg:height="4.774cm" draw:transform="skewX (0.0626573201465964) rotate (-2.57121905403805) translate (84.1761753292306cm 204.188218106668cm)" svg:viewBox="0 0 2618 4775" draw:points="0,4775 1893,1298 2618,0">
            <text:p/>
          </draw:polyline>
          <draw:g>
            <draw:glue-point draw:id="4" svg:x="0.034cm" svg:y="-0.206cm"/>
            <draw:custom-shape draw:style-name="gr293" draw:text-style-name="P110" draw:layer="layout" svg:width="1.083cm" svg:height="2.465cm" svg:x="81.359cm" svg:y="200.627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2" draw:layer="layout" svg:width="0.46cm" svg:height="0.483cm" svg:x="81.671cm" svg:y="201.548cm" svg:viewBox="0 0 461 484" draw:points="0,81 68,8 227,180 394,0 461,72 295,253 442,411 375,484 227,325 87,476 19,403 159,253">
                <draw:glue-point draw:id="4" svg:x="-0.04cm" svg:y="0.329cm"/>
                <text:p/>
              </draw:polygon>
              <draw:custom-shape draw:style-name="gr294" draw:text-style-name="P12" draw:layer="layout" svg:width="0.351cm" svg:height="0.378cm" svg:x="81.502cm" svg:y="20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12" draw:layer="layout" svg:width="0.351cm" svg:height="0.378cm" svg:x="81.935cm" svg:y="20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51cm" svg:height="0.379cm" svg:x="81.935cm" svg:y="201.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51cm" svg:height="0.379cm" svg:x="81.502cm" svg:y="201.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112" draw:layer="layout" svg:x1="82.065cm" svg:y1="203.867cm" svg:x2="84.29cm" svg:y2="203.867cm">
            <text:p text:style-name="P112">r(t)</text:p>
          </draw:measure>
          <draw:custom-shape draw:style-name="gr295" draw:text-style-name="P119" draw:layer="layout" svg:width="0.473cm" svg:height="0.51cm" svg:x="82.872cm" svg:y="201.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7" draw:layer="layout" svg:x1="81.935cm" svg:y1="201.813cm" svg:x2="83.109cm" svg:y2="201.604cm">
            <text:p text:style-name="P12"><text:s/></text:p>
          </draw:line>
          <draw:line draw:style-name="gr289" draw:text-style-name="P17" draw:layer="layout" svg:x1="83.123cm" svg:y1="201.604cm" svg:x2="84.327cm" svg:y2="201.798cm">
            <text:p text:style-name="P12"><text:s/></text:p>
          </draw:line>
          <draw:custom-shape draw:style-name="gr296" draw:text-style-name="P118" draw:layer="layout" svg:width="0.473cm" svg:height="0.51cm" svg:x="82.032cm" svg:y="198.853cm">
            <text:p text:style-name="P86"><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7" draw:text-style-name="P120" draw:layer="layout" svg:width="0.511cm" svg:height="0.511cm" svg:x="80.887cm" svg:y="200.818cm">
          <text:p text:style-name="P86"><text:span text:style-name="T2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20" draw:layer="layout" svg:width="0.511cm" svg:height="0.511cm" svg:x="84.421cm" svg:y="200.818cm">
          <text:p text:style-name="P86"><text:span text:style-name="T26">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4" draw:text-style-name="P8" draw:layer="layout" svg:x1="90.856cm" svg:y1="200.064cm" svg:x2="90.989cm" svg:y2="205.667cm">
              <text:p/>
            </draw:line>
            <draw:custom-shape draw:style-name="gr135" draw:text-style-name="P74" draw:layer="layout" svg:width="0.307cm" svg:height="0.303cm" svg:x="90.714cm" svg:y="199.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4" draw:layer="layout" svg:width="0.307cm" svg:height="0.303cm" svg:x="90.846cm" svg:y="205.4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13" draw:layer="layout" svg:width="0.47cm" svg:height="0.725cm" svg:x="90.964cm" svg:y="199.45cm">
              <draw:text-box>
                <text:p><text:span text:style-name="T38">A</text:span></text:p>
              </draw:text-box>
            </draw:frame>
            <draw:frame draw:style-name="gr285" draw:text-style-name="P114" draw:layer="layout" svg:width="0.5cm" svg:height="0.725cm" svg:x="91.067cm" svg:y="205.33cm">
              <draw:text-box>
                <text:p><text:span text:style-name="T39">B</text:span></text:p>
              </draw:text-box>
            </draw:frame>
          </draw:g>
          <draw:custom-shape draw:style-name="gr286" draw:text-style-name="P115" draw:layer="layout" svg:width="0.347cm" svg:height="1.059cm" svg:x="89.324cm" svg:y="202.897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91.842974893425cm 204.232552843204cm)" svg:viewBox="0 0 2767 4874" draw:points="0,4874 1288,2614 616,2198 1353,925 2001,1325 2767,0">
            <text:p/>
          </draw:polyline>
          <draw:g>
            <draw:glue-point draw:id="4" svg:x="0.034cm" svg:y="-0.206cm"/>
            <draw:g>
              <draw:polygon draw:style-name="gr273" draw:text-style-name="P12" draw:layer="layout" svg:width="0.497cm" svg:height="0.484cm" svg:x="89.136cm" svg:y="201.667cm" svg:viewBox="0 0 498 485" draw:points="0,81 73,8 245,180 425,0 498,72 318,253 477,412 405,485 245,326 94,477 21,404 172,253">
                <draw:glue-point draw:id="4" svg:x="-0.04cm" svg:y="0.329cm"/>
                <text:p/>
              </draw:polygon>
              <draw:custom-shape draw:style-name="gr274" draw:text-style-name="P12" draw:layer="layout" svg:width="0.379cm" svg:height="0.379cm" svg:x="88.953cm" svg:y="201.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89.421cm" svg:y="201.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89.421cm" svg:y="20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88.953cm" svg:y="20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112" draw:layer="layout" svg:x1="87.731cm" svg:y1="200.138cm" svg:x2="87.749cm" svg:y2="202.463cm">
            <text:p text:style-name="P112">DBN<text:span text:style-name="T37">1</text:span></text:p>
          </draw:measure>
          <draw:measure draw:style-name="gr283" draw:text-style-name="P112" draw:layer="layout" svg:x1="87.769cm" svg:y1="202.814cm" svg:x2="87.778cm" svg:y2="204.167cm">
            <text:p text:style-name="P112">DBN<text:span text:style-name="T37">2</text:span></text:p>
          </draw:measure>
          <draw:measure draw:style-name="gr281" draw:text-style-name="P112" draw:layer="layout" svg:x1="87.783cm" svg:y1="204.391cm" svg:x2="87.783cm" svg:y2="205.666cm">
            <text:p text:style-name="P112">DBN<text:span text:style-name="T37">1</text:span></text:p>
          </draw:measure>
          <draw:polyline draw:style-name="gr280" draw:text-style-name="P8" draw:layer="layout" svg:width="2.766cm" svg:height="4.873cm" draw:transform="rotate (-2.60158778302275) translate (95.0189748934251cm 204.246552843204cm)" svg:viewBox="0 0 2767 4874" draw:points="0,4874 1288,2614 2002,2999 2721,1749 2001,1325 2767,0">
            <text:p/>
          </draw:polyline>
          <draw:g>
            <draw:glue-point draw:id="4" svg:x="0.034cm" svg:y="-0.206cm"/>
            <draw:g>
              <draw:polygon draw:style-name="gr273" draw:text-style-name="P12" draw:layer="layout" svg:width="0.497cm" svg:height="0.484cm" svg:x="92.341cm" svg:y="201.667cm" svg:viewBox="0 0 498 485" draw:points="0,81 73,8 245,180 425,0 498,72 318,253 477,412 405,485 245,326 94,477 21,404 172,253">
                <draw:glue-point draw:id="4" svg:x="-0.04cm" svg:y="0.329cm"/>
                <text:p/>
              </draw:polygon>
              <draw:custom-shape draw:style-name="gr274" draw:text-style-name="P12" draw:layer="layout" svg:width="0.379cm" svg:height="0.379cm" svg:x="92.158cm" svg:y="201.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92.626cm" svg:y="201.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92.626cm" svg:y="20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79cm" svg:height="0.379cm" svg:x="92.158cm" svg:y="20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91" draw:text-style-name="P112" draw:layer="layout" svg:x1="89.774cm" svg:y1="201.134cm" svg:x2="92.176cm" svg:y2="201.134cm">
            <text:p text:style-name="P112">r(t)</text:p>
          </draw:measure>
          <draw:custom-shape draw:style-name="gr286" draw:text-style-name="P115" draw:layer="layout" svg:width="0.347cm" svg:height="1.059cm" svg:x="92.337cm" svg:y="202.897cm">
            <text:p/>
            <draw:enhanced-geometry svg:viewBox="0 0 21600 21600" draw:type="rectangle" draw:enhanced-path="M 0 0 L 21600 0 21600 21600 0 21600 0 0 Z N"/>
          </draw:custom-shape>
          <draw:custom-shape draw:style-name="gr290" draw:text-style-name="P119" draw:layer="layout" svg:width="0.511cm" svg:height="0.511cm" svg:x="90.662cm" svg:y="201.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7" draw:layer="layout" svg:x1="89.36cm" svg:y1="201.921cm" svg:x2="90.726cm" svg:y2="201.701cm">
            <text:p text:style-name="P12"><text:s/></text:p>
          </draw:line>
          <draw:line draw:style-name="gr289" draw:text-style-name="P17" draw:layer="layout" svg:x1="90.888cm" svg:y1="201.716cm" svg:x2="92.571cm" svg:y2="201.937cm">
            <text:p text:style-name="P12"><text:s/></text:p>
          </draw:line>
          <draw:custom-shape draw:style-name="gr287" draw:text-style-name="P120" draw:layer="layout" svg:width="0.511cm" svg:height="0.511cm" svg:x="88.708cm" svg:y="200.378cm">
            <text:p text:style-name="P86"><text:span text:style-name="T2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7" draw:text-style-name="P120" draw:layer="layout" svg:width="0.511cm" svg:height="0.511cm" svg:x="92.658cm" svg:y="200.378cm">
            <text:p text:style-name="P86"><text:span text:style-name="T26">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8" draw:text-style-name="P118" draw:layer="layout" svg:width="0.511cm" svg:height="0.511cm" svg:x="89.028cm" svg:y="199.096cm">
            <text:p text:style-name="P86"><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94" draw:text-style-name="P8" draw:layer="layout" svg:width="5.673cm" svg:height="4.67cm" svg:x="83.6cm" svg:y="209.966cm">
          <draw:image xlink:href="Pictures/100000000000012C000000F71024D8500059A721.jpg" xlink:type="simple" xlink:show="embed" xlink:actuate="onLoad">
            <text:p/>
          </draw:image>
        </draw:frame>
        <draw:frame draw:style-name="gr94" draw:text-style-name="P8" draw:layer="layout" svg:width="2.539cm" svg:height="2.09cm" svg:x="78.512cm" svg:y="210.152cm">
          <draw:image xlink:href="Pictures/100000000000012C000000F72E9A092560171FE7.jpg" xlink:type="simple" xlink:show="embed" xlink:actuate="onLoad">
            <text:p/>
          </draw:image>
        </draw:frame>
        <draw:path draw:style-name="gr297" draw:text-style-name="P12" draw:layer="layout" svg:width="3.195cm" svg:height="3.541cm" svg:x="87.738cm" svg:y="218.477cm" svg:viewBox="0 0 3196 3542" svg:d="M333 3184l2582 12v-2870l-2582-12zM0 3542v-3542h3196v3542z">
          <text:p/>
        </draw:path>
        <draw:frame draw:style-name="gr94" draw:text-style-name="P8" draw:layer="layout" svg:width="2.539cm" svg:height="2.09cm" svg:x="80.995cm" svg:y="210.71cm">
          <draw:image xlink:href="Pictures/100002010000012C000000F70740004202061047.png" xlink:type="simple" xlink:show="embed" xlink:actuate="onLoad">
            <text:p/>
          </draw:image>
        </draw:frame>
        <draw:g>
          <draw:g>
            <draw:path draw:style-name="gr298" draw:text-style-name="P121" draw:layer="layout" svg:width="20.883cm" svg:height="7.492cm" svg:x="60.272cm" svg:y="218.155cm" svg:viewBox="0 0 20884 7493" svg:d="M9916 5883l8346-529-9380-4835-6952 288zM10154 7493l-10154-7243 8798-250 12086 6099z">
              <text:p/>
            </draw:path>
            <draw:g>
              <draw:frame draw:style-name="gr94" draw:text-style-name="P8" draw:layer="layout" svg:width="5.425cm" svg:height="4.466cm" svg:x="75.809cm" svg:y="219.453cm">
                <draw:image xlink:href="Pictures/100002010000012C000000F70740004202061047.png" xlink:type="simple" xlink:show="embed" xlink:actuate="onLoad">
                  <text:p/>
                </draw:image>
              </draw:frame>
              <draw:path draw:style-name="gr299" draw:text-style-name="P122" draw:layer="layout" svg:width="0.124cm" svg:height="0.221cm" draw:transform="rotate (-1.5707963267949) translate (77.6813964132151cm 222.376946716697cm)" svg:viewBox="0 0 125 222" svg:d="M23 222c51 0 96 4 102-73-25-96 9-55-92-132-81-64 15 70-10 139z">
                <text:p/>
              </draw:path>
              <draw:path draw:style-name="gr299" draw:text-style-name="P122" draw:layer="layout" svg:width="0.138cm" svg:height="0.217cm" draw:transform="rotate (-1.5707963267949) translate (77.6044762854196cm 222.040596024139cm)" svg:viewBox="0 0 139 218" svg:d="M0 211c51 0 132 34 139-42-26-97 15-75-86-152-81-64 15 70-10 139z">
                <text:p/>
              </draw:path>
            </draw:g>
            <draw:custom-shape draw:style-name="gr300" draw:text-style-name="P8" draw:layer="layout" svg:width="1.565cm" svg:height="3.179cm" draw:transform="skewX (-0.000349065850398805) rotate (1.3531537690712) translate (67.199cm 218.7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8" draw:layer="layout" svg:width="2.024cm" svg:height="6.702cm" draw:transform="skewX (-0.000174532925199431) rotate (1.11701072127637) translate (70.345cm 220.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23" draw:layer="layout" svg:width="0.77cm" svg:height="0.77cm" svg:x="75.325cm" svg:y="220.795cm">
              <text:p text:style-name="P43"><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24" draw:layer="layout" svg:width="0.77cm" svg:height="0.77cm" svg:x="68.555cm" svg:y="217.542cm">
              <text:p text:style-name="P4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7" draw:text-style-name="P12" draw:layer="layout" svg:width="3.195cm" svg:height="1.451cm" draw:transform="skewX (-1.14842664781227) translate (79.5061534767621cm 215.818cm)" svg:viewBox="0 0 3196 1452" svg:d="M333 1305l2582 5v-1176l-2582-5zM0 1452l70-1399 3126-53v1452z">
          <text:p/>
        </draw:path>
        <draw:g>
          <draw:g>
            <draw:glue-point draw:id="4" svg:x="-0.098cm" svg:y="-0.139cm"/>
            <draw:g>
              <draw:polygon draw:style-name="gr273" draw:text-style-name="P12" draw:layer="layout" svg:width="0.917cm" svg:height="0.442cm" draw:transform="skewX (-0.837583508032079) translate (69.8100546327055cm 213.896121544539cm)" svg:viewBox="0 0 918 443" draw:points="0,74 134,7 452,164 783,0 918,66 586,231 880,376 747,443 452,298 174,436 39,369 317,231">
                <draw:glue-point draw:id="4" svg:x="0.242cm" svg:y="0.321cm"/>
                <text:p/>
              </draw:polygon>
              <draw:custom-shape draw:style-name="gr118" draw:text-style-name="P12" draw:layer="layout" svg:width="0.699cm" svg:height="0.346cm" draw:transform="skewX (-0.842470429937663) translate (69.3cm 213.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699cm" svg:height="0.346cm" draw:transform="skewX (-0.841248699461267) translate (70.163cm 213.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699cm" svg:height="0.346cm" draw:transform="skewX (-0.838630705583275) translate (70.654cm 214.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699cm" svg:height="0.346cm" draw:transform="skewX (-0.838630705583275) translate (69.791cm 214.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98cm" svg:y="-0.139cm"/>
            <draw:g>
              <draw:polygon draw:style-name="gr273" draw:text-style-name="P12" draw:layer="layout" svg:width="0.917cm" svg:height="0.442cm" draw:transform="skewX (-0.837758040957278) translate (69.8081826104214cm 213.709960039774cm)" svg:viewBox="0 0 918 443" draw:points="0,74 134,7 452,164 783,0 918,66 586,231 879,376 747,443 452,298 174,436 39,369 317,231">
                <draw:glue-point draw:id="4" svg:x="0.242cm" svg:y="0.321cm"/>
                <text:p/>
              </draw:polygon>
              <draw:custom-shape draw:style-name="gr118" draw:text-style-name="P12" draw:layer="layout" svg:width="0.699cm" svg:height="0.346cm" draw:transform="skewX (-0.841248699461267) translate (69.299cm 21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698cm" svg:height="0.346cm" draw:transform="skewX (-0.841248699461267) translate (70.162cm 21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698cm" svg:height="0.346cm" draw:transform="skewX (-0.838630705583275) translate (70.652cm 213.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699cm" svg:height="0.346cm" draw:transform="skewX (-0.840026968984871) translate (69.789cm 213.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ath draw:style-name="gr298" draw:text-style-name="P121" draw:layer="layout" svg:width="20.68cm" svg:height="7.474cm" svg:x="77.373cm" svg:y="227.985cm" svg:viewBox="0 0 20681 7475" svg:d="M9701 5821l8250-566-4604-2329-1533-33-1488-893 1157-33-2810-1487-6843 336zM9966 7475l-9966-7232 8797-243 4157 2136-1793 39 808 485 2119 28 6593 3375z">
            <text:p/>
          </draw:path>
          <draw:custom-shape draw:style-name="gr304" draw:text-style-name="P8" draw:layer="layout" svg:width="2.024cm" svg:height="3.379cm" draw:transform="skewX (-0.000349065850398874) rotate (1.33988926675605) translate (87.701cm 231.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5" draw:text-style-name="P108" draw:layer="layout" svg:width="0.823cm" svg:height="3.674cm" svg:x="89.232cm" svg:y="226.87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306" draw:text-style-name="P8" draw:layer="layout" svg:width="2.024cm" svg:height="3.379cm" draw:transform="skewX (-0.000349065850398874) rotate (1.33988926675605) translate (84.185cm 228.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8" draw:layer="layout" svg:width="1.745cm" svg:height="4.07cm" draw:transform="skewX (-0.00017453292519937) rotate (1.09693943487844) translate (91.398cm 231.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2" draw:text-style-name="P123" draw:layer="layout" svg:width="0.77cm" svg:height="0.77cm" svg:x="93.054cm" svg:y="231.031cm">
            <text:p text:style-name="P43"><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24" draw:layer="layout" svg:width="0.77cm" svg:height="0.77cm" svg:x="85.743cm" svg:y="227.138cm">
            <text:p text:style-name="P4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25" draw:layer="layout" svg:width="0.77cm" svg:height="0.77cm" svg:x="90.337cm" svg:y="229.138cm">
            <text:p text:style-name="P4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4" draw:text-style-name="P8" draw:layer="layout" svg:width="5.425cm" svg:height="4.466cm" svg:x="92.597cm" svg:y="229.393cm">
              <draw:image xlink:href="Pictures/100002010000012C000000F70740004202061047.png" xlink:type="simple" xlink:show="embed" xlink:actuate="onLoad">
                <text:p/>
              </draw:image>
            </draw:frame>
            <draw:path draw:style-name="gr299" draw:text-style-name="P122" draw:layer="layout" svg:width="0.124cm" svg:height="0.221cm" draw:transform="rotate (-1.5707963267949) translate (94.4693964132151cm 232.316946716697cm)" svg:viewBox="0 0 125 222" svg:d="M23 222c51 0 96 4 102-73-25-96 9-55-92-132-81-64 15 70-10 139z">
              <text:p/>
            </draw:path>
            <draw:path draw:style-name="gr299" draw:text-style-name="P122" draw:layer="layout" svg:width="0.138cm" svg:height="0.217cm" draw:transform="rotate (-1.5707963267949) translate (94.3924762854196cm 231.980596024139cm)" svg:viewBox="0 0 139 218" svg:d="M0 211c51 0 132 34 139-42-26-97 15-75-86-152-81-64 15 70-10 139z">
              <text:p/>
            </draw:path>
          </draw:g>
        </draw:g>
        <draw:custom-shape draw:style-name="gr309" draw:text-style-name="P126" draw:layer="layout" svg:width="10.212cm" svg:height="9.657cm" svg:x="81.318cm" svg:y="282.38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polygon draw:style-name="gr273" draw:text-style-name="P12" draw:layer="layout" svg:width="0.46cm" svg:height="0.483cm" svg:x="98.738cm" svg:y="267.647cm" svg:viewBox="0 0 461 484" draw:points="0,81 68,8 227,180 394,0 461,72 295,253 442,411 375,484 227,325 87,476 19,403 159,253">
            <draw:glue-point draw:id="4" svg:x="-0.04cm" svg:y="0.329cm"/>
            <text:p/>
          </draw:polygon>
          <draw:custom-shape draw:style-name="gr274" draw:text-style-name="P12" draw:layer="layout" svg:width="0.351cm" svg:height="0.379cm" svg:x="98.569cm" svg:y="267.4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2" draw:layer="layout" svg:width="0.351cm" svg:height="0.379cm" svg:x="99.002cm" svg:y="267.4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12" draw:layer="layout" svg:width="0.351cm" svg:height="0.378cm" svg:x="99.002cm" svg:y="267.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4" draw:text-style-name="P12" draw:layer="layout" svg:width="0.351cm" svg:height="0.378cm" svg:x="98.569cm" svg:y="267.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10" draw:text-style-name="P8" draw:layer="layout" svg:width="4.974cm" svg:height="2.881cm" draw:transform="skewX (-0.000349065850398898) rotate (0.759567290467932) translate (87.082cm 284.7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1" draw:text-style-name="P8" draw:layer="layout" svg:width="3.744cm" svg:height="3.3cm" draw:transform="skewX (-0.00034906585039887) rotate (-0.0270526034059124) translate (88.096cm 285.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312" draw:text-style-name="P127" draw:layer="layout" svg:width="7.637cm" svg:height="9.995cm" svg:x="103.075cm" svg:y="261.43cm" svg:viewBox="0 0 7638 9996" draw:points="0,9996 0,0 7638,0 7638,9996">
          <text:p/>
        </draw:polygon>
        <draw:custom-shape draw:style-name="gr313" draw:text-style-name="P128" draw:layer="layout" svg:width="0.738cm" svg:height="3.093cm" svg:x="83.927cm" svg:y="285.711cm">
          <text:p/>
          <draw:enhanced-geometry svg:viewBox="0 0 21600 21600" draw:type="rectangle" draw:enhanced-path="M 0 0 L 21600 0 21600 21600 0 21600 0 0 Z N"/>
        </draw:custom-shape>
        <draw:g>
          <draw:line draw:style-name="gr289" draw:text-style-name="P17" draw:layer="layout" svg:x1="82.305cm" svg:y1="288.303cm" svg:x2="82.917cm" svg:y2="288.209cm">
            <text:p text:style-name="P12"><text:s/></text:p>
          </draw:line>
          <draw:line draw:style-name="gr289" draw:text-style-name="P17" draw:layer="layout" svg:x1="82.917cm" svg:y1="288.235cm" svg:x2="83.531cm" svg:y2="288.286cm">
            <text:p text:style-name="P12"><text:s/></text:p>
          </draw:line>
          <draw:g>
            <draw:glue-point draw:id="4" svg:x="0.034cm" svg:y="-0.206cm"/>
            <draw:g>
              <draw:polygon draw:style-name="gr314" draw:text-style-name="P129" draw:layer="layout" svg:width="0.344cm" svg:height="0.335cm" svg:x="83.382cm" svg:y="288.099cm" svg:viewBox="0 0 345 336" draw:points="0,56 51,6 170,125 294,0 345,50 220,175 330,285 280,336 170,226 65,330 15,280 119,175">
                <draw:glue-point draw:id="4" svg:x="-0.04cm" svg:y="0.329cm"/>
                <text:p/>
              </draw:polygon>
              <draw:custom-shape draw:style-name="gr315" draw:text-style-name="P129" draw:layer="layout" svg:width="0.262cm" svg:height="0.262cm" svg:x="83.255cm" svg:y="287.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83.579cm" svg:y="287.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83.579cm" svg:y="288.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83.255cm" svg:y="288.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2" draw:layer="layout" svg:width="0.344cm" svg:height="0.335cm" svg:x="82.173cm" svg:y="288.106cm" svg:viewBox="0 0 345 336" draw:points="0,56 51,6 170,125 294,0 345,50 220,175 330,285 280,336 170,226 65,330 15,280 119,175">
                <draw:glue-point draw:id="4" svg:x="-0.04cm" svg:y="0.329cm"/>
                <text:p/>
              </draw:polygon>
              <draw:custom-shape draw:style-name="gr118" draw:text-style-name="P12" draw:layer="layout" svg:width="0.262cm" svg:height="0.262cm" svg:x="82.046cm" svg:y="2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3cm" svg:height="0.262cm" svg:x="82.37cm" svg:y="28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3cm" svg:height="0.262cm" svg:x="82.37cm" svg:y="288.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2cm" svg:height="0.262cm" svg:x="82.046cm" svg:y="288.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16" draw:text-style-name="P119" draw:layer="layout" svg:width="0.347cm" svg:height="0.347cm" svg:x="82.782cm" svg:y="288.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17" draw:text-style-name="P128" draw:layer="layout" svg:width="0.641cm" svg:height="3.149cm" svg:x="81.302cm" svg:y="285.714cm">
          <text:p/>
          <draw:enhanced-geometry svg:viewBox="0 0 21600 21600" draw:type="rectangle" draw:enhanced-path="M 0 0 L 21600 0 21600 21600 0 21600 0 0 Z N"/>
        </draw:custom-shape>
        <draw:custom-shape draw:style-name="gr318" draw:text-style-name="P128" draw:layer="layout" svg:width="0.9cm" svg:height="1.851cm" svg:x="96.978cm" svg:y="257.502cm">
          <text:p/>
          <draw:enhanced-geometry svg:viewBox="0 0 21600 21600" draw:type="rectangle" draw:enhanced-path="M 0 0 L 21600 0 21600 21600 0 21600 0 0 Z N"/>
        </draw:custom-shape>
        <draw:custom-shape draw:style-name="gr319" draw:text-style-name="P8" draw:layer="layout" svg:width="5.637cm" svg:height="4.123cm" draw:transform="skewX (-0.000174532925199436) rotate (1.55212130379856) translate (80.746cm 290.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8" draw:layer="layout" svg:width="4.335cm" svg:height="5.674cm" svg:x="76.692cm" svg:y="286.299cm">
          <draw:image xlink:href="Pictures/10000201000003810000049699FF924BAB355D45.png" xlink:type="simple" xlink:show="embed" xlink:actuate="onLoad">
            <text:p/>
          </draw:image>
        </draw:frame>
        <draw:frame draw:style-name="gr320" draw:text-style-name="P8" draw:layer="layout" svg:width="4.056cm" svg:height="5.586cm" svg:x="91.811cm" svg:y="286.29cm">
          <draw:image xlink:href="Pictures/10000201000003810000049631146C236B4B1C9F.png" xlink:type="simple" xlink:show="embed" xlink:actuate="onLoad">
            <text:p/>
          </draw:image>
        </draw:frame>
        <draw:g>
          <draw:custom-shape draw:style-name="gr309" draw:text-style-name="P126" draw:layer="layout" svg:width="10.212cm" svg:height="9.657cm" svg:x="81.492cm" svg:y="255.64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543.4566959175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polygon draw:style-name="gr273" draw:text-style-name="P12" draw:layer="layout" svg:width="0.677cm" svg:height="0.711cm" svg:x="90.499cm" svg:y="263.427cm" svg:viewBox="0 0 678 712" draw:points="0,119 99,12 334,264 579,0 678,106 433,371 650,605 552,712 334,479 128,700 29,593 234,371">
              <draw:glue-point draw:id="4" svg:x="-0.04cm" svg:y="0.329cm"/>
              <text:p/>
            </draw:polygon>
            <draw:custom-shape draw:style-name="gr321" draw:text-style-name="P12" draw:layer="layout" svg:width="0.516cm" svg:height="0.557cm" svg:x="90.25cm" svg:y="26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1" draw:text-style-name="P12" draw:layer="layout" svg:width="0.516cm" svg:height="0.557cm" svg:x="90.887cm" svg:y="26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12" draw:layer="layout" svg:width="0.516cm" svg:height="0.556cm" svg:x="90.887cm" svg:y="263.8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12" draw:layer="layout" svg:width="0.516cm" svg:height="0.556cm" svg:x="90.25cm" svg:y="263.8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23" draw:text-style-name="P8" draw:layer="layout" svg:width="4.707cm" svg:height="3.453cm" draw:transform="skewX (-0.000349065850398721) rotate (0.759567290467932) translate (87.257cm 257.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4" draw:text-style-name="P8" draw:layer="layout" svg:width="3.233cm" svg:height="4.865cm" draw:transform="skewX (-0.000174532925199439) rotate (-0.0270526034059124) translate (88.73cm 257.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5" draw:text-style-name="P8" draw:layer="layout" svg:width="2.58cm" svg:height="3.793cm" draw:transform="skewX (-0.00034906585039887) rotate (1.55212130379856) translate (81.094cm 261.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8" draw:layer="layout" svg:width="4.193cm" svg:height="5.488cm" svg:x="76.841cm" svg:y="259.75cm">
            <draw:image xlink:href="Pictures/10000201000003810000049699FF924BAB355D45.png" xlink:type="simple" xlink:show="embed" xlink:actuate="onLoad">
              <text:p/>
            </draw:image>
          </draw:frame>
          <draw:custom-shape draw:style-name="gr326" draw:text-style-name="P128" draw:layer="layout" svg:width="1.443cm" svg:height="1.443cm" svg:x="81.516cm" svg:y="259.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23" draw:layer="layout" svg:width="0.77cm" svg:height="0.77cm" svg:x="90.2cm" svg:y="259.966cm">
            <text:p text:style-name="P43"><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24" draw:layer="layout" svg:width="0.77cm" svg:height="0.77cm" svg:x="89.613cm" svg:y="256.601cm">
            <text:p text:style-name="P4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25" draw:layer="layout" svg:width="0.77cm" svg:height="0.77cm" svg:x="83.125cm" svg:y="259.442cm">
            <text:p text:style-name="P4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2" draw:text-style-name="P123" draw:layer="layout" svg:width="0.77cm" svg:height="0.77cm" svg:x="75.612cm" svg:y="220.751cm">
          <text:p text:style-name="P43"><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23" draw:layer="layout" svg:width="0.77cm" svg:height="0.77cm" svg:x="75.612cm" svg:y="220.751cm">
          <text:p text:style-name="P43"><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23" draw:layer="layout" svg:width="0.77cm" svg:height="0.77cm" svg:x="88.339cm" svg:y="286.947cm">
          <text:p text:style-name="P43"><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24" draw:layer="layout" svg:width="0.77cm" svg:height="0.77cm" svg:x="90.635cm" svg:y="281.642cm">
          <text:p text:style-name="P4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8" draw:text-style-name="P125" draw:layer="layout" svg:width="0.77cm" svg:height="0.77cm" svg:x="83.041cm" svg:y="288.995cm">
          <text:p text:style-name="P4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89" draw:text-style-name="P17" draw:layer="layout" svg:x1="88.763cm" svg:y1="288.286cm" svg:x2="89.921cm" svg:y2="288.453cm">
            <text:p text:style-name="P12"><text:s/></text:p>
          </draw:line>
          <draw:line draw:style-name="gr289" draw:text-style-name="P17" draw:layer="layout" svg:x1="89.835cm" svg:y1="288.424cm" svg:x2="90.997cm" svg:y2="288.274cm">
            <text:p text:style-name="P12"><text:s/></text:p>
          </draw:line>
          <draw:g>
            <draw:glue-point draw:id="4" svg:x="0.034cm" svg:y="-0.206cm"/>
            <draw:g>
              <draw:polygon draw:style-name="gr314" draw:text-style-name="P129" draw:layer="layout" svg:width="0.344cm" svg:height="0.335cm" svg:x="90.808cm" svg:y="288.099cm" svg:viewBox="0 0 345 336" draw:points="0,56 51,6 170,125 294,0 345,50 220,175 330,285 280,336 170,226 65,330 15,280 119,175">
                <draw:glue-point draw:id="4" svg:x="-0.04cm" svg:y="0.329cm"/>
                <text:p/>
              </draw:polygon>
              <draw:custom-shape draw:style-name="gr315" draw:text-style-name="P129" draw:layer="layout" svg:width="0.262cm" svg:height="0.262cm" svg:x="90.681cm" svg:y="287.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91.005cm" svg:y="287.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91.005cm" svg:y="288.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90.681cm" svg:y="288.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2" draw:layer="layout" svg:width="0.344cm" svg:height="0.335cm" svg:x="88.631cm" svg:y="288.089cm" svg:viewBox="0 0 345 336" draw:points="0,56 51,6 170,125 294,0 345,50 220,175 330,285 280,336 170,226 65,330 15,280 119,175">
                <draw:glue-point draw:id="4" svg:x="-0.04cm" svg:y="0.329cm"/>
                <text:p/>
              </draw:polygon>
              <draw:custom-shape draw:style-name="gr118" draw:text-style-name="P12" draw:layer="layout" svg:width="0.262cm" svg:height="0.262cm" svg:x="88.504cm" svg:y="287.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3cm" svg:height="0.262cm" svg:x="88.828cm" svg:y="287.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3cm" svg:height="0.262cm" svg:x="88.828cm" svg:y="288.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2cm" svg:height="0.262cm" svg:x="88.504cm" svg:y="288.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16" draw:text-style-name="P119" draw:layer="layout" svg:width="0.347cm" svg:height="0.347cm" svg:x="89.633cm" svg:y="288.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17" draw:layer="layout" svg:x1="88.268cm" svg:y1="285.36cm" svg:x2="88.815cm" svg:y2="284.578cm">
            <text:p text:style-name="P12"><text:s/></text:p>
          </draw:line>
          <draw:custom-shape draw:style-name="gr316" draw:text-style-name="P119" draw:layer="layout" svg:width="0.347cm" svg:height="0.347cm" svg:x="88.706cm" svg:y="284.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7" draw:layer="layout" svg:x1="88.864cm" svg:y1="284.545cm" svg:x2="89.383cm" svg:y2="283.677cm">
            <text:p text:style-name="P12"><text:s/></text:p>
          </draw:line>
          <draw:g>
            <draw:glue-point draw:id="4" svg:x="0.034cm" svg:y="-0.206cm"/>
            <draw:g>
              <draw:polygon draw:style-name="gr314" draw:text-style-name="P129" draw:layer="layout" svg:width="0.344cm" svg:height="0.335cm" svg:x="89.235cm" svg:y="283.511cm" svg:viewBox="0 0 345 336" draw:points="0,56 51,6 170,125 294,0 345,50 220,175 330,285 280,336 170,226 65,330 15,280 119,175">
                <draw:glue-point draw:id="4" svg:x="-0.04cm" svg:y="0.329cm"/>
                <text:p/>
              </draw:polygon>
              <draw:custom-shape draw:style-name="gr315" draw:text-style-name="P129" draw:layer="layout" svg:width="0.262cm" svg:height="0.262cm" svg:x="89.108cm" svg:y="283.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89.432cm" svg:y="283.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89.432cm" svg:y="28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89.108cm" svg:y="28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2" draw:layer="layout" svg:width="0.344cm" svg:height="0.335cm" svg:x="88.136cm" svg:y="285.163cm" svg:viewBox="0 0 345 336" draw:points="0,56 51,6 170,125 294,0 345,50 220,175 330,285 280,336 170,226 65,330 15,280 119,175">
                <draw:glue-point draw:id="4" svg:x="-0.04cm" svg:y="0.329cm"/>
                <text:p/>
              </draw:polygon>
              <draw:custom-shape draw:style-name="gr118" draw:text-style-name="P12" draw:layer="layout" svg:width="0.262cm" svg:height="0.262cm" svg:x="88.009cm" svg:y="285.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3cm" svg:height="0.262cm" svg:x="88.333cm" svg:y="285.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3cm" svg:height="0.262cm" svg:x="88.333cm" svg:y="285.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2cm" svg:height="0.262cm" svg:x="88.009cm" svg:y="285.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27" draw:text-style-name="P126" draw:layer="layout" svg:width="10.212cm" svg:height="9.657cm" svg:x="81.319cm" svg:y="271.0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362.5181196935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10" draw:text-style-name="P8" draw:layer="layout" svg:width="4.974cm" svg:height="2.881cm" draw:transform="skewX (-0.000349065850398898) rotate (0.759567290467932) translate (87.083cm 273.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1" draw:text-style-name="P8" draw:layer="layout" svg:width="3.744cm" svg:height="3.3cm" draw:transform="skewX (-0.00034906585039887) rotate (-0.0270526034059124) translate (88.097cm 274.4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8" draw:layer="layout" svg:width="4.335cm" svg:height="5.674cm" svg:x="76.693cm" svg:y="274.943cm">
          <draw:image xlink:href="Pictures/10000201000003810000049699FF924BAB355D45.png" xlink:type="simple" xlink:show="embed" xlink:actuate="onLoad">
            <text:p/>
          </draw:image>
        </draw:frame>
        <draw:frame draw:style-name="gr320" draw:text-style-name="P8" draw:layer="layout" svg:width="4.056cm" svg:height="5.586cm" svg:x="91.812cm" svg:y="274.934cm">
          <draw:image xlink:href="Pictures/10000201000003810000049631146C236B4B1C9F.png" xlink:type="simple" xlink:show="embed" xlink:actuate="onLoad">
            <text:p/>
          </draw:image>
        </draw:frame>
        <draw:custom-shape draw:style-name="gr302" draw:text-style-name="P123" draw:layer="layout" svg:width="0.77cm" svg:height="0.77cm" svg:x="88.34cm" svg:y="275.591cm">
          <text:p text:style-name="P43"><text:span text:style-name="T3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24" draw:layer="layout" svg:width="0.77cm" svg:height="0.77cm" svg:x="90.636cm" svg:y="270.286cm">
          <text:p text:style-name="P4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89" draw:text-style-name="P17" draw:layer="layout" svg:x1="88.764cm" svg:y1="276.93cm" svg:x2="89.922cm" svg:y2="277.097cm">
            <text:p text:style-name="P12"><text:s/></text:p>
          </draw:line>
          <draw:line draw:style-name="gr289" draw:text-style-name="P17" draw:layer="layout" svg:x1="89.836cm" svg:y1="277.068cm" svg:x2="90.998cm" svg:y2="276.918cm">
            <text:p text:style-name="P12"><text:s/></text:p>
          </draw:line>
          <draw:g>
            <draw:glue-point draw:id="4" svg:x="0.034cm" svg:y="-0.206cm"/>
            <draw:g>
              <draw:polygon draw:style-name="gr314" draw:text-style-name="P129" draw:layer="layout" svg:width="0.344cm" svg:height="0.335cm" svg:x="90.809cm" svg:y="276.743cm" svg:viewBox="0 0 345 336" draw:points="0,56 51,6 170,125 294,0 345,50 220,175 330,285 280,336 170,226 65,330 15,280 119,175">
                <draw:glue-point draw:id="4" svg:x="-0.04cm" svg:y="0.329cm"/>
                <text:p/>
              </draw:polygon>
              <draw:custom-shape draw:style-name="gr315" draw:text-style-name="P129" draw:layer="layout" svg:width="0.262cm" svg:height="0.262cm" svg:x="90.682cm" svg:y="276.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91.006cm" svg:y="276.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91.006cm" svg:y="276.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90.682cm" svg:y="276.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2" draw:layer="layout" svg:width="0.344cm" svg:height="0.335cm" svg:x="88.632cm" svg:y="276.733cm" svg:viewBox="0 0 345 336" draw:points="0,56 51,6 170,125 294,0 345,50 220,175 330,285 280,336 170,226 65,330 15,280 119,175">
                <draw:glue-point draw:id="4" svg:x="-0.04cm" svg:y="0.329cm"/>
                <text:p/>
              </draw:polygon>
              <draw:custom-shape draw:style-name="gr118" draw:text-style-name="P12" draw:layer="layout" svg:width="0.262cm" svg:height="0.262cm" svg:x="88.505cm" svg:y="276.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3cm" svg:height="0.262cm" svg:x="88.829cm" svg:y="276.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3cm" svg:height="0.262cm" svg:x="88.829cm" svg:y="27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2cm" svg:height="0.262cm" svg:x="88.505cm" svg:y="27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16" draw:text-style-name="P119" draw:layer="layout" svg:width="0.347cm" svg:height="0.347cm" svg:x="89.634cm" svg:y="276.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17" draw:layer="layout" svg:x1="88.269cm" svg:y1="274.004cm" svg:x2="88.816cm" svg:y2="273.222cm">
            <text:p text:style-name="P12"><text:s/></text:p>
          </draw:line>
          <draw:custom-shape draw:style-name="gr316" draw:text-style-name="P119" draw:layer="layout" svg:width="0.347cm" svg:height="0.347cm" svg:x="88.707cm" svg:y="272.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9" draw:text-style-name="P17" draw:layer="layout" svg:x1="88.865cm" svg:y1="273.189cm" svg:x2="89.384cm" svg:y2="272.321cm">
            <text:p text:style-name="P12"><text:s/></text:p>
          </draw:line>
          <draw:g>
            <draw:glue-point draw:id="4" svg:x="0.034cm" svg:y="-0.206cm"/>
            <draw:g>
              <draw:polygon draw:style-name="gr314" draw:text-style-name="P129" draw:layer="layout" svg:width="0.344cm" svg:height="0.335cm" svg:x="89.236cm" svg:y="272.155cm" svg:viewBox="0 0 345 336" draw:points="0,56 51,6 170,125 294,0 345,50 220,175 330,285 280,336 170,226 65,330 15,280 119,175">
                <draw:glue-point draw:id="4" svg:x="-0.04cm" svg:y="0.329cm"/>
                <text:p/>
              </draw:polygon>
              <draw:custom-shape draw:style-name="gr315" draw:text-style-name="P129" draw:layer="layout" svg:width="0.262cm" svg:height="0.262cm" svg:x="89.109cm" svg:y="272.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89.433cm" svg:y="272.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89.433cm" svg:y="272.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29" draw:layer="layout" svg:width="0.262cm" svg:height="0.262cm" svg:x="89.109cm" svg:y="272.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2" draw:layer="layout" svg:width="0.344cm" svg:height="0.335cm" svg:x="88.137cm" svg:y="273.807cm" svg:viewBox="0 0 345 336" draw:points="0,56 51,6 170,125 294,0 345,50 220,175 330,285 280,336 170,226 65,330 15,280 119,175">
                <draw:glue-point draw:id="4" svg:x="-0.04cm" svg:y="0.329cm"/>
                <text:p/>
              </draw:polygon>
              <draw:custom-shape draw:style-name="gr118" draw:text-style-name="P12" draw:layer="layout" svg:width="0.262cm" svg:height="0.262cm" svg:x="88.01cm" svg:y="273.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3cm" svg:height="0.262cm" svg:x="88.334cm" svg:y="273.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3cm" svg:height="0.262cm" svg:x="88.334cm" svg:y="27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12" draw:layer="layout" svg:width="0.262cm" svg:height="0.262cm" svg:x="88.01cm" svg:y="27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hatch draw:name="Hatching_20_3" draw:display-name="Hatching 3" draw:style="single" draw:color="#ef413d" draw:distance="0.051cm" draw:rotation="450"/>
    <draw:hatch draw:name="Hatching_20_4" draw:display-name="Hatching 4" draw:style="double" draw:color="#ce181e" draw:distance="0.076cm" draw:rotation="450"/>
    <draw:hatch draw:name="Hatching_20_6" draw:display-name="Hatching 6" draw:style="single" draw:color="#ff0000" draw:distance="0.102cm" draw:rotation="450"/>
    <draw:fill-image draw:name="Bitmap_20_1" draw:display-name="Bitmap 1" xlink:href="Pictures/10000201000002580000012EA7FACD87E0767E4B.png" xlink:type="simple" xlink:show="embed" xlink:actuate="onLoad"/>
    <draw:fill-image draw:name="Bitmap_20_3" draw:display-name="Bitmap 3" xlink:href="Pictures/10000201000000590000003FBF3A9E0F609654BC.png" xlink:type="simple" xlink:show="embed" xlink:actuate="onLoad"/>
    <draw:fill-image draw:name="Bitmap_20_4" draw:display-name="Bitmap 4" xlink:href="Pictures/10000201000000350000003578C6AF609A764C28.png" xlink:type="simple" xlink:show="embed" xlink:actuate="onLoad"/>
    <draw:fill-image draw:name="Bitmap_20_5" draw:display-name="Bitmap 5" xlink:href="Pictures/10000201000003810000049691DCAC12D76ECE23.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1.6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14:52:21.290761039</meta:creation-date>
    <dc:date>2021-01-25T07:43:07.760704304</dc:date>
    <meta:editing-duration>P9DT26M42S</meta:editing-duration>
    <meta:editing-cycles>391</meta:editing-cycles>
    <meta:generator>LibreOffice/6.0.7.3$Linux_X86_64 LibreOffice_project/00m0$Build-3</meta:generator>
    <meta:document-statistic meta:object-count="2852"/>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